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9219.02" calcext:value-type="float">
            <text:p>9219.02</text:p>
          </table:table-cell>
          <table:table-cell table:formula="of:=[.A1]/56704.1" office:value-type="float" office:value="0.162581189014551" calcext:value-type="float">
            <text:p>0.162581189014551</text:p>
          </table:table-cell>
          <table:table-cell table:number-columns-repeated="2"/>
          <table:table-cell office:value-type="float" office:value="-49683.6" calcext:value-type="float">
            <text:p>-49683.6</text:p>
          </table:table-cell>
          <table:table-cell table:formula="of:=SUM([.E1:.E30])" office:value-type="float" office:value="-1348080.4" calcext:value-type="float">
            <text:p>-1348080.4</text:p>
          </table:table-cell>
          <table:table-cell table:number-columns-repeated="10"/>
          <table:table-cell office:value-type="string" calcext:value-type="string">
            <text:p>qr <text:s/>bottom</text:p>
          </table:table-cell>
          <table:table-cell office:value-type="string" calcext:value-type="string">
            <text:p>qr left</text:p>
          </table:table-cell>
          <table:table-cell office:value-type="string" calcext:value-type="string">
            <text:p>qr Right</text:p>
          </table:table-cell>
          <table:table-cell office:value-type="string" calcext:value-type="string">
            <text:p>qr Top</text:p>
          </table:table-cell>
        </table:table-row>
        <table:table-row table:style-name="ro1">
          <table:table-cell office:value-type="float" office:value="10464.5" calcext:value-type="float">
            <text:p>10464.5</text:p>
          </table:table-cell>
          <table:table-cell table:formula="of:=[.A2]/56704.1" office:value-type="float" office:value="0.184545738315219" calcext:value-type="float">
            <text:p>0.184545738315219</text:p>
          </table:table-cell>
          <table:table-cell table:number-columns-repeated="2"/>
          <table:table-cell office:value-type="float" office:value="-48100.2" calcext:value-type="float">
            <text:p>-48100.2</text:p>
          </table:table-cell>
          <table:table-cell table:number-columns-repeated="2"/>
          <table:table-cell table:number-columns-repeated="2" office:value-type="float" office:value="35517.8" calcext:value-type="float">
            <text:p>35517.8</text:p>
          </table:table-cell>
          <table:table-cell office:value-type="float" office:value="8903.32" calcext:value-type="float">
            <text:p>8903.32</text:p>
          </table:table-cell>
          <table:table-cell table:formula="of:=SUM([.H2:.H31])+SUM([.I2:.I31])+SUM([.J2:.J31])" office:value-type="float" office:value="1342555.7" calcext:value-type="float">
            <text:p>1342555.7</text:p>
          </table:table-cell>
          <table:table-cell table:number-columns-repeated="5"/>
          <table:table-cell table:number-columns-repeated="3" office:value-type="float" office:value="35517.8" calcext:value-type="float">
            <text:p>35517.8</text:p>
          </table:table-cell>
          <table:table-cell office:value-type="float" office:value="8903.32" calcext:value-type="float">
            <text:p>8903.32</text:p>
          </table:table-cell>
        </table:table-row>
        <table:table-row table:style-name="ro1">
          <table:table-cell office:value-type="float" office:value="10873.2" calcext:value-type="float">
            <text:p>10873.2</text:p>
          </table:table-cell>
          <table:table-cell table:formula="of:=[.A3]/56704.1" office:value-type="float" office:value="0.191753330006119" calcext:value-type="float">
            <text:p>0.191753330006119</text:p>
          </table:table-cell>
          <table:table-cell table:number-columns-repeated="2"/>
          <table:table-cell office:value-type="float" office:value="-47119.5" calcext:value-type="float">
            <text:p>-47119.5</text:p>
          </table:table-cell>
          <table:table-cell table:number-columns-repeated="2"/>
          <table:table-cell table:number-columns-repeated="2" office:value-type="float" office:value="32474.2" calcext:value-type="float">
            <text:p>32474.2</text:p>
          </table:table-cell>
          <table:table-cell office:value-type="float" office:value="9601.19" calcext:value-type="float">
            <text:p>9601.19</text:p>
          </table:table-cell>
          <table:table-cell table:number-columns-repeated="2"/>
          <table:table-cell table:style-name="ce4" office:value-type="string" calcext:value-type="string">
            <text:p>Bottom Wall</text:p>
          </table:table-cell>
          <table:table-cell table:style-name="ce4" table:formula="of:=SUM([.Q2:.Q1002])" office:value-type="float" office:value="-44815296.5" calcext:value-type="float">
            <text:p>-44815296.5</text:p>
          </table:table-cell>
          <table:table-cell table:number-columns-repeated="2"/>
          <table:table-cell office:value-type="float" office:value="-49659.9" calcext:value-type="float">
            <text:p>-49659.9</text:p>
          </table:table-cell>
          <table:table-cell table:number-columns-repeated="2" office:value-type="float" office:value="35472.1" calcext:value-type="float">
            <text:p>35472.1</text:p>
          </table:table-cell>
          <table:table-cell office:value-type="float" office:value="8913.79" calcext:value-type="float">
            <text:p>8913.79</text:p>
          </table:table-cell>
        </table:table-row>
        <table:table-row table:style-name="ro1">
          <table:table-cell office:value-type="float" office:value="11059.9" calcext:value-type="float">
            <text:p>11059.9</text:p>
          </table:table-cell>
          <table:table-cell table:formula="of:=[.A4]/56704.1" office:value-type="float" office:value="0.195045860881312" calcext:value-type="float">
            <text:p>0.195045860881312</text:p>
          </table:table-cell>
          <table:table-cell table:number-columns-repeated="2"/>
          <table:table-cell office:value-type="float" office:value="-46311.5" calcext:value-type="float">
            <text:p>-46311.5</text:p>
          </table:table-cell>
          <table:table-cell table:number-columns-repeated="2"/>
          <table:table-cell table:number-columns-repeated="2" office:value-type="float" office:value="30409.9" calcext:value-type="float">
            <text:p>30409.9</text:p>
          </table:table-cell>
          <table:table-cell office:value-type="float" office:value="10173.8" calcext:value-type="float">
            <text:p>10173.8</text:p>
          </table:table-cell>
          <table:table-cell table:number-columns-repeated="2"/>
          <table:table-cell table:style-name="ce4" office:value-type="string" calcext:value-type="string">
            <text:p>Sum of the all three wall</text:p>
          </table:table-cell>
          <table:table-cell table:style-name="ce4" table:formula="of:=SUM([.R2:.R1002]) + SUM([.S2:.S1002]) + SUM([.T2:.T1002])" office:value-type="float" office:value="44808995.11" calcext:value-type="float">
            <text:p>44808995.11</text:p>
          </table:table-cell>
          <table:table-cell table:number-columns-repeated="2"/>
          <table:table-cell office:value-type="float" office:value="-49636.1" calcext:value-type="float">
            <text:p>-49636.1</text:p>
          </table:table-cell>
          <table:table-cell table:number-columns-repeated="2" office:value-type="float" office:value="35426.5" calcext:value-type="float">
            <text:p>35426.5</text:p>
          </table:table-cell>
          <table:table-cell office:value-type="float" office:value="8924.26" calcext:value-type="float">
            <text:p>8924.26</text:p>
          </table:table-cell>
        </table:table-row>
        <table:table-row table:style-name="ro1">
          <table:table-cell office:value-type="float" office:value="11142.4" calcext:value-type="float">
            <text:p>11142.4</text:p>
          </table:table-cell>
          <table:table-cell table:formula="of:=[.A5]/56704.1" office:value-type="float" office:value="0.196500782130393" calcext:value-type="float">
            <text:p>0.196500782130393</text:p>
          </table:table-cell>
          <table:table-cell table:number-columns-repeated="2"/>
          <table:table-cell office:value-type="float" office:value="-45651.4" calcext:value-type="float">
            <text:p>-45651.4</text:p>
          </table:table-cell>
          <table:table-cell table:number-columns-repeated="2"/>
          <table:table-cell table:number-columns-repeated="2" office:value-type="float" office:value="28587.4" calcext:value-type="float">
            <text:p>28587.4</text:p>
          </table:table-cell>
          <table:table-cell office:value-type="float" office:value="10630.8" calcext:value-type="float">
            <text:p>10630.8</text:p>
          </table:table-cell>
          <table:table-cell table:number-columns-repeated="2"/>
          <table:table-cell table:style-name="ce4" office:value-type="string" calcext:value-type="string">
            <text:p>Difference</text:p>
          </table:table-cell>
          <table:table-cell table:style-name="ce4" table:formula="of:=[.N3]+[.N4]" office:value-type="float" office:value="-6301.39000000805" calcext:value-type="float">
            <text:p>-6301.39000000805</text:p>
          </table:table-cell>
          <table:table-cell table:number-columns-repeated="2"/>
          <table:table-cell office:value-type="float" office:value="-49612.3" calcext:value-type="float">
            <text:p>-49612.3</text:p>
          </table:table-cell>
          <table:table-cell table:number-columns-repeated="2" office:value-type="float" office:value="35380.8" calcext:value-type="float">
            <text:p>35380.8</text:p>
          </table:table-cell>
          <table:table-cell office:value-type="float" office:value="8934.72" calcext:value-type="float">
            <text:p>8934.72</text:p>
          </table:table-cell>
        </table:table-row>
        <table:table-row table:style-name="ro1">
          <table:table-cell office:value-type="float" office:value="11142.4" calcext:value-type="float">
            <text:p>11142.4</text:p>
          </table:table-cell>
          <table:table-cell table:formula="of:=[.A6]/56704.1" office:value-type="float" office:value="0.196500782130393" calcext:value-type="float">
            <text:p>0.196500782130393</text:p>
          </table:table-cell>
          <table:table-cell table:number-columns-repeated="2"/>
          <table:table-cell office:value-type="float" office:value="-45096.2" calcext:value-type="float">
            <text:p>-45096.2</text:p>
          </table:table-cell>
          <table:table-cell table:number-columns-repeated="2"/>
          <table:table-cell table:number-columns-repeated="2" office:value-type="float" office:value="26932.8" calcext:value-type="float">
            <text:p>26932.8</text:p>
          </table:table-cell>
          <table:table-cell office:value-type="float" office:value="11070.7" calcext:value-type="float">
            <text:p>11070.7</text:p>
          </table:table-cell>
          <table:table-cell table:number-columns-repeated="2"/>
          <table:table-cell table:style-name="ce4" office:value-type="string" calcext:value-type="string">
            <text:p>deltaq</text:p>
          </table:table-cell>
          <table:table-cell table:style-name="ce4" table:formula="of:=[.N5]*0.003333" office:value-type="float" office:value="-21.0025328700268" calcext:value-type="float">
            <text:p>-21.0025328700268</text:p>
          </table:table-cell>
          <table:table-cell table:number-columns-repeated="2"/>
          <table:table-cell office:value-type="float" office:value="-49588.6" calcext:value-type="float">
            <text:p>-49588.6</text:p>
          </table:table-cell>
          <table:table-cell table:number-columns-repeated="2" office:value-type="float" office:value="35335.2" calcext:value-type="float">
            <text:p>35335.2</text:p>
          </table:table-cell>
          <table:table-cell office:value-type="float" office:value="8945.19" calcext:value-type="float">
            <text:p>8945.19</text:p>
          </table:table-cell>
        </table:table-row>
        <table:table-row table:style-name="ro1">
          <table:table-cell office:value-type="float" office:value="11059.9" calcext:value-type="float">
            <text:p>11059.9</text:p>
          </table:table-cell>
          <table:table-cell table:formula="of:=[.A7]/56704.1" office:value-type="float" office:value="0.195045860881312" calcext:value-type="float">
            <text:p>0.195045860881312</text:p>
          </table:table-cell>
          <table:table-cell table:number-columns-repeated="2"/>
          <table:table-cell office:value-type="float" office:value="-44627.6" calcext:value-type="float">
            <text:p>-44627.6</text:p>
          </table:table-cell>
          <table:table-cell table:number-columns-repeated="2"/>
          <table:table-cell table:number-columns-repeated="2" office:value-type="float" office:value="25386.3" calcext:value-type="float">
            <text:p>25386.3</text:p>
          </table:table-cell>
          <table:table-cell office:value-type="float" office:value="11491.6" calcext:value-type="float">
            <text:p>11491.6</text:p>
          </table:table-cell>
          <table:table-cell table:number-columns-repeated="6"/>
          <table:table-cell office:value-type="float" office:value="-49564.8" calcext:value-type="float">
            <text:p>-49564.8</text:p>
          </table:table-cell>
          <table:table-cell table:number-columns-repeated="2" office:value-type="float" office:value="35289.5" calcext:value-type="float">
            <text:p>35289.5</text:p>
          </table:table-cell>
          <table:table-cell office:value-type="float" office:value="8955.66" calcext:value-type="float">
            <text:p>8955.66</text:p>
          </table:table-cell>
        </table:table-row>
        <table:table-row table:style-name="ro2">
          <table:table-cell office:value-type="float" office:value="10873.2" calcext:value-type="float">
            <text:p>10873.2</text:p>
          </table:table-cell>
          <table:table-cell table:formula="of:=[.A8]/56704.1" office:value-type="float" office:value="0.191753330006119" calcext:value-type="float">
            <text:p>0.191753330006119</text:p>
          </table:table-cell>
          <table:table-cell table:number-columns-repeated="2"/>
          <table:table-cell office:value-type="float" office:value="-44231.5" calcext:value-type="float">
            <text:p>-44231.5</text:p>
          </table:table-cell>
          <table:table-cell table:number-columns-repeated="2"/>
          <table:table-cell table:number-columns-repeated="2" office:value-type="float" office:value="23955.6" calcext:value-type="float">
            <text:p>23955.6</text:p>
          </table:table-cell>
          <table:table-cell office:value-type="float" office:value="11867.1" calcext:value-type="float">
            <text:p>11867.1</text:p>
          </table:table-cell>
          <table:table-cell table:number-columns-repeated="2"/>
          <table:table-cell table:style-name="ce5" office:value-type="string" calcext:value-type="string">
            <text:p>OpenFoam Result</text:p>
          </table:table-cell>
          <table:table-cell table:number-columns-repeated="3"/>
          <table:table-cell office:value-type="float" office:value="-49541.1" calcext:value-type="float">
            <text:p>-49541.1</text:p>
          </table:table-cell>
          <table:table-cell table:number-columns-repeated="2" office:value-type="float" office:value="35243.9" calcext:value-type="float">
            <text:p>35243.9</text:p>
          </table:table-cell>
          <table:table-cell office:value-type="float" office:value="8966.13" calcext:value-type="float">
            <text:p>8966.13</text:p>
          </table:table-cell>
        </table:table-row>
        <table:table-row table:style-name="ro1">
          <table:table-cell office:value-type="float" office:value="10464.5" calcext:value-type="float">
            <text:p>10464.5</text:p>
          </table:table-cell>
          <table:table-cell table:formula="of:=[.A9]/56704.1" office:value-type="float" office:value="0.184545738315219" calcext:value-type="float">
            <text:p>0.184545738315219</text:p>
          </table:table-cell>
          <table:table-cell table:number-columns-repeated="2"/>
          <table:table-cell office:value-type="float" office:value="-43898.9" calcext:value-type="float">
            <text:p>-43898.9</text:p>
          </table:table-cell>
          <table:table-cell table:number-columns-repeated="2"/>
          <table:table-cell table:number-columns-repeated="2" office:value-type="float" office:value="22620" calcext:value-type="float">
            <text:p>22620</text:p>
          </table:table-cell>
          <table:table-cell office:value-type="float" office:value="12200.1" calcext:value-type="float">
            <text:p>12200.1</text:p>
          </table:table-cell>
          <table:table-cell table:number-columns-repeated="2"/>
          <table:table-cell table:style-name="ce1" office:value-type="string" calcext:value-type="string">
            <text:p>Bottom Wall</text:p>
          </table:table-cell>
          <table:table-cell table:formula="of:=[.F1]" office:value-type="float" office:value="-1348080.4" calcext:value-type="float">
            <text:p>-1348080.4</text:p>
          </table:table-cell>
          <table:table-cell table:number-columns-repeated="2"/>
          <table:table-cell office:value-type="float" office:value="-49517.3" calcext:value-type="float">
            <text:p>-49517.3</text:p>
          </table:table-cell>
          <table:table-cell table:number-columns-repeated="2" office:value-type="float" office:value="35198.2" calcext:value-type="float">
            <text:p>35198.2</text:p>
          </table:table-cell>
          <table:table-cell office:value-type="float" office:value="8976.6" calcext:value-type="float">
            <text:p>8976.6</text:p>
          </table:table-cell>
        </table:table-row>
        <table:table-row table:style-name="ro1">
          <table:table-cell office:value-type="float" office:value="9219.02" calcext:value-type="float">
            <text:p>9219.02</text:p>
          </table:table-cell>
          <table:table-cell table:formula="of:=[.A10]/56704.1" office:value-type="float" office:value="0.162581189014551" calcext:value-type="float">
            <text:p>0.162581189014551</text:p>
          </table:table-cell>
          <table:table-cell table:number-columns-repeated="2"/>
          <table:table-cell office:value-type="float" office:value="-43623.2" calcext:value-type="float">
            <text:p>-43623.2</text:p>
          </table:table-cell>
          <table:table-cell table:number-columns-repeated="2"/>
          <table:table-cell table:number-columns-repeated="2" office:value-type="float" office:value="21362" calcext:value-type="float">
            <text:p>21362</text:p>
          </table:table-cell>
          <table:table-cell office:value-type="float" office:value="12496.6" calcext:value-type="float">
            <text:p>12496.6</text:p>
          </table:table-cell>
          <table:table-cell table:number-columns-repeated="2"/>
          <table:table-cell table:style-name="ce1" office:value-type="string" calcext:value-type="string">
            <text:p>Sum of the all three wall</text:p>
          </table:table-cell>
          <table:table-cell table:formula="of:=[.K2]" office:value-type="float" office:value="1342555.7" calcext:value-type="float">
            <text:p>1342555.7</text:p>
          </table:table-cell>
          <table:table-cell table:number-columns-repeated="2"/>
          <table:table-cell office:value-type="float" office:value="-49493.6" calcext:value-type="float">
            <text:p>-49493.6</text:p>
          </table:table-cell>
          <table:table-cell table:number-columns-repeated="2" office:value-type="float" office:value="35152.6" calcext:value-type="float">
            <text:p>35152.6</text:p>
          </table:table-cell>
          <table:table-cell office:value-type="float" office:value="8987.06" calcext:value-type="float">
            <text:p>8987.06</text:p>
          </table:table-cell>
        </table:table-row>
        <table:table-row table:style-name="ro1">
          <table:table-cell table:number-columns-repeated="4"/>
          <table:table-cell office:value-type="float" office:value="-43399.6" calcext:value-type="float">
            <text:p>-43399.6</text:p>
          </table:table-cell>
          <table:table-cell table:number-columns-repeated="2"/>
          <table:table-cell table:number-columns-repeated="2" office:value-type="float" office:value="20174.6" calcext:value-type="float">
            <text:p>20174.6</text:p>
          </table:table-cell>
          <table:table-cell office:value-type="float" office:value="12754" calcext:value-type="float">
            <text:p>12754</text:p>
          </table:table-cell>
          <table:table-cell table:number-columns-repeated="2"/>
          <table:table-cell table:style-name="ce1" office:value-type="string" calcext:value-type="string">
            <text:p>Difference</text:p>
          </table:table-cell>
          <table:table-cell table:formula="of:=[.N9]+[.N10]" office:value-type="float" office:value="-5524.69999999995" calcext:value-type="float">
            <text:p>-5524.69999999995</text:p>
          </table:table-cell>
          <table:table-cell table:number-columns-repeated="2"/>
          <table:table-cell office:value-type="float" office:value="-49469.8" calcext:value-type="float">
            <text:p>-49469.8</text:p>
          </table:table-cell>
          <table:table-cell table:number-columns-repeated="2" office:value-type="float" office:value="35106.9" calcext:value-type="float">
            <text:p>35106.9</text:p>
          </table:table-cell>
          <table:table-cell office:value-type="float" office:value="8997.53" calcext:value-type="float">
            <text:p>8997.53</text:p>
          </table:table-cell>
        </table:table-row>
        <table:table-row table:style-name="ro1">
          <table:table-cell table:number-columns-repeated="4"/>
          <table:table-cell office:value-type="float" office:value="-43224.4" calcext:value-type="float">
            <text:p>-43224.4</text:p>
          </table:table-cell>
          <table:table-cell table:number-columns-repeated="2"/>
          <table:table-cell table:number-columns-repeated="2" office:value-type="float" office:value="19052.6" calcext:value-type="float">
            <text:p>19052.6</text:p>
          </table:table-cell>
          <table:table-cell office:value-type="float" office:value="12969.6" calcext:value-type="float">
            <text:p>12969.6</text:p>
          </table:table-cell>
          <table:table-cell table:number-columns-repeated="2"/>
          <table:table-cell table:style-name="ce1" office:value-type="string" calcext:value-type="string">
            <text:p>deltaq</text:p>
          </table:table-cell>
          <table:table-cell table:formula="of:=[.N11]*0.003333" office:value-type="float" office:value="-18.4138250999998" calcext:value-type="float">
            <text:p>-18.4138250999998</text:p>
          </table:table-cell>
          <table:table-cell table:number-columns-repeated="2"/>
          <table:table-cell office:value-type="float" office:value="-49446.1" calcext:value-type="float">
            <text:p>-49446.1</text:p>
          </table:table-cell>
          <table:table-cell table:number-columns-repeated="2" office:value-type="float" office:value="35061.3" calcext:value-type="float">
            <text:p>35061.3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table:number-columns-repeated="4"/>
          <table:table-cell office:value-type="float" office:value="-43095.1" calcext:value-type="float">
            <text:p>-43095.1</text:p>
          </table:table-cell>
          <table:table-cell table:number-columns-repeated="2"/>
          <table:table-cell table:number-columns-repeated="2" office:value-type="float" office:value="17990.2" calcext:value-type="float">
            <text:p>17990.2</text:p>
          </table:table-cell>
          <table:table-cell office:value-type="float" office:value="13142.9" calcext:value-type="float">
            <text:p>13142.9</text:p>
          </table:table-cell>
          <table:table-cell table:number-columns-repeated="6"/>
          <table:table-cell office:value-type="float" office:value="-49422.3" calcext:value-type="float">
            <text:p>-49422.3</text:p>
          </table:table-cell>
          <table:table-cell table:number-columns-repeated="2" office:value-type="float" office:value="35015.6" calcext:value-type="float">
            <text:p>35015.6</text:p>
          </table:table-cell>
          <table:table-cell office:value-type="float" office:value="9018.47" calcext:value-type="float">
            <text:p>9018.47</text:p>
          </table:table-cell>
        </table:table-row>
        <table:table-row table:style-name="ro1">
          <table:table-cell table:number-columns-repeated="4"/>
          <table:table-cell office:value-type="float" office:value="-43009.9" calcext:value-type="float">
            <text:p>-43009.9</text:p>
          </table:table-cell>
          <table:table-cell table:number-columns-repeated="2"/>
          <table:table-cell table:number-columns-repeated="2" office:value-type="float" office:value="16982.5" calcext:value-type="float">
            <text:p>16982.5</text:p>
          </table:table-cell>
          <table:table-cell office:value-type="float" office:value="13273.7" calcext:value-type="float">
            <text:p>13273.7</text:p>
          </table:table-cell>
          <table:table-cell table:number-columns-repeated="6"/>
          <table:table-cell office:value-type="float" office:value="-49398.6" calcext:value-type="float">
            <text:p>-49398.6</text:p>
          </table:table-cell>
          <table:table-cell table:number-columns-repeated="2" office:value-type="float" office:value="34970" calcext:value-type="float">
            <text:p>34970</text:p>
          </table:table-cell>
          <table:table-cell office:value-type="float" office:value="9028.94" calcext:value-type="float">
            <text:p>9028.94</text:p>
          </table:table-cell>
        </table:table-row>
        <table:table-row table:style-name="ro1">
          <table:table-cell table:number-columns-repeated="4"/>
          <table:table-cell office:value-type="float" office:value="-42967.5" calcext:value-type="float">
            <text:p>-42967.5</text:p>
          </table:table-cell>
          <table:table-cell table:number-columns-repeated="2"/>
          <table:table-cell table:number-columns-repeated="2" office:value-type="float" office:value="16025.6" calcext:value-type="float">
            <text:p>16025.6</text:p>
          </table:table-cell>
          <table:table-cell office:value-type="float" office:value="13361.3" calcext:value-type="float">
            <text:p>13361.3</text:p>
          </table:table-cell>
          <table:table-cell table:number-columns-repeated="6"/>
          <table:table-cell office:value-type="float" office:value="-49374.8" calcext:value-type="float">
            <text:p>-49374.8</text:p>
          </table:table-cell>
          <table:table-cell table:number-columns-repeated="2" office:value-type="float" office:value="34924.3" calcext:value-type="float">
            <text:p>34924.3</text:p>
          </table:table-cell>
          <table:table-cell office:value-type="float" office:value="9039.41" calcext:value-type="float">
            <text:p>9039.41</text:p>
          </table:table-cell>
        </table:table-row>
        <table:table-row table:style-name="ro1">
          <table:table-cell table:number-columns-repeated="4"/>
          <table:table-cell office:value-type="float" office:value="-42967.5" calcext:value-type="float">
            <text:p>-42967.5</text:p>
          </table:table-cell>
          <table:table-cell table:number-columns-repeated="2"/>
          <table:table-cell table:number-columns-repeated="2" office:value-type="float" office:value="15116.4" calcext:value-type="float">
            <text:p>15116.4</text:p>
          </table:table-cell>
          <table:table-cell office:value-type="float" office:value="13405.1" calcext:value-type="float">
            <text:p>13405.1</text:p>
          </table:table-cell>
          <table:table-cell table:number-columns-repeated="6"/>
          <table:table-cell office:value-type="float" office:value="-49351.1" calcext:value-type="float">
            <text:p>-49351.1</text:p>
          </table:table-cell>
          <table:table-cell table:number-columns-repeated="2" office:value-type="float" office:value="34878.6" calcext:value-type="float">
            <text:p>34878.6</text:p>
          </table:table-cell>
          <table:table-cell office:value-type="float" office:value="9049.87" calcext:value-type="float">
            <text:p>9049.87</text:p>
          </table:table-cell>
        </table:table-row>
        <table:table-row table:style-name="ro1">
          <table:table-cell table:number-columns-repeated="4"/>
          <table:table-cell office:value-type="float" office:value="-43009.9" calcext:value-type="float">
            <text:p>-43009.9</text:p>
          </table:table-cell>
          <table:table-cell table:number-columns-repeated="2"/>
          <table:table-cell table:number-columns-repeated="2" office:value-type="float" office:value="14251.7" calcext:value-type="float">
            <text:p>14251.7</text:p>
          </table:table-cell>
          <table:table-cell office:value-type="float" office:value="13405.1" calcext:value-type="float">
            <text:p>13405.1</text:p>
          </table:table-cell>
          <table:table-cell table:number-columns-repeated="6"/>
          <table:table-cell office:value-type="float" office:value="-49327.3" calcext:value-type="float">
            <text:p>-49327.3</text:p>
          </table:table-cell>
          <table:table-cell table:number-columns-repeated="2" office:value-type="float" office:value="34833" calcext:value-type="float">
            <text:p>34833</text:p>
          </table:table-cell>
          <table:table-cell office:value-type="float" office:value="9060.34" calcext:value-type="float">
            <text:p>9060.34</text:p>
          </table:table-cell>
        </table:table-row>
        <table:table-row table:style-name="ro1">
          <table:table-cell table:number-columns-repeated="4"/>
          <table:table-cell office:value-type="float" office:value="-43095.1" calcext:value-type="float">
            <text:p>-43095.1</text:p>
          </table:table-cell>
          <table:table-cell table:number-columns-repeated="2"/>
          <table:table-cell table:number-columns-repeated="2" office:value-type="float" office:value="13428.6" calcext:value-type="float">
            <text:p>13428.6</text:p>
          </table:table-cell>
          <table:table-cell office:value-type="float" office:value="13361.3" calcext:value-type="float">
            <text:p>13361.3</text:p>
          </table:table-cell>
          <table:table-cell table:number-columns-repeated="6"/>
          <table:table-cell office:value-type="float" office:value="-49303.6" calcext:value-type="float">
            <text:p>-49303.6</text:p>
          </table:table-cell>
          <table:table-cell table:number-columns-repeated="2" office:value-type="float" office:value="34787.3" calcext:value-type="float">
            <text:p>34787.3</text:p>
          </table:table-cell>
          <table:table-cell office:value-type="float" office:value="9070.81" calcext:value-type="float">
            <text:p>9070.81</text:p>
          </table:table-cell>
        </table:table-row>
        <table:table-row table:style-name="ro1">
          <table:table-cell table:number-columns-repeated="4"/>
          <table:table-cell office:value-type="float" office:value="-43224.4" calcext:value-type="float">
            <text:p>-43224.4</text:p>
          </table:table-cell>
          <table:table-cell table:number-columns-repeated="2"/>
          <table:table-cell table:number-columns-repeated="2" office:value-type="float" office:value="12644.7" calcext:value-type="float">
            <text:p>12644.7</text:p>
          </table:table-cell>
          <table:table-cell office:value-type="float" office:value="13273.7" calcext:value-type="float">
            <text:p>13273.7</text:p>
          </table:table-cell>
          <table:table-cell table:number-columns-repeated="6"/>
          <table:table-cell office:value-type="float" office:value="-49279.8" calcext:value-type="float">
            <text:p>-49279.8</text:p>
          </table:table-cell>
          <table:table-cell table:number-columns-repeated="2" office:value-type="float" office:value="34741.7" calcext:value-type="float">
            <text:p>34741.7</text:p>
          </table:table-cell>
          <table:table-cell office:value-type="float" office:value="9081.28" calcext:value-type="float">
            <text:p>9081.28</text:p>
          </table:table-cell>
        </table:table-row>
        <table:table-row table:style-name="ro1">
          <table:table-cell table:number-columns-repeated="4"/>
          <table:table-cell office:value-type="float" office:value="-43399.6" calcext:value-type="float">
            <text:p>-43399.6</text:p>
          </table:table-cell>
          <table:table-cell table:number-columns-repeated="2"/>
          <table:table-cell table:number-columns-repeated="2" office:value-type="float" office:value="11897.2" calcext:value-type="float">
            <text:p>11897.2</text:p>
          </table:table-cell>
          <table:table-cell office:value-type="float" office:value="13142.9" calcext:value-type="float">
            <text:p>13142.9</text:p>
          </table:table-cell>
          <table:table-cell table:number-columns-repeated="6"/>
          <table:table-cell office:value-type="float" office:value="-49256.1" calcext:value-type="float">
            <text:p>-49256.1</text:p>
          </table:table-cell>
          <table:table-cell table:number-columns-repeated="2" office:value-type="float" office:value="34696" calcext:value-type="float">
            <text:p>34696</text:p>
          </table:table-cell>
          <table:table-cell office:value-type="float" office:value="9091.75" calcext:value-type="float">
            <text:p>9091.75</text:p>
          </table:table-cell>
        </table:table-row>
        <table:table-row table:style-name="ro1">
          <table:table-cell table:number-columns-repeated="4"/>
          <table:table-cell office:value-type="float" office:value="-43623.2" calcext:value-type="float">
            <text:p>-43623.2</text:p>
          </table:table-cell>
          <table:table-cell table:number-columns-repeated="2"/>
          <table:table-cell table:number-columns-repeated="2" office:value-type="float" office:value="11183.8" calcext:value-type="float">
            <text:p>11183.8</text:p>
          </table:table-cell>
          <table:table-cell office:value-type="float" office:value="12969.6" calcext:value-type="float">
            <text:p>12969.6</text:p>
          </table:table-cell>
          <table:table-cell table:number-columns-repeated="6"/>
          <table:table-cell office:value-type="float" office:value="-49232.3" calcext:value-type="float">
            <text:p>-49232.3</text:p>
          </table:table-cell>
          <table:table-cell table:number-columns-repeated="2" office:value-type="float" office:value="34650.4" calcext:value-type="float">
            <text:p>34650.4</text:p>
          </table:table-cell>
          <table:table-cell office:value-type="float" office:value="9102.21" calcext:value-type="float">
            <text:p>9102.21</text:p>
          </table:table-cell>
        </table:table-row>
        <table:table-row table:style-name="ro1">
          <table:table-cell table:number-columns-repeated="4"/>
          <table:table-cell office:value-type="float" office:value="-43898.9" calcext:value-type="float">
            <text:p>-43898.9</text:p>
          </table:table-cell>
          <table:table-cell table:number-columns-repeated="2"/>
          <table:table-cell table:number-columns-repeated="2" office:value-type="float" office:value="10501.9" calcext:value-type="float">
            <text:p>10501.9</text:p>
          </table:table-cell>
          <table:table-cell office:value-type="float" office:value="12754" calcext:value-type="float">
            <text:p>12754</text:p>
          </table:table-cell>
          <table:table-cell table:number-columns-repeated="6"/>
          <table:table-cell office:value-type="float" office:value="-49208.6" calcext:value-type="float">
            <text:p>-49208.6</text:p>
          </table:table-cell>
          <table:table-cell table:number-columns-repeated="2" office:value-type="float" office:value="34604.7" calcext:value-type="float">
            <text:p>34604.7</text:p>
          </table:table-cell>
          <table:table-cell office:value-type="float" office:value="9112.68" calcext:value-type="float">
            <text:p>9112.68</text:p>
          </table:table-cell>
        </table:table-row>
        <table:table-row table:style-name="ro1">
          <table:table-cell table:number-columns-repeated="4"/>
          <table:table-cell office:value-type="float" office:value="-44231.5" calcext:value-type="float">
            <text:p>-44231.5</text:p>
          </table:table-cell>
          <table:table-cell table:number-columns-repeated="2"/>
          <table:table-cell office:value-type="float" office:value="9848.94" calcext:value-type="float">
            <text:p>9848.94</text:p>
          </table:table-cell>
          <table:table-cell office:value-type="float" office:value="9848.95" calcext:value-type="float">
            <text:p>9848.95</text:p>
          </table:table-cell>
          <table:table-cell office:value-type="float" office:value="12496.6" calcext:value-type="float">
            <text:p>12496.6</text:p>
          </table:table-cell>
          <table:table-cell table:number-columns-repeated="6"/>
          <table:table-cell office:value-type="float" office:value="-49184.8" calcext:value-type="float">
            <text:p>-49184.8</text:p>
          </table:table-cell>
          <table:table-cell table:number-columns-repeated="2" office:value-type="float" office:value="34559.1" calcext:value-type="float">
            <text:p>34559.1</text:p>
          </table:table-cell>
          <table:table-cell office:value-type="float" office:value="9123.15" calcext:value-type="float">
            <text:p>9123.15</text:p>
          </table:table-cell>
        </table:table-row>
        <table:table-row table:style-name="ro1">
          <table:table-cell table:number-columns-repeated="4"/>
          <table:table-cell office:value-type="float" office:value="-44627.6" calcext:value-type="float">
            <text:p>-44627.6</text:p>
          </table:table-cell>
          <table:table-cell table:number-columns-repeated="2"/>
          <table:table-cell office:value-type="float" office:value="9222.23" calcext:value-type="float">
            <text:p>9222.23</text:p>
          </table:table-cell>
          <table:table-cell office:value-type="float" office:value="9222.24" calcext:value-type="float">
            <text:p>9222.24</text:p>
          </table:table-cell>
          <table:table-cell office:value-type="float" office:value="12200.1" calcext:value-type="float">
            <text:p>12200.1</text:p>
          </table:table-cell>
          <table:table-cell table:number-columns-repeated="6"/>
          <table:table-cell office:value-type="float" office:value="-49161.1" calcext:value-type="float">
            <text:p>-49161.1</text:p>
          </table:table-cell>
          <table:table-cell table:number-columns-repeated="2" office:value-type="float" office:value="34513.4" calcext:value-type="float">
            <text:p>34513.4</text:p>
          </table:table-cell>
          <table:table-cell office:value-type="float" office:value="9133.62" calcext:value-type="float">
            <text:p>9133.62</text:p>
          </table:table-cell>
        </table:table-row>
        <table:table-row table:style-name="ro1">
          <table:table-cell table:number-columns-repeated="4"/>
          <table:table-cell office:value-type="float" office:value="-45096.2" calcext:value-type="float">
            <text:p>-45096.2</text:p>
          </table:table-cell>
          <table:table-cell table:number-columns-repeated="2"/>
          <table:table-cell office:value-type="float" office:value="8619.05" calcext:value-type="float">
            <text:p>8619.05</text:p>
          </table:table-cell>
          <table:table-cell office:value-type="float" office:value="8619.06" calcext:value-type="float">
            <text:p>8619.06</text:p>
          </table:table-cell>
          <table:table-cell office:value-type="float" office:value="11867.1" calcext:value-type="float">
            <text:p>11867.1</text:p>
          </table:table-cell>
          <table:table-cell table:number-columns-repeated="6"/>
          <table:table-cell office:value-type="float" office:value="-49137.3" calcext:value-type="float">
            <text:p>-49137.3</text:p>
          </table:table-cell>
          <table:table-cell table:number-columns-repeated="2" office:value-type="float" office:value="34467.8" calcext:value-type="float">
            <text:p>34467.8</text:p>
          </table:table-cell>
          <table:table-cell office:value-type="float" office:value="9144.09" calcext:value-type="float">
            <text:p>9144.09</text:p>
          </table:table-cell>
        </table:table-row>
        <table:table-row table:style-name="ro1">
          <table:table-cell table:number-columns-repeated="4"/>
          <table:table-cell office:value-type="float" office:value="-45651.4" calcext:value-type="float">
            <text:p>-45651.4</text:p>
          </table:table-cell>
          <table:table-cell table:number-columns-repeated="2"/>
          <table:table-cell office:value-type="float" office:value="8036.54" calcext:value-type="float">
            <text:p>8036.54</text:p>
          </table:table-cell>
          <table:table-cell office:value-type="float" office:value="8036.55" calcext:value-type="float">
            <text:p>8036.55</text:p>
          </table:table-cell>
          <table:table-cell office:value-type="float" office:value="11491.6" calcext:value-type="float">
            <text:p>11491.6</text:p>
          </table:table-cell>
          <table:table-cell table:number-columns-repeated="6"/>
          <table:table-cell office:value-type="float" office:value="-49113.6" calcext:value-type="float">
            <text:p>-49113.6</text:p>
          </table:table-cell>
          <table:table-cell table:number-columns-repeated="2" office:value-type="float" office:value="34422.1" calcext:value-type="float">
            <text:p>34422.1</text:p>
          </table:table-cell>
          <table:table-cell office:value-type="float" office:value="9154.55" calcext:value-type="float">
            <text:p>9154.55</text:p>
          </table:table-cell>
        </table:table-row>
        <table:table-row table:style-name="ro1">
          <table:table-cell table:number-columns-repeated="4"/>
          <table:table-cell office:value-type="float" office:value="-46311.5" calcext:value-type="float">
            <text:p>-46311.5</text:p>
          </table:table-cell>
          <table:table-cell table:number-columns-repeated="2"/>
          <table:table-cell office:value-type="float" office:value="7470.46" calcext:value-type="float">
            <text:p>7470.46</text:p>
          </table:table-cell>
          <table:table-cell office:value-type="float" office:value="7470.47" calcext:value-type="float">
            <text:p>7470.47</text:p>
          </table:table-cell>
          <table:table-cell office:value-type="float" office:value="11070.7" calcext:value-type="float">
            <text:p>11070.7</text:p>
          </table:table-cell>
          <table:table-cell table:number-columns-repeated="6"/>
          <table:table-cell office:value-type="float" office:value="-49089.8" calcext:value-type="float">
            <text:p>-49089.8</text:p>
          </table:table-cell>
          <table:table-cell table:number-columns-repeated="2" office:value-type="float" office:value="34376.4" calcext:value-type="float">
            <text:p>34376.4</text:p>
          </table:table-cell>
          <table:table-cell office:value-type="float" office:value="9165.02" calcext:value-type="float">
            <text:p>9165.02</text:p>
          </table:table-cell>
        </table:table-row>
        <table:table-row table:style-name="ro1">
          <table:table-cell table:number-columns-repeated="4"/>
          <table:table-cell office:value-type="float" office:value="-47119.6" calcext:value-type="float">
            <text:p>-47119.6</text:p>
          </table:table-cell>
          <table:table-cell table:number-columns-repeated="2"/>
          <table:table-cell table:number-columns-repeated="2" office:value-type="float" office:value="6920.18" calcext:value-type="float">
            <text:p>6920.18</text:p>
          </table:table-cell>
          <table:table-cell office:value-type="float" office:value="10630.7" calcext:value-type="float">
            <text:p>10630.7</text:p>
          </table:table-cell>
          <table:table-cell table:number-columns-repeated="6"/>
          <table:table-cell office:value-type="float" office:value="-49066.1" calcext:value-type="float">
            <text:p>-49066.1</text:p>
          </table:table-cell>
          <table:table-cell table:number-columns-repeated="2" office:value-type="float" office:value="34330.8" calcext:value-type="float">
            <text:p>34330.8</text:p>
          </table:table-cell>
          <table:table-cell office:value-type="float" office:value="9175.49" calcext:value-type="float">
            <text:p>9175.49</text:p>
          </table:table-cell>
        </table:table-row>
        <table:table-row table:style-name="ro1">
          <table:table-cell table:number-columns-repeated="4"/>
          <table:table-cell office:value-type="float" office:value="-48100.2" calcext:value-type="float">
            <text:p>-48100.2</text:p>
          </table:table-cell>
          <table:table-cell table:number-columns-repeated="2"/>
          <table:table-cell office:value-type="float" office:value="6367.19" calcext:value-type="float">
            <text:p>6367.19</text:p>
          </table:table-cell>
          <table:table-cell office:value-type="float" office:value="6367.2" calcext:value-type="float">
            <text:p>6367.2</text:p>
          </table:table-cell>
          <table:table-cell office:value-type="float" office:value="10173.8" calcext:value-type="float">
            <text:p>10173.8</text:p>
          </table:table-cell>
          <table:table-cell table:number-columns-repeated="6"/>
          <table:table-cell office:value-type="float" office:value="-49042.3" calcext:value-type="float">
            <text:p>-49042.3</text:p>
          </table:table-cell>
          <table:table-cell table:number-columns-repeated="2" office:value-type="float" office:value="34285.1" calcext:value-type="float">
            <text:p>34285.1</text:p>
          </table:table-cell>
          <table:table-cell office:value-type="float" office:value="9185.96" calcext:value-type="float">
            <text:p>9185.96</text:p>
          </table:table-cell>
        </table:table-row>
        <table:table-row table:style-name="ro1">
          <table:table-cell table:number-columns-repeated="4"/>
          <table:table-cell office:value-type="float" office:value="-49683.7" calcext:value-type="float">
            <text:p>-49683.7</text:p>
          </table:table-cell>
          <table:table-cell table:number-columns-repeated="2"/>
          <table:table-cell table:number-columns-repeated="2" office:value-type="float" office:value="5859.58" calcext:value-type="float">
            <text:p>5859.58</text:p>
          </table:table-cell>
          <table:table-cell office:value-type="float" office:value="9601.19" calcext:value-type="float">
            <text:p>9601.19</text:p>
          </table:table-cell>
          <table:table-cell table:number-columns-repeated="6"/>
          <table:table-cell office:value-type="float" office:value="-49018.6" calcext:value-type="float">
            <text:p>-49018.6</text:p>
          </table:table-cell>
          <table:table-cell table:number-columns-repeated="2" office:value-type="float" office:value="34239.5" calcext:value-type="float">
            <text:p>34239.5</text:p>
          </table:table-cell>
          <table:table-cell office:value-type="float" office:value="9196.43" calcext:value-type="float">
            <text:p>9196.43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5096.09" calcext:value-type="float">
            <text:p>5096.09</text:p>
          </table:table-cell>
          <table:table-cell office:value-type="float" office:value="8903.32" calcext:value-type="float">
            <text:p>8903.32</text:p>
          </table:table-cell>
          <table:table-cell table:number-columns-repeated="6"/>
          <table:table-cell office:value-type="float" office:value="-48994.8" calcext:value-type="float">
            <text:p>-48994.8</text:p>
          </table:table-cell>
          <table:table-cell table:number-columns-repeated="2" office:value-type="float" office:value="34193.8" calcext:value-type="float">
            <text:p>34193.8</text:p>
          </table:table-cell>
          <table:table-cell office:value-type="float" office:value="9206.89" calcext:value-type="float">
            <text:p>9206.89</text:p>
          </table:table-cell>
        </table:table-row>
        <table:table-row table:style-name="ro1">
          <table:table-cell table:number-columns-repeated="16"/>
          <table:table-cell office:value-type="float" office:value="-48971.1" calcext:value-type="float">
            <text:p>-48971.1</text:p>
          </table:table-cell>
          <table:table-cell table:number-columns-repeated="2" office:value-type="float" office:value="34148.2" calcext:value-type="float">
            <text:p>34148.2</text:p>
          </table:table-cell>
          <table:table-cell office:value-type="float" office:value="9217.36" calcext:value-type="float">
            <text:p>9217.36</text:p>
          </table:table-cell>
        </table:table-row>
        <table:table-row table:style-name="ro1">
          <table:table-cell table:number-columns-repeated="16"/>
          <table:table-cell office:value-type="float" office:value="-48947.3" calcext:value-type="float">
            <text:p>-48947.3</text:p>
          </table:table-cell>
          <table:table-cell table:number-columns-repeated="2" office:value-type="float" office:value="34102.5" calcext:value-type="float">
            <text:p>34102.5</text:p>
          </table:table-cell>
          <table:table-cell office:value-type="float" office:value="9227.83" calcext:value-type="float">
            <text:p>9227.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ttom Wall</text:p>
          </table:table-cell>
          <table:table-cell table:formula="of:=[.F1]" office:value-type="float" office:value="-1348080.4" calcext:value-type="float">
            <text:p>-1348080.4</text:p>
          </table:table-cell>
          <table:table-cell table:number-columns-repeated="9"/>
          <table:table-cell office:value-type="float" office:value="-48923.6" calcext:value-type="float">
            <text:p>-48923.6</text:p>
          </table:table-cell>
          <table:table-cell table:number-columns-repeated="2" office:value-type="float" office:value="34056.9" calcext:value-type="float">
            <text:p>34056.9</text:p>
          </table:table-cell>
          <table:table-cell office:value-type="float" office:value="9238.3" calcext:value-type="float">
            <text:p>9238.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 of all three walls</text:p>
          </table:table-cell>
          <table:table-cell table:formula="of:=[.K2]" office:value-type="float" office:value="1342555.7" calcext:value-type="float">
            <text:p>1342555.7</text:p>
          </table:table-cell>
          <table:table-cell table:number-columns-repeated="9"/>
          <table:table-cell office:value-type="float" office:value="-48899.8" calcext:value-type="float">
            <text:p>-48899.8</text:p>
          </table:table-cell>
          <table:table-cell table:number-columns-repeated="2" office:value-type="float" office:value="34011.2" calcext:value-type="float">
            <text:p>34011.2</text:p>
          </table:table-cell>
          <table:table-cell office:value-type="float" office:value="9248.77" calcext:value-type="float">
            <text:p>9248.77</text:p>
          </table:table-cell>
        </table:table-row>
        <table:table-row table:style-name="ro1">
          <table:table-cell table:number-columns-repeated="16"/>
          <table:table-cell office:value-type="float" office:value="-48866.3" calcext:value-type="float">
            <text:p>-48866.3</text:p>
          </table:table-cell>
          <table:table-cell table:number-columns-repeated="2" office:value-type="float" office:value="33944.9" calcext:value-type="float">
            <text:p>33944.9</text:p>
          </table:table-cell>
          <table:table-cell office:value-type="float" office:value="9264.96" calcext:value-type="float">
            <text:p>9264.96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 table:number-columns-spanned="6" table:number-rows-spanned="1">
            <text:p>Ansys Result</text:p>
          </table:table-cell>
          <table:covered-table-cell table:number-columns-repeated="3" table:style-name="ce3"/>
          <table:covered-table-cell table:number-columns-repeated="2"/>
          <table:table-cell table:number-columns-repeated="8"/>
          <table:table-cell office:value-type="float" office:value="-48827.8" calcext:value-type="float">
            <text:p>-48827.8</text:p>
          </table:table-cell>
          <table:table-cell table:number-columns-repeated="2" office:value-type="float" office:value="33868.3" calcext:value-type="float">
            <text:p>33868.3</text:p>
          </table:table-cell>
          <table:table-cell office:value-type="float" office:value="9284.02" calcext:value-type="float">
            <text:p>9284.02</text:p>
          </table:table-cell>
        </table:table-row>
        <table:table-row table:style-name="ro1">
          <table:table-cell table:number-columns-repeated="16"/>
          <table:table-cell office:value-type="float" office:value="-48789.3" calcext:value-type="float">
            <text:p>-48789.3</text:p>
          </table:table-cell>
          <table:table-cell table:number-columns-repeated="2" office:value-type="float" office:value="33791.7" calcext:value-type="float">
            <text:p>33791.7</text:p>
          </table:table-cell>
          <table:table-cell office:value-type="float" office:value="9303.08" calcext:value-type="float">
            <text:p>9303.08</text:p>
          </table:table-cell>
        </table:table-row>
        <table:table-row table:style-name="ro1">
          <table:table-cell office:value-type="string" calcext:value-type="string">
            <text:p>(title "Radiation Heat Flux")</text:p>
          </table:table-cell>
          <table:table-cell table:number-columns-repeated="5"/>
          <table:table-cell office:value-type="string" calcext:value-type="string">
            <text:p>(title "Radiation Heat Flux")</text:p>
          </table:table-cell>
          <table:table-cell table:number-columns-repeated="9"/>
          <table:table-cell office:value-type="float" office:value="-48750.9" calcext:value-type="float">
            <text:p>-48750.9</text:p>
          </table:table-cell>
          <table:table-cell table:number-columns-repeated="2" office:value-type="float" office:value="33715.1" calcext:value-type="float">
            <text:p>33715.1</text:p>
          </table:table-cell>
          <table:table-cell office:value-type="float" office:value="9322.13" calcext:value-type="float">
            <text:p>9322.13</text:p>
          </table:table-cell>
        </table:table-row>
        <table:table-row table:style-name="ro1">
          <table:table-cell office:value-type="string" calcext:value-type="string">
            <text:p>(labels "Position" "Radiation Heat Flux")</text:p>
          </table:table-cell>
          <table:table-cell table:number-columns-repeated="5"/>
          <table:table-cell office:value-type="string" calcext:value-type="string">
            <text:p>(labels "Position" "Radiation Heat Flux")</text:p>
          </table:table-cell>
          <table:table-cell table:number-columns-repeated="9"/>
          <table:table-cell office:value-type="float" office:value="-48712.4" calcext:value-type="float">
            <text:p>-48712.4</text:p>
          </table:table-cell>
          <table:table-cell table:number-columns-repeated="2" office:value-type="float" office:value="33638.4" calcext:value-type="float">
            <text:p>33638.4</text:p>
          </table:table-cell>
          <table:table-cell office:value-type="float" office:value="9341.19" calcext:value-type="float">
            <text:p>9341.19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Ansys Result</text:p>
          </table:table-cell>
          <table:table-cell table:style-name="ce1"/>
          <table:table-cell table:number-columns-repeated="2"/>
          <table:table-cell office:value-type="float" office:value="-48673.9" calcext:value-type="float">
            <text:p>-48673.9</text:p>
          </table:table-cell>
          <table:table-cell table:number-columns-repeated="2" office:value-type="float" office:value="33561.8" calcext:value-type="float">
            <text:p>33561.8</text:p>
          </table:table-cell>
          <table:table-cell office:value-type="float" office:value="9360.25" calcext:value-type="float">
            <text:p>9360.25</text:p>
          </table:table-cell>
        </table:table-row>
        <table:table-row table:style-name="ro1">
          <table:table-cell office:value-type="string" calcext:value-type="string">
            <text:p>((xy/key/label "wall_1")</text:p>
          </table:table-cell>
          <table:table-cell table:number-columns-repeated="5"/>
          <table:table-cell office:value-type="string" calcext:value-type="string">
            <text:p>((xy/key/label "wall")</text:p>
          </table:table-cell>
          <table:table-cell table:number-columns-repeated="5"/>
          <table:table-cell table:style-name="ce1" office:value-type="string" calcext:value-type="string">
            <text:p>Bottom Wall</text:p>
          </table:table-cell>
          <table:table-cell table:style-name="ce1" office:value-type="float" office:value="1374006.72" calcext:value-type="float">
            <text:p>1374006.72</text:p>
          </table:table-cell>
          <table:table-cell table:number-columns-repeated="2"/>
          <table:table-cell office:value-type="float" office:value="-48635.5" calcext:value-type="float">
            <text:p>-48635.5</text:p>
          </table:table-cell>
          <table:table-cell table:number-columns-repeated="2" office:value-type="float" office:value="33485.2" calcext:value-type="float">
            <text:p>33485.2</text:p>
          </table:table-cell>
          <table:table-cell office:value-type="float" office:value="9379.3" calcext:value-type="float">
            <text:p>9379.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661.22" calcext:value-type="float">
            <text:p>7661.22</text:p>
          </table:table-cell>
          <table:table-cell/>
          <table:table-cell office:value-type="float" office:value="1374006.72" calcext:value-type="float">
            <text:p>1374006.7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661.22" calcext:value-type="float">
            <text:p>7661.22</text:p>
          </table:table-cell>
          <table:table-cell/>
          <table:table-cell office:value-type="float" office:value="-1357801.44" calcext:value-type="float">
            <text:p>-1357801.44</text:p>
          </table:table-cell>
          <table:table-cell table:number-columns-repeated="2"/>
          <table:table-cell table:style-name="ce1" office:value-type="string" calcext:value-type="string">
            <text:p>Sum of the all three wall</text:p>
          </table:table-cell>
          <table:table-cell table:style-name="ce1" table:formula="of:=[.J43]" office:value-type="float" office:value="-1357801.44" calcext:value-type="float">
            <text:p>-1357801.44</text:p>
          </table:table-cell>
          <table:table-cell table:number-columns-repeated="2"/>
          <table:table-cell office:value-type="float" office:value="-48597" calcext:value-type="float">
            <text:p>-48597</text:p>
          </table:table-cell>
          <table:table-cell table:number-columns-repeated="2" office:value-type="float" office:value="33408.6" calcext:value-type="float">
            <text:p>33408.6</text:p>
          </table:table-cell>
          <table:table-cell office:value-type="float" office:value="9398.36" calcext:value-type="float">
            <text:p>9398.36</text:p>
          </table:table-cell>
        </table:table-row>
        <table:table-row table:style-name="ro1">
          <table:table-cell office:value-type="float" office:value="0.466667" calcext:value-type="float">
            <text:p>0.466667</text:p>
          </table:table-cell>
          <table:table-cell office:value-type="float" office:value="48924.8" calcext:value-type="float">
            <text:p>48924.8</text:p>
          </table:table-cell>
          <table:table-cell/>
          <table:table-cell office:value-type="float" office:value="1357801.4" calcext:value-type="float">
            <text:p>1357801.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33002.2" calcext:value-type="float">
            <text:p>-33002.2</text:p>
          </table:table-cell>
          <table:table-cell table:number-columns-repeated="4"/>
          <table:table-cell table:style-name="ce1" office:value-type="string" calcext:value-type="string">
            <text:p>Difference</text:p>
          </table:table-cell>
          <table:table-cell table:style-name="ce1" table:formula="of:=[.N42]+[.N43]" office:value-type="float" office:value="16205.28" calcext:value-type="float">
            <text:p>16205.28</text:p>
          </table:table-cell>
          <table:table-cell table:number-columns-repeated="2"/>
          <table:table-cell office:value-type="float" office:value="-48558.6" calcext:value-type="float">
            <text:p>-48558.6</text:p>
          </table:table-cell>
          <table:table-cell table:number-columns-repeated="2" office:value-type="float" office:value="33332" calcext:value-type="float">
            <text:p>33332</text:p>
          </table:table-cell>
          <table:table-cell office:value-type="float" office:value="9417.42" calcext:value-type="float">
            <text:p>9417.42</text:p>
          </table:table-cell>
        </table:table-row>
        <table:table-row table:style-name="ro1">
          <table:table-cell office:value-type="float" office:value="0.433333" calcext:value-type="float">
            <text:p>0.433333</text:p>
          </table:table-cell>
          <table:table-cell office:value-type="float" office:value="47934.5" calcext:value-type="float">
            <text:p>47934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30858.9" calcext:value-type="float">
            <text:p>-30858.9</text:p>
          </table:table-cell>
          <table:table-cell table:number-columns-repeated="4"/>
          <table:table-cell table:style-name="ce1" office:value-type="string" calcext:value-type="string">
            <text:p>deltaq</text:p>
          </table:table-cell>
          <table:table-cell table:style-name="ce1" table:formula="of:=[.N44]*0.00333" office:value-type="float" office:value="53.9635824" calcext:value-type="float">
            <text:p>53.9635824</text:p>
          </table:table-cell>
          <table:table-cell table:number-columns-repeated="2"/>
          <table:table-cell office:value-type="float" office:value="-48520.1" calcext:value-type="float">
            <text:p>-48520.1</text:p>
          </table:table-cell>
          <table:table-cell table:number-columns-repeated="2" office:value-type="float" office:value="33255.4" calcext:value-type="float">
            <text:p>33255.4</text:p>
          </table:table-cell>
          <table:table-cell office:value-type="float" office:value="9436.48" calcext:value-type="float">
            <text:p>9436.4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7141.1" calcext:value-type="float">
            <text:p>47141.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8993.5" calcext:value-type="float">
            <text:p>-28993.5</text:p>
          </table:table-cell>
          <table:table-cell table:number-columns-repeated="8"/>
          <table:table-cell office:value-type="float" office:value="-48481.6" calcext:value-type="float">
            <text:p>-48481.6</text:p>
          </table:table-cell>
          <table:table-cell table:number-columns-repeated="2" office:value-type="float" office:value="33178.7" calcext:value-type="float">
            <text:p>33178.7</text:p>
          </table:table-cell>
          <table:table-cell office:value-type="float" office:value="9455.53" calcext:value-type="float">
            <text:p>9455.53</text:p>
          </table:table-cell>
        </table:table-row>
        <table:table-row table:style-name="ro1">
          <table:table-cell office:value-type="float" office:value="0.366667" calcext:value-type="float">
            <text:p>0.366667</text:p>
          </table:table-cell>
          <table:table-cell office:value-type="float" office:value="46482.8" calcext:value-type="float">
            <text:p>46482.8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7314.3" calcext:value-type="float">
            <text:p>-27314.3</text:p>
          </table:table-cell>
          <table:table-cell table:number-columns-repeated="8"/>
          <table:table-cell office:value-type="float" office:value="-48443.2" calcext:value-type="float">
            <text:p>-48443.2</text:p>
          </table:table-cell>
          <table:table-cell table:number-columns-repeated="2" office:value-type="float" office:value="33102.1" calcext:value-type="float">
            <text:p>33102.1</text:p>
          </table:table-cell>
          <table:table-cell office:value-type="float" office:value="9474.59" calcext:value-type="float">
            <text:p>9474.59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45927.6" calcext:value-type="float">
            <text:p>45927.6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5768.9" calcext:value-type="float">
            <text:p>-25768.9</text:p>
          </table:table-cell>
          <table:table-cell table:number-columns-repeated="8"/>
          <table:table-cell office:value-type="float" office:value="-48404.7" calcext:value-type="float">
            <text:p>-48404.7</text:p>
          </table:table-cell>
          <table:table-cell table:number-columns-repeated="2" office:value-type="float" office:value="33025.5" calcext:value-type="float">
            <text:p>33025.5</text:p>
          </table:table-cell>
          <table:table-cell office:value-type="float" office:value="9493.65" calcext:value-type="float">
            <text:p>9493.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5456.1" calcext:value-type="float">
            <text:p>45456.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4331.6" calcext:value-type="float">
            <text:p>-24331.6</text:p>
          </table:table-cell>
          <table:table-cell table:number-columns-repeated="8"/>
          <table:table-cell office:value-type="float" office:value="-48366.3" calcext:value-type="float">
            <text:p>-48366.3</text:p>
          </table:table-cell>
          <table:table-cell table:number-columns-repeated="2" office:value-type="float" office:value="32948.9" calcext:value-type="float">
            <text:p>32948.9</text:p>
          </table:table-cell>
          <table:table-cell office:value-type="float" office:value="9512.7" calcext:value-type="float">
            <text:p>9512.7</text:p>
          </table:table-cell>
        </table:table-row>
        <table:table-row table:style-name="ro1">
          <table:table-cell office:value-type="float" office:value="0.266667" calcext:value-type="float">
            <text:p>0.266667</text:p>
          </table:table-cell>
          <table:table-cell office:value-type="float" office:value="45055.6" calcext:value-type="float">
            <text:p>45055.6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2987.7" calcext:value-type="float">
            <text:p>-22987.7</text:p>
          </table:table-cell>
          <table:table-cell table:number-columns-repeated="8"/>
          <table:table-cell office:value-type="float" office:value="-48327.8" calcext:value-type="float">
            <text:p>-48327.8</text:p>
          </table:table-cell>
          <table:table-cell table:number-columns-repeated="2" office:value-type="float" office:value="32872.3" calcext:value-type="float">
            <text:p>32872.3</text:p>
          </table:table-cell>
          <table:table-cell office:value-type="float" office:value="9531.76" calcext:value-type="float">
            <text:p>9531.76</text:p>
          </table:table-cell>
        </table:table-row>
        <table:table-row table:style-name="ro1">
          <table:table-cell office:value-type="float" office:value="0.233333" calcext:value-type="float">
            <text:p>0.233333</text:p>
          </table:table-cell>
          <table:table-cell office:value-type="float" office:value="44716.9" calcext:value-type="float">
            <text:p>44716.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1726.2" calcext:value-type="float">
            <text:p>-21726.2</text:p>
          </table:table-cell>
          <table:table-cell table:number-columns-repeated="8"/>
          <table:table-cell office:value-type="float" office:value="-48289.3" calcext:value-type="float">
            <text:p>-48289.3</text:p>
          </table:table-cell>
          <table:table-cell table:number-columns-repeated="2" office:value-type="float" office:value="32795.6" calcext:value-type="float">
            <text:p>32795.6</text:p>
          </table:table-cell>
          <table:table-cell office:value-type="float" office:value="9550.82" calcext:value-type="float">
            <text:p>9550.8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433.4" calcext:value-type="float">
            <text:p>44433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20538.5" calcext:value-type="float">
            <text:p>-20538.5</text:p>
          </table:table-cell>
          <table:table-cell table:number-columns-repeated="8"/>
          <table:table-cell office:value-type="float" office:value="-48250.9" calcext:value-type="float">
            <text:p>-48250.9</text:p>
          </table:table-cell>
          <table:table-cell table:number-columns-repeated="2" office:value-type="float" office:value="32719" calcext:value-type="float">
            <text:p>32719</text:p>
          </table:table-cell>
          <table:table-cell office:value-type="float" office:value="9569.88" calcext:value-type="float">
            <text:p>9569.88</text:p>
          </table:table-cell>
        </table:table-row>
        <table:table-row table:style-name="ro1">
          <table:table-cell office:value-type="float" office:value="0.166667" calcext:value-type="float">
            <text:p>0.166667</text:p>
          </table:table-cell>
          <table:table-cell office:value-type="float" office:value="44200.3" calcext:value-type="float">
            <text:p>44200.3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9417.6" calcext:value-type="float">
            <text:p>-19417.6</text:p>
          </table:table-cell>
          <table:table-cell table:number-columns-repeated="8"/>
          <table:table-cell office:value-type="float" office:value="-48212.4" calcext:value-type="float">
            <text:p>-48212.4</text:p>
          </table:table-cell>
          <table:table-cell table:number-columns-repeated="2" office:value-type="float" office:value="32642.4" calcext:value-type="float">
            <text:p>32642.4</text:p>
          </table:table-cell>
          <table:table-cell office:value-type="float" office:value="9588.93" calcext:value-type="float">
            <text:p>9588.93</text:p>
          </table:table-cell>
        </table:table-row>
        <table:table-row table:style-name="ro1">
          <table:table-cell office:value-type="float" office:value="0.133333" calcext:value-type="float">
            <text:p>0.133333</text:p>
          </table:table-cell>
          <table:table-cell office:value-type="float" office:value="44013.9" calcext:value-type="float">
            <text:p>44013.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8357.8" calcext:value-type="float">
            <text:p>-18357.8</text:p>
          </table:table-cell>
          <table:table-cell table:number-columns-repeated="8"/>
          <table:table-cell office:value-type="float" office:value="-48174" calcext:value-type="float">
            <text:p>-48174</text:p>
          </table:table-cell>
          <table:table-cell table:number-columns-repeated="2" office:value-type="float" office:value="32565.8" calcext:value-type="float">
            <text:p>32565.8</text:p>
          </table:table-cell>
          <table:table-cell office:value-type="float" office:value="9607.99" calcext:value-type="float">
            <text:p>9607.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3871.5" calcext:value-type="float">
            <text:p>4387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7354.5" calcext:value-type="float">
            <text:p>-17354.5</text:p>
          </table:table-cell>
          <table:table-cell table:number-columns-repeated="8"/>
          <table:table-cell office:value-type="float" office:value="-48135.5" calcext:value-type="float">
            <text:p>-48135.5</text:p>
          </table:table-cell>
          <table:table-cell table:number-columns-repeated="2" office:value-type="float" office:value="32489.2" calcext:value-type="float">
            <text:p>32489.2</text:p>
          </table:table-cell>
          <table:table-cell office:value-type="float" office:value="9627.05" calcext:value-type="float">
            <text:p>9627.05</text:p>
          </table:table-cell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43771" calcext:value-type="float">
            <text:p>4377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6403.5" calcext:value-type="float">
            <text:p>-16403.5</text:p>
          </table:table-cell>
          <table:table-cell table:number-columns-repeated="8"/>
          <table:table-cell office:value-type="float" office:value="-48097" calcext:value-type="float">
            <text:p>-48097</text:p>
          </table:table-cell>
          <table:table-cell table:number-columns-repeated="2" office:value-type="float" office:value="32412.6" calcext:value-type="float">
            <text:p>32412.6</text:p>
          </table:table-cell>
          <table:table-cell office:value-type="float" office:value="9646.1" calcext:value-type="float">
            <text:p>9646.1</text:p>
          </table:table-cell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43711.2" calcext:value-type="float">
            <text:p>43711.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5501" calcext:value-type="float">
            <text:p>-15501</text:p>
          </table:table-cell>
          <table:table-cell table:number-columns-repeated="8"/>
          <table:table-cell office:value-type="float" office:value="-48058.6" calcext:value-type="float">
            <text:p>-48058.6</text:p>
          </table:table-cell>
          <table:table-cell table:number-columns-repeated="2" office:value-type="float" office:value="32335.9" calcext:value-type="float">
            <text:p>32335.9</text:p>
          </table:table-cell>
          <table:table-cell office:value-type="float" office:value="9665.16" calcext:value-type="float">
            <text:p>9665.16</text:p>
          </table:table-cell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43711.2" calcext:value-type="float">
            <text:p>43711.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4643.7" calcext:value-type="float">
            <text:p>-14643.7</text:p>
          </table:table-cell>
          <table:table-cell table:number-columns-repeated="8"/>
          <table:table-cell office:value-type="float" office:value="-48020.1" calcext:value-type="float">
            <text:p>-48020.1</text:p>
          </table:table-cell>
          <table:table-cell table:number-columns-repeated="2" office:value-type="float" office:value="32259.3" calcext:value-type="float">
            <text:p>32259.3</text:p>
          </table:table-cell>
          <table:table-cell office:value-type="float" office:value="9684.22" calcext:value-type="float">
            <text:p>9684.22</text:p>
          </table:table-cell>
        </table:table-row>
        <table:table-row table:style-name="ro1">
          <table:table-cell office:value-type="float" office:value="5.55112E-017" calcext:value-type="float">
            <text:p>5.55112E-17</text:p>
          </table:table-cell>
          <table:table-cell office:value-type="float" office:value="43691.4" calcext:value-type="float">
            <text:p>43691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3828.5" calcext:value-type="float">
            <text:p>-13828.5</text:p>
          </table:table-cell>
          <table:table-cell table:number-columns-repeated="8"/>
          <table:table-cell office:value-type="float" office:value="-47981.6" calcext:value-type="float">
            <text:p>-47981.6</text:p>
          </table:table-cell>
          <table:table-cell table:number-columns-repeated="2" office:value-type="float" office:value="32182.7" calcext:value-type="float">
            <text:p>32182.7</text:p>
          </table:table-cell>
          <table:table-cell office:value-type="float" office:value="9703.28" calcext:value-type="float">
            <text:p>9703.28</text:p>
          </table:table-cell>
        </table:table-row>
        <table:table-row table:style-name="ro1">
          <table:table-cell office:value-type="float" office:value="-0.0333333" calcext:value-type="float">
            <text:p>-0.0333333</text:p>
          </table:table-cell>
          <table:table-cell office:value-type="float" office:value="43711.2" calcext:value-type="float">
            <text:p>43711.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3052.6" calcext:value-type="float">
            <text:p>-13052.6</text:p>
          </table:table-cell>
          <table:table-cell table:number-columns-repeated="8"/>
          <table:table-cell office:value-type="float" office:value="-47943.2" calcext:value-type="float">
            <text:p>-47943.2</text:p>
          </table:table-cell>
          <table:table-cell table:number-columns-repeated="2" office:value-type="float" office:value="32106.1" calcext:value-type="float">
            <text:p>32106.1</text:p>
          </table:table-cell>
          <table:table-cell office:value-type="float" office:value="9722.33" calcext:value-type="float">
            <text:p>9722.33</text:p>
          </table:table-cell>
        </table:table-row>
        <table:table-row table:style-name="ro1">
          <table:table-cell office:value-type="float" office:value="-0.0666667" calcext:value-type="float">
            <text:p>-0.0666667</text:p>
          </table:table-cell>
          <table:table-cell office:value-type="float" office:value="43771" calcext:value-type="float">
            <text:p>4377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3052.6" calcext:value-type="float">
            <text:p>-13052.6</text:p>
          </table:table-cell>
          <table:table-cell table:number-columns-repeated="8"/>
          <table:table-cell office:value-type="float" office:value="-47904.7" calcext:value-type="float">
            <text:p>-47904.7</text:p>
          </table:table-cell>
          <table:table-cell table:number-columns-repeated="2" office:value-type="float" office:value="32029.5" calcext:value-type="float">
            <text:p>32029.5</text:p>
          </table:table-cell>
          <table:table-cell office:value-type="float" office:value="9741.39" calcext:value-type="float">
            <text:p>9741.3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3871.4" calcext:value-type="float">
            <text:p>43871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2313.1" calcext:value-type="float">
            <text:p>-12313.1</text:p>
          </table:table-cell>
          <table:table-cell table:number-columns-repeated="8"/>
          <table:table-cell office:value-type="float" office:value="-47866.3" calcext:value-type="float">
            <text:p>-47866.3</text:p>
          </table:table-cell>
          <table:table-cell table:number-columns-repeated="2" office:value-type="float" office:value="31952.8" calcext:value-type="float">
            <text:p>31952.8</text:p>
          </table:table-cell>
          <table:table-cell office:value-type="float" office:value="9760.45" calcext:value-type="float">
            <text:p>9760.45</text:p>
          </table:table-cell>
        </table:table-row>
        <table:table-row table:style-name="ro1">
          <table:table-cell office:value-type="float" office:value="-0.133333" calcext:value-type="float">
            <text:p>-0.133333</text:p>
          </table:table-cell>
          <table:table-cell office:value-type="float" office:value="44013.9" calcext:value-type="float">
            <text:p>44013.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1607.3" calcext:value-type="float">
            <text:p>-11607.3</text:p>
          </table:table-cell>
          <table:table-cell table:number-columns-repeated="8"/>
          <table:table-cell office:value-type="float" office:value="-47827.8" calcext:value-type="float">
            <text:p>-47827.8</text:p>
          </table:table-cell>
          <table:table-cell table:number-columns-repeated="2" office:value-type="float" office:value="31876.2" calcext:value-type="float">
            <text:p>31876.2</text:p>
          </table:table-cell>
          <table:table-cell office:value-type="float" office:value="9779.5" calcext:value-type="float">
            <text:p>9779.5</text:p>
          </table:table-cell>
        </table:table-row>
        <table:table-row table:style-name="ro1">
          <table:table-cell office:value-type="float" office:value="-0.166667" calcext:value-type="float">
            <text:p>-0.166667</text:p>
          </table:table-cell>
          <table:table-cell office:value-type="float" office:value="44200.3" calcext:value-type="float">
            <text:p>44200.3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0932.8" calcext:value-type="float">
            <text:p>-10932.8</text:p>
          </table:table-cell>
          <table:table-cell table:number-columns-repeated="8"/>
          <table:table-cell office:value-type="float" office:value="-47789.3" calcext:value-type="float">
            <text:p>-47789.3</text:p>
          </table:table-cell>
          <table:table-cell table:number-columns-repeated="2" office:value-type="float" office:value="31799.6" calcext:value-type="float">
            <text:p>31799.6</text:p>
          </table:table-cell>
          <table:table-cell office:value-type="float" office:value="9798.56" calcext:value-type="float">
            <text:p>9798.5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4433.4" calcext:value-type="float">
            <text:p>44433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0287" calcext:value-type="float">
            <text:p>-10287</text:p>
          </table:table-cell>
          <table:table-cell table:number-columns-repeated="8"/>
          <table:table-cell office:value-type="float" office:value="-47750.9" calcext:value-type="float">
            <text:p>-47750.9</text:p>
          </table:table-cell>
          <table:table-cell table:number-columns-repeated="2" office:value-type="float" office:value="31723" calcext:value-type="float">
            <text:p>31723</text:p>
          </table:table-cell>
          <table:table-cell office:value-type="float" office:value="9817.62" calcext:value-type="float">
            <text:p>9817.62</text:p>
          </table:table-cell>
        </table:table-row>
        <table:table-row table:style-name="ro1">
          <table:table-cell office:value-type="float" office:value="-0.233333" calcext:value-type="float">
            <text:p>-0.233333</text:p>
          </table:table-cell>
          <table:table-cell office:value-type="float" office:value="44716.9" calcext:value-type="float">
            <text:p>44716.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9667.45" calcext:value-type="float">
            <text:p>-9667.45</text:p>
          </table:table-cell>
          <table:table-cell table:number-columns-repeated="8"/>
          <table:table-cell office:value-type="float" office:value="-47712.4" calcext:value-type="float">
            <text:p>-47712.4</text:p>
          </table:table-cell>
          <table:table-cell table:number-columns-repeated="2" office:value-type="float" office:value="31646.4" calcext:value-type="float">
            <text:p>31646.4</text:p>
          </table:table-cell>
          <table:table-cell office:value-type="float" office:value="9836.68" calcext:value-type="float">
            <text:p>9836.68</text:p>
          </table:table-cell>
        </table:table-row>
        <table:table-row table:style-name="ro1">
          <table:table-cell office:value-type="float" office:value="-0.266667" calcext:value-type="float">
            <text:p>-0.266667</text:p>
          </table:table-cell>
          <table:table-cell office:value-type="float" office:value="45055.6" calcext:value-type="float">
            <text:p>45055.6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9071.51" calcext:value-type="float">
            <text:p>-9071.51</text:p>
          </table:table-cell>
          <table:table-cell table:number-columns-repeated="8"/>
          <table:table-cell office:value-type="float" office:value="-47674" calcext:value-type="float">
            <text:p>-47674</text:p>
          </table:table-cell>
          <table:table-cell table:number-columns-repeated="2" office:value-type="float" office:value="31569.7" calcext:value-type="float">
            <text:p>31569.7</text:p>
          </table:table-cell>
          <table:table-cell office:value-type="float" office:value="9855.73" calcext:value-type="float">
            <text:p>9855.7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45456.1" calcext:value-type="float">
            <text:p>45456.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8496.54" calcext:value-type="float">
            <text:p>-8496.54</text:p>
          </table:table-cell>
          <table:table-cell table:number-columns-repeated="8"/>
          <table:table-cell office:value-type="float" office:value="-47635.5" calcext:value-type="float">
            <text:p>-47635.5</text:p>
          </table:table-cell>
          <table:table-cell table:number-columns-repeated="2" office:value-type="float" office:value="31493.1" calcext:value-type="float">
            <text:p>31493.1</text:p>
          </table:table-cell>
          <table:table-cell office:value-type="float" office:value="9874.79" calcext:value-type="float">
            <text:p>9874.79</text:p>
          </table:table-cell>
        </table:table-row>
        <table:table-row table:style-name="ro1">
          <table:table-cell office:value-type="float" office:value="-0.333333" calcext:value-type="float">
            <text:p>-0.333333</text:p>
          </table:table-cell>
          <table:table-cell office:value-type="float" office:value="45927.6" calcext:value-type="float">
            <text:p>45927.6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7939.64" calcext:value-type="float">
            <text:p>-7939.64</text:p>
          </table:table-cell>
          <table:table-cell table:number-columns-repeated="8"/>
          <table:table-cell office:value-type="float" office:value="-47600.9" calcext:value-type="float">
            <text:p>-47600.9</text:p>
          </table:table-cell>
          <table:table-cell table:number-columns-repeated="2" office:value-type="float" office:value="31422.6" calcext:value-type="float">
            <text:p>31422.6</text:p>
          </table:table-cell>
          <table:table-cell office:value-type="float" office:value="9892.64" calcext:value-type="float">
            <text:p>9892.64</text:p>
          </table:table-cell>
        </table:table-row>
        <table:table-row table:style-name="ro1">
          <table:table-cell office:value-type="float" office:value="-0.366667" calcext:value-type="float">
            <text:p>-0.366667</text:p>
          </table:table-cell>
          <table:table-cell office:value-type="float" office:value="46482.9" calcext:value-type="float">
            <text:p>46482.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7397.52" calcext:value-type="float">
            <text:p>-7397.52</text:p>
          </table:table-cell>
          <table:table-cell table:number-columns-repeated="8"/>
          <table:table-cell office:value-type="float" office:value="-47574.1" calcext:value-type="float">
            <text:p>-47574.1</text:p>
          </table:table-cell>
          <table:table-cell table:number-columns-repeated="2" office:value-type="float" office:value="31364.3" calcext:value-type="float">
            <text:p>31364.3</text:p>
          </table:table-cell>
          <table:table-cell office:value-type="float" office:value="9908.09" calcext:value-type="float">
            <text:p>9908.09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47141.2" calcext:value-type="float">
            <text:p>47141.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6866.07" calcext:value-type="float">
            <text:p>-6866.07</text:p>
          </table:table-cell>
          <table:table-cell table:number-columns-repeated="8"/>
          <table:table-cell office:value-type="float" office:value="-47547.2" calcext:value-type="float">
            <text:p>-47547.2</text:p>
          </table:table-cell>
          <table:table-cell table:number-columns-repeated="2" office:value-type="float" office:value="31306" calcext:value-type="float">
            <text:p>31306</text:p>
          </table:table-cell>
          <table:table-cell office:value-type="float" office:value="9923.53" calcext:value-type="float">
            <text:p>9923.53</text:p>
          </table:table-cell>
        </table:table-row>
        <table:table-row table:style-name="ro1">
          <table:table-cell office:value-type="float" office:value="-0.433333" calcext:value-type="float">
            <text:p>-0.433333</text:p>
          </table:table-cell>
          <table:table-cell office:value-type="float" office:value="47934.5" calcext:value-type="float">
            <text:p>47934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6339.08" calcext:value-type="float">
            <text:p>-6339.08</text:p>
          </table:table-cell>
          <table:table-cell table:number-columns-repeated="8"/>
          <table:table-cell office:value-type="float" office:value="-47520.4" calcext:value-type="float">
            <text:p>-47520.4</text:p>
          </table:table-cell>
          <table:table-cell table:number-columns-repeated="2" office:value-type="float" office:value="31247.7" calcext:value-type="float">
            <text:p>31247.7</text:p>
          </table:table-cell>
          <table:table-cell office:value-type="float" office:value="9938.98" calcext:value-type="float">
            <text:p>9938.98</text:p>
          </table:table-cell>
        </table:table-row>
        <table:table-row table:style-name="ro1">
          <table:table-cell office:value-type="float" office:value="-0.466667" calcext:value-type="float">
            <text:p>-0.466667</text:p>
          </table:table-cell>
          <table:table-cell office:value-type="float" office:value="48924.9" calcext:value-type="float">
            <text:p>48924.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5805.17" calcext:value-type="float">
            <text:p>-5805.17</text:p>
          </table:table-cell>
          <table:table-cell table:number-columns-repeated="8"/>
          <table:table-cell office:value-type="float" office:value="-47493.6" calcext:value-type="float">
            <text:p>-47493.6</text:p>
          </table:table-cell>
          <table:table-cell table:number-columns-repeated="2" office:value-type="float" office:value="31189.4" calcext:value-type="float">
            <text:p>31189.4</text:p>
          </table:table-cell>
          <table:table-cell office:value-type="float" office:value="9954.42" calcext:value-type="float">
            <text:p>9954.4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7661.3" calcext:value-type="float">
            <text:p>7661.3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7660.05" calcext:value-type="float">
            <text:p>-7660.05</text:p>
          </table:table-cell>
          <table:table-cell table:number-columns-repeated="8"/>
          <table:table-cell office:value-type="float" office:value="-47466.8" calcext:value-type="float">
            <text:p>-47466.8</text:p>
          </table:table-cell>
          <table:table-cell table:number-columns-repeated="2" office:value-type="float" office:value="31131.1" calcext:value-type="float">
            <text:p>31131.1</text:p>
          </table:table-cell>
          <table:table-cell office:value-type="float" office:value="9969.86" calcext:value-type="float">
            <text:p>9969.86</text:p>
          </table:table-cell>
        </table:table-row>
        <table:table-row table:style-name="ro1">
          <table:table-cell table:number-columns-repeated="6"/>
          <table:table-cell office:value-type="float" office:value="0.466667" calcext:value-type="float">
            <text:p>0.466667</text:p>
          </table:table-cell>
          <table:table-cell office:value-type="float" office:value="-10115" calcext:value-type="float">
            <text:p>-10115</text:p>
          </table:table-cell>
          <table:table-cell table:number-columns-repeated="8"/>
          <table:table-cell office:value-type="float" office:value="-47439.9" calcext:value-type="float">
            <text:p>-47439.9</text:p>
          </table:table-cell>
          <table:table-cell table:number-columns-repeated="2" office:value-type="float" office:value="31072.8" calcext:value-type="float">
            <text:p>31072.8</text:p>
          </table:table-cell>
          <table:table-cell office:value-type="float" office:value="9985.31" calcext:value-type="float">
            <text:p>9985.31</text:p>
          </table:table-cell>
        </table:table-row>
        <table:table-row table:style-name="ro1">
          <table:table-cell table:number-columns-repeated="6"/>
          <table:table-cell office:value-type="float" office:value="0.433333" calcext:value-type="float">
            <text:p>0.433333</text:p>
          </table:table-cell>
          <table:table-cell office:value-type="float" office:value="-10733.8" calcext:value-type="float">
            <text:p>-10733.8</text:p>
          </table:table-cell>
          <table:table-cell table:number-columns-repeated="8"/>
          <table:table-cell office:value-type="float" office:value="-47413.1" calcext:value-type="float">
            <text:p>-47413.1</text:p>
          </table:table-cell>
          <table:table-cell table:number-columns-repeated="2" office:value-type="float" office:value="31014.5" calcext:value-type="float">
            <text:p>31014.5</text:p>
          </table:table-cell>
          <table:table-cell office:value-type="float" office:value="10000.8" calcext:value-type="float">
            <text:p>10000.8</text:p>
          </table:table-cell>
        </table:table-row>
        <table:table-row table:style-name="ro1"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-11278.7" calcext:value-type="float">
            <text:p>-11278.7</text:p>
          </table:table-cell>
          <table:table-cell table:number-columns-repeated="8"/>
          <table:table-cell office:value-type="float" office:value="-47386.3" calcext:value-type="float">
            <text:p>-47386.3</text:p>
          </table:table-cell>
          <table:table-cell table:number-columns-repeated="2" office:value-type="float" office:value="30956.2" calcext:value-type="float">
            <text:p>30956.2</text:p>
          </table:table-cell>
          <table:table-cell office:value-type="float" office:value="10016.2" calcext:value-type="float">
            <text:p>10016.2</text:p>
          </table:table-cell>
        </table:table-row>
        <table:table-row table:style-name="ro1">
          <table:table-cell table:number-columns-repeated="6"/>
          <table:table-cell office:value-type="float" office:value="0.366667" calcext:value-type="float">
            <text:p>0.366667</text:p>
          </table:table-cell>
          <table:table-cell office:value-type="float" office:value="-11767.9" calcext:value-type="float">
            <text:p>-11767.9</text:p>
          </table:table-cell>
          <table:table-cell table:number-columns-repeated="8"/>
          <table:table-cell office:value-type="float" office:value="-47359.4" calcext:value-type="float">
            <text:p>-47359.4</text:p>
          </table:table-cell>
          <table:table-cell table:number-columns-repeated="2" office:value-type="float" office:value="30897.9" calcext:value-type="float">
            <text:p>30897.9</text:p>
          </table:table-cell>
          <table:table-cell office:value-type="float" office:value="10031.6" calcext:value-type="float">
            <text:p>10031.6</text:p>
          </table:table-cell>
        </table:table-row>
        <table:table-row table:style-name="ro1">
          <table:table-cell table:number-columns-repeated="6"/>
          <table:table-cell office:value-type="float" office:value="0.333333" calcext:value-type="float">
            <text:p>0.333333</text:p>
          </table:table-cell>
          <table:table-cell office:value-type="float" office:value="-12215.8" calcext:value-type="float">
            <text:p>-12215.8</text:p>
          </table:table-cell>
          <table:table-cell table:number-columns-repeated="8"/>
          <table:table-cell office:value-type="float" office:value="-47332.6" calcext:value-type="float">
            <text:p>-47332.6</text:p>
          </table:table-cell>
          <table:table-cell table:number-columns-repeated="2" office:value-type="float" office:value="30839.6" calcext:value-type="float">
            <text:p>30839.6</text:p>
          </table:table-cell>
          <table:table-cell office:value-type="float" office:value="10047.1" calcext:value-type="float">
            <text:p>10047.1</text:p>
          </table:table-cell>
        </table:table-row>
        <table:table-row table:style-name="ro1"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-12624.5" calcext:value-type="float">
            <text:p>-12624.5</text:p>
          </table:table-cell>
          <table:table-cell table:number-columns-repeated="8"/>
          <table:table-cell office:value-type="float" office:value="-47305.8" calcext:value-type="float">
            <text:p>-47305.8</text:p>
          </table:table-cell>
          <table:table-cell table:number-columns-repeated="2" office:value-type="float" office:value="30781.3" calcext:value-type="float">
            <text:p>30781.3</text:p>
          </table:table-cell>
          <table:table-cell office:value-type="float" office:value="10062.5" calcext:value-type="float">
            <text:p>10062.5</text:p>
          </table:table-cell>
        </table:table-row>
        <table:table-row table:style-name="ro1">
          <table:table-cell table:number-columns-repeated="6"/>
          <table:table-cell office:value-type="float" office:value="0.266667" calcext:value-type="float">
            <text:p>0.266667</text:p>
          </table:table-cell>
          <table:table-cell office:value-type="float" office:value="-12992.8" calcext:value-type="float">
            <text:p>-12992.8</text:p>
          </table:table-cell>
          <table:table-cell table:number-columns-repeated="8"/>
          <table:table-cell office:value-type="float" office:value="-47278.9" calcext:value-type="float">
            <text:p>-47278.9</text:p>
          </table:table-cell>
          <table:table-cell table:number-columns-repeated="2" office:value-type="float" office:value="30723" calcext:value-type="float">
            <text:p>30723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table:number-columns-repeated="6"/>
          <table:table-cell office:value-type="float" office:value="0.233333" calcext:value-type="float">
            <text:p>0.233333</text:p>
          </table:table-cell>
          <table:table-cell office:value-type="float" office:value="-13319.6" calcext:value-type="float">
            <text:p>-13319.6</text:p>
          </table:table-cell>
          <table:table-cell table:number-columns-repeated="8"/>
          <table:table-cell office:value-type="float" office:value="-47252.1" calcext:value-type="float">
            <text:p>-47252.1</text:p>
          </table:table-cell>
          <table:table-cell table:number-columns-repeated="2" office:value-type="float" office:value="30664.7" calcext:value-type="float">
            <text:p>30664.7</text:p>
          </table:table-cell>
          <table:table-cell office:value-type="float" office:value="10093.4" calcext:value-type="float">
            <text:p>10093.4</text:p>
          </table:table-cell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-13604.2" calcext:value-type="float">
            <text:p>-13604.2</text:p>
          </table:table-cell>
          <table:table-cell table:number-columns-repeated="8"/>
          <table:table-cell office:value-type="float" office:value="-47225.3" calcext:value-type="float">
            <text:p>-47225.3</text:p>
          </table:table-cell>
          <table:table-cell table:number-columns-repeated="2" office:value-type="float" office:value="30606.4" calcext:value-type="float">
            <text:p>30606.4</text:p>
          </table:table-cell>
          <table:table-cell office:value-type="float" office:value="10108.9" calcext:value-type="float">
            <text:p>10108.9</text:p>
          </table:table-cell>
        </table:table-row>
        <table:table-row table:style-name="ro1">
          <table:table-cell table:number-columns-repeated="6"/>
          <table:table-cell office:value-type="float" office:value="0.166667" calcext:value-type="float">
            <text:p>0.166667</text:p>
          </table:table-cell>
          <table:table-cell office:value-type="float" office:value="-13846.1" calcext:value-type="float">
            <text:p>-13846.1</text:p>
          </table:table-cell>
          <table:table-cell table:number-columns-repeated="8"/>
          <table:table-cell office:value-type="float" office:value="-47198.4" calcext:value-type="float">
            <text:p>-47198.4</text:p>
          </table:table-cell>
          <table:table-cell table:number-columns-repeated="2" office:value-type="float" office:value="30548.1" calcext:value-type="float">
            <text:p>30548.1</text:p>
          </table:table-cell>
          <table:table-cell office:value-type="float" office:value="10124.3" calcext:value-type="float">
            <text:p>10124.3</text:p>
          </table:table-cell>
        </table:table-row>
        <table:table-row table:style-name="ro1">
          <table:table-cell table:number-columns-repeated="6"/>
          <table:table-cell office:value-type="float" office:value="0.133333" calcext:value-type="float">
            <text:p>0.133333</text:p>
          </table:table-cell>
          <table:table-cell office:value-type="float" office:value="-14044.9" calcext:value-type="float">
            <text:p>-14044.9</text:p>
          </table:table-cell>
          <table:table-cell table:number-columns-repeated="8"/>
          <table:table-cell office:value-type="float" office:value="-47171.6" calcext:value-type="float">
            <text:p>-47171.6</text:p>
          </table:table-cell>
          <table:table-cell table:number-columns-repeated="2" office:value-type="float" office:value="30489.8" calcext:value-type="float">
            <text:p>30489.8</text:p>
          </table:table-cell>
          <table:table-cell office:value-type="float" office:value="10139.7" calcext:value-type="float">
            <text:p>10139.7</text:p>
          </table:table-cell>
        </table:table-row>
        <table:table-row table:style-name="ro1"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-14199.9" calcext:value-type="float">
            <text:p>-14199.9</text:p>
          </table:table-cell>
          <table:table-cell table:number-columns-repeated="8"/>
          <table:table-cell office:value-type="float" office:value="-47144.8" calcext:value-type="float">
            <text:p>-47144.8</text:p>
          </table:table-cell>
          <table:table-cell table:number-columns-repeated="2" office:value-type="float" office:value="30431.5" calcext:value-type="float">
            <text:p>30431.5</text:p>
          </table:table-cell>
          <table:table-cell office:value-type="float" office:value="10155.2" calcext:value-type="float">
            <text:p>10155.2</text:p>
          </table:table-cell>
        </table:table-row>
        <table:table-row table:style-name="ro1">
          <table:table-cell table:number-columns-repeated="6"/>
          <table:table-cell office:value-type="float" office:value="0.0666667" calcext:value-type="float">
            <text:p>0.0666667</text:p>
          </table:table-cell>
          <table:table-cell office:value-type="float" office:value="-14311" calcext:value-type="float">
            <text:p>-14311</text:p>
          </table:table-cell>
          <table:table-cell table:number-columns-repeated="8"/>
          <table:table-cell office:value-type="float" office:value="-47118" calcext:value-type="float">
            <text:p>-47118</text:p>
          </table:table-cell>
          <table:table-cell table:number-columns-repeated="2" office:value-type="float" office:value="30373.2" calcext:value-type="float">
            <text:p>30373.2</text:p>
          </table:table-cell>
          <table:table-cell office:value-type="float" office:value="10170.6" calcext:value-type="float">
            <text:p>10170.6</text:p>
          </table:table-cell>
        </table:table-row>
        <table:table-row table:style-name="ro1">
          <table:table-cell table:number-columns-repeated="6"/>
          <table:table-cell office:value-type="float" office:value="0.0333333" calcext:value-type="float">
            <text:p>0.0333333</text:p>
          </table:table-cell>
          <table:table-cell office:value-type="float" office:value="-14377.7" calcext:value-type="float">
            <text:p>-14377.7</text:p>
          </table:table-cell>
          <table:table-cell table:number-columns-repeated="8"/>
          <table:table-cell office:value-type="float" office:value="-47091.1" calcext:value-type="float">
            <text:p>-47091.1</text:p>
          </table:table-cell>
          <table:table-cell table:number-columns-repeated="2" office:value-type="float" office:value="30314.9" calcext:value-type="float">
            <text:p>30314.9</text:p>
          </table:table-cell>
          <table:table-cell office:value-type="float" office:value="10186.1" calcext:value-type="float">
            <text:p>10186.1</text:p>
          </table:table-cell>
        </table:table-row>
        <table:table-row table:style-name="ro1">
          <table:table-cell table:number-columns-repeated="6"/>
          <table:table-cell office:value-type="float" office:value="-5.55112E-017" calcext:value-type="float">
            <text:p>-5.55112E-17</text:p>
          </table:table-cell>
          <table:table-cell office:value-type="float" office:value="-14399.9" calcext:value-type="float">
            <text:p>-14399.9</text:p>
          </table:table-cell>
          <table:table-cell table:number-columns-repeated="8"/>
          <table:table-cell office:value-type="float" office:value="-47064.3" calcext:value-type="float">
            <text:p>-47064.3</text:p>
          </table:table-cell>
          <table:table-cell table:number-columns-repeated="2" office:value-type="float" office:value="30256.6" calcext:value-type="float">
            <text:p>30256.6</text:p>
          </table:table-cell>
          <table:table-cell office:value-type="float" office:value="10201.5" calcext:value-type="float">
            <text:p>10201.5</text:p>
          </table:table-cell>
        </table:table-row>
        <table:table-row table:style-name="ro1">
          <table:table-cell table:number-columns-repeated="6"/>
          <table:table-cell office:value-type="float" office:value="-0.0333333" calcext:value-type="float">
            <text:p>-0.0333333</text:p>
          </table:table-cell>
          <table:table-cell office:value-type="float" office:value="-14377.7" calcext:value-type="float">
            <text:p>-14377.7</text:p>
          </table:table-cell>
          <table:table-cell table:number-columns-repeated="8"/>
          <table:table-cell office:value-type="float" office:value="-47037.5" calcext:value-type="float">
            <text:p>-47037.5</text:p>
          </table:table-cell>
          <table:table-cell table:number-columns-repeated="2" office:value-type="float" office:value="30198.3" calcext:value-type="float">
            <text:p>30198.3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7661.3" calcext:value-type="float">
            <text:p>7661.3</text:p>
          </table:table-cell>
          <table:table-cell table:number-columns-repeated="8"/>
          <table:table-cell office:value-type="float" office:value="-47010.6" calcext:value-type="float">
            <text:p>-47010.6</text:p>
          </table:table-cell>
          <table:table-cell table:number-columns-repeated="2" office:value-type="float" office:value="30140" calcext:value-type="float">
            <text:p>30140</text:p>
          </table:table-cell>
          <table:table-cell office:value-type="float" office:value="10232.4" calcext:value-type="float">
            <text:p>10232.4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33002.1" calcext:value-type="float">
            <text:p>-33002.1</text:p>
          </table:table-cell>
          <table:table-cell table:number-columns-repeated="8"/>
          <table:table-cell office:value-type="float" office:value="-46983.8" calcext:value-type="float">
            <text:p>-46983.8</text:p>
          </table:table-cell>
          <table:table-cell table:number-columns-repeated="2" office:value-type="float" office:value="30081.7" calcext:value-type="float">
            <text:p>30081.7</text:p>
          </table:table-cell>
          <table:table-cell office:value-type="float" office:value="10247.9" calcext:value-type="float">
            <text:p>10247.9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30858.8" calcext:value-type="float">
            <text:p>-30858.8</text:p>
          </table:table-cell>
          <table:table-cell table:number-columns-repeated="8"/>
          <table:table-cell office:value-type="float" office:value="-46957" calcext:value-type="float">
            <text:p>-46957</text:p>
          </table:table-cell>
          <table:table-cell table:number-columns-repeated="2" office:value-type="float" office:value="30023.4" calcext:value-type="float">
            <text:p>30023.4</text:p>
          </table:table-cell>
          <table:table-cell office:value-type="float" office:value="10263.3" calcext:value-type="float">
            <text:p>10263.3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8993.4" calcext:value-type="float">
            <text:p>-28993.4</text:p>
          </table:table-cell>
          <table:table-cell table:number-columns-repeated="8"/>
          <table:table-cell office:value-type="float" office:value="-46930.1" calcext:value-type="float">
            <text:p>-46930.1</text:p>
          </table:table-cell>
          <table:table-cell table:number-columns-repeated="2" office:value-type="float" office:value="29965.1" calcext:value-type="float">
            <text:p>29965.1</text:p>
          </table:table-cell>
          <table:table-cell office:value-type="float" office:value="10278.7" calcext:value-type="float">
            <text:p>10278.7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7314.2" calcext:value-type="float">
            <text:p>-27314.2</text:p>
          </table:table-cell>
          <table:table-cell table:number-columns-repeated="8"/>
          <table:table-cell office:value-type="float" office:value="-46903.3" calcext:value-type="float">
            <text:p>-46903.3</text:p>
          </table:table-cell>
          <table:table-cell table:number-columns-repeated="2" office:value-type="float" office:value="29906.8" calcext:value-type="float">
            <text:p>29906.8</text:p>
          </table:table-cell>
          <table:table-cell office:value-type="float" office:value="10294.2" calcext:value-type="float">
            <text:p>10294.2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5768.8" calcext:value-type="float">
            <text:p>-25768.8</text:p>
          </table:table-cell>
          <table:table-cell table:number-columns-repeated="8"/>
          <table:table-cell office:value-type="float" office:value="-46876.5" calcext:value-type="float">
            <text:p>-46876.5</text:p>
          </table:table-cell>
          <table:table-cell table:number-columns-repeated="2" office:value-type="float" office:value="29848.5" calcext:value-type="float">
            <text:p>29848.5</text:p>
          </table:table-cell>
          <table:table-cell office:value-type="float" office:value="10309.6" calcext:value-type="float">
            <text:p>10309.6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4331.6" calcext:value-type="float">
            <text:p>-24331.6</text:p>
          </table:table-cell>
          <table:table-cell table:number-columns-repeated="8"/>
          <table:table-cell office:value-type="float" office:value="-46849.7" calcext:value-type="float">
            <text:p>-46849.7</text:p>
          </table:table-cell>
          <table:table-cell table:number-columns-repeated="2" office:value-type="float" office:value="29790.2" calcext:value-type="float">
            <text:p>29790.2</text:p>
          </table:table-cell>
          <table:table-cell office:value-type="float" office:value="10325.1" calcext:value-type="float">
            <text:p>10325.1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2987.7" calcext:value-type="float">
            <text:p>-22987.7</text:p>
          </table:table-cell>
          <table:table-cell table:number-columns-repeated="8"/>
          <table:table-cell office:value-type="float" office:value="-46822.8" calcext:value-type="float">
            <text:p>-46822.8</text:p>
          </table:table-cell>
          <table:table-cell table:number-columns-repeated="2" office:value-type="float" office:value="29731.9" calcext:value-type="float">
            <text:p>29731.9</text:p>
          </table:table-cell>
          <table:table-cell office:value-type="float" office:value="10340.5" calcext:value-type="float">
            <text:p>10340.5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1726.2" calcext:value-type="float">
            <text:p>-21726.2</text:p>
          </table:table-cell>
          <table:table-cell table:number-columns-repeated="8"/>
          <table:table-cell office:value-type="float" office:value="-46796" calcext:value-type="float">
            <text:p>-46796</text:p>
          </table:table-cell>
          <table:table-cell table:number-columns-repeated="2" office:value-type="float" office:value="29673.6" calcext:value-type="float">
            <text:p>29673.6</text:p>
          </table:table-cell>
          <table:table-cell office:value-type="float" office:value="10356" calcext:value-type="float">
            <text:p>10356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20538.5" calcext:value-type="float">
            <text:p>-20538.5</text:p>
          </table:table-cell>
          <table:table-cell table:number-columns-repeated="8"/>
          <table:table-cell office:value-type="float" office:value="-46769.2" calcext:value-type="float">
            <text:p>-46769.2</text:p>
          </table:table-cell>
          <table:table-cell table:number-columns-repeated="2" office:value-type="float" office:value="29615.3" calcext:value-type="float">
            <text:p>29615.3</text:p>
          </table:table-cell>
          <table:table-cell office:value-type="float" office:value="10371.4" calcext:value-type="float">
            <text:p>10371.4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9417.6" calcext:value-type="float">
            <text:p>-19417.6</text:p>
          </table:table-cell>
          <table:table-cell table:number-columns-repeated="8"/>
          <table:table-cell office:value-type="float" office:value="-46742.3" calcext:value-type="float">
            <text:p>-46742.3</text:p>
          </table:table-cell>
          <table:table-cell table:number-columns-repeated="2" office:value-type="float" office:value="29557" calcext:value-type="float">
            <text:p>29557</text:p>
          </table:table-cell>
          <table:table-cell office:value-type="float" office:value="10386.9" calcext:value-type="float">
            <text:p>10386.9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8357.9" calcext:value-type="float">
            <text:p>-18357.9</text:p>
          </table:table-cell>
          <table:table-cell table:number-columns-repeated="8"/>
          <table:table-cell office:value-type="float" office:value="-46715.5" calcext:value-type="float">
            <text:p>-46715.5</text:p>
          </table:table-cell>
          <table:table-cell table:number-columns-repeated="2" office:value-type="float" office:value="29498.7" calcext:value-type="float">
            <text:p>29498.7</text:p>
          </table:table-cell>
          <table:table-cell office:value-type="float" office:value="10402.3" calcext:value-type="float">
            <text:p>10402.3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7354.5" calcext:value-type="float">
            <text:p>-17354.5</text:p>
          </table:table-cell>
          <table:table-cell table:number-columns-repeated="8"/>
          <table:table-cell office:value-type="float" office:value="-46693.5" calcext:value-type="float">
            <text:p>-46693.5</text:p>
          </table:table-cell>
          <table:table-cell table:number-columns-repeated="2" office:value-type="float" office:value="29446.5" calcext:value-type="float">
            <text:p>29446.5</text:p>
          </table:table-cell>
          <table:table-cell office:value-type="float" office:value="10415.8" calcext:value-type="float">
            <text:p>10415.8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6403.5" calcext:value-type="float">
            <text:p>-16403.5</text:p>
          </table:table-cell>
          <table:table-cell table:number-columns-repeated="8"/>
          <table:table-cell office:value-type="float" office:value="-46671.5" calcext:value-type="float">
            <text:p>-46671.5</text:p>
          </table:table-cell>
          <table:table-cell table:number-columns-repeated="2" office:value-type="float" office:value="29394.3" calcext:value-type="float">
            <text:p>29394.3</text:p>
          </table:table-cell>
          <table:table-cell office:value-type="float" office:value="10429.2" calcext:value-type="float">
            <text:p>10429.2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5501" calcext:value-type="float">
            <text:p>-15501</text:p>
          </table:table-cell>
          <table:table-cell table:number-columns-repeated="8"/>
          <table:table-cell office:value-type="float" office:value="-46649.4" calcext:value-type="float">
            <text:p>-46649.4</text:p>
          </table:table-cell>
          <table:table-cell table:number-columns-repeated="2" office:value-type="float" office:value="29342.2" calcext:value-type="float">
            <text:p>29342.2</text:p>
          </table:table-cell>
          <table:table-cell office:value-type="float" office:value="10442.7" calcext:value-type="float">
            <text:p>10442.7</text:p>
          </table:table-cell>
        </table:table-row>
        <table:table-row table:style-name="ro1">
          <table:table-cell table:number-columns-repeated="6"/>
          <table:table-cell office:value-type="float" office:value="-0.0333333" calcext:value-type="float">
            <text:p>-0.0333333</text:p>
          </table:table-cell>
          <table:table-cell office:value-type="float" office:value="-14377.7" calcext:value-type="float">
            <text:p>-14377.7</text:p>
          </table:table-cell>
          <table:table-cell table:number-columns-repeated="8"/>
          <table:table-cell office:value-type="float" office:value="-46627.4" calcext:value-type="float">
            <text:p>-46627.4</text:p>
          </table:table-cell>
          <table:table-cell table:number-columns-repeated="2" office:value-type="float" office:value="29290" calcext:value-type="float">
            <text:p>29290</text:p>
          </table:table-cell>
          <table:table-cell office:value-type="float" office:value="10456.1" calcext:value-type="float">
            <text:p>10456.1</text:p>
          </table:table-cell>
        </table:table-row>
        <table:table-row table:style-name="ro1">
          <table:table-cell table:number-columns-repeated="6"/>
          <table:table-cell office:value-type="float" office:value="-0.0666667" calcext:value-type="float">
            <text:p>-0.0666667</text:p>
          </table:table-cell>
          <table:table-cell office:value-type="float" office:value="-14310.9" calcext:value-type="float">
            <text:p>-14310.9</text:p>
          </table:table-cell>
          <table:table-cell table:number-columns-repeated="8"/>
          <table:table-cell office:value-type="float" office:value="-46605.4" calcext:value-type="float">
            <text:p>-46605.4</text:p>
          </table:table-cell>
          <table:table-cell table:number-columns-repeated="2" office:value-type="float" office:value="29237.9" calcext:value-type="float">
            <text:p>29237.9</text:p>
          </table:table-cell>
          <table:table-cell office:value-type="float" office:value="10469.6" calcext:value-type="float">
            <text:p>10469.6</text:p>
          </table:table-cell>
        </table:table-row>
        <table:table-row table:style-name="ro1">
          <table:table-cell table:number-columns-repeated="6"/>
          <table:table-cell office:value-type="float" office:value="-0.1" calcext:value-type="float">
            <text:p>-0.1</text:p>
          </table:table-cell>
          <table:table-cell office:value-type="float" office:value="-14199.9" calcext:value-type="float">
            <text:p>-14199.9</text:p>
          </table:table-cell>
          <table:table-cell table:number-columns-repeated="8"/>
          <table:table-cell office:value-type="float" office:value="-46583.4" calcext:value-type="float">
            <text:p>-46583.4</text:p>
          </table:table-cell>
          <table:table-cell table:number-columns-repeated="2" office:value-type="float" office:value="29185.7" calcext:value-type="float">
            <text:p>29185.7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table:number-columns-repeated="6"/>
          <table:table-cell office:value-type="float" office:value="-0.133333" calcext:value-type="float">
            <text:p>-0.133333</text:p>
          </table:table-cell>
          <table:table-cell office:value-type="float" office:value="-14044.8" calcext:value-type="float">
            <text:p>-14044.8</text:p>
          </table:table-cell>
          <table:table-cell table:number-columns-repeated="8"/>
          <table:table-cell office:value-type="float" office:value="-46561.3" calcext:value-type="float">
            <text:p>-46561.3</text:p>
          </table:table-cell>
          <table:table-cell table:number-columns-repeated="2" office:value-type="float" office:value="29133.6" calcext:value-type="float">
            <text:p>29133.6</text:p>
          </table:table-cell>
          <table:table-cell office:value-type="float" office:value="10496.5" calcext:value-type="float">
            <text:p>10496.5</text:p>
          </table:table-cell>
        </table:table-row>
        <table:table-row table:style-name="ro1">
          <table:table-cell table:number-columns-repeated="6"/>
          <table:table-cell office:value-type="float" office:value="-0.166667" calcext:value-type="float">
            <text:p>-0.166667</text:p>
          </table:table-cell>
          <table:table-cell office:value-type="float" office:value="-13846.1" calcext:value-type="float">
            <text:p>-13846.1</text:p>
          </table:table-cell>
          <table:table-cell table:number-columns-repeated="8"/>
          <table:table-cell office:value-type="float" office:value="-46539.3" calcext:value-type="float">
            <text:p>-46539.3</text:p>
          </table:table-cell>
          <table:table-cell table:number-columns-repeated="2" office:value-type="float" office:value="29081.4" calcext:value-type="float">
            <text:p>29081.4</text:p>
          </table:table-cell>
          <table:table-cell office:value-type="float" office:value="10509.9" calcext:value-type="float">
            <text:p>10509.9</text:p>
          </table:table-cell>
        </table:table-row>
        <table:table-row table:style-name="ro1">
          <table:table-cell table:number-columns-repeated="6"/>
          <table:table-cell office:value-type="float" office:value="-0.2" calcext:value-type="float">
            <text:p>-0.2</text:p>
          </table:table-cell>
          <table:table-cell office:value-type="float" office:value="-13604.2" calcext:value-type="float">
            <text:p>-13604.2</text:p>
          </table:table-cell>
          <table:table-cell table:number-columns-repeated="8"/>
          <table:table-cell office:value-type="float" office:value="-46517.3" calcext:value-type="float">
            <text:p>-46517.3</text:p>
          </table:table-cell>
          <table:table-cell table:number-columns-repeated="2" office:value-type="float" office:value="29029.2" calcext:value-type="float">
            <text:p>29029.2</text:p>
          </table:table-cell>
          <table:table-cell office:value-type="float" office:value="10523.4" calcext:value-type="float">
            <text:p>10523.4</text:p>
          </table:table-cell>
        </table:table-row>
        <table:table-row table:style-name="ro1">
          <table:table-cell table:number-columns-repeated="6"/>
          <table:table-cell office:value-type="float" office:value="-0.233333" calcext:value-type="float">
            <text:p>-0.233333</text:p>
          </table:table-cell>
          <table:table-cell office:value-type="float" office:value="-13319.6" calcext:value-type="float">
            <text:p>-13319.6</text:p>
          </table:table-cell>
          <table:table-cell table:number-columns-repeated="8"/>
          <table:table-cell office:value-type="float" office:value="-46495.3" calcext:value-type="float">
            <text:p>-46495.3</text:p>
          </table:table-cell>
          <table:table-cell table:number-columns-repeated="2" office:value-type="float" office:value="28977.1" calcext:value-type="float">
            <text:p>28977.1</text:p>
          </table:table-cell>
          <table:table-cell office:value-type="float" office:value="10536.8" calcext:value-type="float">
            <text:p>10536.8</text:p>
          </table:table-cell>
        </table:table-row>
        <table:table-row table:style-name="ro1">
          <table:table-cell table:number-columns-repeated="6"/>
          <table:table-cell office:value-type="float" office:value="-0.266667" calcext:value-type="float">
            <text:p>-0.266667</text:p>
          </table:table-cell>
          <table:table-cell office:value-type="float" office:value="-12992.8" calcext:value-type="float">
            <text:p>-12992.8</text:p>
          </table:table-cell>
          <table:table-cell table:number-columns-repeated="8"/>
          <table:table-cell office:value-type="float" office:value="-46473.3" calcext:value-type="float">
            <text:p>-46473.3</text:p>
          </table:table-cell>
          <table:table-cell table:number-columns-repeated="2" office:value-type="float" office:value="28924.9" calcext:value-type="float">
            <text:p>28924.9</text:p>
          </table:table-cell>
          <table:table-cell office:value-type="float" office:value="10550.3" calcext:value-type="float">
            <text:p>10550.3</text:p>
          </table:table-cell>
        </table:table-row>
        <table:table-row table:style-name="ro1">
          <table:table-cell table:number-columns-repeated="6"/>
          <table:table-cell office:value-type="float" office:value="-0.3" calcext:value-type="float">
            <text:p>-0.3</text:p>
          </table:table-cell>
          <table:table-cell office:value-type="float" office:value="-12624.6" calcext:value-type="float">
            <text:p>-12624.6</text:p>
          </table:table-cell>
          <table:table-cell table:number-columns-repeated="8"/>
          <table:table-cell office:value-type="float" office:value="-46451.2" calcext:value-type="float">
            <text:p>-46451.2</text:p>
          </table:table-cell>
          <table:table-cell table:number-columns-repeated="2" office:value-type="float" office:value="28872.8" calcext:value-type="float">
            <text:p>28872.8</text:p>
          </table:table-cell>
          <table:table-cell office:value-type="float" office:value="10563.7" calcext:value-type="float">
            <text:p>10563.7</text:p>
          </table:table-cell>
        </table:table-row>
        <table:table-row table:style-name="ro1">
          <table:table-cell table:number-columns-repeated="6"/>
          <table:table-cell office:value-type="float" office:value="-0.333333" calcext:value-type="float">
            <text:p>-0.333333</text:p>
          </table:table-cell>
          <table:table-cell office:value-type="float" office:value="-12215.9" calcext:value-type="float">
            <text:p>-12215.9</text:p>
          </table:table-cell>
          <table:table-cell table:number-columns-repeated="8"/>
          <table:table-cell office:value-type="float" office:value="-46429.2" calcext:value-type="float">
            <text:p>-46429.2</text:p>
          </table:table-cell>
          <table:table-cell table:number-columns-repeated="2" office:value-type="float" office:value="28820.6" calcext:value-type="float">
            <text:p>28820.6</text:p>
          </table:table-cell>
          <table:table-cell office:value-type="float" office:value="10577.2" calcext:value-type="float">
            <text:p>10577.2</text:p>
          </table:table-cell>
        </table:table-row>
        <table:table-row table:style-name="ro1">
          <table:table-cell table:number-columns-repeated="6"/>
          <table:table-cell office:value-type="float" office:value="-0.366667" calcext:value-type="float">
            <text:p>-0.366667</text:p>
          </table:table-cell>
          <table:table-cell office:value-type="float" office:value="-11768" calcext:value-type="float">
            <text:p>-11768</text:p>
          </table:table-cell>
          <table:table-cell table:number-columns-repeated="8"/>
          <table:table-cell office:value-type="float" office:value="-46407.2" calcext:value-type="float">
            <text:p>-46407.2</text:p>
          </table:table-cell>
          <table:table-cell table:number-columns-repeated="2" office:value-type="float" office:value="28768.5" calcext:value-type="float">
            <text:p>28768.5</text:p>
          </table:table-cell>
          <table:table-cell office:value-type="float" office:value="10590.6" calcext:value-type="float">
            <text:p>10590.6</text:p>
          </table:table-cell>
        </table:table-row>
        <table:table-row table:style-name="ro1">
          <table:table-cell table:number-columns-repeated="6"/>
          <table:table-cell office:value-type="float" office:value="-0.4" calcext:value-type="float">
            <text:p>-0.4</text:p>
          </table:table-cell>
          <table:table-cell office:value-type="float" office:value="-11278.7" calcext:value-type="float">
            <text:p>-11278.7</text:p>
          </table:table-cell>
          <table:table-cell table:number-columns-repeated="8"/>
          <table:table-cell office:value-type="float" office:value="-46385.2" calcext:value-type="float">
            <text:p>-46385.2</text:p>
          </table:table-cell>
          <table:table-cell table:number-columns-repeated="2" office:value-type="float" office:value="28716.3" calcext:value-type="float">
            <text:p>28716.3</text:p>
          </table:table-cell>
          <table:table-cell office:value-type="float" office:value="10604.1" calcext:value-type="float">
            <text:p>10604.1</text:p>
          </table:table-cell>
        </table:table-row>
        <table:table-row table:style-name="ro1">
          <table:table-cell table:number-columns-repeated="6"/>
          <table:table-cell office:value-type="float" office:value="-0.433333" calcext:value-type="float">
            <text:p>-0.433333</text:p>
          </table:table-cell>
          <table:table-cell office:value-type="float" office:value="-10733.9" calcext:value-type="float">
            <text:p>-10733.9</text:p>
          </table:table-cell>
          <table:table-cell table:number-columns-repeated="8"/>
          <table:table-cell office:value-type="float" office:value="-46363.2" calcext:value-type="float">
            <text:p>-46363.2</text:p>
          </table:table-cell>
          <table:table-cell table:number-columns-repeated="2" office:value-type="float" office:value="28664.1" calcext:value-type="float">
            <text:p>28664.1</text:p>
          </table:table-cell>
          <table:table-cell office:value-type="float" office:value="10617.6" calcext:value-type="float">
            <text:p>10617.6</text:p>
          </table:table-cell>
        </table:table-row>
        <table:table-row table:style-name="ro1">
          <table:table-cell table:number-columns-repeated="6"/>
          <table:table-cell office:value-type="float" office:value="-0.466667" calcext:value-type="float">
            <text:p>-0.466667</text:p>
          </table:table-cell>
          <table:table-cell office:value-type="float" office:value="-10115.1" calcext:value-type="float">
            <text:p>-10115.1</text:p>
          </table:table-cell>
          <table:table-cell table:number-columns-repeated="8"/>
          <table:table-cell office:value-type="float" office:value="-46341.1" calcext:value-type="float">
            <text:p>-46341.1</text:p>
          </table:table-cell>
          <table:table-cell table:number-columns-repeated="2" office:value-type="float" office:value="28612" calcext:value-type="float">
            <text:p>28612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7660.12" calcext:value-type="float">
            <text:p>-7660.12</text:p>
          </table:table-cell>
          <table:table-cell table:number-columns-repeated="8"/>
          <table:table-cell office:value-type="float" office:value="-46319.1" calcext:value-type="float">
            <text:p>-46319.1</text:p>
          </table:table-cell>
          <table:table-cell table:number-columns-repeated="2" office:value-type="float" office:value="28559.8" calcext:value-type="float">
            <text:p>28559.8</text:p>
          </table:table-cell>
          <table:table-cell office:value-type="float" office:value="10644.5" calcext:value-type="float">
            <text:p>10644.5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5805.23" calcext:value-type="float">
            <text:p>-5805.23</text:p>
          </table:table-cell>
          <table:table-cell table:number-columns-repeated="8"/>
          <table:table-cell office:value-type="float" office:value="-46297.1" calcext:value-type="float">
            <text:p>-46297.1</text:p>
          </table:table-cell>
          <table:table-cell table:number-columns-repeated="2" office:value-type="float" office:value="28507.7" calcext:value-type="float">
            <text:p>28507.7</text:p>
          </table:table-cell>
          <table:table-cell office:value-type="float" office:value="10657.9" calcext:value-type="float">
            <text:p>10657.9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6339.14" calcext:value-type="float">
            <text:p>-6339.14</text:p>
          </table:table-cell>
          <table:table-cell table:number-columns-repeated="8"/>
          <table:table-cell office:value-type="float" office:value="-46275.1" calcext:value-type="float">
            <text:p>-46275.1</text:p>
          </table:table-cell>
          <table:table-cell table:number-columns-repeated="2" office:value-type="float" office:value="28455.5" calcext:value-type="float">
            <text:p>28455.5</text:p>
          </table:table-cell>
          <table:table-cell office:value-type="float" office:value="10671.4" calcext:value-type="float">
            <text:p>10671.4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6866.13" calcext:value-type="float">
            <text:p>-6866.13</text:p>
          </table:table-cell>
          <table:table-cell table:number-columns-repeated="8"/>
          <table:table-cell office:value-type="float" office:value="-46253" calcext:value-type="float">
            <text:p>-46253</text:p>
          </table:table-cell>
          <table:table-cell table:number-columns-repeated="2" office:value-type="float" office:value="28403.4" calcext:value-type="float">
            <text:p>28403.4</text:p>
          </table:table-cell>
          <table:table-cell office:value-type="float" office:value="10684.8" calcext:value-type="float">
            <text:p>10684.8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7397.57" calcext:value-type="float">
            <text:p>-7397.57</text:p>
          </table:table-cell>
          <table:table-cell table:number-columns-repeated="8"/>
          <table:table-cell office:value-type="float" office:value="-46231" calcext:value-type="float">
            <text:p>-46231</text:p>
          </table:table-cell>
          <table:table-cell table:number-columns-repeated="2" office:value-type="float" office:value="28351.2" calcext:value-type="float">
            <text:p>28351.2</text:p>
          </table:table-cell>
          <table:table-cell office:value-type="float" office:value="10698.3" calcext:value-type="float">
            <text:p>10698.3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7939.67" calcext:value-type="float">
            <text:p>-7939.67</text:p>
          </table:table-cell>
          <table:table-cell table:number-columns-repeated="8"/>
          <table:table-cell office:value-type="float" office:value="-46209" calcext:value-type="float">
            <text:p>-46209</text:p>
          </table:table-cell>
          <table:table-cell table:number-columns-repeated="2" office:value-type="float" office:value="28299.1" calcext:value-type="float">
            <text:p>28299.1</text:p>
          </table:table-cell>
          <table:table-cell office:value-type="float" office:value="10711.7" calcext:value-type="float">
            <text:p>10711.7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8496.57" calcext:value-type="float">
            <text:p>-8496.57</text:p>
          </table:table-cell>
          <table:table-cell table:number-columns-repeated="8"/>
          <table:table-cell office:value-type="float" office:value="-46187" calcext:value-type="float">
            <text:p>-46187</text:p>
          </table:table-cell>
          <table:table-cell table:number-columns-repeated="2" office:value-type="float" office:value="28246.9" calcext:value-type="float">
            <text:p>28246.9</text:p>
          </table:table-cell>
          <table:table-cell office:value-type="float" office:value="10725.2" calcext:value-type="float">
            <text:p>10725.2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9071.53" calcext:value-type="float">
            <text:p>-9071.53</text:p>
          </table:table-cell>
          <table:table-cell table:number-columns-repeated="8"/>
          <table:table-cell office:value-type="float" office:value="-46165" calcext:value-type="float">
            <text:p>-46165</text:p>
          </table:table-cell>
          <table:table-cell table:number-columns-repeated="2" office:value-type="float" office:value="28194.7" calcext:value-type="float">
            <text:p>28194.7</text:p>
          </table:table-cell>
          <table:table-cell office:value-type="float" office:value="10738.6" calcext:value-type="float">
            <text:p>10738.6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9667.47" calcext:value-type="float">
            <text:p>-9667.47</text:p>
          </table:table-cell>
          <table:table-cell table:number-columns-repeated="8"/>
          <table:table-cell office:value-type="float" office:value="-46142.9" calcext:value-type="float">
            <text:p>-46142.9</text:p>
          </table:table-cell>
          <table:table-cell table:number-columns-repeated="2" office:value-type="float" office:value="28142.6" calcext:value-type="float">
            <text:p>28142.6</text:p>
          </table:table-cell>
          <table:table-cell office:value-type="float" office:value="10752.1" calcext:value-type="float">
            <text:p>10752.1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0287" calcext:value-type="float">
            <text:p>-10287</text:p>
          </table:table-cell>
          <table:table-cell table:number-columns-repeated="8"/>
          <table:table-cell office:value-type="float" office:value="-46120.9" calcext:value-type="float">
            <text:p>-46120.9</text:p>
          </table:table-cell>
          <table:table-cell table:number-columns-repeated="2" office:value-type="float" office:value="28090.4" calcext:value-type="float">
            <text:p>28090.4</text:p>
          </table:table-cell>
          <table:table-cell office:value-type="float" office:value="10765.5" calcext:value-type="float">
            <text:p>10765.5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0932.8" calcext:value-type="float">
            <text:p>-10932.8</text:p>
          </table:table-cell>
          <table:table-cell table:number-columns-repeated="8"/>
          <table:table-cell office:value-type="float" office:value="-46098.9" calcext:value-type="float">
            <text:p>-46098.9</text:p>
          </table:table-cell>
          <table:table-cell table:number-columns-repeated="2" office:value-type="float" office:value="28038.3" calcext:value-type="float">
            <text:p>28038.3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1607.3" calcext:value-type="float">
            <text:p>-11607.3</text:p>
          </table:table-cell>
          <table:table-cell table:number-columns-repeated="8"/>
          <table:table-cell office:value-type="float" office:value="-46076.9" calcext:value-type="float">
            <text:p>-46076.9</text:p>
          </table:table-cell>
          <table:table-cell table:number-columns-repeated="2" office:value-type="float" office:value="27986.1" calcext:value-type="float">
            <text:p>27986.1</text:p>
          </table:table-cell>
          <table:table-cell office:value-type="float" office:value="10792.5" calcext:value-type="float">
            <text:p>10792.5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2313.1" calcext:value-type="float">
            <text:p>-12313.1</text:p>
          </table:table-cell>
          <table:table-cell table:number-columns-repeated="8"/>
          <table:table-cell office:value-type="float" office:value="-46054.9" calcext:value-type="float">
            <text:p>-46054.9</text:p>
          </table:table-cell>
          <table:table-cell table:number-columns-repeated="2" office:value-type="float" office:value="27934" calcext:value-type="float">
            <text:p>27934</text:p>
          </table:table-cell>
          <table:table-cell office:value-type="float" office:value="10805.9" calcext:value-type="float">
            <text:p>10805.9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3052.6" calcext:value-type="float">
            <text:p>-13052.6</text:p>
          </table:table-cell>
          <table:table-cell table:number-columns-repeated="8"/>
          <table:table-cell office:value-type="float" office:value="-46032.8" calcext:value-type="float">
            <text:p>-46032.8</text:p>
          </table:table-cell>
          <table:table-cell table:number-columns-repeated="2" office:value-type="float" office:value="27881.8" calcext:value-type="float">
            <text:p>27881.8</text:p>
          </table:table-cell>
          <table:table-cell office:value-type="float" office:value="10819.4" calcext:value-type="float">
            <text:p>10819.4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3828.6" calcext:value-type="float">
            <text:p>-13828.6</text:p>
          </table:table-cell>
          <table:table-cell table:number-columns-repeated="8"/>
          <table:table-cell office:value-type="float" office:value="-46010.8" calcext:value-type="float">
            <text:p>-46010.8</text:p>
          </table:table-cell>
          <table:table-cell table:number-columns-repeated="2" office:value-type="float" office:value="27829.6" calcext:value-type="float">
            <text:p>27829.6</text:p>
          </table:table-cell>
          <table:table-cell office:value-type="float" office:value="10832.8" calcext:value-type="float">
            <text:p>10832.8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4643.8" calcext:value-type="float">
            <text:p>-14643.8</text:p>
          </table:table-cell>
          <table:table-cell table:number-columns-repeated="8"/>
          <table:table-cell office:value-type="float" office:value="-45988.8" calcext:value-type="float">
            <text:p>-45988.8</text:p>
          </table:table-cell>
          <table:table-cell table:number-columns-repeated="2" office:value-type="float" office:value="27777.5" calcext:value-type="float">
            <text:p>27777.5</text:p>
          </table:table-cell>
          <table:table-cell office:value-type="float" office:value="10846.3" calcext:value-type="float">
            <text:p>10846.3</text:p>
          </table:table-cell>
        </table:table-row>
        <table:table-row table:style-name="ro1">
          <table:table-cell table:number-columns-repeated="6"/>
          <table:table-cell office:value-type="float" office:value="-0.5" calcext:value-type="float">
            <text:p>-0.5</text:p>
          </table:table-cell>
          <table:table-cell office:value-type="float" office:value="-15501" calcext:value-type="float">
            <text:p>-15501</text:p>
          </table:table-cell>
          <table:table-cell table:number-columns-repeated="8"/>
          <table:table-cell office:value-type="float" office:value="-45969.3" calcext:value-type="float">
            <text:p>-45969.3</text:p>
          </table:table-cell>
          <table:table-cell table:number-columns-repeated="2" office:value-type="float" office:value="27728.1" calcext:value-type="float">
            <text:p>27728.1</text:p>
          </table:table-cell>
          <table:table-cell office:value-type="float" office:value="10859.4" calcext:value-type="float">
            <text:p>10859.4</text:p>
          </table:table-cell>
        </table:table-row>
        <table:table-row table:style-name="ro1">
          <table:table-cell table:number-columns-repeated="16"/>
          <table:table-cell office:value-type="float" office:value="-45951.1" calcext:value-type="float">
            <text:p>-45951.1</text:p>
          </table:table-cell>
          <table:table-cell table:number-columns-repeated="2" office:value-type="float" office:value="27680.1" calcext:value-type="float">
            <text:p>27680.1</text:p>
          </table:table-cell>
          <table:table-cell office:value-type="float" office:value="10872.3" calcext:value-type="float">
            <text:p>10872.3</text:p>
          </table:table-cell>
        </table:table-row>
        <table:table-row table:style-name="ro1">
          <table:table-cell table:number-columns-repeated="16"/>
          <table:table-cell office:value-type="float" office:value="-45932.8" calcext:value-type="float">
            <text:p>-45932.8</text:p>
          </table:table-cell>
          <table:table-cell table:number-columns-repeated="2" office:value-type="float" office:value="27632.1" calcext:value-type="float">
            <text:p>27632.1</text:p>
          </table:table-cell>
          <table:table-cell office:value-type="float" office:value="10885.2" calcext:value-type="float">
            <text:p>10885.2</text:p>
          </table:table-cell>
        </table:table-row>
        <table:table-row table:style-name="ro1">
          <table:table-cell table:number-columns-repeated="16"/>
          <table:table-cell office:value-type="float" office:value="-45914.6" calcext:value-type="float">
            <text:p>-45914.6</text:p>
          </table:table-cell>
          <table:table-cell table:number-columns-repeated="2" office:value-type="float" office:value="27584" calcext:value-type="float">
            <text:p>27584</text:p>
          </table:table-cell>
          <table:table-cell office:value-type="float" office:value="10898.1" calcext:value-type="float">
            <text:p>10898.1</text:p>
          </table:table-cell>
        </table:table-row>
        <table:table-row table:style-name="ro1">
          <table:table-cell table:number-columns-repeated="16"/>
          <table:table-cell office:value-type="float" office:value="-45896.4" calcext:value-type="float">
            <text:p>-45896.4</text:p>
          </table:table-cell>
          <table:table-cell table:number-columns-repeated="2" office:value-type="float" office:value="27536" calcext:value-type="float">
            <text:p>27536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1">
          <table:table-cell table:number-columns-repeated="16"/>
          <table:table-cell office:value-type="float" office:value="-45878.1" calcext:value-type="float">
            <text:p>-45878.1</text:p>
          </table:table-cell>
          <table:table-cell table:number-columns-repeated="2" office:value-type="float" office:value="27488" calcext:value-type="float">
            <text:p>27488</text:p>
          </table:table-cell>
          <table:table-cell office:value-type="float" office:value="10923.9" calcext:value-type="float">
            <text:p>10923.9</text:p>
          </table:table-cell>
        </table:table-row>
        <table:table-row table:style-name="ro1">
          <table:table-cell table:number-columns-repeated="16"/>
          <table:table-cell office:value-type="float" office:value="-45859.9" calcext:value-type="float">
            <text:p>-45859.9</text:p>
          </table:table-cell>
          <table:table-cell table:number-columns-repeated="2" office:value-type="float" office:value="27440" calcext:value-type="float">
            <text:p>27440</text:p>
          </table:table-cell>
          <table:table-cell office:value-type="float" office:value="10936.8" calcext:value-type="float">
            <text:p>10936.8</text:p>
          </table:table-cell>
        </table:table-row>
        <table:table-row table:style-name="ro1">
          <table:table-cell table:number-columns-repeated="16"/>
          <table:table-cell office:value-type="float" office:value="-45841.7" calcext:value-type="float">
            <text:p>-45841.7</text:p>
          </table:table-cell>
          <table:table-cell table:number-columns-repeated="2" office:value-type="float" office:value="27392" calcext:value-type="float">
            <text:p>27392</text:p>
          </table:table-cell>
          <table:table-cell office:value-type="float" office:value="10949.7" calcext:value-type="float">
            <text:p>10949.7</text:p>
          </table:table-cell>
        </table:table-row>
        <table:table-row table:style-name="ro1">
          <table:table-cell table:number-columns-repeated="16"/>
          <table:table-cell office:value-type="float" office:value="-45823.5" calcext:value-type="float">
            <text:p>-45823.5</text:p>
          </table:table-cell>
          <table:table-cell table:number-columns-repeated="2" office:value-type="float" office:value="27344" calcext:value-type="float">
            <text:p>27344</text:p>
          </table:table-cell>
          <table:table-cell office:value-type="float" office:value="10962.7" calcext:value-type="float">
            <text:p>10962.7</text:p>
          </table:table-cell>
        </table:table-row>
        <table:table-row table:style-name="ro1">
          <table:table-cell table:number-columns-repeated="16"/>
          <table:table-cell office:value-type="float" office:value="-45805.2" calcext:value-type="float">
            <text:p>-45805.2</text:p>
          </table:table-cell>
          <table:table-cell table:number-columns-repeated="2" office:value-type="float" office:value="27295.9" calcext:value-type="float">
            <text:p>27295.9</text:p>
          </table:table-cell>
          <table:table-cell office:value-type="float" office:value="10975.6" calcext:value-type="float">
            <text:p>10975.6</text:p>
          </table:table-cell>
        </table:table-row>
        <table:table-row table:style-name="ro1">
          <table:table-cell table:number-columns-repeated="16"/>
          <table:table-cell office:value-type="float" office:value="-45787" calcext:value-type="float">
            <text:p>-45787</text:p>
          </table:table-cell>
          <table:table-cell table:number-columns-repeated="2" office:value-type="float" office:value="27247.9" calcext:value-type="float">
            <text:p>27247.9</text:p>
          </table:table-cell>
          <table:table-cell office:value-type="float" office:value="10988.5" calcext:value-type="float">
            <text:p>10988.5</text:p>
          </table:table-cell>
        </table:table-row>
        <table:table-row table:style-name="ro1">
          <table:table-cell table:number-columns-repeated="16"/>
          <table:table-cell office:value-type="float" office:value="-45768.8" calcext:value-type="float">
            <text:p>-45768.8</text:p>
          </table:table-cell>
          <table:table-cell table:number-columns-repeated="2" office:value-type="float" office:value="27199.9" calcext:value-type="float">
            <text:p>27199.9</text:p>
          </table:table-cell>
          <table:table-cell office:value-type="float" office:value="11001.4" calcext:value-type="float">
            <text:p>11001.4</text:p>
          </table:table-cell>
        </table:table-row>
        <table:table-row table:style-name="ro1">
          <table:table-cell table:number-columns-repeated="16"/>
          <table:table-cell office:value-type="float" office:value="-45750.5" calcext:value-type="float">
            <text:p>-45750.5</text:p>
          </table:table-cell>
          <table:table-cell table:number-columns-repeated="2" office:value-type="float" office:value="27151.9" calcext:value-type="float">
            <text:p>27151.9</text:p>
          </table:table-cell>
          <table:table-cell office:value-type="float" office:value="11014.3" calcext:value-type="float">
            <text:p>11014.3</text:p>
          </table:table-cell>
        </table:table-row>
        <table:table-row table:style-name="ro1">
          <table:table-cell table:number-columns-repeated="16"/>
          <table:table-cell office:value-type="float" office:value="-45732.3" calcext:value-type="float">
            <text:p>-45732.3</text:p>
          </table:table-cell>
          <table:table-cell table:number-columns-repeated="2" office:value-type="float" office:value="27103.9" calcext:value-type="float">
            <text:p>27103.9</text:p>
          </table:table-cell>
          <table:table-cell office:value-type="float" office:value="11027.2" calcext:value-type="float">
            <text:p>11027.2</text:p>
          </table:table-cell>
        </table:table-row>
        <table:table-row table:style-name="ro1">
          <table:table-cell table:number-columns-repeated="16"/>
          <table:table-cell office:value-type="float" office:value="-45714.1" calcext:value-type="float">
            <text:p>-45714.1</text:p>
          </table:table-cell>
          <table:table-cell table:number-columns-repeated="2" office:value-type="float" office:value="27055.9" calcext:value-type="float">
            <text:p>27055.9</text:p>
          </table:table-cell>
          <table:table-cell office:value-type="float" office:value="11040.1" calcext:value-type="float">
            <text:p>11040.1</text:p>
          </table:table-cell>
        </table:table-row>
        <table:table-row table:style-name="ro1">
          <table:table-cell table:number-columns-repeated="16"/>
          <table:table-cell office:value-type="float" office:value="-45695.9" calcext:value-type="float">
            <text:p>-45695.9</text:p>
          </table:table-cell>
          <table:table-cell table:number-columns-repeated="2" office:value-type="float" office:value="27007.8" calcext:value-type="float">
            <text:p>27007.8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table:number-columns-repeated="16"/>
          <table:table-cell office:value-type="float" office:value="-45677.6" calcext:value-type="float">
            <text:p>-45677.6</text:p>
          </table:table-cell>
          <table:table-cell table:number-columns-repeated="2" office:value-type="float" office:value="26959.8" calcext:value-type="float">
            <text:p>26959.8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1">
          <table:table-cell table:number-columns-repeated="16"/>
          <table:table-cell office:value-type="float" office:value="-45659.4" calcext:value-type="float">
            <text:p>-45659.4</text:p>
          </table:table-cell>
          <table:table-cell table:number-columns-repeated="2" office:value-type="float" office:value="26911.8" calcext:value-type="float">
            <text:p>26911.8</text:p>
          </table:table-cell>
          <table:table-cell office:value-type="float" office:value="11078.9" calcext:value-type="float">
            <text:p>11078.9</text:p>
          </table:table-cell>
        </table:table-row>
        <table:table-row table:style-name="ro1">
          <table:table-cell table:number-columns-repeated="16"/>
          <table:table-cell office:value-type="float" office:value="-45641.2" calcext:value-type="float">
            <text:p>-45641.2</text:p>
          </table:table-cell>
          <table:table-cell table:number-columns-repeated="2" office:value-type="float" office:value="26863.8" calcext:value-type="float">
            <text:p>26863.8</text:p>
          </table:table-cell>
          <table:table-cell office:value-type="float" office:value="11091.8" calcext:value-type="float">
            <text:p>11091.8</text:p>
          </table:table-cell>
        </table:table-row>
        <table:table-row table:style-name="ro1">
          <table:table-cell table:number-columns-repeated="16"/>
          <table:table-cell office:value-type="float" office:value="-45622.9" calcext:value-type="float">
            <text:p>-45622.9</text:p>
          </table:table-cell>
          <table:table-cell table:number-columns-repeated="2" office:value-type="float" office:value="26815.8" calcext:value-type="float">
            <text:p>26815.8</text:p>
          </table:table-cell>
          <table:table-cell office:value-type="float" office:value="11104.7" calcext:value-type="float">
            <text:p>11104.7</text:p>
          </table:table-cell>
        </table:table-row>
        <table:table-row table:style-name="ro1">
          <table:table-cell table:number-columns-repeated="16"/>
          <table:table-cell office:value-type="float" office:value="-45604.7" calcext:value-type="float">
            <text:p>-45604.7</text:p>
          </table:table-cell>
          <table:table-cell table:number-columns-repeated="2" office:value-type="float" office:value="26767.8" calcext:value-type="float">
            <text:p>26767.8</text:p>
          </table:table-cell>
          <table:table-cell office:value-type="float" office:value="11117.6" calcext:value-type="float">
            <text:p>11117.6</text:p>
          </table:table-cell>
        </table:table-row>
        <table:table-row table:style-name="ro1">
          <table:table-cell table:number-columns-repeated="16"/>
          <table:table-cell office:value-type="float" office:value="-45586.5" calcext:value-type="float">
            <text:p>-45586.5</text:p>
          </table:table-cell>
          <table:table-cell table:number-columns-repeated="2" office:value-type="float" office:value="26719.7" calcext:value-type="float">
            <text:p>26719.7</text:p>
          </table:table-cell>
          <table:table-cell office:value-type="float" office:value="11130.5" calcext:value-type="float">
            <text:p>11130.5</text:p>
          </table:table-cell>
        </table:table-row>
        <table:table-row table:style-name="ro1">
          <table:table-cell table:number-columns-repeated="16"/>
          <table:table-cell office:value-type="float" office:value="-45568.2" calcext:value-type="float">
            <text:p>-45568.2</text:p>
          </table:table-cell>
          <table:table-cell table:number-columns-repeated="2" office:value-type="float" office:value="26671.7" calcext:value-type="float">
            <text:p>26671.7</text:p>
          </table:table-cell>
          <table:table-cell office:value-type="float" office:value="11143.4" calcext:value-type="float">
            <text:p>11143.4</text:p>
          </table:table-cell>
        </table:table-row>
        <table:table-row table:style-name="ro1">
          <table:table-cell table:number-columns-repeated="16"/>
          <table:table-cell office:value-type="float" office:value="-45550" calcext:value-type="float">
            <text:p>-45550</text:p>
          </table:table-cell>
          <table:table-cell table:number-columns-repeated="2" office:value-type="float" office:value="26623.7" calcext:value-type="float">
            <text:p>26623.7</text:p>
          </table:table-cell>
          <table:table-cell office:value-type="float" office:value="11156.3" calcext:value-type="float">
            <text:p>11156.3</text:p>
          </table:table-cell>
        </table:table-row>
        <table:table-row table:style-name="ro1">
          <table:table-cell table:number-columns-repeated="16"/>
          <table:table-cell office:value-type="float" office:value="-45531.8" calcext:value-type="float">
            <text:p>-45531.8</text:p>
          </table:table-cell>
          <table:table-cell table:number-columns-repeated="2" office:value-type="float" office:value="26575.7" calcext:value-type="float">
            <text:p>26575.7</text:p>
          </table:table-cell>
          <table:table-cell office:value-type="float" office:value="11169.2" calcext:value-type="float">
            <text:p>11169.2</text:p>
          </table:table-cell>
        </table:table-row>
        <table:table-row table:style-name="ro1">
          <table:table-cell table:number-columns-repeated="16"/>
          <table:table-cell office:value-type="float" office:value="-45513.6" calcext:value-type="float">
            <text:p>-45513.6</text:p>
          </table:table-cell>
          <table:table-cell table:number-columns-repeated="2" office:value-type="float" office:value="26527.7" calcext:value-type="float">
            <text:p>26527.7</text:p>
          </table:table-cell>
          <table:table-cell office:value-type="float" office:value="11182.2" calcext:value-type="float">
            <text:p>11182.2</text:p>
          </table:table-cell>
        </table:table-row>
        <table:table-row table:style-name="ro1">
          <table:table-cell table:number-columns-repeated="16"/>
          <table:table-cell office:value-type="float" office:value="-45495.3" calcext:value-type="float">
            <text:p>-45495.3</text:p>
          </table:table-cell>
          <table:table-cell table:number-columns-repeated="2" office:value-type="float" office:value="26479.7" calcext:value-type="float">
            <text:p>26479.7</text:p>
          </table:table-cell>
          <table:table-cell office:value-type="float" office:value="11195.1" calcext:value-type="float">
            <text:p>11195.1</text:p>
          </table:table-cell>
        </table:table-row>
        <table:table-row table:style-name="ro1">
          <table:table-cell table:number-columns-repeated="16"/>
          <table:table-cell office:value-type="float" office:value="-45477.1" calcext:value-type="float">
            <text:p>-45477.1</text:p>
          </table:table-cell>
          <table:table-cell table:number-columns-repeated="2" office:value-type="float" office:value="26431.6" calcext:value-type="float">
            <text:p>26431.6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table:number-columns-repeated="16"/>
          <table:table-cell office:value-type="float" office:value="-45458.9" calcext:value-type="float">
            <text:p>-45458.9</text:p>
          </table:table-cell>
          <table:table-cell table:number-columns-repeated="2" office:value-type="float" office:value="26383.6" calcext:value-type="float">
            <text:p>26383.6</text:p>
          </table:table-cell>
          <table:table-cell office:value-type="float" office:value="11220.9" calcext:value-type="float">
            <text:p>11220.9</text:p>
          </table:table-cell>
        </table:table-row>
        <table:table-row table:style-name="ro1">
          <table:table-cell table:number-columns-repeated="16"/>
          <table:table-cell office:value-type="float" office:value="-45440.6" calcext:value-type="float">
            <text:p>-45440.6</text:p>
          </table:table-cell>
          <table:table-cell table:number-columns-repeated="2" office:value-type="float" office:value="26335.6" calcext:value-type="float">
            <text:p>26335.6</text:p>
          </table:table-cell>
          <table:table-cell office:value-type="float" office:value="11233.8" calcext:value-type="float">
            <text:p>11233.8</text:p>
          </table:table-cell>
        </table:table-row>
        <table:table-row table:style-name="ro1">
          <table:table-cell table:number-columns-repeated="16"/>
          <table:table-cell office:value-type="float" office:value="-45422.4" calcext:value-type="float">
            <text:p>-45422.4</text:p>
          </table:table-cell>
          <table:table-cell table:number-columns-repeated="2" office:value-type="float" office:value="26287.6" calcext:value-type="float">
            <text:p>26287.6</text:p>
          </table:table-cell>
          <table:table-cell office:value-type="float" office:value="11246.7" calcext:value-type="float">
            <text:p>11246.7</text:p>
          </table:table-cell>
        </table:table-row>
        <table:table-row table:style-name="ro1">
          <table:table-cell table:number-columns-repeated="16"/>
          <table:table-cell office:value-type="float" office:value="-45404.2" calcext:value-type="float">
            <text:p>-45404.2</text:p>
          </table:table-cell>
          <table:table-cell table:number-columns-repeated="2" office:value-type="float" office:value="26239.6" calcext:value-type="float">
            <text:p>26239.6</text:p>
          </table:table-cell>
          <table:table-cell office:value-type="float" office:value="11259.6" calcext:value-type="float">
            <text:p>11259.6</text:p>
          </table:table-cell>
        </table:table-row>
        <table:table-row table:style-name="ro1">
          <table:table-cell table:number-columns-repeated="16"/>
          <table:table-cell office:value-type="float" office:value="-45385.9" calcext:value-type="float">
            <text:p>-45385.9</text:p>
          </table:table-cell>
          <table:table-cell table:number-columns-repeated="2" office:value-type="float" office:value="26191.6" calcext:value-type="float">
            <text:p>26191.6</text:p>
          </table:table-cell>
          <table:table-cell office:value-type="float" office:value="11272.5" calcext:value-type="float">
            <text:p>11272.5</text:p>
          </table:table-cell>
        </table:table-row>
        <table:table-row table:style-name="ro1">
          <table:table-cell table:number-columns-repeated="16"/>
          <table:table-cell office:value-type="float" office:value="-45368.7" calcext:value-type="float">
            <text:p>-45368.7</text:p>
          </table:table-cell>
          <table:table-cell table:number-columns-repeated="2" office:value-type="float" office:value="26144.7" calcext:value-type="float">
            <text:p>26144.7</text:p>
          </table:table-cell>
          <table:table-cell office:value-type="float" office:value="11285.1" calcext:value-type="float">
            <text:p>11285.1</text:p>
          </table:table-cell>
        </table:table-row>
        <table:table-row table:style-name="ro1">
          <table:table-cell table:number-columns-repeated="16"/>
          <table:table-cell office:value-type="float" office:value="-45353.3" calcext:value-type="float">
            <text:p>-45353.3</text:p>
          </table:table-cell>
          <table:table-cell table:number-columns-repeated="2" office:value-type="float" office:value="26100" calcext:value-type="float">
            <text:p>26100</text:p>
          </table:table-cell>
          <table:table-cell office:value-type="float" office:value="11297.1" calcext:value-type="float">
            <text:p>11297.1</text:p>
          </table:table-cell>
        </table:table-row>
        <table:table-row table:style-name="ro1">
          <table:table-cell table:number-columns-repeated="16"/>
          <table:table-cell office:value-type="float" office:value="-45338" calcext:value-type="float">
            <text:p>-45338</text:p>
          </table:table-cell>
          <table:table-cell table:number-columns-repeated="2" office:value-type="float" office:value="26055.3" calcext:value-type="float">
            <text:p>26055.3</text:p>
          </table:table-cell>
          <table:table-cell office:value-type="float" office:value="11309" calcext:value-type="float">
            <text:p>11309</text:p>
          </table:table-cell>
        </table:table-row>
        <table:table-row table:style-name="ro1">
          <table:table-cell table:number-columns-repeated="16"/>
          <table:table-cell office:value-type="float" office:value="-45322.6" calcext:value-type="float">
            <text:p>-45322.6</text:p>
          </table:table-cell>
          <table:table-cell table:number-columns-repeated="2" office:value-type="float" office:value="26010.7" calcext:value-type="float">
            <text:p>26010.7</text:p>
          </table:table-cell>
          <table:table-cell office:value-type="float" office:value="11321" calcext:value-type="float">
            <text:p>11321</text:p>
          </table:table-cell>
        </table:table-row>
        <table:table-row table:style-name="ro1">
          <table:table-cell table:number-columns-repeated="16"/>
          <table:table-cell office:value-type="float" office:value="-45307.2" calcext:value-type="float">
            <text:p>-45307.2</text:p>
          </table:table-cell>
          <table:table-cell table:number-columns-repeated="2" office:value-type="float" office:value="25966" calcext:value-type="float">
            <text:p>25966</text:p>
          </table:table-cell>
          <table:table-cell office:value-type="float" office:value="11332.9" calcext:value-type="float">
            <text:p>11332.9</text:p>
          </table:table-cell>
        </table:table-row>
        <table:table-row table:style-name="ro1">
          <table:table-cell table:number-columns-repeated="16"/>
          <table:table-cell office:value-type="float" office:value="-45291.9" calcext:value-type="float">
            <text:p>-45291.9</text:p>
          </table:table-cell>
          <table:table-cell table:number-columns-repeated="2" office:value-type="float" office:value="25921.4" calcext:value-type="float">
            <text:p>25921.4</text:p>
          </table:table-cell>
          <table:table-cell office:value-type="float" office:value="11344.9" calcext:value-type="float">
            <text:p>11344.9</text:p>
          </table:table-cell>
        </table:table-row>
        <table:table-row table:style-name="ro1">
          <table:table-cell table:number-columns-repeated="16"/>
          <table:table-cell office:value-type="float" office:value="-45276.5" calcext:value-type="float">
            <text:p>-45276.5</text:p>
          </table:table-cell>
          <table:table-cell table:number-columns-repeated="2" office:value-type="float" office:value="25876.7" calcext:value-type="float">
            <text:p>25876.7</text:p>
          </table:table-cell>
          <table:table-cell office:value-type="float" office:value="11356.8" calcext:value-type="float">
            <text:p>11356.8</text:p>
          </table:table-cell>
        </table:table-row>
        <table:table-row table:style-name="ro1">
          <table:table-cell table:number-columns-repeated="16"/>
          <table:table-cell office:value-type="float" office:value="-45261.2" calcext:value-type="float">
            <text:p>-45261.2</text:p>
          </table:table-cell>
          <table:table-cell table:number-columns-repeated="2" office:value-type="float" office:value="25832.1" calcext:value-type="float">
            <text:p>25832.1</text:p>
          </table:table-cell>
          <table:table-cell office:value-type="float" office:value="11368.8" calcext:value-type="float">
            <text:p>11368.8</text:p>
          </table:table-cell>
        </table:table-row>
        <table:table-row table:style-name="ro1">
          <table:table-cell table:number-columns-repeated="16"/>
          <table:table-cell office:value-type="float" office:value="-45245.8" calcext:value-type="float">
            <text:p>-45245.8</text:p>
          </table:table-cell>
          <table:table-cell table:number-columns-repeated="2" office:value-type="float" office:value="25787.4" calcext:value-type="float">
            <text:p>25787.4</text:p>
          </table:table-cell>
          <table:table-cell office:value-type="float" office:value="11380.7" calcext:value-type="float">
            <text:p>11380.7</text:p>
          </table:table-cell>
        </table:table-row>
        <table:table-row table:style-name="ro1">
          <table:table-cell table:number-columns-repeated="16"/>
          <table:table-cell office:value-type="float" office:value="-45230.5" calcext:value-type="float">
            <text:p>-45230.5</text:p>
          </table:table-cell>
          <table:table-cell table:number-columns-repeated="2" office:value-type="float" office:value="25742.7" calcext:value-type="float">
            <text:p>25742.7</text:p>
          </table:table-cell>
          <table:table-cell office:value-type="float" office:value="11392.6" calcext:value-type="float">
            <text:p>11392.6</text:p>
          </table:table-cell>
        </table:table-row>
        <table:table-row table:style-name="ro1">
          <table:table-cell table:number-columns-repeated="16"/>
          <table:table-cell office:value-type="float" office:value="-45215.1" calcext:value-type="float">
            <text:p>-45215.1</text:p>
          </table:table-cell>
          <table:table-cell table:number-columns-repeated="2" office:value-type="float" office:value="25698.1" calcext:value-type="float">
            <text:p>25698.1</text:p>
          </table:table-cell>
          <table:table-cell office:value-type="float" office:value="11404.6" calcext:value-type="float">
            <text:p>11404.6</text:p>
          </table:table-cell>
        </table:table-row>
        <table:table-row table:style-name="ro1">
          <table:table-cell table:number-columns-repeated="16"/>
          <table:table-cell office:value-type="float" office:value="-45199.8" calcext:value-type="float">
            <text:p>-45199.8</text:p>
          </table:table-cell>
          <table:table-cell table:number-columns-repeated="2" office:value-type="float" office:value="25653.4" calcext:value-type="float">
            <text:p>25653.4</text:p>
          </table:table-cell>
          <table:table-cell office:value-type="float" office:value="11416.5" calcext:value-type="float">
            <text:p>11416.5</text:p>
          </table:table-cell>
        </table:table-row>
        <table:table-row table:style-name="ro1">
          <table:table-cell table:number-columns-repeated="16"/>
          <table:table-cell office:value-type="float" office:value="-45184.4" calcext:value-type="float">
            <text:p>-45184.4</text:p>
          </table:table-cell>
          <table:table-cell table:number-columns-repeated="2" office:value-type="float" office:value="25608.8" calcext:value-type="float">
            <text:p>25608.8</text:p>
          </table:table-cell>
          <table:table-cell office:value-type="float" office:value="11428.5" calcext:value-type="float">
            <text:p>11428.5</text:p>
          </table:table-cell>
        </table:table-row>
        <table:table-row table:style-name="ro1">
          <table:table-cell table:number-columns-repeated="16"/>
          <table:table-cell office:value-type="float" office:value="-45169" calcext:value-type="float">
            <text:p>-45169</text:p>
          </table:table-cell>
          <table:table-cell table:number-columns-repeated="2" office:value-type="float" office:value="25564.1" calcext:value-type="float">
            <text:p>25564.1</text:p>
          </table:table-cell>
          <table:table-cell office:value-type="float" office:value="11440.4" calcext:value-type="float">
            <text:p>11440.4</text:p>
          </table:table-cell>
        </table:table-row>
        <table:table-row table:style-name="ro1">
          <table:table-cell table:number-columns-repeated="16"/>
          <table:table-cell office:value-type="float" office:value="-45153.7" calcext:value-type="float">
            <text:p>-45153.7</text:p>
          </table:table-cell>
          <table:table-cell table:number-columns-repeated="2" office:value-type="float" office:value="25519.5" calcext:value-type="float">
            <text:p>25519.5</text:p>
          </table:table-cell>
          <table:table-cell office:value-type="float" office:value="11452.4" calcext:value-type="float">
            <text:p>11452.4</text:p>
          </table:table-cell>
        </table:table-row>
        <table:table-row table:style-name="ro1">
          <table:table-cell table:number-columns-repeated="16"/>
          <table:table-cell office:value-type="float" office:value="-45138.3" calcext:value-type="float">
            <text:p>-45138.3</text:p>
          </table:table-cell>
          <table:table-cell table:number-columns-repeated="2" office:value-type="float" office:value="25474.8" calcext:value-type="float">
            <text:p>25474.8</text:p>
          </table:table-cell>
          <table:table-cell office:value-type="float" office:value="11464.3" calcext:value-type="float">
            <text:p>11464.3</text:p>
          </table:table-cell>
        </table:table-row>
        <table:table-row table:style-name="ro1">
          <table:table-cell table:number-columns-repeated="16"/>
          <table:table-cell office:value-type="float" office:value="-45123" calcext:value-type="float">
            <text:p>-45123</text:p>
          </table:table-cell>
          <table:table-cell table:number-columns-repeated="2" office:value-type="float" office:value="25430.1" calcext:value-type="float">
            <text:p>25430.1</text:p>
          </table:table-cell>
          <table:table-cell office:value-type="float" office:value="11476.3" calcext:value-type="float">
            <text:p>11476.3</text:p>
          </table:table-cell>
        </table:table-row>
        <table:table-row table:style-name="ro1">
          <table:table-cell table:number-columns-repeated="16"/>
          <table:table-cell office:value-type="float" office:value="-45107.6" calcext:value-type="float">
            <text:p>-45107.6</text:p>
          </table:table-cell>
          <table:table-cell table:number-columns-repeated="2" office:value-type="float" office:value="25385.5" calcext:value-type="float">
            <text:p>25385.5</text:p>
          </table:table-cell>
          <table:table-cell office:value-type="float" office:value="11488.2" calcext:value-type="float">
            <text:p>11488.2</text:p>
          </table:table-cell>
        </table:table-row>
        <table:table-row table:style-name="ro1">
          <table:table-cell table:number-columns-repeated="16"/>
          <table:table-cell office:value-type="float" office:value="-45092.3" calcext:value-type="float">
            <text:p>-45092.3</text:p>
          </table:table-cell>
          <table:table-cell table:number-columns-repeated="2" office:value-type="float" office:value="25340.8" calcext:value-type="float">
            <text:p>25340.8</text:p>
          </table:table-cell>
          <table:table-cell office:value-type="float" office:value="11500.2" calcext:value-type="float">
            <text:p>11500.2</text:p>
          </table:table-cell>
        </table:table-row>
        <table:table-row table:style-name="ro1">
          <table:table-cell table:number-columns-repeated="16"/>
          <table:table-cell office:value-type="float" office:value="-45076.9" calcext:value-type="float">
            <text:p>-45076.9</text:p>
          </table:table-cell>
          <table:table-cell table:number-columns-repeated="2" office:value-type="float" office:value="25296.2" calcext:value-type="float">
            <text:p>25296.2</text:p>
          </table:table-cell>
          <table:table-cell office:value-type="float" office:value="11512.1" calcext:value-type="float">
            <text:p>11512.1</text:p>
          </table:table-cell>
        </table:table-row>
        <table:table-row table:style-name="ro1">
          <table:table-cell table:number-columns-repeated="16"/>
          <table:table-cell office:value-type="float" office:value="-45061.5" calcext:value-type="float">
            <text:p>-45061.5</text:p>
          </table:table-cell>
          <table:table-cell table:number-columns-repeated="2" office:value-type="float" office:value="25251.5" calcext:value-type="float">
            <text:p>25251.5</text:p>
          </table:table-cell>
          <table:table-cell office:value-type="float" office:value="11524.1" calcext:value-type="float">
            <text:p>11524.1</text:p>
          </table:table-cell>
        </table:table-row>
        <table:table-row table:style-name="ro1">
          <table:table-cell table:number-columns-repeated="16"/>
          <table:table-cell office:value-type="float" office:value="-45046.2" calcext:value-type="float">
            <text:p>-45046.2</text:p>
          </table:table-cell>
          <table:table-cell table:number-columns-repeated="2" office:value-type="float" office:value="25206.8" calcext:value-type="float">
            <text:p>25206.8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table:number-columns-repeated="16"/>
          <table:table-cell office:value-type="float" office:value="-45030.8" calcext:value-type="float">
            <text:p>-45030.8</text:p>
          </table:table-cell>
          <table:table-cell table:number-columns-repeated="2" office:value-type="float" office:value="25162.2" calcext:value-type="float">
            <text:p>25162.2</text:p>
          </table:table-cell>
          <table:table-cell office:value-type="float" office:value="11547.9" calcext:value-type="float">
            <text:p>11547.9</text:p>
          </table:table-cell>
        </table:table-row>
        <table:table-row table:style-name="ro1">
          <table:table-cell table:number-columns-repeated="16"/>
          <table:table-cell office:value-type="float" office:value="-45015.5" calcext:value-type="float">
            <text:p>-45015.5</text:p>
          </table:table-cell>
          <table:table-cell table:number-columns-repeated="2" office:value-type="float" office:value="25117.5" calcext:value-type="float">
            <text:p>25117.5</text:p>
          </table:table-cell>
          <table:table-cell office:value-type="float" office:value="11559.9" calcext:value-type="float">
            <text:p>11559.9</text:p>
          </table:table-cell>
        </table:table-row>
        <table:table-row table:style-name="ro1">
          <table:table-cell table:number-columns-repeated="16"/>
          <table:table-cell office:value-type="float" office:value="-45000.1" calcext:value-type="float">
            <text:p>-45000.1</text:p>
          </table:table-cell>
          <table:table-cell table:number-columns-repeated="2" office:value-type="float" office:value="25072.9" calcext:value-type="float">
            <text:p>25072.9</text:p>
          </table:table-cell>
          <table:table-cell office:value-type="float" office:value="11571.8" calcext:value-type="float">
            <text:p>11571.8</text:p>
          </table:table-cell>
        </table:table-row>
        <table:table-row table:style-name="ro1">
          <table:table-cell table:number-columns-repeated="16"/>
          <table:table-cell office:value-type="float" office:value="-44984.8" calcext:value-type="float">
            <text:p>-44984.8</text:p>
          </table:table-cell>
          <table:table-cell table:number-columns-repeated="2" office:value-type="float" office:value="25028.2" calcext:value-type="float">
            <text:p>25028.2</text:p>
          </table:table-cell>
          <table:table-cell office:value-type="float" office:value="11583.8" calcext:value-type="float">
            <text:p>11583.8</text:p>
          </table:table-cell>
        </table:table-row>
        <table:table-row table:style-name="ro1">
          <table:table-cell table:number-columns-repeated="16"/>
          <table:table-cell office:value-type="float" office:value="-44969.4" calcext:value-type="float">
            <text:p>-44969.4</text:p>
          </table:table-cell>
          <table:table-cell table:number-columns-repeated="2" office:value-type="float" office:value="24983.6" calcext:value-type="float">
            <text:p>24983.6</text:p>
          </table:table-cell>
          <table:table-cell office:value-type="float" office:value="11595.7" calcext:value-type="float">
            <text:p>11595.7</text:p>
          </table:table-cell>
        </table:table-row>
        <table:table-row table:style-name="ro1">
          <table:table-cell table:number-columns-repeated="16"/>
          <table:table-cell office:value-type="float" office:value="-44954" calcext:value-type="float">
            <text:p>-44954</text:p>
          </table:table-cell>
          <table:table-cell table:number-columns-repeated="2" office:value-type="float" office:value="24938.9" calcext:value-type="float">
            <text:p>24938.9</text:p>
          </table:table-cell>
          <table:table-cell office:value-type="float" office:value="11607.7" calcext:value-type="float">
            <text:p>11607.7</text:p>
          </table:table-cell>
        </table:table-row>
        <table:table-row table:style-name="ro1">
          <table:table-cell table:number-columns-repeated="16"/>
          <table:table-cell office:value-type="float" office:value="-44938.7" calcext:value-type="float">
            <text:p>-44938.7</text:p>
          </table:table-cell>
          <table:table-cell table:number-columns-repeated="2" office:value-type="float" office:value="24894.2" calcext:value-type="float">
            <text:p>24894.2</text:p>
          </table:table-cell>
          <table:table-cell office:value-type="float" office:value="11619.6" calcext:value-type="float">
            <text:p>11619.6</text:p>
          </table:table-cell>
        </table:table-row>
        <table:table-row table:style-name="ro1">
          <table:table-cell table:number-columns-repeated="16"/>
          <table:table-cell office:value-type="float" office:value="-44923.3" calcext:value-type="float">
            <text:p>-44923.3</text:p>
          </table:table-cell>
          <table:table-cell table:number-columns-repeated="2" office:value-type="float" office:value="24849.6" calcext:value-type="float">
            <text:p>24849.6</text:p>
          </table:table-cell>
          <table:table-cell office:value-type="float" office:value="11631.6" calcext:value-type="float">
            <text:p>11631.6</text:p>
          </table:table-cell>
        </table:table-row>
        <table:table-row table:style-name="ro1">
          <table:table-cell table:number-columns-repeated="16"/>
          <table:table-cell office:value-type="float" office:value="-44908" calcext:value-type="float">
            <text:p>-44908</text:p>
          </table:table-cell>
          <table:table-cell table:number-columns-repeated="2" office:value-type="float" office:value="24804.9" calcext:value-type="float">
            <text:p>24804.9</text:p>
          </table:table-cell>
          <table:table-cell office:value-type="float" office:value="11643.5" calcext:value-type="float">
            <text:p>11643.5</text:p>
          </table:table-cell>
        </table:table-row>
        <table:table-row table:style-name="ro1">
          <table:table-cell table:number-columns-repeated="16"/>
          <table:table-cell office:value-type="float" office:value="-44892.6" calcext:value-type="float">
            <text:p>-44892.6</text:p>
          </table:table-cell>
          <table:table-cell table:number-columns-repeated="2" office:value-type="float" office:value="24760.3" calcext:value-type="float">
            <text:p>24760.3</text:p>
          </table:table-cell>
          <table:table-cell office:value-type="float" office:value="11655.5" calcext:value-type="float">
            <text:p>11655.5</text:p>
          </table:table-cell>
        </table:table-row>
        <table:table-row table:style-name="ro1">
          <table:table-cell table:number-columns-repeated="16"/>
          <table:table-cell office:value-type="float" office:value="-44877.3" calcext:value-type="float">
            <text:p>-44877.3</text:p>
          </table:table-cell>
          <table:table-cell table:number-columns-repeated="2" office:value-type="float" office:value="24715.6" calcext:value-type="float">
            <text:p>24715.6</text:p>
          </table:table-cell>
          <table:table-cell office:value-type="float" office:value="11667.4" calcext:value-type="float">
            <text:p>11667.4</text:p>
          </table:table-cell>
        </table:table-row>
        <table:table-row table:style-name="ro1">
          <table:table-cell table:number-columns-repeated="16"/>
          <table:table-cell office:value-type="float" office:value="-44861.9" calcext:value-type="float">
            <text:p>-44861.9</text:p>
          </table:table-cell>
          <table:table-cell table:number-columns-repeated="2" office:value-type="float" office:value="24670.9" calcext:value-type="float">
            <text:p>24670.9</text:p>
          </table:table-cell>
          <table:table-cell office:value-type="float" office:value="11679.3" calcext:value-type="float">
            <text:p>11679.3</text:p>
          </table:table-cell>
        </table:table-row>
        <table:table-row table:style-name="ro1">
          <table:table-cell table:number-columns-repeated="16"/>
          <table:table-cell office:value-type="float" office:value="-44848.9" calcext:value-type="float">
            <text:p>-44848.9</text:p>
          </table:table-cell>
          <table:table-cell table:number-columns-repeated="2" office:value-type="float" office:value="24629.5" calcext:value-type="float">
            <text:p>24629.5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table:number-columns-repeated="16"/>
          <table:table-cell office:value-type="float" office:value="-44836" calcext:value-type="float">
            <text:p>-44836</text:p>
          </table:table-cell>
          <table:table-cell table:number-columns-repeated="2" office:value-type="float" office:value="24588" calcext:value-type="float">
            <text:p>24588</text:p>
          </table:table-cell>
          <table:table-cell office:value-type="float" office:value="11700.6" calcext:value-type="float">
            <text:p>11700.6</text:p>
          </table:table-cell>
        </table:table-row>
        <table:table-row table:style-name="ro1">
          <table:table-cell table:number-columns-repeated="16"/>
          <table:table-cell office:value-type="float" office:value="-44823" calcext:value-type="float">
            <text:p>-44823</text:p>
          </table:table-cell>
          <table:table-cell table:number-columns-repeated="2" office:value-type="float" office:value="24546.5" calcext:value-type="float">
            <text:p>24546.5</text:p>
          </table:table-cell>
          <table:table-cell office:value-type="float" office:value="11711.2" calcext:value-type="float">
            <text:p>11711.2</text:p>
          </table:table-cell>
        </table:table-row>
        <table:table-row table:style-name="ro1">
          <table:table-cell table:number-columns-repeated="16"/>
          <table:table-cell office:value-type="float" office:value="-44810" calcext:value-type="float">
            <text:p>-44810</text:p>
          </table:table-cell>
          <table:table-cell table:number-columns-repeated="2" office:value-type="float" office:value="24505" calcext:value-type="float">
            <text:p>24505</text:p>
          </table:table-cell>
          <table:table-cell office:value-type="float" office:value="11721.9" calcext:value-type="float">
            <text:p>11721.9</text:p>
          </table:table-cell>
        </table:table-row>
        <table:table-row table:style-name="ro1">
          <table:table-cell table:number-columns-repeated="16"/>
          <table:table-cell office:value-type="float" office:value="-44797" calcext:value-type="float">
            <text:p>-44797</text:p>
          </table:table-cell>
          <table:table-cell table:number-columns-repeated="2" office:value-type="float" office:value="24463.5" calcext:value-type="float">
            <text:p>24463.5</text:p>
          </table:table-cell>
          <table:table-cell office:value-type="float" office:value="11732.5" calcext:value-type="float">
            <text:p>11732.5</text:p>
          </table:table-cell>
        </table:table-row>
        <table:table-row table:style-name="ro1">
          <table:table-cell table:number-columns-repeated="16"/>
          <table:table-cell office:value-type="float" office:value="-44784.1" calcext:value-type="float">
            <text:p>-44784.1</text:p>
          </table:table-cell>
          <table:table-cell table:number-columns-repeated="2" office:value-type="float" office:value="24422" calcext:value-type="float">
            <text:p>24422</text:p>
          </table:table-cell>
          <table:table-cell office:value-type="float" office:value="11743.1" calcext:value-type="float">
            <text:p>11743.1</text:p>
          </table:table-cell>
        </table:table-row>
        <table:table-row table:style-name="ro1">
          <table:table-cell table:number-columns-repeated="16"/>
          <table:table-cell office:value-type="float" office:value="-44771.1" calcext:value-type="float">
            <text:p>-44771.1</text:p>
          </table:table-cell>
          <table:table-cell table:number-columns-repeated="2" office:value-type="float" office:value="24380.5" calcext:value-type="float">
            <text:p>24380.5</text:p>
          </table:table-cell>
          <table:table-cell office:value-type="float" office:value="11753.7" calcext:value-type="float">
            <text:p>11753.7</text:p>
          </table:table-cell>
        </table:table-row>
        <table:table-row table:style-name="ro1">
          <table:table-cell table:number-columns-repeated="16"/>
          <table:table-cell office:value-type="float" office:value="-44758.1" calcext:value-type="float">
            <text:p>-44758.1</text:p>
          </table:table-cell>
          <table:table-cell table:number-columns-repeated="2" office:value-type="float" office:value="24339" calcext:value-type="float">
            <text:p>24339</text:p>
          </table:table-cell>
          <table:table-cell office:value-type="float" office:value="11764.4" calcext:value-type="float">
            <text:p>11764.4</text:p>
          </table:table-cell>
        </table:table-row>
        <table:table-row table:style-name="ro1">
          <table:table-cell table:number-columns-repeated="16"/>
          <table:table-cell office:value-type="float" office:value="-44745.2" calcext:value-type="float">
            <text:p>-44745.2</text:p>
          </table:table-cell>
          <table:table-cell table:number-columns-repeated="2" office:value-type="float" office:value="24297.5" calcext:value-type="float">
            <text:p>24297.5</text:p>
          </table:table-cell>
          <table:table-cell office:value-type="float" office:value="11775" calcext:value-type="float">
            <text:p>11775</text:p>
          </table:table-cell>
        </table:table-row>
        <table:table-row table:style-name="ro1">
          <table:table-cell table:number-columns-repeated="16"/>
          <table:table-cell office:value-type="float" office:value="-44732.2" calcext:value-type="float">
            <text:p>-44732.2</text:p>
          </table:table-cell>
          <table:table-cell table:number-columns-repeated="2" office:value-type="float" office:value="24256" calcext:value-type="float">
            <text:p>24256</text:p>
          </table:table-cell>
          <table:table-cell office:value-type="float" office:value="11785.6" calcext:value-type="float">
            <text:p>11785.6</text:p>
          </table:table-cell>
        </table:table-row>
        <table:table-row table:style-name="ro1">
          <table:table-cell table:number-columns-repeated="16"/>
          <table:table-cell office:value-type="float" office:value="-44719.2" calcext:value-type="float">
            <text:p>-44719.2</text:p>
          </table:table-cell>
          <table:table-cell table:number-columns-repeated="2" office:value-type="float" office:value="24214.5" calcext:value-type="float">
            <text:p>24214.5</text:p>
          </table:table-cell>
          <table:table-cell office:value-type="float" office:value="11796.3" calcext:value-type="float">
            <text:p>11796.3</text:p>
          </table:table-cell>
        </table:table-row>
        <table:table-row table:style-name="ro1">
          <table:table-cell table:number-columns-repeated="16"/>
          <table:table-cell office:value-type="float" office:value="-44706.3" calcext:value-type="float">
            <text:p>-44706.3</text:p>
          </table:table-cell>
          <table:table-cell table:number-columns-repeated="2" office:value-type="float" office:value="24173" calcext:value-type="float">
            <text:p>24173</text:p>
          </table:table-cell>
          <table:table-cell office:value-type="float" office:value="11806.9" calcext:value-type="float">
            <text:p>11806.9</text:p>
          </table:table-cell>
        </table:table-row>
        <table:table-row table:style-name="ro1">
          <table:table-cell table:number-columns-repeated="16"/>
          <table:table-cell office:value-type="float" office:value="-44693.3" calcext:value-type="float">
            <text:p>-44693.3</text:p>
          </table:table-cell>
          <table:table-cell table:number-columns-repeated="2" office:value-type="float" office:value="24131.5" calcext:value-type="float">
            <text:p>24131.5</text:p>
          </table:table-cell>
          <table:table-cell office:value-type="float" office:value="11817.5" calcext:value-type="float">
            <text:p>11817.5</text:p>
          </table:table-cell>
        </table:table-row>
        <table:table-row table:style-name="ro1">
          <table:table-cell table:number-columns-repeated="16"/>
          <table:table-cell office:value-type="float" office:value="-44680.3" calcext:value-type="float">
            <text:p>-44680.3</text:p>
          </table:table-cell>
          <table:table-cell table:number-columns-repeated="2" office:value-type="float" office:value="24090" calcext:value-type="float">
            <text:p>24090</text:p>
          </table:table-cell>
          <table:table-cell office:value-type="float" office:value="11828.1" calcext:value-type="float">
            <text:p>11828.1</text:p>
          </table:table-cell>
        </table:table-row>
        <table:table-row table:style-name="ro1">
          <table:table-cell table:number-columns-repeated="16"/>
          <table:table-cell office:value-type="float" office:value="-44667.3" calcext:value-type="float">
            <text:p>-44667.3</text:p>
          </table:table-cell>
          <table:table-cell table:number-columns-repeated="2" office:value-type="float" office:value="24048.5" calcext:value-type="float">
            <text:p>24048.5</text:p>
          </table:table-cell>
          <table:table-cell office:value-type="float" office:value="11838.8" calcext:value-type="float">
            <text:p>11838.8</text:p>
          </table:table-cell>
        </table:table-row>
        <table:table-row table:style-name="ro1">
          <table:table-cell table:number-columns-repeated="16"/>
          <table:table-cell office:value-type="float" office:value="-44654.4" calcext:value-type="float">
            <text:p>-44654.4</text:p>
          </table:table-cell>
          <table:table-cell table:number-columns-repeated="2" office:value-type="float" office:value="24007" calcext:value-type="float">
            <text:p>24007</text:p>
          </table:table-cell>
          <table:table-cell office:value-type="float" office:value="11849.4" calcext:value-type="float">
            <text:p>11849.4</text:p>
          </table:table-cell>
        </table:table-row>
        <table:table-row table:style-name="ro1">
          <table:table-cell table:number-columns-repeated="16"/>
          <table:table-cell office:value-type="float" office:value="-44641.4" calcext:value-type="float">
            <text:p>-44641.4</text:p>
          </table:table-cell>
          <table:table-cell table:number-columns-repeated="2" office:value-type="float" office:value="23965.5" calcext:value-type="float">
            <text:p>23965.5</text:p>
          </table:table-cell>
          <table:table-cell office:value-type="float" office:value="11860" calcext:value-type="float">
            <text:p>11860</text:p>
          </table:table-cell>
        </table:table-row>
        <table:table-row table:style-name="ro1">
          <table:table-cell table:number-columns-repeated="16"/>
          <table:table-cell office:value-type="float" office:value="-44628.4" calcext:value-type="float">
            <text:p>-44628.4</text:p>
          </table:table-cell>
          <table:table-cell table:number-columns-repeated="2" office:value-type="float" office:value="23924" calcext:value-type="float">
            <text:p>23924</text:p>
          </table:table-cell>
          <table:table-cell office:value-type="float" office:value="11870.6" calcext:value-type="float">
            <text:p>11870.6</text:p>
          </table:table-cell>
        </table:table-row>
        <table:table-row table:style-name="ro1">
          <table:table-cell table:number-columns-repeated="16"/>
          <table:table-cell office:value-type="float" office:value="-44615.5" calcext:value-type="float">
            <text:p>-44615.5</text:p>
          </table:table-cell>
          <table:table-cell table:number-columns-repeated="2" office:value-type="float" office:value="23882.6" calcext:value-type="float">
            <text:p>23882.6</text:p>
          </table:table-cell>
          <table:table-cell office:value-type="float" office:value="11881.3" calcext:value-type="float">
            <text:p>11881.3</text:p>
          </table:table-cell>
        </table:table-row>
        <table:table-row table:style-name="ro1">
          <table:table-cell table:number-columns-repeated="16"/>
          <table:table-cell office:value-type="float" office:value="-44602.5" calcext:value-type="float">
            <text:p>-44602.5</text:p>
          </table:table-cell>
          <table:table-cell table:number-columns-repeated="2" office:value-type="float" office:value="23841.1" calcext:value-type="float">
            <text:p>23841.1</text:p>
          </table:table-cell>
          <table:table-cell office:value-type="float" office:value="11891.9" calcext:value-type="float">
            <text:p>11891.9</text:p>
          </table:table-cell>
        </table:table-row>
        <table:table-row table:style-name="ro1">
          <table:table-cell table:number-columns-repeated="16"/>
          <table:table-cell office:value-type="float" office:value="-44589.5" calcext:value-type="float">
            <text:p>-44589.5</text:p>
          </table:table-cell>
          <table:table-cell table:number-columns-repeated="2" office:value-type="float" office:value="23799.6" calcext:value-type="float">
            <text:p>23799.6</text:p>
          </table:table-cell>
          <table:table-cell office:value-type="float" office:value="11902.5" calcext:value-type="float">
            <text:p>11902.5</text:p>
          </table:table-cell>
        </table:table-row>
        <table:table-row table:style-name="ro1">
          <table:table-cell table:number-columns-repeated="16"/>
          <table:table-cell office:value-type="float" office:value="-44576.6" calcext:value-type="float">
            <text:p>-44576.6</text:p>
          </table:table-cell>
          <table:table-cell table:number-columns-repeated="2" office:value-type="float" office:value="23758.1" calcext:value-type="float">
            <text:p>23758.1</text:p>
          </table:table-cell>
          <table:table-cell office:value-type="float" office:value="11913.2" calcext:value-type="float">
            <text:p>11913.2</text:p>
          </table:table-cell>
        </table:table-row>
        <table:table-row table:style-name="ro1">
          <table:table-cell table:number-columns-repeated="16"/>
          <table:table-cell office:value-type="float" office:value="-44563.6" calcext:value-type="float">
            <text:p>-44563.6</text:p>
          </table:table-cell>
          <table:table-cell table:number-columns-repeated="2" office:value-type="float" office:value="23716.6" calcext:value-type="float">
            <text:p>23716.6</text:p>
          </table:table-cell>
          <table:table-cell office:value-type="float" office:value="11923.8" calcext:value-type="float">
            <text:p>11923.8</text:p>
          </table:table-cell>
        </table:table-row>
        <table:table-row table:style-name="ro1">
          <table:table-cell table:number-columns-repeated="16"/>
          <table:table-cell office:value-type="float" office:value="-44550.6" calcext:value-type="float">
            <text:p>-44550.6</text:p>
          </table:table-cell>
          <table:table-cell table:number-columns-repeated="2" office:value-type="float" office:value="23675.1" calcext:value-type="float">
            <text:p>23675.1</text:p>
          </table:table-cell>
          <table:table-cell office:value-type="float" office:value="11934.4" calcext:value-type="float">
            <text:p>11934.4</text:p>
          </table:table-cell>
        </table:table-row>
        <table:table-row table:style-name="ro1">
          <table:table-cell table:number-columns-repeated="16"/>
          <table:table-cell office:value-type="float" office:value="-44537.6" calcext:value-type="float">
            <text:p>-44537.6</text:p>
          </table:table-cell>
          <table:table-cell table:number-columns-repeated="2" office:value-type="float" office:value="23633.6" calcext:value-type="float">
            <text:p>23633.6</text:p>
          </table:table-cell>
          <table:table-cell office:value-type="float" office:value="11945" calcext:value-type="float">
            <text:p>11945</text:p>
          </table:table-cell>
        </table:table-row>
        <table:table-row table:style-name="ro1">
          <table:table-cell table:number-columns-repeated="16"/>
          <table:table-cell office:value-type="float" office:value="-44524.7" calcext:value-type="float">
            <text:p>-44524.7</text:p>
          </table:table-cell>
          <table:table-cell table:number-columns-repeated="2" office:value-type="float" office:value="23592.1" calcext:value-type="float">
            <text:p>23592.1</text:p>
          </table:table-cell>
          <table:table-cell office:value-type="float" office:value="11955.7" calcext:value-type="float">
            <text:p>11955.7</text:p>
          </table:table-cell>
        </table:table-row>
        <table:table-row table:style-name="ro1">
          <table:table-cell table:number-columns-repeated="16"/>
          <table:table-cell office:value-type="float" office:value="-44511.7" calcext:value-type="float">
            <text:p>-44511.7</text:p>
          </table:table-cell>
          <table:table-cell table:number-columns-repeated="2" office:value-type="float" office:value="23550.6" calcext:value-type="float">
            <text:p>23550.6</text:p>
          </table:table-cell>
          <table:table-cell office:value-type="float" office:value="11966.3" calcext:value-type="float">
            <text:p>11966.3</text:p>
          </table:table-cell>
        </table:table-row>
        <table:table-row table:style-name="ro1">
          <table:table-cell table:number-columns-repeated="16"/>
          <table:table-cell office:value-type="float" office:value="-44498.7" calcext:value-type="float">
            <text:p>-44498.7</text:p>
          </table:table-cell>
          <table:table-cell table:number-columns-repeated="2" office:value-type="float" office:value="23509.1" calcext:value-type="float">
            <text:p>23509.1</text:p>
          </table:table-cell>
          <table:table-cell office:value-type="float" office:value="11976.9" calcext:value-type="float">
            <text:p>11976.9</text:p>
          </table:table-cell>
        </table:table-row>
        <table:table-row table:style-name="ro1">
          <table:table-cell table:number-columns-repeated="16"/>
          <table:table-cell office:value-type="float" office:value="-44485.8" calcext:value-type="float">
            <text:p>-44485.8</text:p>
          </table:table-cell>
          <table:table-cell table:number-columns-repeated="2" office:value-type="float" office:value="23467.6" calcext:value-type="float">
            <text:p>23467.6</text:p>
          </table:table-cell>
          <table:table-cell office:value-type="float" office:value="11987.5" calcext:value-type="float">
            <text:p>11987.5</text:p>
          </table:table-cell>
        </table:table-row>
        <table:table-row table:style-name="ro1">
          <table:table-cell table:number-columns-repeated="16"/>
          <table:table-cell office:value-type="float" office:value="-44472.8" calcext:value-type="float">
            <text:p>-44472.8</text:p>
          </table:table-cell>
          <table:table-cell table:number-columns-repeated="2" office:value-type="float" office:value="23426.1" calcext:value-type="float">
            <text:p>23426.1</text:p>
          </table:table-cell>
          <table:table-cell office:value-type="float" office:value="11998.2" calcext:value-type="float">
            <text:p>11998.2</text:p>
          </table:table-cell>
        </table:table-row>
        <table:table-row table:style-name="ro1">
          <table:table-cell table:number-columns-repeated="16"/>
          <table:table-cell office:value-type="float" office:value="-44459.8" calcext:value-type="float">
            <text:p>-44459.8</text:p>
          </table:table-cell>
          <table:table-cell table:number-columns-repeated="2" office:value-type="float" office:value="23384.6" calcext:value-type="float">
            <text:p>23384.6</text:p>
          </table:table-cell>
          <table:table-cell office:value-type="float" office:value="12008.8" calcext:value-type="float">
            <text:p>12008.8</text:p>
          </table:table-cell>
        </table:table-row>
        <table:table-row table:style-name="ro1">
          <table:table-cell table:number-columns-repeated="16"/>
          <table:table-cell office:value-type="float" office:value="-44446.8" calcext:value-type="float">
            <text:p>-44446.8</text:p>
          </table:table-cell>
          <table:table-cell table:number-columns-repeated="2" office:value-type="float" office:value="23343.1" calcext:value-type="float">
            <text:p>23343.1</text:p>
          </table:table-cell>
          <table:table-cell office:value-type="float" office:value="12019.4" calcext:value-type="float">
            <text:p>12019.4</text:p>
          </table:table-cell>
        </table:table-row>
        <table:table-row table:style-name="ro1">
          <table:table-cell table:number-columns-repeated="16"/>
          <table:table-cell office:value-type="float" office:value="-44433.9" calcext:value-type="float">
            <text:p>-44433.9</text:p>
          </table:table-cell>
          <table:table-cell table:number-columns-repeated="2" office:value-type="float" office:value="23301.6" calcext:value-type="float">
            <text:p>23301.6</text:p>
          </table:table-cell>
          <table:table-cell office:value-type="float" office:value="12030.1" calcext:value-type="float">
            <text:p>12030.1</text:p>
          </table:table-cell>
        </table:table-row>
        <table:table-row table:style-name="ro1">
          <table:table-cell table:number-columns-repeated="16"/>
          <table:table-cell office:value-type="float" office:value="-44422.3" calcext:value-type="float">
            <text:p>-44422.3</text:p>
          </table:table-cell>
          <table:table-cell table:number-columns-repeated="2" office:value-type="float" office:value="23261.9" calcext:value-type="float">
            <text:p>23261.9</text:p>
          </table:table-cell>
          <table:table-cell office:value-type="float" office:value="12039.9" calcext:value-type="float">
            <text:p>12039.9</text:p>
          </table:table-cell>
        </table:table-row>
        <table:table-row table:style-name="ro1">
          <table:table-cell table:number-columns-repeated="16"/>
          <table:table-cell office:value-type="float" office:value="-44411.3" calcext:value-type="float">
            <text:p>-44411.3</text:p>
          </table:table-cell>
          <table:table-cell table:number-columns-repeated="2" office:value-type="float" office:value="23223" calcext:value-type="float">
            <text:p>23223</text:p>
          </table:table-cell>
          <table:table-cell office:value-type="float" office:value="12049.3" calcext:value-type="float">
            <text:p>12049.3</text:p>
          </table:table-cell>
        </table:table-row>
        <table:table-row table:style-name="ro1">
          <table:table-cell table:number-columns-repeated="16"/>
          <table:table-cell office:value-type="float" office:value="-44400.4" calcext:value-type="float">
            <text:p>-44400.4</text:p>
          </table:table-cell>
          <table:table-cell table:number-columns-repeated="2" office:value-type="float" office:value="23184.1" calcext:value-type="float">
            <text:p>23184.1</text:p>
          </table:table-cell>
          <table:table-cell office:value-type="float" office:value="12058.8" calcext:value-type="float">
            <text:p>12058.8</text:p>
          </table:table-cell>
        </table:table-row>
        <table:table-row table:style-name="ro1">
          <table:table-cell table:number-columns-repeated="16"/>
          <table:table-cell office:value-type="float" office:value="-44389.5" calcext:value-type="float">
            <text:p>-44389.5</text:p>
          </table:table-cell>
          <table:table-cell table:number-columns-repeated="2" office:value-type="float" office:value="23145.2" calcext:value-type="float">
            <text:p>23145.2</text:p>
          </table:table-cell>
          <table:table-cell office:value-type="float" office:value="12068.2" calcext:value-type="float">
            <text:p>12068.2</text:p>
          </table:table-cell>
        </table:table-row>
        <table:table-row table:style-name="ro1">
          <table:table-cell table:number-columns-repeated="16"/>
          <table:table-cell office:value-type="float" office:value="-44378.5" calcext:value-type="float">
            <text:p>-44378.5</text:p>
          </table:table-cell>
          <table:table-cell table:number-columns-repeated="2" office:value-type="float" office:value="23106.2" calcext:value-type="float">
            <text:p>23106.2</text:p>
          </table:table-cell>
          <table:table-cell office:value-type="float" office:value="12077.7" calcext:value-type="float">
            <text:p>12077.7</text:p>
          </table:table-cell>
        </table:table-row>
        <table:table-row table:style-name="ro1">
          <table:table-cell table:number-columns-repeated="16"/>
          <table:table-cell office:value-type="float" office:value="-44367.6" calcext:value-type="float">
            <text:p>-44367.6</text:p>
          </table:table-cell>
          <table:table-cell table:number-columns-repeated="2" office:value-type="float" office:value="23067.3" calcext:value-type="float">
            <text:p>23067.3</text:p>
          </table:table-cell>
          <table:table-cell office:value-type="float" office:value="12087.1" calcext:value-type="float">
            <text:p>12087.1</text:p>
          </table:table-cell>
        </table:table-row>
        <table:table-row table:style-name="ro1">
          <table:table-cell table:number-columns-repeated="16"/>
          <table:table-cell office:value-type="float" office:value="-44356.7" calcext:value-type="float">
            <text:p>-44356.7</text:p>
          </table:table-cell>
          <table:table-cell table:number-columns-repeated="2" office:value-type="float" office:value="23028.4" calcext:value-type="float">
            <text:p>23028.4</text:p>
          </table:table-cell>
          <table:table-cell office:value-type="float" office:value="12096.5" calcext:value-type="float">
            <text:p>12096.5</text:p>
          </table:table-cell>
        </table:table-row>
        <table:table-row table:style-name="ro1">
          <table:table-cell table:number-columns-repeated="16"/>
          <table:table-cell office:value-type="float" office:value="-44345.8" calcext:value-type="float">
            <text:p>-44345.8</text:p>
          </table:table-cell>
          <table:table-cell table:number-columns-repeated="2" office:value-type="float" office:value="22989.5" calcext:value-type="float">
            <text:p>22989.5</text:p>
          </table:table-cell>
          <table:table-cell office:value-type="float" office:value="12106" calcext:value-type="float">
            <text:p>12106</text:p>
          </table:table-cell>
        </table:table-row>
        <table:table-row table:style-name="ro1">
          <table:table-cell table:number-columns-repeated="16"/>
          <table:table-cell office:value-type="float" office:value="-44334.8" calcext:value-type="float">
            <text:p>-44334.8</text:p>
          </table:table-cell>
          <table:table-cell table:number-columns-repeated="2" office:value-type="float" office:value="22950.6" calcext:value-type="float">
            <text:p>22950.6</text:p>
          </table:table-cell>
          <table:table-cell office:value-type="float" office:value="12115.4" calcext:value-type="float">
            <text:p>12115.4</text:p>
          </table:table-cell>
        </table:table-row>
        <table:table-row table:style-name="ro1">
          <table:table-cell table:number-columns-repeated="16"/>
          <table:table-cell office:value-type="float" office:value="-44323.9" calcext:value-type="float">
            <text:p>-44323.9</text:p>
          </table:table-cell>
          <table:table-cell table:number-columns-repeated="2" office:value-type="float" office:value="22911.7" calcext:value-type="float">
            <text:p>22911.7</text:p>
          </table:table-cell>
          <table:table-cell office:value-type="float" office:value="12124.9" calcext:value-type="float">
            <text:p>12124.9</text:p>
          </table:table-cell>
        </table:table-row>
        <table:table-row table:style-name="ro1">
          <table:table-cell table:number-columns-repeated="16"/>
          <table:table-cell office:value-type="float" office:value="-44313" calcext:value-type="float">
            <text:p>-44313</text:p>
          </table:table-cell>
          <table:table-cell table:number-columns-repeated="2" office:value-type="float" office:value="22872.8" calcext:value-type="float">
            <text:p>22872.8</text:p>
          </table:table-cell>
          <table:table-cell office:value-type="float" office:value="12134.3" calcext:value-type="float">
            <text:p>12134.3</text:p>
          </table:table-cell>
        </table:table-row>
        <table:table-row table:style-name="ro1">
          <table:table-cell table:number-columns-repeated="16"/>
          <table:table-cell office:value-type="float" office:value="-44302" calcext:value-type="float">
            <text:p>-44302</text:p>
          </table:table-cell>
          <table:table-cell table:number-columns-repeated="2" office:value-type="float" office:value="22833.9" calcext:value-type="float">
            <text:p>22833.9</text:p>
          </table:table-cell>
          <table:table-cell office:value-type="float" office:value="12143.8" calcext:value-type="float">
            <text:p>12143.8</text:p>
          </table:table-cell>
        </table:table-row>
        <table:table-row table:style-name="ro1">
          <table:table-cell table:number-columns-repeated="16"/>
          <table:table-cell office:value-type="float" office:value="-44291.1" calcext:value-type="float">
            <text:p>-44291.1</text:p>
          </table:table-cell>
          <table:table-cell table:number-columns-repeated="2" office:value-type="float" office:value="22795" calcext:value-type="float">
            <text:p>22795</text:p>
          </table:table-cell>
          <table:table-cell office:value-type="float" office:value="12153.2" calcext:value-type="float">
            <text:p>12153.2</text:p>
          </table:table-cell>
        </table:table-row>
        <table:table-row table:style-name="ro1">
          <table:table-cell table:number-columns-repeated="16"/>
          <table:table-cell office:value-type="float" office:value="-44280.2" calcext:value-type="float">
            <text:p>-44280.2</text:p>
          </table:table-cell>
          <table:table-cell table:number-columns-repeated="2" office:value-type="float" office:value="22756.1" calcext:value-type="float">
            <text:p>22756.1</text:p>
          </table:table-cell>
          <table:table-cell office:value-type="float" office:value="12162.6" calcext:value-type="float">
            <text:p>12162.6</text:p>
          </table:table-cell>
        </table:table-row>
        <table:table-row table:style-name="ro1">
          <table:table-cell table:number-columns-repeated="16"/>
          <table:table-cell office:value-type="float" office:value="-44269.2" calcext:value-type="float">
            <text:p>-44269.2</text:p>
          </table:table-cell>
          <table:table-cell table:number-columns-repeated="2" office:value-type="float" office:value="22717.2" calcext:value-type="float">
            <text:p>22717.2</text:p>
          </table:table-cell>
          <table:table-cell office:value-type="float" office:value="12172.1" calcext:value-type="float">
            <text:p>12172.1</text:p>
          </table:table-cell>
        </table:table-row>
        <table:table-row table:style-name="ro1">
          <table:table-cell table:number-columns-repeated="16"/>
          <table:table-cell office:value-type="float" office:value="-44258.3" calcext:value-type="float">
            <text:p>-44258.3</text:p>
          </table:table-cell>
          <table:table-cell table:number-columns-repeated="2" office:value-type="float" office:value="22678.3" calcext:value-type="float">
            <text:p>22678.3</text:p>
          </table:table-cell>
          <table:table-cell office:value-type="float" office:value="12181.5" calcext:value-type="float">
            <text:p>12181.5</text:p>
          </table:table-cell>
        </table:table-row>
        <table:table-row table:style-name="ro1">
          <table:table-cell table:number-columns-repeated="16"/>
          <table:table-cell office:value-type="float" office:value="-44247.4" calcext:value-type="float">
            <text:p>-44247.4</text:p>
          </table:table-cell>
          <table:table-cell table:number-columns-repeated="2" office:value-type="float" office:value="22639.4" calcext:value-type="float">
            <text:p>22639.4</text:p>
          </table:table-cell>
          <table:table-cell office:value-type="float" office:value="12191" calcext:value-type="float">
            <text:p>12191</text:p>
          </table:table-cell>
        </table:table-row>
        <table:table-row table:style-name="ro1">
          <table:table-cell table:number-columns-repeated="16"/>
          <table:table-cell office:value-type="float" office:value="-44236.4" calcext:value-type="float">
            <text:p>-44236.4</text:p>
          </table:table-cell>
          <table:table-cell table:number-columns-repeated="2" office:value-type="float" office:value="22600.5" calcext:value-type="float">
            <text:p>22600.5</text:p>
          </table:table-cell>
          <table:table-cell office:value-type="float" office:value="12200.4" calcext:value-type="float">
            <text:p>12200.4</text:p>
          </table:table-cell>
        </table:table-row>
        <table:table-row table:style-name="ro1">
          <table:table-cell table:number-columns-repeated="16"/>
          <table:table-cell office:value-type="float" office:value="-44225.5" calcext:value-type="float">
            <text:p>-44225.5</text:p>
          </table:table-cell>
          <table:table-cell table:number-columns-repeated="2" office:value-type="float" office:value="22561.6" calcext:value-type="float">
            <text:p>22561.6</text:p>
          </table:table-cell>
          <table:table-cell office:value-type="float" office:value="12209.9" calcext:value-type="float">
            <text:p>12209.9</text:p>
          </table:table-cell>
        </table:table-row>
        <table:table-row table:style-name="ro1">
          <table:table-cell table:number-columns-repeated="16"/>
          <table:table-cell office:value-type="float" office:value="-44214.6" calcext:value-type="float">
            <text:p>-44214.6</text:p>
          </table:table-cell>
          <table:table-cell table:number-columns-repeated="2" office:value-type="float" office:value="22522.7" calcext:value-type="float">
            <text:p>22522.7</text:p>
          </table:table-cell>
          <table:table-cell office:value-type="float" office:value="12219.3" calcext:value-type="float">
            <text:p>12219.3</text:p>
          </table:table-cell>
        </table:table-row>
        <table:table-row table:style-name="ro1">
          <table:table-cell table:number-columns-repeated="16"/>
          <table:table-cell office:value-type="float" office:value="-44203.7" calcext:value-type="float">
            <text:p>-44203.7</text:p>
          </table:table-cell>
          <table:table-cell table:number-columns-repeated="2" office:value-type="float" office:value="22483.8" calcext:value-type="float">
            <text:p>22483.8</text:p>
          </table:table-cell>
          <table:table-cell office:value-type="float" office:value="12228.7" calcext:value-type="float">
            <text:p>12228.7</text:p>
          </table:table-cell>
        </table:table-row>
        <table:table-row table:style-name="ro1">
          <table:table-cell table:number-columns-repeated="16"/>
          <table:table-cell office:value-type="float" office:value="-44192.7" calcext:value-type="float">
            <text:p>-44192.7</text:p>
          </table:table-cell>
          <table:table-cell table:number-columns-repeated="2" office:value-type="float" office:value="22444.9" calcext:value-type="float">
            <text:p>22444.9</text:p>
          </table:table-cell>
          <table:table-cell office:value-type="float" office:value="12238.2" calcext:value-type="float">
            <text:p>12238.2</text:p>
          </table:table-cell>
        </table:table-row>
        <table:table-row table:style-name="ro1">
          <table:table-cell table:number-columns-repeated="16"/>
          <table:table-cell office:value-type="float" office:value="-44181.8" calcext:value-type="float">
            <text:p>-44181.8</text:p>
          </table:table-cell>
          <table:table-cell table:number-columns-repeated="2" office:value-type="float" office:value="22406" calcext:value-type="float">
            <text:p>22406</text:p>
          </table:table-cell>
          <table:table-cell office:value-type="float" office:value="12247.6" calcext:value-type="float">
            <text:p>12247.6</text:p>
          </table:table-cell>
        </table:table-row>
        <table:table-row table:style-name="ro1">
          <table:table-cell table:number-columns-repeated="16"/>
          <table:table-cell office:value-type="float" office:value="-44170.9" calcext:value-type="float">
            <text:p>-44170.9</text:p>
          </table:table-cell>
          <table:table-cell table:number-columns-repeated="2" office:value-type="float" office:value="22367.1" calcext:value-type="float">
            <text:p>22367.1</text:p>
          </table:table-cell>
          <table:table-cell office:value-type="float" office:value="12257.1" calcext:value-type="float">
            <text:p>12257.1</text:p>
          </table:table-cell>
        </table:table-row>
        <table:table-row table:style-name="ro1">
          <table:table-cell table:number-columns-repeated="16"/>
          <table:table-cell office:value-type="float" office:value="-44159.9" calcext:value-type="float">
            <text:p>-44159.9</text:p>
          </table:table-cell>
          <table:table-cell table:number-columns-repeated="2" office:value-type="float" office:value="22328.2" calcext:value-type="float">
            <text:p>22328.2</text:p>
          </table:table-cell>
          <table:table-cell office:value-type="float" office:value="12266.5" calcext:value-type="float">
            <text:p>12266.5</text:p>
          </table:table-cell>
        </table:table-row>
        <table:table-row table:style-name="ro1">
          <table:table-cell table:number-columns-repeated="16"/>
          <table:table-cell office:value-type="float" office:value="-44149" calcext:value-type="float">
            <text:p>-44149</text:p>
          </table:table-cell>
          <table:table-cell table:number-columns-repeated="2" office:value-type="float" office:value="22289.3" calcext:value-type="float">
            <text:p>22289.3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table:number-columns-repeated="16"/>
          <table:table-cell office:value-type="float" office:value="-44138.1" calcext:value-type="float">
            <text:p>-44138.1</text:p>
          </table:table-cell>
          <table:table-cell table:number-columns-repeated="2" office:value-type="float" office:value="22250.4" calcext:value-type="float">
            <text:p>22250.4</text:p>
          </table:table-cell>
          <table:table-cell office:value-type="float" office:value="12285.4" calcext:value-type="float">
            <text:p>12285.4</text:p>
          </table:table-cell>
        </table:table-row>
        <table:table-row table:style-name="ro1">
          <table:table-cell table:number-columns-repeated="16"/>
          <table:table-cell office:value-type="float" office:value="-44127.1" calcext:value-type="float">
            <text:p>-44127.1</text:p>
          </table:table-cell>
          <table:table-cell table:number-columns-repeated="2" office:value-type="float" office:value="22211.5" calcext:value-type="float">
            <text:p>22211.5</text:p>
          </table:table-cell>
          <table:table-cell office:value-type="float" office:value="12294.8" calcext:value-type="float">
            <text:p>12294.8</text:p>
          </table:table-cell>
        </table:table-row>
        <table:table-row table:style-name="ro1">
          <table:table-cell table:number-columns-repeated="16"/>
          <table:table-cell office:value-type="float" office:value="-44116.2" calcext:value-type="float">
            <text:p>-44116.2</text:p>
          </table:table-cell>
          <table:table-cell table:number-columns-repeated="2" office:value-type="float" office:value="22172.6" calcext:value-type="float">
            <text:p>22172.6</text:p>
          </table:table-cell>
          <table:table-cell office:value-type="float" office:value="12304.3" calcext:value-type="float">
            <text:p>12304.3</text:p>
          </table:table-cell>
        </table:table-row>
        <table:table-row table:style-name="ro1">
          <table:table-cell table:number-columns-repeated="16"/>
          <table:table-cell office:value-type="float" office:value="-44105.3" calcext:value-type="float">
            <text:p>-44105.3</text:p>
          </table:table-cell>
          <table:table-cell table:number-columns-repeated="2" office:value-type="float" office:value="22133.6" calcext:value-type="float">
            <text:p>22133.6</text:p>
          </table:table-cell>
          <table:table-cell office:value-type="float" office:value="12313.7" calcext:value-type="float">
            <text:p>12313.7</text:p>
          </table:table-cell>
        </table:table-row>
        <table:table-row table:style-name="ro1">
          <table:table-cell table:number-columns-repeated="16"/>
          <table:table-cell office:value-type="float" office:value="-44094.3" calcext:value-type="float">
            <text:p>-44094.3</text:p>
          </table:table-cell>
          <table:table-cell table:number-columns-repeated="2" office:value-type="float" office:value="22094.7" calcext:value-type="float">
            <text:p>22094.7</text:p>
          </table:table-cell>
          <table:table-cell office:value-type="float" office:value="12323.2" calcext:value-type="float">
            <text:p>12323.2</text:p>
          </table:table-cell>
        </table:table-row>
        <table:table-row table:style-name="ro1">
          <table:table-cell table:number-columns-repeated="16"/>
          <table:table-cell office:value-type="float" office:value="-44083.4" calcext:value-type="float">
            <text:p>-44083.4</text:p>
          </table:table-cell>
          <table:table-cell table:number-columns-repeated="2" office:value-type="float" office:value="22055.8" calcext:value-type="float">
            <text:p>22055.8</text:p>
          </table:table-cell>
          <table:table-cell office:value-type="float" office:value="12332.6" calcext:value-type="float">
            <text:p>12332.6</text:p>
          </table:table-cell>
        </table:table-row>
        <table:table-row table:style-name="ro1">
          <table:table-cell table:number-columns-repeated="16"/>
          <table:table-cell office:value-type="float" office:value="-44072.5" calcext:value-type="float">
            <text:p>-44072.5</text:p>
          </table:table-cell>
          <table:table-cell table:number-columns-repeated="2" office:value-type="float" office:value="22016.9" calcext:value-type="float">
            <text:p>22016.9</text:p>
          </table:table-cell>
          <table:table-cell office:value-type="float" office:value="12342.1" calcext:value-type="float">
            <text:p>12342.1</text:p>
          </table:table-cell>
        </table:table-row>
        <table:table-row table:style-name="ro1">
          <table:table-cell table:number-columns-repeated="16"/>
          <table:table-cell office:value-type="float" office:value="-44062.2" calcext:value-type="float">
            <text:p>-44062.2</text:p>
          </table:table-cell>
          <table:table-cell table:number-columns-repeated="2" office:value-type="float" office:value="21978.8" calcext:value-type="float">
            <text:p>21978.8</text:p>
          </table:table-cell>
          <table:table-cell office:value-type="float" office:value="12351.1" calcext:value-type="float">
            <text:p>12351.1</text:p>
          </table:table-cell>
        </table:table-row>
        <table:table-row table:style-name="ro1">
          <table:table-cell table:number-columns-repeated="16"/>
          <table:table-cell office:value-type="float" office:value="-44053" calcext:value-type="float">
            <text:p>-44053</text:p>
          </table:table-cell>
          <table:table-cell table:number-columns-repeated="2" office:value-type="float" office:value="21942.1" calcext:value-type="float">
            <text:p>21942.1</text:p>
          </table:table-cell>
          <table:table-cell office:value-type="float" office:value="12359.4" calcext:value-type="float">
            <text:p>12359.4</text:p>
          </table:table-cell>
        </table:table-row>
        <table:table-row table:style-name="ro1">
          <table:table-cell table:number-columns-repeated="16"/>
          <table:table-cell office:value-type="float" office:value="-44043.9" calcext:value-type="float">
            <text:p>-44043.9</text:p>
          </table:table-cell>
          <table:table-cell table:number-columns-repeated="2" office:value-type="float" office:value="21905.4" calcext:value-type="float">
            <text:p>21905.4</text:p>
          </table:table-cell>
          <table:table-cell office:value-type="float" office:value="12367.7" calcext:value-type="float">
            <text:p>12367.7</text:p>
          </table:table-cell>
        </table:table-row>
        <table:table-row table:style-name="ro1">
          <table:table-cell table:number-columns-repeated="16"/>
          <table:table-cell office:value-type="float" office:value="-44034.8" calcext:value-type="float">
            <text:p>-44034.8</text:p>
          </table:table-cell>
          <table:table-cell table:number-columns-repeated="2" office:value-type="float" office:value="21868.7" calcext:value-type="float">
            <text:p>21868.7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table:number-columns-repeated="16"/>
          <table:table-cell office:value-type="float" office:value="-44025.7" calcext:value-type="float">
            <text:p>-44025.7</text:p>
          </table:table-cell>
          <table:table-cell table:number-columns-repeated="2" office:value-type="float" office:value="21832" calcext:value-type="float">
            <text:p>21832</text:p>
          </table:table-cell>
          <table:table-cell office:value-type="float" office:value="12384.4" calcext:value-type="float">
            <text:p>12384.4</text:p>
          </table:table-cell>
        </table:table-row>
        <table:table-row table:style-name="ro1">
          <table:table-cell table:number-columns-repeated="16"/>
          <table:table-cell office:value-type="float" office:value="-44016.5" calcext:value-type="float">
            <text:p>-44016.5</text:p>
          </table:table-cell>
          <table:table-cell table:number-columns-repeated="2" office:value-type="float" office:value="21795.4" calcext:value-type="float">
            <text:p>21795.4</text:p>
          </table:table-cell>
          <table:table-cell office:value-type="float" office:value="12392.7" calcext:value-type="float">
            <text:p>12392.7</text:p>
          </table:table-cell>
        </table:table-row>
        <table:table-row table:style-name="ro1">
          <table:table-cell table:number-columns-repeated="16"/>
          <table:table-cell office:value-type="float" office:value="-44007.4" calcext:value-type="float">
            <text:p>-44007.4</text:p>
          </table:table-cell>
          <table:table-cell table:number-columns-repeated="2" office:value-type="float" office:value="21758.7" calcext:value-type="float">
            <text:p>21758.7</text:p>
          </table:table-cell>
          <table:table-cell office:value-type="float" office:value="12401" calcext:value-type="float">
            <text:p>12401</text:p>
          </table:table-cell>
        </table:table-row>
        <table:table-row table:style-name="ro1">
          <table:table-cell table:number-columns-repeated="16"/>
          <table:table-cell office:value-type="float" office:value="-43998.3" calcext:value-type="float">
            <text:p>-43998.3</text:p>
          </table:table-cell>
          <table:table-cell table:number-columns-repeated="2" office:value-type="float" office:value="21722" calcext:value-type="float">
            <text:p>21722</text:p>
          </table:table-cell>
          <table:table-cell office:value-type="float" office:value="12409.3" calcext:value-type="float">
            <text:p>12409.3</text:p>
          </table:table-cell>
        </table:table-row>
        <table:table-row table:style-name="ro1">
          <table:table-cell table:number-columns-repeated="16"/>
          <table:table-cell office:value-type="float" office:value="-43989.2" calcext:value-type="float">
            <text:p>-43989.2</text:p>
          </table:table-cell>
          <table:table-cell table:number-columns-repeated="2" office:value-type="float" office:value="21685.3" calcext:value-type="float">
            <text:p>21685.3</text:p>
          </table:table-cell>
          <table:table-cell office:value-type="float" office:value="12417.6" calcext:value-type="float">
            <text:p>12417.6</text:p>
          </table:table-cell>
        </table:table-row>
        <table:table-row table:style-name="ro1">
          <table:table-cell table:number-columns-repeated="16"/>
          <table:table-cell office:value-type="float" office:value="-43980" calcext:value-type="float">
            <text:p>-43980</text:p>
          </table:table-cell>
          <table:table-cell table:number-columns-repeated="2" office:value-type="float" office:value="21648.6" calcext:value-type="float">
            <text:p>21648.6</text:p>
          </table:table-cell>
          <table:table-cell office:value-type="float" office:value="12425.9" calcext:value-type="float">
            <text:p>12425.9</text:p>
          </table:table-cell>
        </table:table-row>
        <table:table-row table:style-name="ro1">
          <table:table-cell table:number-columns-repeated="16"/>
          <table:table-cell office:value-type="float" office:value="-43970.9" calcext:value-type="float">
            <text:p>-43970.9</text:p>
          </table:table-cell>
          <table:table-cell table:number-columns-repeated="2" office:value-type="float" office:value="21612" calcext:value-type="float">
            <text:p>21612</text:p>
          </table:table-cell>
          <table:table-cell office:value-type="float" office:value="12434.2" calcext:value-type="float">
            <text:p>12434.2</text:p>
          </table:table-cell>
        </table:table-row>
        <table:table-row table:style-name="ro1">
          <table:table-cell table:number-columns-repeated="16"/>
          <table:table-cell office:value-type="float" office:value="-43961.8" calcext:value-type="float">
            <text:p>-43961.8</text:p>
          </table:table-cell>
          <table:table-cell table:number-columns-repeated="2" office:value-type="float" office:value="21575.3" calcext:value-type="float">
            <text:p>21575.3</text:p>
          </table:table-cell>
          <table:table-cell office:value-type="float" office:value="12442.5" calcext:value-type="float">
            <text:p>12442.5</text:p>
          </table:table-cell>
        </table:table-row>
        <table:table-row table:style-name="ro1">
          <table:table-cell table:number-columns-repeated="16"/>
          <table:table-cell office:value-type="float" office:value="-43952.7" calcext:value-type="float">
            <text:p>-43952.7</text:p>
          </table:table-cell>
          <table:table-cell table:number-columns-repeated="2" office:value-type="float" office:value="21538.6" calcext:value-type="float">
            <text:p>21538.6</text:p>
          </table:table-cell>
          <table:table-cell office:value-type="float" office:value="12450.8" calcext:value-type="float">
            <text:p>12450.8</text:p>
          </table:table-cell>
        </table:table-row>
        <table:table-row table:style-name="ro1">
          <table:table-cell table:number-columns-repeated="16"/>
          <table:table-cell office:value-type="float" office:value="-43943.5" calcext:value-type="float">
            <text:p>-43943.5</text:p>
          </table:table-cell>
          <table:table-cell table:number-columns-repeated="2" office:value-type="float" office:value="21501.9" calcext:value-type="float">
            <text:p>21501.9</text:p>
          </table:table-cell>
          <table:table-cell office:value-type="float" office:value="12459.1" calcext:value-type="float">
            <text:p>12459.1</text:p>
          </table:table-cell>
        </table:table-row>
        <table:table-row table:style-name="ro1">
          <table:table-cell table:number-columns-repeated="16"/>
          <table:table-cell office:value-type="float" office:value="-43934.4" calcext:value-type="float">
            <text:p>-43934.4</text:p>
          </table:table-cell>
          <table:table-cell table:number-columns-repeated="2" office:value-type="float" office:value="21465.2" calcext:value-type="float">
            <text:p>21465.2</text:p>
          </table:table-cell>
          <table:table-cell office:value-type="float" office:value="12467.4" calcext:value-type="float">
            <text:p>12467.4</text:p>
          </table:table-cell>
        </table:table-row>
        <table:table-row table:style-name="ro1">
          <table:table-cell table:number-columns-repeated="16"/>
          <table:table-cell office:value-type="float" office:value="-43925.3" calcext:value-type="float">
            <text:p>-43925.3</text:p>
          </table:table-cell>
          <table:table-cell table:number-columns-repeated="2" office:value-type="float" office:value="21428.6" calcext:value-type="float">
            <text:p>21428.6</text:p>
          </table:table-cell>
          <table:table-cell office:value-type="float" office:value="12475.7" calcext:value-type="float">
            <text:p>12475.7</text:p>
          </table:table-cell>
        </table:table-row>
        <table:table-row table:style-name="ro1">
          <table:table-cell table:number-columns-repeated="16"/>
          <table:table-cell office:value-type="float" office:value="-43916.2" calcext:value-type="float">
            <text:p>-43916.2</text:p>
          </table:table-cell>
          <table:table-cell table:number-columns-repeated="2" office:value-type="float" office:value="21391.9" calcext:value-type="float">
            <text:p>21391.9</text:p>
          </table:table-cell>
          <table:table-cell office:value-type="float" office:value="12484.1" calcext:value-type="float">
            <text:p>12484.1</text:p>
          </table:table-cell>
        </table:table-row>
        <table:table-row table:style-name="ro1">
          <table:table-cell table:number-columns-repeated="16"/>
          <table:table-cell office:value-type="float" office:value="-43907" calcext:value-type="float">
            <text:p>-43907</text:p>
          </table:table-cell>
          <table:table-cell table:number-columns-repeated="2" office:value-type="float" office:value="21355.2" calcext:value-type="float">
            <text:p>21355.2</text:p>
          </table:table-cell>
          <table:table-cell office:value-type="float" office:value="12492.4" calcext:value-type="float">
            <text:p>12492.4</text:p>
          </table:table-cell>
        </table:table-row>
        <table:table-row table:style-name="ro1">
          <table:table-cell table:number-columns-repeated="16"/>
          <table:table-cell office:value-type="float" office:value="-43897.9" calcext:value-type="float">
            <text:p>-43897.9</text:p>
          </table:table-cell>
          <table:table-cell table:number-columns-repeated="2" office:value-type="float" office:value="21318.5" calcext:value-type="float">
            <text:p>21318.5</text:p>
          </table:table-cell>
          <table:table-cell office:value-type="float" office:value="12500.7" calcext:value-type="float">
            <text:p>12500.7</text:p>
          </table:table-cell>
        </table:table-row>
        <table:table-row table:style-name="ro1">
          <table:table-cell table:number-columns-repeated="16"/>
          <table:table-cell office:value-type="float" office:value="-43888.8" calcext:value-type="float">
            <text:p>-43888.8</text:p>
          </table:table-cell>
          <table:table-cell table:number-columns-repeated="2" office:value-type="float" office:value="21281.8" calcext:value-type="float">
            <text:p>21281.8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number-columns-repeated="16"/>
          <table:table-cell office:value-type="float" office:value="-43879.7" calcext:value-type="float">
            <text:p>-43879.7</text:p>
          </table:table-cell>
          <table:table-cell table:number-columns-repeated="2" office:value-type="float" office:value="21245.2" calcext:value-type="float">
            <text:p>21245.2</text:p>
          </table:table-cell>
          <table:table-cell office:value-type="float" office:value="12517.3" calcext:value-type="float">
            <text:p>12517.3</text:p>
          </table:table-cell>
        </table:table-row>
        <table:table-row table:style-name="ro1">
          <table:table-cell table:number-columns-repeated="16"/>
          <table:table-cell office:value-type="float" office:value="-43870.5" calcext:value-type="float">
            <text:p>-43870.5</text:p>
          </table:table-cell>
          <table:table-cell table:number-columns-repeated="2" office:value-type="float" office:value="21208.5" calcext:value-type="float">
            <text:p>21208.5</text:p>
          </table:table-cell>
          <table:table-cell office:value-type="float" office:value="12525.6" calcext:value-type="float">
            <text:p>12525.6</text:p>
          </table:table-cell>
        </table:table-row>
        <table:table-row table:style-name="ro1">
          <table:table-cell table:number-columns-repeated="16"/>
          <table:table-cell office:value-type="float" office:value="-43861.4" calcext:value-type="float">
            <text:p>-43861.4</text:p>
          </table:table-cell>
          <table:table-cell table:number-columns-repeated="2" office:value-type="float" office:value="21171.8" calcext:value-type="float">
            <text:p>21171.8</text:p>
          </table:table-cell>
          <table:table-cell office:value-type="float" office:value="12533.9" calcext:value-type="float">
            <text:p>12533.9</text:p>
          </table:table-cell>
        </table:table-row>
        <table:table-row table:style-name="ro1">
          <table:table-cell table:number-columns-repeated="16"/>
          <table:table-cell office:value-type="float" office:value="-43852.3" calcext:value-type="float">
            <text:p>-43852.3</text:p>
          </table:table-cell>
          <table:table-cell table:number-columns-repeated="2" office:value-type="float" office:value="21135.1" calcext:value-type="float">
            <text:p>21135.1</text:p>
          </table:table-cell>
          <table:table-cell office:value-type="float" office:value="12542.2" calcext:value-type="float">
            <text:p>12542.2</text:p>
          </table:table-cell>
        </table:table-row>
        <table:table-row table:style-name="ro1">
          <table:table-cell table:number-columns-repeated="16"/>
          <table:table-cell office:value-type="float" office:value="-43843.2" calcext:value-type="float">
            <text:p>-43843.2</text:p>
          </table:table-cell>
          <table:table-cell table:number-columns-repeated="2" office:value-type="float" office:value="21098.4" calcext:value-type="float">
            <text:p>21098.4</text:p>
          </table:table-cell>
          <table:table-cell office:value-type="float" office:value="12550.5" calcext:value-type="float">
            <text:p>12550.5</text:p>
          </table:table-cell>
        </table:table-row>
        <table:table-row table:style-name="ro1">
          <table:table-cell table:number-columns-repeated="16"/>
          <table:table-cell office:value-type="float" office:value="-43834" calcext:value-type="float">
            <text:p>-43834</text:p>
          </table:table-cell>
          <table:table-cell table:number-columns-repeated="2" office:value-type="float" office:value="21061.8" calcext:value-type="float">
            <text:p>21061.8</text:p>
          </table:table-cell>
          <table:table-cell office:value-type="float" office:value="12558.8" calcext:value-type="float">
            <text:p>12558.8</text:p>
          </table:table-cell>
        </table:table-row>
        <table:table-row table:style-name="ro1">
          <table:table-cell table:number-columns-repeated="16"/>
          <table:table-cell office:value-type="float" office:value="-43824.9" calcext:value-type="float">
            <text:p>-43824.9</text:p>
          </table:table-cell>
          <table:table-cell table:number-columns-repeated="2" office:value-type="float" office:value="21025.1" calcext:value-type="float">
            <text:p>21025.1</text:p>
          </table:table-cell>
          <table:table-cell office:value-type="float" office:value="12567.1" calcext:value-type="float">
            <text:p>12567.1</text:p>
          </table:table-cell>
        </table:table-row>
        <table:table-row table:style-name="ro1">
          <table:table-cell table:number-columns-repeated="16"/>
          <table:table-cell office:value-type="float" office:value="-43815.8" calcext:value-type="float">
            <text:p>-43815.8</text:p>
          </table:table-cell>
          <table:table-cell table:number-columns-repeated="2" office:value-type="float" office:value="20988.4" calcext:value-type="float">
            <text:p>20988.4</text:p>
          </table:table-cell>
          <table:table-cell office:value-type="float" office:value="12575.4" calcext:value-type="float">
            <text:p>12575.4</text:p>
          </table:table-cell>
        </table:table-row>
        <table:table-row table:style-name="ro1">
          <table:table-cell table:number-columns-repeated="16"/>
          <table:table-cell office:value-type="float" office:value="-43806.7" calcext:value-type="float">
            <text:p>-43806.7</text:p>
          </table:table-cell>
          <table:table-cell table:number-columns-repeated="2" office:value-type="float" office:value="20951.7" calcext:value-type="float">
            <text:p>20951.7</text:p>
          </table:table-cell>
          <table:table-cell office:value-type="float" office:value="12583.8" calcext:value-type="float">
            <text:p>12583.8</text:p>
          </table:table-cell>
        </table:table-row>
        <table:table-row table:style-name="ro1">
          <table:table-cell table:number-columns-repeated="16"/>
          <table:table-cell office:value-type="float" office:value="-43797.5" calcext:value-type="float">
            <text:p>-43797.5</text:p>
          </table:table-cell>
          <table:table-cell table:number-columns-repeated="2" office:value-type="float" office:value="20915" calcext:value-type="float">
            <text:p>20915</text:p>
          </table:table-cell>
          <table:table-cell office:value-type="float" office:value="12592.1" calcext:value-type="float">
            <text:p>12592.1</text:p>
          </table:table-cell>
        </table:table-row>
        <table:table-row table:style-name="ro1">
          <table:table-cell table:number-columns-repeated="16"/>
          <table:table-cell office:value-type="float" office:value="-43788.4" calcext:value-type="float">
            <text:p>-43788.4</text:p>
          </table:table-cell>
          <table:table-cell table:number-columns-repeated="2" office:value-type="float" office:value="20878.3" calcext:value-type="float">
            <text:p>20878.3</text:p>
          </table:table-cell>
          <table:table-cell office:value-type="float" office:value="12600.4" calcext:value-type="float">
            <text:p>12600.4</text:p>
          </table:table-cell>
        </table:table-row>
        <table:table-row table:style-name="ro1">
          <table:table-cell table:number-columns-repeated="16"/>
          <table:table-cell office:value-type="float" office:value="-43779.3" calcext:value-type="float">
            <text:p>-43779.3</text:p>
          </table:table-cell>
          <table:table-cell table:number-columns-repeated="2" office:value-type="float" office:value="20841.7" calcext:value-type="float">
            <text:p>20841.7</text:p>
          </table:table-cell>
          <table:table-cell office:value-type="float" office:value="12608.7" calcext:value-type="float">
            <text:p>12608.7</text:p>
          </table:table-cell>
        </table:table-row>
        <table:table-row table:style-name="ro1">
          <table:table-cell table:number-columns-repeated="16"/>
          <table:table-cell office:value-type="float" office:value="-43770.2" calcext:value-type="float">
            <text:p>-43770.2</text:p>
          </table:table-cell>
          <table:table-cell table:number-columns-repeated="2" office:value-type="float" office:value="20805" calcext:value-type="float">
            <text:p>20805</text:p>
          </table:table-cell>
          <table:table-cell office:value-type="float" office:value="12617" calcext:value-type="float">
            <text:p>12617</text:p>
          </table:table-cell>
        </table:table-row>
        <table:table-row table:style-name="ro1">
          <table:table-cell table:number-columns-repeated="16"/>
          <table:table-cell office:value-type="float" office:value="-43761" calcext:value-type="float">
            <text:p>-43761</text:p>
          </table:table-cell>
          <table:table-cell table:number-columns-repeated="2" office:value-type="float" office:value="20768.3" calcext:value-type="float">
            <text:p>20768.3</text:p>
          </table:table-cell>
          <table:table-cell office:value-type="float" office:value="12625.3" calcext:value-type="float">
            <text:p>12625.3</text:p>
          </table:table-cell>
        </table:table-row>
        <table:table-row table:style-name="ro1">
          <table:table-cell table:number-columns-repeated="16"/>
          <table:table-cell office:value-type="float" office:value="-43753.6" calcext:value-type="float">
            <text:p>-43753.6</text:p>
          </table:table-cell>
          <table:table-cell table:number-columns-repeated="2" office:value-type="float" office:value="20733.7" calcext:value-type="float">
            <text:p>20733.7</text:p>
          </table:table-cell>
          <table:table-cell office:value-type="float" office:value="12632.4" calcext:value-type="float">
            <text:p>12632.4</text:p>
          </table:table-cell>
        </table:table-row>
        <table:table-row table:style-name="ro1">
          <table:table-cell table:number-columns-repeated="16"/>
          <table:table-cell office:value-type="float" office:value="-43746.1" calcext:value-type="float">
            <text:p>-43746.1</text:p>
          </table:table-cell>
          <table:table-cell table:number-columns-repeated="2" office:value-type="float" office:value="20699" calcext:value-type="float">
            <text:p>20699</text:p>
          </table:table-cell>
          <table:table-cell office:value-type="float" office:value="12639.5" calcext:value-type="float">
            <text:p>12639.5</text:p>
          </table:table-cell>
        </table:table-row>
        <table:table-row table:style-name="ro1">
          <table:table-cell table:number-columns-repeated="16"/>
          <table:table-cell office:value-type="float" office:value="-43738.6" calcext:value-type="float">
            <text:p>-43738.6</text:p>
          </table:table-cell>
          <table:table-cell table:number-columns-repeated="2" office:value-type="float" office:value="20664.4" calcext:value-type="float">
            <text:p>20664.4</text:p>
          </table:table-cell>
          <table:table-cell office:value-type="float" office:value="12646.6" calcext:value-type="float">
            <text:p>12646.6</text:p>
          </table:table-cell>
        </table:table-row>
        <table:table-row table:style-name="ro1">
          <table:table-cell table:number-columns-repeated="16"/>
          <table:table-cell office:value-type="float" office:value="-43731.1" calcext:value-type="float">
            <text:p>-43731.1</text:p>
          </table:table-cell>
          <table:table-cell table:number-columns-repeated="2" office:value-type="float" office:value="20629.7" calcext:value-type="float">
            <text:p>20629.7</text:p>
          </table:table-cell>
          <table:table-cell office:value-type="float" office:value="12653.7" calcext:value-type="float">
            <text:p>12653.7</text:p>
          </table:table-cell>
        </table:table-row>
        <table:table-row table:style-name="ro1">
          <table:table-cell table:number-columns-repeated="16"/>
          <table:table-cell office:value-type="float" office:value="-43723.6" calcext:value-type="float">
            <text:p>-43723.6</text:p>
          </table:table-cell>
          <table:table-cell table:number-columns-repeated="2" office:value-type="float" office:value="20595.1" calcext:value-type="float">
            <text:p>20595.1</text:p>
          </table:table-cell>
          <table:table-cell office:value-type="float" office:value="12660.8" calcext:value-type="float">
            <text:p>12660.8</text:p>
          </table:table-cell>
        </table:table-row>
        <table:table-row table:style-name="ro1">
          <table:table-cell table:number-columns-repeated="16"/>
          <table:table-cell office:value-type="float" office:value="-43716.1" calcext:value-type="float">
            <text:p>-43716.1</text:p>
          </table:table-cell>
          <table:table-cell table:number-columns-repeated="2" office:value-type="float" office:value="20560.5" calcext:value-type="float">
            <text:p>20560.5</text:p>
          </table:table-cell>
          <table:table-cell office:value-type="float" office:value="12667.9" calcext:value-type="float">
            <text:p>12667.9</text:p>
          </table:table-cell>
        </table:table-row>
        <table:table-row table:style-name="ro1">
          <table:table-cell table:number-columns-repeated="16"/>
          <table:table-cell office:value-type="float" office:value="-43708.6" calcext:value-type="float">
            <text:p>-43708.6</text:p>
          </table:table-cell>
          <table:table-cell table:number-columns-repeated="2" office:value-type="float" office:value="20525.8" calcext:value-type="float">
            <text:p>20525.8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table:number-columns-repeated="16"/>
          <table:table-cell office:value-type="float" office:value="-43701.1" calcext:value-type="float">
            <text:p>-43701.1</text:p>
          </table:table-cell>
          <table:table-cell table:number-columns-repeated="2" office:value-type="float" office:value="20491.2" calcext:value-type="float">
            <text:p>20491.2</text:p>
          </table:table-cell>
          <table:table-cell office:value-type="float" office:value="12682.1" calcext:value-type="float">
            <text:p>12682.1</text:p>
          </table:table-cell>
        </table:table-row>
        <table:table-row table:style-name="ro1">
          <table:table-cell table:number-columns-repeated="16"/>
          <table:table-cell office:value-type="float" office:value="-43693.6" calcext:value-type="float">
            <text:p>-43693.6</text:p>
          </table:table-cell>
          <table:table-cell table:number-columns-repeated="2" office:value-type="float" office:value="20456.5" calcext:value-type="float">
            <text:p>20456.5</text:p>
          </table:table-cell>
          <table:table-cell office:value-type="float" office:value="12689.2" calcext:value-type="float">
            <text:p>12689.2</text:p>
          </table:table-cell>
        </table:table-row>
        <table:table-row table:style-name="ro1">
          <table:table-cell table:number-columns-repeated="16"/>
          <table:table-cell office:value-type="float" office:value="-43686.2" calcext:value-type="float">
            <text:p>-43686.2</text:p>
          </table:table-cell>
          <table:table-cell table:number-columns-repeated="2" office:value-type="float" office:value="20421.9" calcext:value-type="float">
            <text:p>20421.9</text:p>
          </table:table-cell>
          <table:table-cell office:value-type="float" office:value="12696.2" calcext:value-type="float">
            <text:p>12696.2</text:p>
          </table:table-cell>
        </table:table-row>
        <table:table-row table:style-name="ro1">
          <table:table-cell table:number-columns-repeated="16"/>
          <table:table-cell office:value-type="float" office:value="-43678.7" calcext:value-type="float">
            <text:p>-43678.7</text:p>
          </table:table-cell>
          <table:table-cell table:number-columns-repeated="2" office:value-type="float" office:value="20387.2" calcext:value-type="float">
            <text:p>20387.2</text:p>
          </table:table-cell>
          <table:table-cell office:value-type="float" office:value="12703.3" calcext:value-type="float">
            <text:p>12703.3</text:p>
          </table:table-cell>
        </table:table-row>
        <table:table-row table:style-name="ro1">
          <table:table-cell table:number-columns-repeated="16"/>
          <table:table-cell office:value-type="float" office:value="-43671.2" calcext:value-type="float">
            <text:p>-43671.2</text:p>
          </table:table-cell>
          <table:table-cell table:number-columns-repeated="2" office:value-type="float" office:value="20352.6" calcext:value-type="float">
            <text:p>20352.6</text:p>
          </table:table-cell>
          <table:table-cell office:value-type="float" office:value="12710.4" calcext:value-type="float">
            <text:p>12710.4</text:p>
          </table:table-cell>
        </table:table-row>
        <table:table-row table:style-name="ro1">
          <table:table-cell table:number-columns-repeated="16"/>
          <table:table-cell office:value-type="float" office:value="-43663.7" calcext:value-type="float">
            <text:p>-43663.7</text:p>
          </table:table-cell>
          <table:table-cell table:number-columns-repeated="2" office:value-type="float" office:value="20318" calcext:value-type="float">
            <text:p>20318</text:p>
          </table:table-cell>
          <table:table-cell office:value-type="float" office:value="12717.5" calcext:value-type="float">
            <text:p>12717.5</text:p>
          </table:table-cell>
        </table:table-row>
        <table:table-row table:style-name="ro1">
          <table:table-cell table:number-columns-repeated="16"/>
          <table:table-cell office:value-type="float" office:value="-43656.2" calcext:value-type="float">
            <text:p>-43656.2</text:p>
          </table:table-cell>
          <table:table-cell table:number-columns-repeated="2" office:value-type="float" office:value="20283.3" calcext:value-type="float">
            <text:p>20283.3</text:p>
          </table:table-cell>
          <table:table-cell office:value-type="float" office:value="12724.6" calcext:value-type="float">
            <text:p>12724.6</text:p>
          </table:table-cell>
        </table:table-row>
        <table:table-row table:style-name="ro1">
          <table:table-cell table:number-columns-repeated="16"/>
          <table:table-cell office:value-type="float" office:value="-43648.7" calcext:value-type="float">
            <text:p>-43648.7</text:p>
          </table:table-cell>
          <table:table-cell table:number-columns-repeated="2" office:value-type="float" office:value="20248.7" calcext:value-type="float">
            <text:p>20248.7</text:p>
          </table:table-cell>
          <table:table-cell office:value-type="float" office:value="12731.7" calcext:value-type="float">
            <text:p>12731.7</text:p>
          </table:table-cell>
        </table:table-row>
        <table:table-row table:style-name="ro1">
          <table:table-cell table:number-columns-repeated="16"/>
          <table:table-cell office:value-type="float" office:value="-43641.2" calcext:value-type="float">
            <text:p>-43641.2</text:p>
          </table:table-cell>
          <table:table-cell table:number-columns-repeated="2" office:value-type="float" office:value="20214" calcext:value-type="float">
            <text:p>20214</text:p>
          </table:table-cell>
          <table:table-cell office:value-type="float" office:value="12738.8" calcext:value-type="float">
            <text:p>12738.8</text:p>
          </table:table-cell>
        </table:table-row>
        <table:table-row table:style-name="ro1">
          <table:table-cell table:number-columns-repeated="16"/>
          <table:table-cell office:value-type="float" office:value="-43633.7" calcext:value-type="float">
            <text:p>-43633.7</text:p>
          </table:table-cell>
          <table:table-cell table:number-columns-repeated="2" office:value-type="float" office:value="20179.4" calcext:value-type="float">
            <text:p>20179.4</text:p>
          </table:table-cell>
          <table:table-cell office:value-type="float" office:value="12745.9" calcext:value-type="float">
            <text:p>12745.9</text:p>
          </table:table-cell>
        </table:table-row>
        <table:table-row table:style-name="ro1">
          <table:table-cell table:number-columns-repeated="16"/>
          <table:table-cell office:value-type="float" office:value="-43626.2" calcext:value-type="float">
            <text:p>-43626.2</text:p>
          </table:table-cell>
          <table:table-cell table:number-columns-repeated="2" office:value-type="float" office:value="20144.8" calcext:value-type="float">
            <text:p>20144.8</text:p>
          </table:table-cell>
          <table:table-cell office:value-type="float" office:value="12753" calcext:value-type="float">
            <text:p>12753</text:p>
          </table:table-cell>
        </table:table-row>
        <table:table-row table:style-name="ro1">
          <table:table-cell table:number-columns-repeated="16"/>
          <table:table-cell office:value-type="float" office:value="-43618.7" calcext:value-type="float">
            <text:p>-43618.7</text:p>
          </table:table-cell>
          <table:table-cell table:number-columns-repeated="2" office:value-type="float" office:value="20110.1" calcext:value-type="float">
            <text:p>20110.1</text:p>
          </table:table-cell>
          <table:table-cell office:value-type="float" office:value="12760.1" calcext:value-type="float">
            <text:p>12760.1</text:p>
          </table:table-cell>
        </table:table-row>
        <table:table-row table:style-name="ro1">
          <table:table-cell table:number-columns-repeated="16"/>
          <table:table-cell office:value-type="float" office:value="-43611.3" calcext:value-type="float">
            <text:p>-43611.3</text:p>
          </table:table-cell>
          <table:table-cell table:number-columns-repeated="2" office:value-type="float" office:value="20075.5" calcext:value-type="float">
            <text:p>20075.5</text:p>
          </table:table-cell>
          <table:table-cell office:value-type="float" office:value="12767.2" calcext:value-type="float">
            <text:p>12767.2</text:p>
          </table:table-cell>
        </table:table-row>
        <table:table-row table:style-name="ro1">
          <table:table-cell table:number-columns-repeated="16"/>
          <table:table-cell office:value-type="float" office:value="-43603.8" calcext:value-type="float">
            <text:p>-43603.8</text:p>
          </table:table-cell>
          <table:table-cell table:number-columns-repeated="2" office:value-type="float" office:value="20040.8" calcext:value-type="float">
            <text:p>20040.8</text:p>
          </table:table-cell>
          <table:table-cell office:value-type="float" office:value="12774.3" calcext:value-type="float">
            <text:p>12774.3</text:p>
          </table:table-cell>
        </table:table-row>
        <table:table-row table:style-name="ro1">
          <table:table-cell table:number-columns-repeated="16"/>
          <table:table-cell office:value-type="float" office:value="-43596.3" calcext:value-type="float">
            <text:p>-43596.3</text:p>
          </table:table-cell>
          <table:table-cell table:number-columns-repeated="2" office:value-type="float" office:value="20006.2" calcext:value-type="float">
            <text:p>20006.2</text:p>
          </table:table-cell>
          <table:table-cell office:value-type="float" office:value="12781.4" calcext:value-type="float">
            <text:p>12781.4</text:p>
          </table:table-cell>
        </table:table-row>
        <table:table-row table:style-name="ro1">
          <table:table-cell table:number-columns-repeated="16"/>
          <table:table-cell office:value-type="float" office:value="-43588.8" calcext:value-type="float">
            <text:p>-43588.8</text:p>
          </table:table-cell>
          <table:table-cell table:number-columns-repeated="2" office:value-type="float" office:value="19971.6" calcext:value-type="float">
            <text:p>19971.6</text:p>
          </table:table-cell>
          <table:table-cell office:value-type="float" office:value="12788.5" calcext:value-type="float">
            <text:p>12788.5</text:p>
          </table:table-cell>
        </table:table-row>
        <table:table-row table:style-name="ro1">
          <table:table-cell table:number-columns-repeated="16"/>
          <table:table-cell office:value-type="float" office:value="-43581.3" calcext:value-type="float">
            <text:p>-43581.3</text:p>
          </table:table-cell>
          <table:table-cell table:number-columns-repeated="2" office:value-type="float" office:value="19936.9" calcext:value-type="float">
            <text:p>19936.9</text:p>
          </table:table-cell>
          <table:table-cell office:value-type="float" office:value="12795.6" calcext:value-type="float">
            <text:p>12795.6</text:p>
          </table:table-cell>
        </table:table-row>
        <table:table-row table:style-name="ro1">
          <table:table-cell table:number-columns-repeated="16"/>
          <table:table-cell office:value-type="float" office:value="-43573.8" calcext:value-type="float">
            <text:p>-43573.8</text:p>
          </table:table-cell>
          <table:table-cell table:number-columns-repeated="2" office:value-type="float" office:value="19902.3" calcext:value-type="float">
            <text:p>19902.3</text:p>
          </table:table-cell>
          <table:table-cell office:value-type="float" office:value="12802.7" calcext:value-type="float">
            <text:p>12802.7</text:p>
          </table:table-cell>
        </table:table-row>
        <table:table-row table:style-name="ro1">
          <table:table-cell table:number-columns-repeated="16"/>
          <table:table-cell office:value-type="float" office:value="-43566.3" calcext:value-type="float">
            <text:p>-43566.3</text:p>
          </table:table-cell>
          <table:table-cell table:number-columns-repeated="2" office:value-type="float" office:value="19867.6" calcext:value-type="float">
            <text:p>19867.6</text:p>
          </table:table-cell>
          <table:table-cell office:value-type="float" office:value="12809.8" calcext:value-type="float">
            <text:p>12809.8</text:p>
          </table:table-cell>
        </table:table-row>
        <table:table-row table:style-name="ro1">
          <table:table-cell table:number-columns-repeated="16"/>
          <table:table-cell office:value-type="float" office:value="-43558.8" calcext:value-type="float">
            <text:p>-43558.8</text:p>
          </table:table-cell>
          <table:table-cell table:number-columns-repeated="2" office:value-type="float" office:value="19833" calcext:value-type="float">
            <text:p>19833</text:p>
          </table:table-cell>
          <table:table-cell office:value-type="float" office:value="12816.9" calcext:value-type="float">
            <text:p>12816.9</text:p>
          </table:table-cell>
        </table:table-row>
        <table:table-row table:style-name="ro1">
          <table:table-cell table:number-columns-repeated="16"/>
          <table:table-cell office:value-type="float" office:value="-43551.3" calcext:value-type="float">
            <text:p>-43551.3</text:p>
          </table:table-cell>
          <table:table-cell table:number-columns-repeated="2" office:value-type="float" office:value="19798.4" calcext:value-type="float">
            <text:p>19798.4</text:p>
          </table:table-cell>
          <table:table-cell office:value-type="float" office:value="12824" calcext:value-type="float">
            <text:p>12824</text:p>
          </table:table-cell>
        </table:table-row>
        <table:table-row table:style-name="ro1">
          <table:table-cell table:number-columns-repeated="16"/>
          <table:table-cell office:value-type="float" office:value="-43543.9" calcext:value-type="float">
            <text:p>-43543.9</text:p>
          </table:table-cell>
          <table:table-cell table:number-columns-repeated="2" office:value-type="float" office:value="19763.7" calcext:value-type="float">
            <text:p>19763.7</text:p>
          </table:table-cell>
          <table:table-cell office:value-type="float" office:value="12831.1" calcext:value-type="float">
            <text:p>12831.1</text:p>
          </table:table-cell>
        </table:table-row>
        <table:table-row table:style-name="ro1">
          <table:table-cell table:number-columns-repeated="16"/>
          <table:table-cell office:value-type="float" office:value="-43536.4" calcext:value-type="float">
            <text:p>-43536.4</text:p>
          </table:table-cell>
          <table:table-cell table:number-columns-repeated="2" office:value-type="float" office:value="19729.1" calcext:value-type="float">
            <text:p>19729.1</text:p>
          </table:table-cell>
          <table:table-cell office:value-type="float" office:value="12838.1" calcext:value-type="float">
            <text:p>12838.1</text:p>
          </table:table-cell>
        </table:table-row>
        <table:table-row table:style-name="ro1">
          <table:table-cell table:number-columns-repeated="16"/>
          <table:table-cell office:value-type="float" office:value="-43528.9" calcext:value-type="float">
            <text:p>-43528.9</text:p>
          </table:table-cell>
          <table:table-cell table:number-columns-repeated="2" office:value-type="float" office:value="19694.4" calcext:value-type="float">
            <text:p>19694.4</text:p>
          </table:table-cell>
          <table:table-cell office:value-type="float" office:value="12845.2" calcext:value-type="float">
            <text:p>12845.2</text:p>
          </table:table-cell>
        </table:table-row>
        <table:table-row table:style-name="ro1">
          <table:table-cell table:number-columns-repeated="16"/>
          <table:table-cell office:value-type="float" office:value="-43521.4" calcext:value-type="float">
            <text:p>-43521.4</text:p>
          </table:table-cell>
          <table:table-cell table:number-columns-repeated="2" office:value-type="float" office:value="19659.8" calcext:value-type="float">
            <text:p>19659.8</text:p>
          </table:table-cell>
          <table:table-cell office:value-type="float" office:value="12852.3" calcext:value-type="float">
            <text:p>12852.3</text:p>
          </table:table-cell>
        </table:table-row>
        <table:table-row table:style-name="ro1">
          <table:table-cell table:number-columns-repeated="16"/>
          <table:table-cell office:value-type="float" office:value="-43513.9" calcext:value-type="float">
            <text:p>-43513.9</text:p>
          </table:table-cell>
          <table:table-cell table:number-columns-repeated="2" office:value-type="float" office:value="19625.1" calcext:value-type="float">
            <text:p>19625.1</text:p>
          </table:table-cell>
          <table:table-cell office:value-type="float" office:value="12859.4" calcext:value-type="float">
            <text:p>12859.4</text:p>
          </table:table-cell>
        </table:table-row>
        <table:table-row table:style-name="ro1">
          <table:table-cell table:number-columns-repeated="16"/>
          <table:table-cell office:value-type="float" office:value="-43507.4" calcext:value-type="float">
            <text:p>-43507.4</text:p>
          </table:table-cell>
          <table:table-cell table:number-columns-repeated="2" office:value-type="float" office:value="19591.8" calcext:value-type="float">
            <text:p>19591.8</text:p>
          </table:table-cell>
          <table:table-cell office:value-type="float" office:value="12865.7" calcext:value-type="float">
            <text:p>12865.7</text:p>
          </table:table-cell>
        </table:table-row>
        <table:table-row table:style-name="ro1">
          <table:table-cell table:number-columns-repeated="16"/>
          <table:table-cell office:value-type="float" office:value="-43501.4" calcext:value-type="float">
            <text:p>-43501.4</text:p>
          </table:table-cell>
          <table:table-cell table:number-columns-repeated="2" office:value-type="float" office:value="19559" calcext:value-type="float">
            <text:p>19559</text:p>
          </table:table-cell>
          <table:table-cell office:value-type="float" office:value="12871.5" calcext:value-type="float">
            <text:p>12871.5</text:p>
          </table:table-cell>
        </table:table-row>
        <table:table-row table:style-name="ro1">
          <table:table-cell table:number-columns-repeated="16"/>
          <table:table-cell office:value-type="float" office:value="-43495.4" calcext:value-type="float">
            <text:p>-43495.4</text:p>
          </table:table-cell>
          <table:table-cell table:number-columns-repeated="2" office:value-type="float" office:value="19526.2" calcext:value-type="float">
            <text:p>19526.2</text:p>
          </table:table-cell>
          <table:table-cell office:value-type="float" office:value="12877.4" calcext:value-type="float">
            <text:p>12877.4</text:p>
          </table:table-cell>
        </table:table-row>
        <table:table-row table:style-name="ro1">
          <table:table-cell table:number-columns-repeated="16"/>
          <table:table-cell office:value-type="float" office:value="-43489.5" calcext:value-type="float">
            <text:p>-43489.5</text:p>
          </table:table-cell>
          <table:table-cell table:number-columns-repeated="2" office:value-type="float" office:value="19493.5" calcext:value-type="float">
            <text:p>19493.5</text:p>
          </table:table-cell>
          <table:table-cell office:value-type="float" office:value="12883.2" calcext:value-type="float">
            <text:p>12883.2</text:p>
          </table:table-cell>
        </table:table-row>
        <table:table-row table:style-name="ro1">
          <table:table-cell table:number-columns-repeated="16"/>
          <table:table-cell office:value-type="float" office:value="-43483.5" calcext:value-type="float">
            <text:p>-43483.5</text:p>
          </table:table-cell>
          <table:table-cell table:number-columns-repeated="2" office:value-type="float" office:value="19460.7" calcext:value-type="float">
            <text:p>19460.7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table:number-columns-repeated="16"/>
          <table:table-cell office:value-type="float" office:value="-43477.5" calcext:value-type="float">
            <text:p>-43477.5</text:p>
          </table:table-cell>
          <table:table-cell table:number-columns-repeated="2" office:value-type="float" office:value="19427.9" calcext:value-type="float">
            <text:p>19427.9</text:p>
          </table:table-cell>
          <table:table-cell office:value-type="float" office:value="12894.9" calcext:value-type="float">
            <text:p>12894.9</text:p>
          </table:table-cell>
        </table:table-row>
        <table:table-row table:style-name="ro1">
          <table:table-cell table:number-columns-repeated="16"/>
          <table:table-cell office:value-type="float" office:value="-43471.5" calcext:value-type="float">
            <text:p>-43471.5</text:p>
          </table:table-cell>
          <table:table-cell table:number-columns-repeated="2" office:value-type="float" office:value="19395.2" calcext:value-type="float">
            <text:p>19395.2</text:p>
          </table:table-cell>
          <table:table-cell office:value-type="float" office:value="12900.7" calcext:value-type="float">
            <text:p>12900.7</text:p>
          </table:table-cell>
        </table:table-row>
        <table:table-row table:style-name="ro1">
          <table:table-cell table:number-columns-repeated="16"/>
          <table:table-cell office:value-type="float" office:value="-43465.5" calcext:value-type="float">
            <text:p>-43465.5</text:p>
          </table:table-cell>
          <table:table-cell table:number-columns-repeated="2" office:value-type="float" office:value="19362.4" calcext:value-type="float">
            <text:p>19362.4</text:p>
          </table:table-cell>
          <table:table-cell office:value-type="float" office:value="12906.5" calcext:value-type="float">
            <text:p>12906.5</text:p>
          </table:table-cell>
        </table:table-row>
        <table:table-row table:style-name="ro1">
          <table:table-cell table:number-columns-repeated="16"/>
          <table:table-cell office:value-type="float" office:value="-43459.6" calcext:value-type="float">
            <text:p>-43459.6</text:p>
          </table:table-cell>
          <table:table-cell table:number-columns-repeated="2" office:value-type="float" office:value="19329.6" calcext:value-type="float">
            <text:p>19329.6</text:p>
          </table:table-cell>
          <table:table-cell office:value-type="float" office:value="12912.4" calcext:value-type="float">
            <text:p>12912.4</text:p>
          </table:table-cell>
        </table:table-row>
        <table:table-row table:style-name="ro1">
          <table:table-cell table:number-columns-repeated="16"/>
          <table:table-cell office:value-type="float" office:value="-43453.6" calcext:value-type="float">
            <text:p>-43453.6</text:p>
          </table:table-cell>
          <table:table-cell table:number-columns-repeated="2" office:value-type="float" office:value="19296.9" calcext:value-type="float">
            <text:p>19296.9</text:p>
          </table:table-cell>
          <table:table-cell office:value-type="float" office:value="12918.2" calcext:value-type="float">
            <text:p>12918.2</text:p>
          </table:table-cell>
        </table:table-row>
        <table:table-row table:style-name="ro1">
          <table:table-cell table:number-columns-repeated="16"/>
          <table:table-cell office:value-type="float" office:value="-43447.6" calcext:value-type="float">
            <text:p>-43447.6</text:p>
          </table:table-cell>
          <table:table-cell table:number-columns-repeated="2" office:value-type="float" office:value="19264.1" calcext:value-type="float">
            <text:p>19264.1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 table:number-columns-repeated="16"/>
          <table:table-cell office:value-type="float" office:value="-43441.6" calcext:value-type="float">
            <text:p>-43441.6</text:p>
          </table:table-cell>
          <table:table-cell table:number-columns-repeated="2" office:value-type="float" office:value="19231.3" calcext:value-type="float">
            <text:p>19231.3</text:p>
          </table:table-cell>
          <table:table-cell office:value-type="float" office:value="12929.9" calcext:value-type="float">
            <text:p>12929.9</text:p>
          </table:table-cell>
        </table:table-row>
        <table:table-row table:style-name="ro1">
          <table:table-cell table:number-columns-repeated="16"/>
          <table:table-cell office:value-type="float" office:value="-43435.6" calcext:value-type="float">
            <text:p>-43435.6</text:p>
          </table:table-cell>
          <table:table-cell table:number-columns-repeated="2" office:value-type="float" office:value="19198.6" calcext:value-type="float">
            <text:p>19198.6</text:p>
          </table:table-cell>
          <table:table-cell office:value-type="float" office:value="12935.7" calcext:value-type="float">
            <text:p>12935.7</text:p>
          </table:table-cell>
        </table:table-row>
        <table:table-row table:style-name="ro1">
          <table:table-cell table:number-columns-repeated="16"/>
          <table:table-cell office:value-type="float" office:value="-43429.6" calcext:value-type="float">
            <text:p>-43429.6</text:p>
          </table:table-cell>
          <table:table-cell table:number-columns-repeated="2" office:value-type="float" office:value="19165.8" calcext:value-type="float">
            <text:p>19165.8</text:p>
          </table:table-cell>
          <table:table-cell office:value-type="float" office:value="12941.5" calcext:value-type="float">
            <text:p>12941.5</text:p>
          </table:table-cell>
        </table:table-row>
        <table:table-row table:style-name="ro1">
          <table:table-cell table:number-columns-repeated="16"/>
          <table:table-cell office:value-type="float" office:value="-43423.7" calcext:value-type="float">
            <text:p>-43423.7</text:p>
          </table:table-cell>
          <table:table-cell table:number-columns-repeated="2" office:value-type="float" office:value="19133" calcext:value-type="float">
            <text:p>19133</text:p>
          </table:table-cell>
          <table:table-cell office:value-type="float" office:value="12947.4" calcext:value-type="float">
            <text:p>12947.4</text:p>
          </table:table-cell>
        </table:table-row>
        <table:table-row table:style-name="ro1">
          <table:table-cell table:number-columns-repeated="16"/>
          <table:table-cell office:value-type="float" office:value="-43417.7" calcext:value-type="float">
            <text:p>-43417.7</text:p>
          </table:table-cell>
          <table:table-cell table:number-columns-repeated="2" office:value-type="float" office:value="19100.3" calcext:value-type="float">
            <text:p>19100.3</text:p>
          </table:table-cell>
          <table:table-cell office:value-type="float" office:value="12953.2" calcext:value-type="float">
            <text:p>12953.2</text:p>
          </table:table-cell>
        </table:table-row>
        <table:table-row table:style-name="ro1">
          <table:table-cell table:number-columns-repeated="16"/>
          <table:table-cell office:value-type="float" office:value="-43411.7" calcext:value-type="float">
            <text:p>-43411.7</text:p>
          </table:table-cell>
          <table:table-cell table:number-columns-repeated="2" office:value-type="float" office:value="19067.5" calcext:value-type="float">
            <text:p>19067.5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table:number-columns-repeated="16"/>
          <table:table-cell office:value-type="float" office:value="-43405.7" calcext:value-type="float">
            <text:p>-43405.7</text:p>
          </table:table-cell>
          <table:table-cell table:number-columns-repeated="2" office:value-type="float" office:value="19034.7" calcext:value-type="float">
            <text:p>19034.7</text:p>
          </table:table-cell>
          <table:table-cell office:value-type="float" office:value="12964.9" calcext:value-type="float">
            <text:p>12964.9</text:p>
          </table:table-cell>
        </table:table-row>
        <table:table-row table:style-name="ro1">
          <table:table-cell table:number-columns-repeated="16"/>
          <table:table-cell office:value-type="float" office:value="-43399.7" calcext:value-type="float">
            <text:p>-43399.7</text:p>
          </table:table-cell>
          <table:table-cell table:number-columns-repeated="2" office:value-type="float" office:value="19002" calcext:value-type="float">
            <text:p>19002</text:p>
          </table:table-cell>
          <table:table-cell office:value-type="float" office:value="12970.7" calcext:value-type="float">
            <text:p>12970.7</text:p>
          </table:table-cell>
        </table:table-row>
        <table:table-row table:style-name="ro1">
          <table:table-cell table:number-columns-repeated="16"/>
          <table:table-cell office:value-type="float" office:value="-43393.8" calcext:value-type="float">
            <text:p>-43393.8</text:p>
          </table:table-cell>
          <table:table-cell table:number-columns-repeated="2" office:value-type="float" office:value="18969.2" calcext:value-type="float">
            <text:p>18969.2</text:p>
          </table:table-cell>
          <table:table-cell office:value-type="float" office:value="12976.5" calcext:value-type="float">
            <text:p>12976.5</text:p>
          </table:table-cell>
        </table:table-row>
        <table:table-row table:style-name="ro1">
          <table:table-cell table:number-columns-repeated="16"/>
          <table:table-cell office:value-type="float" office:value="-43387.8" calcext:value-type="float">
            <text:p>-43387.8</text:p>
          </table:table-cell>
          <table:table-cell table:number-columns-repeated="2" office:value-type="float" office:value="18936.4" calcext:value-type="float">
            <text:p>18936.4</text:p>
          </table:table-cell>
          <table:table-cell office:value-type="float" office:value="12982.4" calcext:value-type="float">
            <text:p>12982.4</text:p>
          </table:table-cell>
        </table:table-row>
        <table:table-row table:style-name="ro1">
          <table:table-cell table:number-columns-repeated="16"/>
          <table:table-cell office:value-type="float" office:value="-43381.8" calcext:value-type="float">
            <text:p>-43381.8</text:p>
          </table:table-cell>
          <table:table-cell table:number-columns-repeated="2" office:value-type="float" office:value="18903.7" calcext:value-type="float">
            <text:p>18903.7</text:p>
          </table:table-cell>
          <table:table-cell office:value-type="float" office:value="12988.2" calcext:value-type="float">
            <text:p>12988.2</text:p>
          </table:table-cell>
        </table:table-row>
        <table:table-row table:style-name="ro1">
          <table:table-cell table:number-columns-repeated="16"/>
          <table:table-cell office:value-type="float" office:value="-43375.8" calcext:value-type="float">
            <text:p>-43375.8</text:p>
          </table:table-cell>
          <table:table-cell table:number-columns-repeated="2" office:value-type="float" office:value="18870.9" calcext:value-type="float">
            <text:p>18870.9</text:p>
          </table:table-cell>
          <table:table-cell office:value-type="float" office:value="12994" calcext:value-type="float">
            <text:p>12994</text:p>
          </table:table-cell>
        </table:table-row>
        <table:table-row table:style-name="ro1">
          <table:table-cell table:number-columns-repeated="16"/>
          <table:table-cell office:value-type="float" office:value="-43369.8" calcext:value-type="float">
            <text:p>-43369.8</text:p>
          </table:table-cell>
          <table:table-cell table:number-columns-repeated="2" office:value-type="float" office:value="18838.1" calcext:value-type="float">
            <text:p>18838.1</text:p>
          </table:table-cell>
          <table:table-cell office:value-type="float" office:value="12999.9" calcext:value-type="float">
            <text:p>12999.9</text:p>
          </table:table-cell>
        </table:table-row>
        <table:table-row table:style-name="ro1">
          <table:table-cell table:number-columns-repeated="16"/>
          <table:table-cell office:value-type="float" office:value="-43363.8" calcext:value-type="float">
            <text:p>-43363.8</text:p>
          </table:table-cell>
          <table:table-cell table:number-columns-repeated="2" office:value-type="float" office:value="18805.4" calcext:value-type="float">
            <text:p>18805.4</text:p>
          </table:table-cell>
          <table:table-cell office:value-type="float" office:value="13005.7" calcext:value-type="float">
            <text:p>13005.7</text:p>
          </table:table-cell>
        </table:table-row>
        <table:table-row table:style-name="ro1">
          <table:table-cell table:number-columns-repeated="16"/>
          <table:table-cell office:value-type="float" office:value="-43357.9" calcext:value-type="float">
            <text:p>-43357.9</text:p>
          </table:table-cell>
          <table:table-cell table:number-columns-repeated="2" office:value-type="float" office:value="18772.6" calcext:value-type="float">
            <text:p>18772.6</text:p>
          </table:table-cell>
          <table:table-cell office:value-type="float" office:value="13011.5" calcext:value-type="float">
            <text:p>13011.5</text:p>
          </table:table-cell>
        </table:table-row>
        <table:table-row table:style-name="ro1">
          <table:table-cell table:number-columns-repeated="16"/>
          <table:table-cell office:value-type="float" office:value="-43351.9" calcext:value-type="float">
            <text:p>-43351.9</text:p>
          </table:table-cell>
          <table:table-cell table:number-columns-repeated="2" office:value-type="float" office:value="18739.8" calcext:value-type="float">
            <text:p>18739.8</text:p>
          </table:table-cell>
          <table:table-cell office:value-type="float" office:value="13017.4" calcext:value-type="float">
            <text:p>13017.4</text:p>
          </table:table-cell>
        </table:table-row>
        <table:table-row table:style-name="ro1">
          <table:table-cell table:number-columns-repeated="16"/>
          <table:table-cell office:value-type="float" office:value="-43345.9" calcext:value-type="float">
            <text:p>-43345.9</text:p>
          </table:table-cell>
          <table:table-cell table:number-columns-repeated="2" office:value-type="float" office:value="18707.1" calcext:value-type="float">
            <text:p>18707.1</text:p>
          </table:table-cell>
          <table:table-cell office:value-type="float" office:value="13023.2" calcext:value-type="float">
            <text:p>13023.2</text:p>
          </table:table-cell>
        </table:table-row>
        <table:table-row table:style-name="ro1">
          <table:table-cell table:number-columns-repeated="16"/>
          <table:table-cell office:value-type="float" office:value="-43339.9" calcext:value-type="float">
            <text:p>-43339.9</text:p>
          </table:table-cell>
          <table:table-cell table:number-columns-repeated="2" office:value-type="float" office:value="18674.3" calcext:value-type="float">
            <text:p>18674.3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table:number-columns-repeated="16"/>
          <table:table-cell office:value-type="float" office:value="-43333.9" calcext:value-type="float">
            <text:p>-43333.9</text:p>
          </table:table-cell>
          <table:table-cell table:number-columns-repeated="2" office:value-type="float" office:value="18641.5" calcext:value-type="float">
            <text:p>18641.5</text:p>
          </table:table-cell>
          <table:table-cell office:value-type="float" office:value="13034.9" calcext:value-type="float">
            <text:p>13034.9</text:p>
          </table:table-cell>
        </table:table-row>
        <table:table-row table:style-name="ro1">
          <table:table-cell table:number-columns-repeated="16"/>
          <table:table-cell office:value-type="float" office:value="-43328" calcext:value-type="float">
            <text:p>-43328</text:p>
          </table:table-cell>
          <table:table-cell table:number-columns-repeated="2" office:value-type="float" office:value="18608.8" calcext:value-type="float">
            <text:p>18608.8</text:p>
          </table:table-cell>
          <table:table-cell office:value-type="float" office:value="13040.7" calcext:value-type="float">
            <text:p>13040.7</text:p>
          </table:table-cell>
        </table:table-row>
        <table:table-row table:style-name="ro1">
          <table:table-cell table:number-columns-repeated="16"/>
          <table:table-cell office:value-type="float" office:value="-43322" calcext:value-type="float">
            <text:p>-43322</text:p>
          </table:table-cell>
          <table:table-cell table:number-columns-repeated="2" office:value-type="float" office:value="18576" calcext:value-type="float">
            <text:p>18576</text:p>
          </table:table-cell>
          <table:table-cell office:value-type="float" office:value="13046.5" calcext:value-type="float">
            <text:p>13046.5</text:p>
          </table:table-cell>
        </table:table-row>
        <table:table-row table:style-name="ro1">
          <table:table-cell table:number-columns-repeated="16"/>
          <table:table-cell office:value-type="float" office:value="-43316" calcext:value-type="float">
            <text:p>-43316</text:p>
          </table:table-cell>
          <table:table-cell table:number-columns-repeated="2" office:value-type="float" office:value="18543.2" calcext:value-type="float">
            <text:p>18543.2</text:p>
          </table:table-cell>
          <table:table-cell office:value-type="float" office:value="13052.4" calcext:value-type="float">
            <text:p>13052.4</text:p>
          </table:table-cell>
        </table:table-row>
        <table:table-row table:style-name="ro1">
          <table:table-cell table:number-columns-repeated="16"/>
          <table:table-cell office:value-type="float" office:value="-43310.5" calcext:value-type="float">
            <text:p>-43310.5</text:p>
          </table:table-cell>
          <table:table-cell table:number-columns-repeated="2" office:value-type="float" office:value="18511" calcext:value-type="float">
            <text:p>18511</text:p>
          </table:table-cell>
          <table:table-cell office:value-type="float" office:value="13057.8" calcext:value-type="float">
            <text:p>13057.8</text:p>
          </table:table-cell>
        </table:table-row>
        <table:table-row table:style-name="ro1">
          <table:table-cell table:number-columns-repeated="16"/>
          <table:table-cell office:value-type="float" office:value="-43305.9" calcext:value-type="float">
            <text:p>-43305.9</text:p>
          </table:table-cell>
          <table:table-cell table:number-columns-repeated="2" office:value-type="float" office:value="18480" calcext:value-type="float">
            <text:p>18480</text:p>
          </table:table-cell>
          <table:table-cell office:value-type="float" office:value="13062.3" calcext:value-type="float">
            <text:p>13062.3</text:p>
          </table:table-cell>
        </table:table-row>
        <table:table-row table:style-name="ro1">
          <table:table-cell table:number-columns-repeated="16"/>
          <table:table-cell office:value-type="float" office:value="-43301.3" calcext:value-type="float">
            <text:p>-43301.3</text:p>
          </table:table-cell>
          <table:table-cell table:number-columns-repeated="2" office:value-type="float" office:value="18448.9" calcext:value-type="float">
            <text:p>18448.9</text:p>
          </table:table-cell>
          <table:table-cell office:value-type="float" office:value="13066.9" calcext:value-type="float">
            <text:p>13066.9</text:p>
          </table:table-cell>
        </table:table-row>
        <table:table-row table:style-name="ro1">
          <table:table-cell table:number-columns-repeated="16"/>
          <table:table-cell office:value-type="float" office:value="-43296.8" calcext:value-type="float">
            <text:p>-43296.8</text:p>
          </table:table-cell>
          <table:table-cell table:number-columns-repeated="2" office:value-type="float" office:value="18417.9" calcext:value-type="float">
            <text:p>18417.9</text:p>
          </table:table-cell>
          <table:table-cell office:value-type="float" office:value="13071.5" calcext:value-type="float">
            <text:p>13071.5</text:p>
          </table:table-cell>
        </table:table-row>
        <table:table-row table:style-name="ro1">
          <table:table-cell table:number-columns-repeated="16"/>
          <table:table-cell office:value-type="float" office:value="-43292.2" calcext:value-type="float">
            <text:p>-43292.2</text:p>
          </table:table-cell>
          <table:table-cell table:number-columns-repeated="2" office:value-type="float" office:value="18386.8" calcext:value-type="float">
            <text:p>18386.8</text:p>
          </table:table-cell>
          <table:table-cell office:value-type="float" office:value="13076" calcext:value-type="float">
            <text:p>13076</text:p>
          </table:table-cell>
        </table:table-row>
        <table:table-row table:style-name="ro1">
          <table:table-cell table:number-columns-repeated="16"/>
          <table:table-cell office:value-type="float" office:value="-43287.6" calcext:value-type="float">
            <text:p>-43287.6</text:p>
          </table:table-cell>
          <table:table-cell table:number-columns-repeated="2" office:value-type="float" office:value="18355.8" calcext:value-type="float">
            <text:p>18355.8</text:p>
          </table:table-cell>
          <table:table-cell office:value-type="float" office:value="13080.6" calcext:value-type="float">
            <text:p>13080.6</text:p>
          </table:table-cell>
        </table:table-row>
        <table:table-row table:style-name="ro1">
          <table:table-cell table:number-columns-repeated="16"/>
          <table:table-cell office:value-type="float" office:value="-43283.1" calcext:value-type="float">
            <text:p>-43283.1</text:p>
          </table:table-cell>
          <table:table-cell table:number-columns-repeated="2" office:value-type="float" office:value="18324.7" calcext:value-type="float">
            <text:p>18324.7</text:p>
          </table:table-cell>
          <table:table-cell office:value-type="float" office:value="13085.1" calcext:value-type="float">
            <text:p>13085.1</text:p>
          </table:table-cell>
        </table:table-row>
        <table:table-row table:style-name="ro1">
          <table:table-cell table:number-columns-repeated="16"/>
          <table:table-cell office:value-type="float" office:value="-43278.5" calcext:value-type="float">
            <text:p>-43278.5</text:p>
          </table:table-cell>
          <table:table-cell table:number-columns-repeated="2" office:value-type="float" office:value="18293.7" calcext:value-type="float">
            <text:p>18293.7</text:p>
          </table:table-cell>
          <table:table-cell office:value-type="float" office:value="13089.7" calcext:value-type="float">
            <text:p>13089.7</text:p>
          </table:table-cell>
        </table:table-row>
        <table:table-row table:style-name="ro1">
          <table:table-cell table:number-columns-repeated="16"/>
          <table:table-cell office:value-type="float" office:value="-43273.9" calcext:value-type="float">
            <text:p>-43273.9</text:p>
          </table:table-cell>
          <table:table-cell table:number-columns-repeated="2" office:value-type="float" office:value="18262.6" calcext:value-type="float">
            <text:p>18262.6</text:p>
          </table:table-cell>
          <table:table-cell office:value-type="float" office:value="13094.3" calcext:value-type="float">
            <text:p>13094.3</text:p>
          </table:table-cell>
        </table:table-row>
        <table:table-row table:style-name="ro1">
          <table:table-cell table:number-columns-repeated="16"/>
          <table:table-cell office:value-type="float" office:value="-43269.4" calcext:value-type="float">
            <text:p>-43269.4</text:p>
          </table:table-cell>
          <table:table-cell table:number-columns-repeated="2" office:value-type="float" office:value="18231.6" calcext:value-type="float">
            <text:p>18231.6</text:p>
          </table:table-cell>
          <table:table-cell office:value-type="float" office:value="13098.8" calcext:value-type="float">
            <text:p>13098.8</text:p>
          </table:table-cell>
        </table:table-row>
        <table:table-row table:style-name="ro1">
          <table:table-cell table:number-columns-repeated="16"/>
          <table:table-cell office:value-type="float" office:value="-43264.8" calcext:value-type="float">
            <text:p>-43264.8</text:p>
          </table:table-cell>
          <table:table-cell table:number-columns-repeated="2" office:value-type="float" office:value="18200.5" calcext:value-type="float">
            <text:p>18200.5</text:p>
          </table:table-cell>
          <table:table-cell office:value-type="float" office:value="13103.4" calcext:value-type="float">
            <text:p>13103.4</text:p>
          </table:table-cell>
        </table:table-row>
        <table:table-row table:style-name="ro1">
          <table:table-cell table:number-columns-repeated="16"/>
          <table:table-cell office:value-type="float" office:value="-43260.2" calcext:value-type="float">
            <text:p>-43260.2</text:p>
          </table:table-cell>
          <table:table-cell table:number-columns-repeated="2" office:value-type="float" office:value="18169.5" calcext:value-type="float">
            <text:p>18169.5</text:p>
          </table:table-cell>
          <table:table-cell office:value-type="float" office:value="13107.9" calcext:value-type="float">
            <text:p>13107.9</text:p>
          </table:table-cell>
        </table:table-row>
        <table:table-row table:style-name="ro1">
          <table:table-cell table:number-columns-repeated="16"/>
          <table:table-cell office:value-type="float" office:value="-43255.7" calcext:value-type="float">
            <text:p>-43255.7</text:p>
          </table:table-cell>
          <table:table-cell table:number-columns-repeated="2" office:value-type="float" office:value="18138.4" calcext:value-type="float">
            <text:p>18138.4</text:p>
          </table:table-cell>
          <table:table-cell office:value-type="float" office:value="13112.5" calcext:value-type="float">
            <text:p>13112.5</text:p>
          </table:table-cell>
        </table:table-row>
        <table:table-row table:style-name="ro1">
          <table:table-cell table:number-columns-repeated="16"/>
          <table:table-cell office:value-type="float" office:value="-43251.1" calcext:value-type="float">
            <text:p>-43251.1</text:p>
          </table:table-cell>
          <table:table-cell table:number-columns-repeated="2" office:value-type="float" office:value="18107.4" calcext:value-type="float">
            <text:p>18107.4</text:p>
          </table:table-cell>
          <table:table-cell office:value-type="float" office:value="13117.1" calcext:value-type="float">
            <text:p>13117.1</text:p>
          </table:table-cell>
        </table:table-row>
        <table:table-row table:style-name="ro1">
          <table:table-cell table:number-columns-repeated="16"/>
          <table:table-cell office:value-type="float" office:value="-43246.5" calcext:value-type="float">
            <text:p>-43246.5</text:p>
          </table:table-cell>
          <table:table-cell table:number-columns-repeated="2" office:value-type="float" office:value="18076.3" calcext:value-type="float">
            <text:p>18076.3</text:p>
          </table:table-cell>
          <table:table-cell office:value-type="float" office:value="13121.6" calcext:value-type="float">
            <text:p>13121.6</text:p>
          </table:table-cell>
        </table:table-row>
        <table:table-row table:style-name="ro1">
          <table:table-cell table:number-columns-repeated="16"/>
          <table:table-cell office:value-type="float" office:value="-43242" calcext:value-type="float">
            <text:p>-43242</text:p>
          </table:table-cell>
          <table:table-cell table:number-columns-repeated="2" office:value-type="float" office:value="18045.3" calcext:value-type="float">
            <text:p>18045.3</text:p>
          </table:table-cell>
          <table:table-cell office:value-type="float" office:value="13126.2" calcext:value-type="float">
            <text:p>13126.2</text:p>
          </table:table-cell>
        </table:table-row>
        <table:table-row table:style-name="ro1">
          <table:table-cell table:number-columns-repeated="16"/>
          <table:table-cell office:value-type="float" office:value="-43237.4" calcext:value-type="float">
            <text:p>-43237.4</text:p>
          </table:table-cell>
          <table:table-cell table:number-columns-repeated="2" office:value-type="float" office:value="18014.2" calcext:value-type="float">
            <text:p>18014.2</text:p>
          </table:table-cell>
          <table:table-cell office:value-type="float" office:value="13130.8" calcext:value-type="float">
            <text:p>13130.8</text:p>
          </table:table-cell>
        </table:table-row>
        <table:table-row table:style-name="ro1">
          <table:table-cell table:number-columns-repeated="16"/>
          <table:table-cell office:value-type="float" office:value="-43232.8" calcext:value-type="float">
            <text:p>-43232.8</text:p>
          </table:table-cell>
          <table:table-cell table:number-columns-repeated="2" office:value-type="float" office:value="17983.2" calcext:value-type="float">
            <text:p>17983.2</text:p>
          </table:table-cell>
          <table:table-cell office:value-type="float" office:value="13135.3" calcext:value-type="float">
            <text:p>13135.3</text:p>
          </table:table-cell>
        </table:table-row>
        <table:table-row table:style-name="ro1">
          <table:table-cell table:number-columns-repeated="16"/>
          <table:table-cell office:value-type="float" office:value="-43228.3" calcext:value-type="float">
            <text:p>-43228.3</text:p>
          </table:table-cell>
          <table:table-cell table:number-columns-repeated="2" office:value-type="float" office:value="17952.1" calcext:value-type="float">
            <text:p>17952.1</text:p>
          </table:table-cell>
          <table:table-cell office:value-type="float" office:value="13139.9" calcext:value-type="float">
            <text:p>13139.9</text:p>
          </table:table-cell>
        </table:table-row>
        <table:table-row table:style-name="ro1">
          <table:table-cell table:number-columns-repeated="16"/>
          <table:table-cell office:value-type="float" office:value="-43223.7" calcext:value-type="float">
            <text:p>-43223.7</text:p>
          </table:table-cell>
          <table:table-cell table:number-columns-repeated="2" office:value-type="float" office:value="17921.1" calcext:value-type="float">
            <text:p>17921.1</text:p>
          </table:table-cell>
          <table:table-cell office:value-type="float" office:value="13144.4" calcext:value-type="float">
            <text:p>13144.4</text:p>
          </table:table-cell>
        </table:table-row>
        <table:table-row table:style-name="ro1">
          <table:table-cell table:number-columns-repeated="16"/>
          <table:table-cell office:value-type="float" office:value="-43219.1" calcext:value-type="float">
            <text:p>-43219.1</text:p>
          </table:table-cell>
          <table:table-cell table:number-columns-repeated="2" office:value-type="float" office:value="17890" calcext:value-type="float">
            <text:p>17890</text:p>
          </table:table-cell>
          <table:table-cell office:value-type="float" office:value="13149" calcext:value-type="float">
            <text:p>13149</text:p>
          </table:table-cell>
        </table:table-row>
        <table:table-row table:style-name="ro1">
          <table:table-cell table:number-columns-repeated="16"/>
          <table:table-cell office:value-type="float" office:value="-43214.6" calcext:value-type="float">
            <text:p>-43214.6</text:p>
          </table:table-cell>
          <table:table-cell table:number-columns-repeated="2" office:value-type="float" office:value="17859" calcext:value-type="float">
            <text:p>17859</text:p>
          </table:table-cell>
          <table:table-cell office:value-type="float" office:value="13153.6" calcext:value-type="float">
            <text:p>13153.6</text:p>
          </table:table-cell>
        </table:table-row>
        <table:table-row table:style-name="ro1">
          <table:table-cell table:number-columns-repeated="16"/>
          <table:table-cell office:value-type="float" office:value="-43210" calcext:value-type="float">
            <text:p>-43210</text:p>
          </table:table-cell>
          <table:table-cell table:number-columns-repeated="2" office:value-type="float" office:value="17827.9" calcext:value-type="float">
            <text:p>17827.9</text:p>
          </table:table-cell>
          <table:table-cell office:value-type="float" office:value="13158.1" calcext:value-type="float">
            <text:p>13158.1</text:p>
          </table:table-cell>
        </table:table-row>
        <table:table-row table:style-name="ro1">
          <table:table-cell table:number-columns-repeated="16"/>
          <table:table-cell office:value-type="float" office:value="-43205.4" calcext:value-type="float">
            <text:p>-43205.4</text:p>
          </table:table-cell>
          <table:table-cell table:number-columns-repeated="2" office:value-type="float" office:value="17796.9" calcext:value-type="float">
            <text:p>17796.9</text:p>
          </table:table-cell>
          <table:table-cell office:value-type="float" office:value="13162.7" calcext:value-type="float">
            <text:p>13162.7</text:p>
          </table:table-cell>
        </table:table-row>
        <table:table-row table:style-name="ro1">
          <table:table-cell table:number-columns-repeated="16"/>
          <table:table-cell office:value-type="float" office:value="-43200.9" calcext:value-type="float">
            <text:p>-43200.9</text:p>
          </table:table-cell>
          <table:table-cell table:number-columns-repeated="2" office:value-type="float" office:value="17765.8" calcext:value-type="float">
            <text:p>17765.8</text:p>
          </table:table-cell>
          <table:table-cell office:value-type="float" office:value="13167.2" calcext:value-type="float">
            <text:p>13167.2</text:p>
          </table:table-cell>
        </table:table-row>
        <table:table-row table:style-name="ro1">
          <table:table-cell table:number-columns-repeated="16"/>
          <table:table-cell office:value-type="float" office:value="-43196.3" calcext:value-type="float">
            <text:p>-43196.3</text:p>
          </table:table-cell>
          <table:table-cell table:number-columns-repeated="2" office:value-type="float" office:value="17734.8" calcext:value-type="float">
            <text:p>17734.8</text:p>
          </table:table-cell>
          <table:table-cell office:value-type="float" office:value="13171.8" calcext:value-type="float">
            <text:p>13171.8</text:p>
          </table:table-cell>
        </table:table-row>
        <table:table-row table:style-name="ro1">
          <table:table-cell table:number-columns-repeated="16"/>
          <table:table-cell office:value-type="float" office:value="-43191.7" calcext:value-type="float">
            <text:p>-43191.7</text:p>
          </table:table-cell>
          <table:table-cell table:number-columns-repeated="2" office:value-type="float" office:value="17703.7" calcext:value-type="float">
            <text:p>17703.7</text:p>
          </table:table-cell>
          <table:table-cell office:value-type="float" office:value="13176.4" calcext:value-type="float">
            <text:p>13176.4</text:p>
          </table:table-cell>
        </table:table-row>
        <table:table-row table:style-name="ro1">
          <table:table-cell table:number-columns-repeated="16"/>
          <table:table-cell office:value-type="float" office:value="-43187.2" calcext:value-type="float">
            <text:p>-43187.2</text:p>
          </table:table-cell>
          <table:table-cell table:number-columns-repeated="2" office:value-type="float" office:value="17672.7" calcext:value-type="float">
            <text:p>17672.7</text:p>
          </table:table-cell>
          <table:table-cell office:value-type="float" office:value="13180.9" calcext:value-type="float">
            <text:p>13180.9</text:p>
          </table:table-cell>
        </table:table-row>
        <table:table-row table:style-name="ro1">
          <table:table-cell table:number-columns-repeated="16"/>
          <table:table-cell office:value-type="float" office:value="-43182.6" calcext:value-type="float">
            <text:p>-43182.6</text:p>
          </table:table-cell>
          <table:table-cell table:number-columns-repeated="2" office:value-type="float" office:value="17641.6" calcext:value-type="float">
            <text:p>17641.6</text:p>
          </table:table-cell>
          <table:table-cell office:value-type="float" office:value="13185.5" calcext:value-type="float">
            <text:p>13185.5</text:p>
          </table:table-cell>
        </table:table-row>
        <table:table-row table:style-name="ro1">
          <table:table-cell table:number-columns-repeated="16"/>
          <table:table-cell office:value-type="float" office:value="-43178" calcext:value-type="float">
            <text:p>-43178</text:p>
          </table:table-cell>
          <table:table-cell table:number-columns-repeated="2" office:value-type="float" office:value="17610.6" calcext:value-type="float">
            <text:p>17610.6</text:p>
          </table:table-cell>
          <table:table-cell office:value-type="float" office:value="13190.1" calcext:value-type="float">
            <text:p>13190.1</text:p>
          </table:table-cell>
        </table:table-row>
        <table:table-row table:style-name="ro1">
          <table:table-cell table:number-columns-repeated="16"/>
          <table:table-cell office:value-type="float" office:value="-43173.5" calcext:value-type="float">
            <text:p>-43173.5</text:p>
          </table:table-cell>
          <table:table-cell table:number-columns-repeated="2" office:value-type="float" office:value="17579.5" calcext:value-type="float">
            <text:p>17579.5</text:p>
          </table:table-cell>
          <table:table-cell office:value-type="float" office:value="13194.6" calcext:value-type="float">
            <text:p>13194.6</text:p>
          </table:table-cell>
        </table:table-row>
        <table:table-row table:style-name="ro1">
          <table:table-cell table:number-columns-repeated="16"/>
          <table:table-cell office:value-type="float" office:value="-43168.9" calcext:value-type="float">
            <text:p>-43168.9</text:p>
          </table:table-cell>
          <table:table-cell table:number-columns-repeated="2" office:value-type="float" office:value="17548.5" calcext:value-type="float">
            <text:p>17548.5</text:p>
          </table:table-cell>
          <table:table-cell office:value-type="float" office:value="13199.2" calcext:value-type="float">
            <text:p>13199.2</text:p>
          </table:table-cell>
        </table:table-row>
        <table:table-row table:style-name="ro1">
          <table:table-cell table:number-columns-repeated="16"/>
          <table:table-cell office:value-type="float" office:value="-43164.3" calcext:value-type="float">
            <text:p>-43164.3</text:p>
          </table:table-cell>
          <table:table-cell table:number-columns-repeated="2" office:value-type="float" office:value="17517.4" calcext:value-type="float">
            <text:p>17517.4</text:p>
          </table:table-cell>
          <table:table-cell office:value-type="float" office:value="13203.7" calcext:value-type="float">
            <text:p>13203.7</text:p>
          </table:table-cell>
        </table:table-row>
        <table:table-row table:style-name="ro1">
          <table:table-cell table:number-columns-repeated="16"/>
          <table:table-cell office:value-type="float" office:value="-43159.8" calcext:value-type="float">
            <text:p>-43159.8</text:p>
          </table:table-cell>
          <table:table-cell table:number-columns-repeated="2" office:value-type="float" office:value="17486.3" calcext:value-type="float">
            <text:p>17486.3</text:p>
          </table:table-cell>
          <table:table-cell office:value-type="float" office:value="13208.3" calcext:value-type="float">
            <text:p>13208.3</text:p>
          </table:table-cell>
        </table:table-row>
        <table:table-row table:style-name="ro1">
          <table:table-cell table:number-columns-repeated="16"/>
          <table:table-cell office:value-type="float" office:value="-43156.5" calcext:value-type="float">
            <text:p>-43156.5</text:p>
          </table:table-cell>
          <table:table-cell table:number-columns-repeated="2" office:value-type="float" office:value="17456.9" calcext:value-type="float">
            <text:p>17456.9</text:p>
          </table:table-cell>
          <table:table-cell office:value-type="float" office:value="13211.6" calcext:value-type="float">
            <text:p>13211.6</text:p>
          </table:table-cell>
        </table:table-row>
        <table:table-row table:style-name="ro1">
          <table:table-cell table:number-columns-repeated="16"/>
          <table:table-cell office:value-type="float" office:value="-43153.3" calcext:value-type="float">
            <text:p>-43153.3</text:p>
          </table:table-cell>
          <table:table-cell table:number-columns-repeated="2" office:value-type="float" office:value="17427.4" calcext:value-type="float">
            <text:p>17427.4</text:p>
          </table:table-cell>
          <table:table-cell office:value-type="float" office:value="13214.9" calcext:value-type="float">
            <text:p>13214.9</text:p>
          </table:table-cell>
        </table:table-row>
        <table:table-row table:style-name="ro1">
          <table:table-cell table:number-columns-repeated="16"/>
          <table:table-cell office:value-type="float" office:value="-43150.1" calcext:value-type="float">
            <text:p>-43150.1</text:p>
          </table:table-cell>
          <table:table-cell table:number-columns-repeated="2" office:value-type="float" office:value="17397.9" calcext:value-type="float">
            <text:p>17397.9</text:p>
          </table:table-cell>
          <table:table-cell office:value-type="float" office:value="13218.1" calcext:value-type="float">
            <text:p>13218.1</text:p>
          </table:table-cell>
        </table:table-row>
        <table:table-row table:style-name="ro1">
          <table:table-cell table:number-columns-repeated="16"/>
          <table:table-cell office:value-type="float" office:value="-43146.9" calcext:value-type="float">
            <text:p>-43146.9</text:p>
          </table:table-cell>
          <table:table-cell table:number-columns-repeated="2" office:value-type="float" office:value="17368.5" calcext:value-type="float">
            <text:p>17368.5</text:p>
          </table:table-cell>
          <table:table-cell office:value-type="float" office:value="13221.4" calcext:value-type="float">
            <text:p>13221.4</text:p>
          </table:table-cell>
        </table:table-row>
        <table:table-row table:style-name="ro1">
          <table:table-cell table:number-columns-repeated="16"/>
          <table:table-cell office:value-type="float" office:value="-43143.7" calcext:value-type="float">
            <text:p>-43143.7</text:p>
          </table:table-cell>
          <table:table-cell table:number-columns-repeated="2" office:value-type="float" office:value="17339" calcext:value-type="float">
            <text:p>17339</text:p>
          </table:table-cell>
          <table:table-cell office:value-type="float" office:value="13224.7" calcext:value-type="float">
            <text:p>13224.7</text:p>
          </table:table-cell>
        </table:table-row>
        <table:table-row table:style-name="ro1">
          <table:table-cell table:number-columns-repeated="16"/>
          <table:table-cell office:value-type="float" office:value="-43140.4" calcext:value-type="float">
            <text:p>-43140.4</text:p>
          </table:table-cell>
          <table:table-cell table:number-columns-repeated="2" office:value-type="float" office:value="17309.5" calcext:value-type="float">
            <text:p>17309.5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table:number-columns-repeated="16"/>
          <table:table-cell office:value-type="float" office:value="-43137.2" calcext:value-type="float">
            <text:p>-43137.2</text:p>
          </table:table-cell>
          <table:table-cell table:number-columns-repeated="2" office:value-type="float" office:value="17280.1" calcext:value-type="float">
            <text:p>17280.1</text:p>
          </table:table-cell>
          <table:table-cell office:value-type="float" office:value="13231.2" calcext:value-type="float">
            <text:p>13231.2</text:p>
          </table:table-cell>
        </table:table-row>
        <table:table-row table:style-name="ro1">
          <table:table-cell table:number-columns-repeated="16"/>
          <table:table-cell office:value-type="float" office:value="-43134" calcext:value-type="float">
            <text:p>-43134</text:p>
          </table:table-cell>
          <table:table-cell table:number-columns-repeated="2" office:value-type="float" office:value="17250.6" calcext:value-type="float">
            <text:p>17250.6</text:p>
          </table:table-cell>
          <table:table-cell office:value-type="float" office:value="13234.5" calcext:value-type="float">
            <text:p>13234.5</text:p>
          </table:table-cell>
        </table:table-row>
        <table:table-row table:style-name="ro1">
          <table:table-cell table:number-columns-repeated="16"/>
          <table:table-cell office:value-type="float" office:value="-43130.8" calcext:value-type="float">
            <text:p>-43130.8</text:p>
          </table:table-cell>
          <table:table-cell table:number-columns-repeated="2" office:value-type="float" office:value="17221.1" calcext:value-type="float">
            <text:p>17221.1</text:p>
          </table:table-cell>
          <table:table-cell office:value-type="float" office:value="13237.8" calcext:value-type="float">
            <text:p>13237.8</text:p>
          </table:table-cell>
        </table:table-row>
        <table:table-row table:style-name="ro1">
          <table:table-cell table:number-columns-repeated="16"/>
          <table:table-cell office:value-type="float" office:value="-43127.6" calcext:value-type="float">
            <text:p>-43127.6</text:p>
          </table:table-cell>
          <table:table-cell table:number-columns-repeated="2" office:value-type="float" office:value="17191.7" calcext:value-type="float">
            <text:p>17191.7</text:p>
          </table:table-cell>
          <table:table-cell office:value-type="float" office:value="13241.1" calcext:value-type="float">
            <text:p>13241.1</text:p>
          </table:table-cell>
        </table:table-row>
        <table:table-row table:style-name="ro1">
          <table:table-cell table:number-columns-repeated="16"/>
          <table:table-cell office:value-type="float" office:value="-43124.4" calcext:value-type="float">
            <text:p>-43124.4</text:p>
          </table:table-cell>
          <table:table-cell table:number-columns-repeated="2" office:value-type="float" office:value="17162.2" calcext:value-type="float">
            <text:p>17162.2</text:p>
          </table:table-cell>
          <table:table-cell office:value-type="float" office:value="13244.3" calcext:value-type="float">
            <text:p>13244.3</text:p>
          </table:table-cell>
        </table:table-row>
        <table:table-row table:style-name="ro1">
          <table:table-cell table:number-columns-repeated="16"/>
          <table:table-cell office:value-type="float" office:value="-43121.1" calcext:value-type="float">
            <text:p>-43121.1</text:p>
          </table:table-cell>
          <table:table-cell table:number-columns-repeated="2" office:value-type="float" office:value="17132.7" calcext:value-type="float">
            <text:p>17132.7</text:p>
          </table:table-cell>
          <table:table-cell office:value-type="float" office:value="13247.6" calcext:value-type="float">
            <text:p>13247.6</text:p>
          </table:table-cell>
        </table:table-row>
        <table:table-row table:style-name="ro1">
          <table:table-cell table:number-columns-repeated="16"/>
          <table:table-cell office:value-type="float" office:value="-43117.9" calcext:value-type="float">
            <text:p>-43117.9</text:p>
          </table:table-cell>
          <table:table-cell table:number-columns-repeated="2" office:value-type="float" office:value="17103.3" calcext:value-type="float">
            <text:p>17103.3</text:p>
          </table:table-cell>
          <table:table-cell office:value-type="float" office:value="13250.9" calcext:value-type="float">
            <text:p>13250.9</text:p>
          </table:table-cell>
        </table:table-row>
        <table:table-row table:style-name="ro1">
          <table:table-cell table:number-columns-repeated="16"/>
          <table:table-cell office:value-type="float" office:value="-43114.7" calcext:value-type="float">
            <text:p>-43114.7</text:p>
          </table:table-cell>
          <table:table-cell table:number-columns-repeated="2" office:value-type="float" office:value="17073.8" calcext:value-type="float">
            <text:p>17073.8</text:p>
          </table:table-cell>
          <table:table-cell office:value-type="float" office:value="13254.2" calcext:value-type="float">
            <text:p>13254.2</text:p>
          </table:table-cell>
        </table:table-row>
        <table:table-row table:style-name="ro1">
          <table:table-cell table:number-columns-repeated="16"/>
          <table:table-cell office:value-type="float" office:value="-43111.5" calcext:value-type="float">
            <text:p>-43111.5</text:p>
          </table:table-cell>
          <table:table-cell table:number-columns-repeated="2" office:value-type="float" office:value="17044.3" calcext:value-type="float">
            <text:p>17044.3</text:p>
          </table:table-cell>
          <table:table-cell office:value-type="float" office:value="13257.4" calcext:value-type="float">
            <text:p>13257.4</text:p>
          </table:table-cell>
        </table:table-row>
        <table:table-row table:style-name="ro1">
          <table:table-cell table:number-columns-repeated="16"/>
          <table:table-cell office:value-type="float" office:value="-43108.3" calcext:value-type="float">
            <text:p>-43108.3</text:p>
          </table:table-cell>
          <table:table-cell table:number-columns-repeated="2" office:value-type="float" office:value="17014.8" calcext:value-type="float">
            <text:p>17014.8</text:p>
          </table:table-cell>
          <table:table-cell office:value-type="float" office:value="13260.7" calcext:value-type="float">
            <text:p>13260.7</text:p>
          </table:table-cell>
        </table:table-row>
        <table:table-row table:style-name="ro1">
          <table:table-cell table:number-columns-repeated="16"/>
          <table:table-cell office:value-type="float" office:value="-43105.1" calcext:value-type="float">
            <text:p>-43105.1</text:p>
          </table:table-cell>
          <table:table-cell table:number-columns-repeated="2" office:value-type="float" office:value="16985.4" calcext:value-type="float">
            <text:p>16985.4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table:number-columns-repeated="16"/>
          <table:table-cell office:value-type="float" office:value="-43101.8" calcext:value-type="float">
            <text:p>-43101.8</text:p>
          </table:table-cell>
          <table:table-cell table:number-columns-repeated="2" office:value-type="float" office:value="16955.9" calcext:value-type="float">
            <text:p>16955.9</text:p>
          </table:table-cell>
          <table:table-cell office:value-type="float" office:value="13267.3" calcext:value-type="float">
            <text:p>13267.3</text:p>
          </table:table-cell>
        </table:table-row>
        <table:table-row table:style-name="ro1">
          <table:table-cell table:number-columns-repeated="16"/>
          <table:table-cell office:value-type="float" office:value="-43098.6" calcext:value-type="float">
            <text:p>-43098.6</text:p>
          </table:table-cell>
          <table:table-cell table:number-columns-repeated="2" office:value-type="float" office:value="16926.4" calcext:value-type="float">
            <text:p>16926.4</text:p>
          </table:table-cell>
          <table:table-cell office:value-type="float" office:value="13270.5" calcext:value-type="float">
            <text:p>13270.5</text:p>
          </table:table-cell>
        </table:table-row>
        <table:table-row table:style-name="ro1">
          <table:table-cell table:number-columns-repeated="16"/>
          <table:table-cell office:value-type="float" office:value="-43095.4" calcext:value-type="float">
            <text:p>-43095.4</text:p>
          </table:table-cell>
          <table:table-cell table:number-columns-repeated="2" office:value-type="float" office:value="16897" calcext:value-type="float">
            <text:p>16897</text:p>
          </table:table-cell>
          <table:table-cell office:value-type="float" office:value="13273.8" calcext:value-type="float">
            <text:p>13273.8</text:p>
          </table:table-cell>
        </table:table-row>
        <table:table-row table:style-name="ro1">
          <table:table-cell table:number-columns-repeated="16"/>
          <table:table-cell office:value-type="float" office:value="-43092.2" calcext:value-type="float">
            <text:p>-43092.2</text:p>
          </table:table-cell>
          <table:table-cell table:number-columns-repeated="2" office:value-type="float" office:value="16867.5" calcext:value-type="float">
            <text:p>16867.5</text:p>
          </table:table-cell>
          <table:table-cell office:value-type="float" office:value="13277.1" calcext:value-type="float">
            <text:p>13277.1</text:p>
          </table:table-cell>
        </table:table-row>
        <table:table-row table:style-name="ro1">
          <table:table-cell table:number-columns-repeated="16"/>
          <table:table-cell office:value-type="float" office:value="-43089" calcext:value-type="float">
            <text:p>-43089</text:p>
          </table:table-cell>
          <table:table-cell table:number-columns-repeated="2" office:value-type="float" office:value="16838" calcext:value-type="float">
            <text:p>16838</text:p>
          </table:table-cell>
          <table:table-cell office:value-type="float" office:value="13280.4" calcext:value-type="float">
            <text:p>13280.4</text:p>
          </table:table-cell>
        </table:table-row>
        <table:table-row table:style-name="ro1">
          <table:table-cell table:number-columns-repeated="16"/>
          <table:table-cell office:value-type="float" office:value="-43085.7" calcext:value-type="float">
            <text:p>-43085.7</text:p>
          </table:table-cell>
          <table:table-cell table:number-columns-repeated="2" office:value-type="float" office:value="16808.6" calcext:value-type="float">
            <text:p>16808.6</text:p>
          </table:table-cell>
          <table:table-cell office:value-type="float" office:value="13283.6" calcext:value-type="float">
            <text:p>13283.6</text:p>
          </table:table-cell>
        </table:table-row>
        <table:table-row table:style-name="ro1">
          <table:table-cell table:number-columns-repeated="16"/>
          <table:table-cell office:value-type="float" office:value="-43082.5" calcext:value-type="float">
            <text:p>-43082.5</text:p>
          </table:table-cell>
          <table:table-cell table:number-columns-repeated="2" office:value-type="float" office:value="16779.1" calcext:value-type="float">
            <text:p>16779.1</text:p>
          </table:table-cell>
          <table:table-cell office:value-type="float" office:value="13286.9" calcext:value-type="float">
            <text:p>13286.9</text:p>
          </table:table-cell>
        </table:table-row>
        <table:table-row table:style-name="ro1">
          <table:table-cell table:number-columns-repeated="16"/>
          <table:table-cell office:value-type="float" office:value="-43079.3" calcext:value-type="float">
            <text:p>-43079.3</text:p>
          </table:table-cell>
          <table:table-cell table:number-columns-repeated="2" office:value-type="float" office:value="16749.6" calcext:value-type="float">
            <text:p>16749.6</text:p>
          </table:table-cell>
          <table:table-cell office:value-type="float" office:value="13290.2" calcext:value-type="float">
            <text:p>13290.2</text:p>
          </table:table-cell>
        </table:table-row>
        <table:table-row table:style-name="ro1">
          <table:table-cell table:number-columns-repeated="16"/>
          <table:table-cell office:value-type="float" office:value="-43076.1" calcext:value-type="float">
            <text:p>-43076.1</text:p>
          </table:table-cell>
          <table:table-cell table:number-columns-repeated="2" office:value-type="float" office:value="16720.2" calcext:value-type="float">
            <text:p>16720.2</text:p>
          </table:table-cell>
          <table:table-cell office:value-type="float" office:value="13293.5" calcext:value-type="float">
            <text:p>13293.5</text:p>
          </table:table-cell>
        </table:table-row>
        <table:table-row table:style-name="ro1">
          <table:table-cell table:number-columns-repeated="16"/>
          <table:table-cell office:value-type="float" office:value="-43072.9" calcext:value-type="float">
            <text:p>-43072.9</text:p>
          </table:table-cell>
          <table:table-cell table:number-columns-repeated="2" office:value-type="float" office:value="16690.7" calcext:value-type="float">
            <text:p>16690.7</text:p>
          </table:table-cell>
          <table:table-cell office:value-type="float" office:value="13296.8" calcext:value-type="float">
            <text:p>13296.8</text:p>
          </table:table-cell>
        </table:table-row>
        <table:table-row table:style-name="ro1">
          <table:table-cell table:number-columns-repeated="16"/>
          <table:table-cell office:value-type="float" office:value="-43069.7" calcext:value-type="float">
            <text:p>-43069.7</text:p>
          </table:table-cell>
          <table:table-cell table:number-columns-repeated="2" office:value-type="float" office:value="16661.2" calcext:value-type="float">
            <text:p>16661.2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number-columns-repeated="16"/>
          <table:table-cell office:value-type="float" office:value="-43066.4" calcext:value-type="float">
            <text:p>-43066.4</text:p>
          </table:table-cell>
          <table:table-cell table:number-columns-repeated="2" office:value-type="float" office:value="16631.8" calcext:value-type="float">
            <text:p>16631.8</text:p>
          </table:table-cell>
          <table:table-cell office:value-type="float" office:value="13303.3" calcext:value-type="float">
            <text:p>13303.3</text:p>
          </table:table-cell>
        </table:table-row>
        <table:table-row table:style-name="ro1">
          <table:table-cell table:number-columns-repeated="16"/>
          <table:table-cell office:value-type="float" office:value="-43063.2" calcext:value-type="float">
            <text:p>-43063.2</text:p>
          </table:table-cell>
          <table:table-cell table:number-columns-repeated="2" office:value-type="float" office:value="16602.3" calcext:value-type="float">
            <text:p>16602.3</text:p>
          </table:table-cell>
          <table:table-cell office:value-type="float" office:value="13306.6" calcext:value-type="float">
            <text:p>13306.6</text:p>
          </table:table-cell>
        </table:table-row>
        <table:table-row table:style-name="ro1">
          <table:table-cell table:number-columns-repeated="16"/>
          <table:table-cell office:value-type="float" office:value="-43060" calcext:value-type="float">
            <text:p>-43060</text:p>
          </table:table-cell>
          <table:table-cell table:number-columns-repeated="2" office:value-type="float" office:value="16572.8" calcext:value-type="float">
            <text:p>16572.8</text:p>
          </table:table-cell>
          <table:table-cell office:value-type="float" office:value="13309.9" calcext:value-type="float">
            <text:p>13309.9</text:p>
          </table:table-cell>
        </table:table-row>
        <table:table-row table:style-name="ro1">
          <table:table-cell table:number-columns-repeated="16"/>
          <table:table-cell office:value-type="float" office:value="-43056.8" calcext:value-type="float">
            <text:p>-43056.8</text:p>
          </table:table-cell>
          <table:table-cell table:number-columns-repeated="2" office:value-type="float" office:value="16543.3" calcext:value-type="float">
            <text:p>16543.3</text:p>
          </table:table-cell>
          <table:table-cell office:value-type="float" office:value="13313.1" calcext:value-type="float">
            <text:p>13313.1</text:p>
          </table:table-cell>
        </table:table-row>
        <table:table-row table:style-name="ro1">
          <table:table-cell table:number-columns-repeated="16"/>
          <table:table-cell office:value-type="float" office:value="-43053.6" calcext:value-type="float">
            <text:p>-43053.6</text:p>
          </table:table-cell>
          <table:table-cell table:number-columns-repeated="2" office:value-type="float" office:value="16513.9" calcext:value-type="float">
            <text:p>16513.9</text:p>
          </table:table-cell>
          <table:table-cell office:value-type="float" office:value="13316.4" calcext:value-type="float">
            <text:p>13316.4</text:p>
          </table:table-cell>
        </table:table-row>
        <table:table-row table:style-name="ro1">
          <table:table-cell table:number-columns-repeated="16"/>
          <table:table-cell office:value-type="float" office:value="-43051.2" calcext:value-type="float">
            <text:p>-43051.2</text:p>
          </table:table-cell>
          <table:table-cell table:number-columns-repeated="2" office:value-type="float" office:value="16485.4" calcext:value-type="float">
            <text:p>16485.4</text:p>
          </table:table-cell>
          <table:table-cell office:value-type="float" office:value="13318.8" calcext:value-type="float">
            <text:p>13318.8</text:p>
          </table:table-cell>
        </table:table-row>
        <table:table-row table:style-name="ro1">
          <table:table-cell table:number-columns-repeated="16"/>
          <table:table-cell office:value-type="float" office:value="-43049.3" calcext:value-type="float">
            <text:p>-43049.3</text:p>
          </table:table-cell>
          <table:table-cell table:number-columns-repeated="2" office:value-type="float" office:value="16457.4" calcext:value-type="float">
            <text:p>16457.4</text:p>
          </table:table-cell>
          <table:table-cell office:value-type="float" office:value="13320.8" calcext:value-type="float">
            <text:p>13320.8</text:p>
          </table:table-cell>
        </table:table-row>
        <table:table-row table:style-name="ro1">
          <table:table-cell table:number-columns-repeated="16"/>
          <table:table-cell office:value-type="float" office:value="-43047.4" calcext:value-type="float">
            <text:p>-43047.4</text:p>
          </table:table-cell>
          <table:table-cell table:number-columns-repeated="2" office:value-type="float" office:value="16429.4" calcext:value-type="float">
            <text:p>16429.4</text:p>
          </table:table-cell>
          <table:table-cell office:value-type="float" office:value="13322.8" calcext:value-type="float">
            <text:p>13322.8</text:p>
          </table:table-cell>
        </table:table-row>
        <table:table-row table:style-name="ro1">
          <table:table-cell table:number-columns-repeated="16"/>
          <table:table-cell office:value-type="float" office:value="-43045.5" calcext:value-type="float">
            <text:p>-43045.5</text:p>
          </table:table-cell>
          <table:table-cell table:number-columns-repeated="2" office:value-type="float" office:value="16401.4" calcext:value-type="float">
            <text:p>16401.4</text:p>
          </table:table-cell>
          <table:table-cell office:value-type="float" office:value="13324.7" calcext:value-type="float">
            <text:p>13324.7</text:p>
          </table:table-cell>
        </table:table-row>
        <table:table-row table:style-name="ro1">
          <table:table-cell table:number-columns-repeated="16"/>
          <table:table-cell office:value-type="float" office:value="-43043.6" calcext:value-type="float">
            <text:p>-43043.6</text:p>
          </table:table-cell>
          <table:table-cell table:number-columns-repeated="2" office:value-type="float" office:value="16373.4" calcext:value-type="float">
            <text:p>16373.4</text:p>
          </table:table-cell>
          <table:table-cell office:value-type="float" office:value="13326.7" calcext:value-type="float">
            <text:p>13326.7</text:p>
          </table:table-cell>
        </table:table-row>
        <table:table-row table:style-name="ro1">
          <table:table-cell table:number-columns-repeated="16"/>
          <table:table-cell office:value-type="float" office:value="-43041.7" calcext:value-type="float">
            <text:p>-43041.7</text:p>
          </table:table-cell>
          <table:table-cell table:number-columns-repeated="2" office:value-type="float" office:value="16345.4" calcext:value-type="float">
            <text:p>16345.4</text:p>
          </table:table-cell>
          <table:table-cell office:value-type="float" office:value="13328.7" calcext:value-type="float">
            <text:p>13328.7</text:p>
          </table:table-cell>
        </table:table-row>
        <table:table-row table:style-name="ro1">
          <table:table-cell table:number-columns-repeated="16"/>
          <table:table-cell office:value-type="float" office:value="-43039.7" calcext:value-type="float">
            <text:p>-43039.7</text:p>
          </table:table-cell>
          <table:table-cell table:number-columns-repeated="2" office:value-type="float" office:value="16317.4" calcext:value-type="float">
            <text:p>16317.4</text:p>
          </table:table-cell>
          <table:table-cell office:value-type="float" office:value="13330.6" calcext:value-type="float">
            <text:p>13330.6</text:p>
          </table:table-cell>
        </table:table-row>
        <table:table-row table:style-name="ro1">
          <table:table-cell table:number-columns-repeated="16"/>
          <table:table-cell office:value-type="float" office:value="-43037.8" calcext:value-type="float">
            <text:p>-43037.8</text:p>
          </table:table-cell>
          <table:table-cell table:number-columns-repeated="2" office:value-type="float" office:value="16289.4" calcext:value-type="float">
            <text:p>16289.4</text:p>
          </table:table-cell>
          <table:table-cell office:value-type="float" office:value="13332.6" calcext:value-type="float">
            <text:p>13332.6</text:p>
          </table:table-cell>
        </table:table-row>
        <table:table-row table:style-name="ro1">
          <table:table-cell table:number-columns-repeated="16"/>
          <table:table-cell office:value-type="float" office:value="-43035.9" calcext:value-type="float">
            <text:p>-43035.9</text:p>
          </table:table-cell>
          <table:table-cell table:number-columns-repeated="2" office:value-type="float" office:value="16261.5" calcext:value-type="float">
            <text:p>16261.5</text:p>
          </table:table-cell>
          <table:table-cell office:value-type="float" office:value="13334.6" calcext:value-type="float">
            <text:p>13334.6</text:p>
          </table:table-cell>
        </table:table-row>
        <table:table-row table:style-name="ro1">
          <table:table-cell table:number-columns-repeated="16"/>
          <table:table-cell office:value-type="float" office:value="-43034" calcext:value-type="float">
            <text:p>-43034</text:p>
          </table:table-cell>
          <table:table-cell table:number-columns-repeated="2" office:value-type="float" office:value="16233.5" calcext:value-type="float">
            <text:p>16233.5</text:p>
          </table:table-cell>
          <table:table-cell office:value-type="float" office:value="13336.6" calcext:value-type="float">
            <text:p>13336.6</text:p>
          </table:table-cell>
        </table:table-row>
        <table:table-row table:style-name="ro1">
          <table:table-cell table:number-columns-repeated="16"/>
          <table:table-cell office:value-type="float" office:value="-43032.1" calcext:value-type="float">
            <text:p>-43032.1</text:p>
          </table:table-cell>
          <table:table-cell table:number-columns-repeated="2" office:value-type="float" office:value="16205.5" calcext:value-type="float">
            <text:p>16205.5</text:p>
          </table:table-cell>
          <table:table-cell office:value-type="float" office:value="13338.5" calcext:value-type="float">
            <text:p>13338.5</text:p>
          </table:table-cell>
        </table:table-row>
        <table:table-row table:style-name="ro1">
          <table:table-cell table:number-columns-repeated="16"/>
          <table:table-cell office:value-type="float" office:value="-43030.2" calcext:value-type="float">
            <text:p>-43030.2</text:p>
          </table:table-cell>
          <table:table-cell table:number-columns-repeated="2" office:value-type="float" office:value="16177.5" calcext:value-type="float">
            <text:p>16177.5</text:p>
          </table:table-cell>
          <table:table-cell office:value-type="float" office:value="13340.5" calcext:value-type="float">
            <text:p>13340.5</text:p>
          </table:table-cell>
        </table:table-row>
        <table:table-row table:style-name="ro1">
          <table:table-cell table:number-columns-repeated="16"/>
          <table:table-cell office:value-type="float" office:value="-43028.3" calcext:value-type="float">
            <text:p>-43028.3</text:p>
          </table:table-cell>
          <table:table-cell table:number-columns-repeated="2" office:value-type="float" office:value="16149.5" calcext:value-type="float">
            <text:p>16149.5</text:p>
          </table:table-cell>
          <table:table-cell office:value-type="float" office:value="13342.5" calcext:value-type="float">
            <text:p>13342.5</text:p>
          </table:table-cell>
        </table:table-row>
        <table:table-row table:style-name="ro1">
          <table:table-cell table:number-columns-repeated="16"/>
          <table:table-cell office:value-type="float" office:value="-43026.3" calcext:value-type="float">
            <text:p>-43026.3</text:p>
          </table:table-cell>
          <table:table-cell table:number-columns-repeated="2" office:value-type="float" office:value="16121.5" calcext:value-type="float">
            <text:p>16121.5</text:p>
          </table:table-cell>
          <table:table-cell office:value-type="float" office:value="13344.4" calcext:value-type="float">
            <text:p>13344.4</text:p>
          </table:table-cell>
        </table:table-row>
        <table:table-row table:style-name="ro1">
          <table:table-cell table:number-columns-repeated="16"/>
          <table:table-cell office:value-type="float" office:value="-43024.4" calcext:value-type="float">
            <text:p>-43024.4</text:p>
          </table:table-cell>
          <table:table-cell table:number-columns-repeated="2" office:value-type="float" office:value="16093.5" calcext:value-type="float">
            <text:p>16093.5</text:p>
          </table:table-cell>
          <table:table-cell office:value-type="float" office:value="13346.4" calcext:value-type="float">
            <text:p>13346.4</text:p>
          </table:table-cell>
        </table:table-row>
        <table:table-row table:style-name="ro1">
          <table:table-cell table:number-columns-repeated="16"/>
          <table:table-cell office:value-type="float" office:value="-43022.5" calcext:value-type="float">
            <text:p>-43022.5</text:p>
          </table:table-cell>
          <table:table-cell table:number-columns-repeated="2" office:value-type="float" office:value="16065.5" calcext:value-type="float">
            <text:p>16065.5</text:p>
          </table:table-cell>
          <table:table-cell office:value-type="float" office:value="13348.4" calcext:value-type="float">
            <text:p>13348.4</text:p>
          </table:table-cell>
        </table:table-row>
        <table:table-row table:style-name="ro1">
          <table:table-cell table:number-columns-repeated="16"/>
          <table:table-cell office:value-type="float" office:value="-43020.6" calcext:value-type="float">
            <text:p>-43020.6</text:p>
          </table:table-cell>
          <table:table-cell table:number-columns-repeated="2" office:value-type="float" office:value="16037.5" calcext:value-type="float">
            <text:p>16037.5</text:p>
          </table:table-cell>
          <table:table-cell office:value-type="float" office:value="13350.3" calcext:value-type="float">
            <text:p>13350.3</text:p>
          </table:table-cell>
        </table:table-row>
        <table:table-row table:style-name="ro1">
          <table:table-cell table:number-columns-repeated="16"/>
          <table:table-cell office:value-type="float" office:value="-43018.7" calcext:value-type="float">
            <text:p>-43018.7</text:p>
          </table:table-cell>
          <table:table-cell table:number-columns-repeated="2" office:value-type="float" office:value="16009.5" calcext:value-type="float">
            <text:p>16009.5</text:p>
          </table:table-cell>
          <table:table-cell office:value-type="float" office:value="13352.3" calcext:value-type="float">
            <text:p>13352.3</text:p>
          </table:table-cell>
        </table:table-row>
        <table:table-row table:style-name="ro1">
          <table:table-cell table:number-columns-repeated="16"/>
          <table:table-cell office:value-type="float" office:value="-43016.8" calcext:value-type="float">
            <text:p>-43016.8</text:p>
          </table:table-cell>
          <table:table-cell table:number-columns-repeated="2" office:value-type="float" office:value="15981.5" calcext:value-type="float">
            <text:p>15981.5</text:p>
          </table:table-cell>
          <table:table-cell office:value-type="float" office:value="13354.3" calcext:value-type="float">
            <text:p>13354.3</text:p>
          </table:table-cell>
        </table:table-row>
        <table:table-row table:style-name="ro1">
          <table:table-cell table:number-columns-repeated="16"/>
          <table:table-cell office:value-type="float" office:value="-43014.9" calcext:value-type="float">
            <text:p>-43014.9</text:p>
          </table:table-cell>
          <table:table-cell table:number-columns-repeated="2" office:value-type="float" office:value="15953.6" calcext:value-type="float">
            <text:p>15953.6</text:p>
          </table:table-cell>
          <table:table-cell office:value-type="float" office:value="13356.3" calcext:value-type="float">
            <text:p>13356.3</text:p>
          </table:table-cell>
        </table:table-row>
        <table:table-row table:style-name="ro1">
          <table:table-cell table:number-columns-repeated="16"/>
          <table:table-cell office:value-type="float" office:value="-43012.9" calcext:value-type="float">
            <text:p>-43012.9</text:p>
          </table:table-cell>
          <table:table-cell table:number-columns-repeated="2" office:value-type="float" office:value="15925.6" calcext:value-type="float">
            <text:p>15925.6</text:p>
          </table:table-cell>
          <table:table-cell office:value-type="float" office:value="13358.2" calcext:value-type="float">
            <text:p>13358.2</text:p>
          </table:table-cell>
        </table:table-row>
        <table:table-row table:style-name="ro1">
          <table:table-cell table:number-columns-repeated="16"/>
          <table:table-cell office:value-type="float" office:value="-43011" calcext:value-type="float">
            <text:p>-43011</text:p>
          </table:table-cell>
          <table:table-cell table:number-columns-repeated="2" office:value-type="float" office:value="15897.6" calcext:value-type="float">
            <text:p>15897.6</text:p>
          </table:table-cell>
          <table:table-cell office:value-type="float" office:value="13360.2" calcext:value-type="float">
            <text:p>13360.2</text:p>
          </table:table-cell>
        </table:table-row>
        <table:table-row table:style-name="ro1">
          <table:table-cell table:number-columns-repeated="16"/>
          <table:table-cell office:value-type="float" office:value="-43009.1" calcext:value-type="float">
            <text:p>-43009.1</text:p>
          </table:table-cell>
          <table:table-cell table:number-columns-repeated="2" office:value-type="float" office:value="15869.6" calcext:value-type="float">
            <text:p>15869.6</text:p>
          </table:table-cell>
          <table:table-cell office:value-type="float" office:value="13362.2" calcext:value-type="float">
            <text:p>13362.2</text:p>
          </table:table-cell>
        </table:table-row>
        <table:table-row table:style-name="ro1">
          <table:table-cell table:number-columns-repeated="16"/>
          <table:table-cell office:value-type="float" office:value="-43007.2" calcext:value-type="float">
            <text:p>-43007.2</text:p>
          </table:table-cell>
          <table:table-cell table:number-columns-repeated="2" office:value-type="float" office:value="15841.6" calcext:value-type="float">
            <text:p>15841.6</text:p>
          </table:table-cell>
          <table:table-cell office:value-type="float" office:value="13364.1" calcext:value-type="float">
            <text:p>13364.1</text:p>
          </table:table-cell>
        </table:table-row>
        <table:table-row table:style-name="ro1">
          <table:table-cell table:number-columns-repeated="16"/>
          <table:table-cell office:value-type="float" office:value="-43005.3" calcext:value-type="float">
            <text:p>-43005.3</text:p>
          </table:table-cell>
          <table:table-cell table:number-columns-repeated="2" office:value-type="float" office:value="15813.6" calcext:value-type="float">
            <text:p>15813.6</text:p>
          </table:table-cell>
          <table:table-cell office:value-type="float" office:value="13366.1" calcext:value-type="float">
            <text:p>13366.1</text:p>
          </table:table-cell>
        </table:table-row>
        <table:table-row table:style-name="ro1">
          <table:table-cell table:number-columns-repeated="16"/>
          <table:table-cell office:value-type="float" office:value="-43003.4" calcext:value-type="float">
            <text:p>-43003.4</text:p>
          </table:table-cell>
          <table:table-cell table:number-columns-repeated="2" office:value-type="float" office:value="15785.6" calcext:value-type="float">
            <text:p>15785.6</text:p>
          </table:table-cell>
          <table:table-cell office:value-type="float" office:value="13368.1" calcext:value-type="float">
            <text:p>13368.1</text:p>
          </table:table-cell>
        </table:table-row>
        <table:table-row table:style-name="ro1">
          <table:table-cell table:number-columns-repeated="16"/>
          <table:table-cell office:value-type="float" office:value="-43001.5" calcext:value-type="float">
            <text:p>-43001.5</text:p>
          </table:table-cell>
          <table:table-cell table:number-columns-repeated="2" office:value-type="float" office:value="15757.6" calcext:value-type="float">
            <text:p>15757.6</text:p>
          </table:table-cell>
          <table:table-cell office:value-type="float" office:value="13370.1" calcext:value-type="float">
            <text:p>13370.1</text:p>
          </table:table-cell>
        </table:table-row>
        <table:table-row table:style-name="ro1">
          <table:table-cell table:number-columns-repeated="16"/>
          <table:table-cell office:value-type="float" office:value="-42999.5" calcext:value-type="float">
            <text:p>-42999.5</text:p>
          </table:table-cell>
          <table:table-cell table:number-columns-repeated="2" office:value-type="float" office:value="15729.6" calcext:value-type="float">
            <text:p>15729.6</text:p>
          </table:table-cell>
          <table:table-cell office:value-type="float" office:value="13372" calcext:value-type="float">
            <text:p>13372</text:p>
          </table:table-cell>
        </table:table-row>
        <table:table-row table:style-name="ro1">
          <table:table-cell table:number-columns-repeated="16"/>
          <table:table-cell office:value-type="float" office:value="-42997.6" calcext:value-type="float">
            <text:p>-42997.6</text:p>
          </table:table-cell>
          <table:table-cell table:number-columns-repeated="2" office:value-type="float" office:value="15701.6" calcext:value-type="float">
            <text:p>15701.6</text:p>
          </table:table-cell>
          <table:table-cell office:value-type="float" office:value="13374" calcext:value-type="float">
            <text:p>13374</text:p>
          </table:table-cell>
        </table:table-row>
        <table:table-row table:style-name="ro1">
          <table:table-cell table:number-columns-repeated="16"/>
          <table:table-cell office:value-type="float" office:value="-42995.7" calcext:value-type="float">
            <text:p>-42995.7</text:p>
          </table:table-cell>
          <table:table-cell table:number-columns-repeated="2" office:value-type="float" office:value="15673.6" calcext:value-type="float">
            <text:p>15673.6</text:p>
          </table:table-cell>
          <table:table-cell office:value-type="float" office:value="13376" calcext:value-type="float">
            <text:p>13376</text:p>
          </table:table-cell>
        </table:table-row>
        <table:table-row table:style-name="ro1">
          <table:table-cell table:number-columns-repeated="16"/>
          <table:table-cell office:value-type="float" office:value="-42993.8" calcext:value-type="float">
            <text:p>-42993.8</text:p>
          </table:table-cell>
          <table:table-cell table:number-columns-repeated="2" office:value-type="float" office:value="15645.6" calcext:value-type="float">
            <text:p>15645.6</text:p>
          </table:table-cell>
          <table:table-cell office:value-type="float" office:value="13377.9" calcext:value-type="float">
            <text:p>13377.9</text:p>
          </table:table-cell>
        </table:table-row>
        <table:table-row table:style-name="ro1">
          <table:table-cell table:number-columns-repeated="16"/>
          <table:table-cell office:value-type="float" office:value="-42991.9" calcext:value-type="float">
            <text:p>-42991.9</text:p>
          </table:table-cell>
          <table:table-cell table:number-columns-repeated="2" office:value-type="float" office:value="15617.7" calcext:value-type="float">
            <text:p>15617.7</text:p>
          </table:table-cell>
          <table:table-cell office:value-type="float" office:value="13379.9" calcext:value-type="float">
            <text:p>13379.9</text:p>
          </table:table-cell>
        </table:table-row>
        <table:table-row table:style-name="ro1">
          <table:table-cell table:number-columns-repeated="16"/>
          <table:table-cell office:value-type="float" office:value="-42990" calcext:value-type="float">
            <text:p>-42990</text:p>
          </table:table-cell>
          <table:table-cell table:number-columns-repeated="2" office:value-type="float" office:value="15589.7" calcext:value-type="float">
            <text:p>15589.7</text:p>
          </table:table-cell>
          <table:table-cell office:value-type="float" office:value="13381.9" calcext:value-type="float">
            <text:p>13381.9</text:p>
          </table:table-cell>
        </table:table-row>
        <table:table-row table:style-name="ro1">
          <table:table-cell table:number-columns-repeated="16"/>
          <table:table-cell office:value-type="float" office:value="-42988.5" calcext:value-type="float">
            <text:p>-42988.5</text:p>
          </table:table-cell>
          <table:table-cell table:number-columns-repeated="2" office:value-type="float" office:value="15562.1" calcext:value-type="float">
            <text:p>15562.1</text:p>
          </table:table-cell>
          <table:table-cell office:value-type="float" office:value="13383.4" calcext:value-type="float">
            <text:p>13383.4</text:p>
          </table:table-cell>
        </table:table-row>
        <table:table-row table:style-name="ro1">
          <table:table-cell table:number-columns-repeated="16"/>
          <table:table-cell office:value-type="float" office:value="-42987.9" calcext:value-type="float">
            <text:p>-42987.9</text:p>
          </table:table-cell>
          <table:table-cell table:number-columns-repeated="2" office:value-type="float" office:value="15535.5" calcext:value-type="float">
            <text:p>15535.5</text:p>
          </table:table-cell>
          <table:table-cell office:value-type="float" office:value="13384.1" calcext:value-type="float">
            <text:p>13384.1</text:p>
          </table:table-cell>
        </table:table-row>
        <table:table-row table:style-name="ro1">
          <table:table-cell table:number-columns-repeated="16"/>
          <table:table-cell office:value-type="float" office:value="-42987.2" calcext:value-type="float">
            <text:p>-42987.2</text:p>
          </table:table-cell>
          <table:table-cell table:number-columns-repeated="2" office:value-type="float" office:value="15508.9" calcext:value-type="float">
            <text:p>15508.9</text:p>
          </table:table-cell>
          <table:table-cell office:value-type="float" office:value="13384.7" calcext:value-type="float">
            <text:p>13384.7</text:p>
          </table:table-cell>
        </table:table-row>
        <table:table-row table:style-name="ro1">
          <table:table-cell table:number-columns-repeated="16"/>
          <table:table-cell office:value-type="float" office:value="-42986.6" calcext:value-type="float">
            <text:p>-42986.6</text:p>
          </table:table-cell>
          <table:table-cell table:number-columns-repeated="2" office:value-type="float" office:value="15482.3" calcext:value-type="float">
            <text:p>15482.3</text:p>
          </table:table-cell>
          <table:table-cell office:value-type="float" office:value="13385.4" calcext:value-type="float">
            <text:p>13385.4</text:p>
          </table:table-cell>
        </table:table-row>
        <table:table-row table:style-name="ro1">
          <table:table-cell table:number-columns-repeated="16"/>
          <table:table-cell office:value-type="float" office:value="-42985.9" calcext:value-type="float">
            <text:p>-42985.9</text:p>
          </table:table-cell>
          <table:table-cell table:number-columns-repeated="2" office:value-type="float" office:value="15455.7" calcext:value-type="float">
            <text:p>15455.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number-columns-repeated="16"/>
          <table:table-cell office:value-type="float" office:value="-42985.3" calcext:value-type="float">
            <text:p>-42985.3</text:p>
          </table:table-cell>
          <table:table-cell table:number-columns-repeated="2" office:value-type="float" office:value="15429.1" calcext:value-type="float">
            <text:p>15429.1</text:p>
          </table:table-cell>
          <table:table-cell office:value-type="float" office:value="13386.7" calcext:value-type="float">
            <text:p>13386.7</text:p>
          </table:table-cell>
        </table:table-row>
        <table:table-row table:style-name="ro1">
          <table:table-cell table:number-columns-repeated="16"/>
          <table:table-cell office:value-type="float" office:value="-42984.7" calcext:value-type="float">
            <text:p>-42984.7</text:p>
          </table:table-cell>
          <table:table-cell table:number-columns-repeated="2" office:value-type="float" office:value="15402.5" calcext:value-type="float">
            <text:p>15402.5</text:p>
          </table:table-cell>
          <table:table-cell office:value-type="float" office:value="13387.4" calcext:value-type="float">
            <text:p>13387.4</text:p>
          </table:table-cell>
        </table:table-row>
        <table:table-row table:style-name="ro1">
          <table:table-cell table:number-columns-repeated="16"/>
          <table:table-cell office:value-type="float" office:value="-42984" calcext:value-type="float">
            <text:p>-42984</text:p>
          </table:table-cell>
          <table:table-cell table:number-columns-repeated="2" office:value-type="float" office:value="15375.9" calcext:value-type="float">
            <text:p>15375.9</text:p>
          </table:table-cell>
          <table:table-cell office:value-type="float" office:value="13388" calcext:value-type="float">
            <text:p>13388</text:p>
          </table:table-cell>
        </table:table-row>
        <table:table-row table:style-name="ro1">
          <table:table-cell table:number-columns-repeated="16"/>
          <table:table-cell office:value-type="float" office:value="-42983.4" calcext:value-type="float">
            <text:p>-42983.4</text:p>
          </table:table-cell>
          <table:table-cell table:number-columns-repeated="2" office:value-type="float" office:value="15349.3" calcext:value-type="float">
            <text:p>15349.3</text:p>
          </table:table-cell>
          <table:table-cell office:value-type="float" office:value="13388.7" calcext:value-type="float">
            <text:p>13388.7</text:p>
          </table:table-cell>
        </table:table-row>
        <table:table-row table:style-name="ro1">
          <table:table-cell table:number-columns-repeated="16"/>
          <table:table-cell office:value-type="float" office:value="-42982.8" calcext:value-type="float">
            <text:p>-42982.8</text:p>
          </table:table-cell>
          <table:table-cell table:number-columns-repeated="2" office:value-type="float" office:value="15322.7" calcext:value-type="float">
            <text:p>15322.7</text:p>
          </table:table-cell>
          <table:table-cell office:value-type="float" office:value="13389.3" calcext:value-type="float">
            <text:p>13389.3</text:p>
          </table:table-cell>
        </table:table-row>
        <table:table-row table:style-name="ro1">
          <table:table-cell table:number-columns-repeated="16"/>
          <table:table-cell office:value-type="float" office:value="-42982.1" calcext:value-type="float">
            <text:p>-42982.1</text:p>
          </table:table-cell>
          <table:table-cell table:number-columns-repeated="2" office:value-type="float" office:value="15296" calcext:value-type="float">
            <text:p>15296</text:p>
          </table:table-cell>
          <table:table-cell office:value-type="float" office:value="13390" calcext:value-type="float">
            <text:p>13390</text:p>
          </table:table-cell>
        </table:table-row>
        <table:table-row table:style-name="ro1">
          <table:table-cell table:number-columns-repeated="16"/>
          <table:table-cell office:value-type="float" office:value="-42981.5" calcext:value-type="float">
            <text:p>-42981.5</text:p>
          </table:table-cell>
          <table:table-cell table:number-columns-repeated="2" office:value-type="float" office:value="15269.4" calcext:value-type="float">
            <text:p>15269.4</text:p>
          </table:table-cell>
          <table:table-cell office:value-type="float" office:value="13390.6" calcext:value-type="float">
            <text:p>13390.6</text:p>
          </table:table-cell>
        </table:table-row>
        <table:table-row table:style-name="ro1">
          <table:table-cell table:number-columns-repeated="16"/>
          <table:table-cell office:value-type="float" office:value="-42980.9" calcext:value-type="float">
            <text:p>-42980.9</text:p>
          </table:table-cell>
          <table:table-cell table:number-columns-repeated="2" office:value-type="float" office:value="15242.8" calcext:value-type="float">
            <text:p>15242.8</text:p>
          </table:table-cell>
          <table:table-cell office:value-type="float" office:value="13391.3" calcext:value-type="float">
            <text:p>13391.3</text:p>
          </table:table-cell>
        </table:table-row>
        <table:table-row table:style-name="ro1">
          <table:table-cell table:number-columns-repeated="16"/>
          <table:table-cell office:value-type="float" office:value="-42980.2" calcext:value-type="float">
            <text:p>-42980.2</text:p>
          </table:table-cell>
          <table:table-cell table:number-columns-repeated="2" office:value-type="float" office:value="15216.2" calcext:value-type="float">
            <text:p>15216.2</text:p>
          </table:table-cell>
          <table:table-cell office:value-type="float" office:value="13392" calcext:value-type="float">
            <text:p>13392</text:p>
          </table:table-cell>
        </table:table-row>
        <table:table-row table:style-name="ro1">
          <table:table-cell table:number-columns-repeated="16"/>
          <table:table-cell office:value-type="float" office:value="-42979.6" calcext:value-type="float">
            <text:p>-42979.6</text:p>
          </table:table-cell>
          <table:table-cell table:number-columns-repeated="2" office:value-type="float" office:value="15189.6" calcext:value-type="float">
            <text:p>15189.6</text:p>
          </table:table-cell>
          <table:table-cell office:value-type="float" office:value="13392.6" calcext:value-type="float">
            <text:p>13392.6</text:p>
          </table:table-cell>
        </table:table-row>
        <table:table-row table:style-name="ro1">
          <table:table-cell table:number-columns-repeated="16"/>
          <table:table-cell office:value-type="float" office:value="-42978.9" calcext:value-type="float">
            <text:p>-42978.9</text:p>
          </table:table-cell>
          <table:table-cell table:number-columns-repeated="2" office:value-type="float" office:value="15163" calcext:value-type="float">
            <text:p>15163</text:p>
          </table:table-cell>
          <table:table-cell office:value-type="float" office:value="13393.3" calcext:value-type="float">
            <text:p>13393.3</text:p>
          </table:table-cell>
        </table:table-row>
        <table:table-row table:style-name="ro1">
          <table:table-cell table:number-columns-repeated="16"/>
          <table:table-cell office:value-type="float" office:value="-42978.3" calcext:value-type="float">
            <text:p>-42978.3</text:p>
          </table:table-cell>
          <table:table-cell table:number-columns-repeated="2" office:value-type="float" office:value="15136.4" calcext:value-type="float">
            <text:p>15136.4</text:p>
          </table:table-cell>
          <table:table-cell office:value-type="float" office:value="13393.9" calcext:value-type="float">
            <text:p>13393.9</text:p>
          </table:table-cell>
        </table:table-row>
        <table:table-row table:style-name="ro1">
          <table:table-cell table:number-columns-repeated="16"/>
          <table:table-cell office:value-type="float" office:value="-42977.7" calcext:value-type="float">
            <text:p>-42977.7</text:p>
          </table:table-cell>
          <table:table-cell table:number-columns-repeated="2" office:value-type="float" office:value="15109.8" calcext:value-type="float">
            <text:p>15109.8</text:p>
          </table:table-cell>
          <table:table-cell office:value-type="float" office:value="13394.6" calcext:value-type="float">
            <text:p>13394.6</text:p>
          </table:table-cell>
        </table:table-row>
        <table:table-row table:style-name="ro1">
          <table:table-cell table:number-columns-repeated="16"/>
          <table:table-cell office:value-type="float" office:value="-42977" calcext:value-type="float">
            <text:p>-42977</text:p>
          </table:table-cell>
          <table:table-cell table:number-columns-repeated="2" office:value-type="float" office:value="15083.2" calcext:value-type="float">
            <text:p>15083.2</text:p>
          </table:table-cell>
          <table:table-cell office:value-type="float" office:value="13395.2" calcext:value-type="float">
            <text:p>13395.2</text:p>
          </table:table-cell>
        </table:table-row>
        <table:table-row table:style-name="ro1">
          <table:table-cell table:number-columns-repeated="16"/>
          <table:table-cell office:value-type="float" office:value="-42976.4" calcext:value-type="float">
            <text:p>-42976.4</text:p>
          </table:table-cell>
          <table:table-cell table:number-columns-repeated="2" office:value-type="float" office:value="15056.6" calcext:value-type="float">
            <text:p>15056.6</text:p>
          </table:table-cell>
          <table:table-cell office:value-type="float" office:value="13395.9" calcext:value-type="float">
            <text:p>13395.9</text:p>
          </table:table-cell>
        </table:table-row>
        <table:table-row table:style-name="ro1">
          <table:table-cell table:number-columns-repeated="16"/>
          <table:table-cell office:value-type="float" office:value="-42975.8" calcext:value-type="float">
            <text:p>-42975.8</text:p>
          </table:table-cell>
          <table:table-cell table:number-columns-repeated="2" office:value-type="float" office:value="15030" calcext:value-type="float">
            <text:p>15030</text:p>
          </table:table-cell>
          <table:table-cell office:value-type="float" office:value="13396.6" calcext:value-type="float">
            <text:p>13396.6</text:p>
          </table:table-cell>
        </table:table-row>
        <table:table-row table:style-name="ro1">
          <table:table-cell table:number-columns-repeated="16"/>
          <table:table-cell office:value-type="float" office:value="-42975.1" calcext:value-type="float">
            <text:p>-42975.1</text:p>
          </table:table-cell>
          <table:table-cell table:number-columns-repeated="2" office:value-type="float" office:value="15003.4" calcext:value-type="float">
            <text:p>15003.4</text:p>
          </table:table-cell>
          <table:table-cell office:value-type="float" office:value="13397.2" calcext:value-type="float">
            <text:p>13397.2</text:p>
          </table:table-cell>
        </table:table-row>
        <table:table-row table:style-name="ro1">
          <table:table-cell table:number-columns-repeated="16"/>
          <table:table-cell office:value-type="float" office:value="-42974.5" calcext:value-type="float">
            <text:p>-42974.5</text:p>
          </table:table-cell>
          <table:table-cell table:number-columns-repeated="2" office:value-type="float" office:value="14976.7" calcext:value-type="float">
            <text:p>14976.7</text:p>
          </table:table-cell>
          <table:table-cell office:value-type="float" office:value="13397.9" calcext:value-type="float">
            <text:p>13397.9</text:p>
          </table:table-cell>
        </table:table-row>
        <table:table-row table:style-name="ro1">
          <table:table-cell table:number-columns-repeated="16"/>
          <table:table-cell office:value-type="float" office:value="-42973.9" calcext:value-type="float">
            <text:p>-42973.9</text:p>
          </table:table-cell>
          <table:table-cell table:number-columns-repeated="2" office:value-type="float" office:value="14950.1" calcext:value-type="float">
            <text:p>14950.1</text:p>
          </table:table-cell>
          <table:table-cell office:value-type="float" office:value="13398.5" calcext:value-type="float">
            <text:p>13398.5</text:p>
          </table:table-cell>
        </table:table-row>
        <table:table-row table:style-name="ro1">
          <table:table-cell table:number-columns-repeated="16"/>
          <table:table-cell office:value-type="float" office:value="-42973.2" calcext:value-type="float">
            <text:p>-42973.2</text:p>
          </table:table-cell>
          <table:table-cell table:number-columns-repeated="2" office:value-type="float" office:value="14923.5" calcext:value-type="float">
            <text:p>14923.5</text:p>
          </table:table-cell>
          <table:table-cell office:value-type="float" office:value="13399.2" calcext:value-type="float">
            <text:p>13399.2</text:p>
          </table:table-cell>
        </table:table-row>
        <table:table-row table:style-name="ro1">
          <table:table-cell table:number-columns-repeated="16"/>
          <table:table-cell office:value-type="float" office:value="-42972.6" calcext:value-type="float">
            <text:p>-42972.6</text:p>
          </table:table-cell>
          <table:table-cell table:number-columns-repeated="2" office:value-type="float" office:value="14896.9" calcext:value-type="float">
            <text:p>14896.9</text:p>
          </table:table-cell>
          <table:table-cell office:value-type="float" office:value="13399.8" calcext:value-type="float">
            <text:p>13399.8</text:p>
          </table:table-cell>
        </table:table-row>
        <table:table-row table:style-name="ro1">
          <table:table-cell table:number-columns-repeated="16"/>
          <table:table-cell office:value-type="float" office:value="-42972" calcext:value-type="float">
            <text:p>-42972</text:p>
          </table:table-cell>
          <table:table-cell table:number-columns-repeated="2" office:value-type="float" office:value="14870.3" calcext:value-type="float">
            <text:p>14870.3</text:p>
          </table:table-cell>
          <table:table-cell office:value-type="float" office:value="13400.5" calcext:value-type="float">
            <text:p>13400.5</text:p>
          </table:table-cell>
        </table:table-row>
        <table:table-row table:style-name="ro1">
          <table:table-cell table:number-columns-repeated="16"/>
          <table:table-cell office:value-type="float" office:value="-42971.3" calcext:value-type="float">
            <text:p>-42971.3</text:p>
          </table:table-cell>
          <table:table-cell table:number-columns-repeated="2" office:value-type="float" office:value="14843.7" calcext:value-type="float">
            <text:p>14843.7</text:p>
          </table:table-cell>
          <table:table-cell office:value-type="float" office:value="13401.2" calcext:value-type="float">
            <text:p>13401.2</text:p>
          </table:table-cell>
        </table:table-row>
        <table:table-row table:style-name="ro1">
          <table:table-cell table:number-columns-repeated="16"/>
          <table:table-cell office:value-type="float" office:value="-42970.7" calcext:value-type="float">
            <text:p>-42970.7</text:p>
          </table:table-cell>
          <table:table-cell table:number-columns-repeated="2" office:value-type="float" office:value="14817.1" calcext:value-type="float">
            <text:p>14817.1</text:p>
          </table:table-cell>
          <table:table-cell office:value-type="float" office:value="13401.8" calcext:value-type="float">
            <text:p>13401.8</text:p>
          </table:table-cell>
        </table:table-row>
        <table:table-row table:style-name="ro1">
          <table:table-cell table:number-columns-repeated="16"/>
          <table:table-cell office:value-type="float" office:value="-42970" calcext:value-type="float">
            <text:p>-42970</text:p>
          </table:table-cell>
          <table:table-cell table:number-columns-repeated="2" office:value-type="float" office:value="14790.5" calcext:value-type="float">
            <text:p>14790.5</text:p>
          </table:table-cell>
          <table:table-cell office:value-type="float" office:value="13402.5" calcext:value-type="float">
            <text:p>13402.5</text:p>
          </table:table-cell>
        </table:table-row>
        <table:table-row table:style-name="ro1">
          <table:table-cell table:number-columns-repeated="16"/>
          <table:table-cell office:value-type="float" office:value="-42969.4" calcext:value-type="float">
            <text:p>-42969.4</text:p>
          </table:table-cell>
          <table:table-cell table:number-columns-repeated="2" office:value-type="float" office:value="14763.9" calcext:value-type="float">
            <text:p>14763.9</text:p>
          </table:table-cell>
          <table:table-cell office:value-type="float" office:value="13403.1" calcext:value-type="float">
            <text:p>13403.1</text:p>
          </table:table-cell>
        </table:table-row>
        <table:table-row table:style-name="ro1">
          <table:table-cell table:number-columns-repeated="16"/>
          <table:table-cell office:value-type="float" office:value="-42968.8" calcext:value-type="float">
            <text:p>-42968.8</text:p>
          </table:table-cell>
          <table:table-cell table:number-columns-repeated="2" office:value-type="float" office:value="14737.3" calcext:value-type="float">
            <text:p>14737.3</text:p>
          </table:table-cell>
          <table:table-cell office:value-type="float" office:value="13403.8" calcext:value-type="float">
            <text:p>13403.8</text:p>
          </table:table-cell>
        </table:table-row>
        <table:table-row table:style-name="ro1">
          <table:table-cell table:number-columns-repeated="16"/>
          <table:table-cell office:value-type="float" office:value="-42968.1" calcext:value-type="float">
            <text:p>-42968.1</text:p>
          </table:table-cell>
          <table:table-cell table:number-columns-repeated="2" office:value-type="float" office:value="14710.7" calcext:value-type="float">
            <text:p>14710.7</text:p>
          </table:table-cell>
          <table:table-cell office:value-type="float" office:value="13404.4" calcext:value-type="float">
            <text:p>13404.4</text:p>
          </table:table-cell>
        </table:table-row>
        <table:table-row table:style-name="ro1">
          <table:table-cell table:number-columns-repeated="16"/>
          <table:table-cell office:value-type="float" office:value="-42967.5" calcext:value-type="float">
            <text:p>-42967.5</text:p>
          </table:table-cell>
          <table:table-cell table:number-columns-repeated="2" office:value-type="float" office:value="14684.1" calcext:value-type="float">
            <text:p>14684.1</text:p>
          </table:table-cell>
          <table:table-cell office:value-type="float" office:value="13405.1" calcext:value-type="float">
            <text:p>13405.1</text:p>
          </table:table-cell>
        </table:table-row>
        <table:table-row table:style-name="ro1">
          <table:table-cell table:number-columns-repeated="16"/>
          <table:table-cell office:value-type="float" office:value="-42968.1" calcext:value-type="float">
            <text:p>-42968.1</text:p>
          </table:table-cell>
          <table:table-cell table:number-columns-repeated="2" office:value-type="float" office:value="14658.7" calcext:value-type="float">
            <text:p>14658.7</text:p>
          </table:table-cell>
          <table:table-cell office:value-type="float" office:value="13404.4" calcext:value-type="float">
            <text:p>13404.4</text:p>
          </table:table-cell>
        </table:table-row>
        <table:table-row table:style-name="ro1">
          <table:table-cell table:number-columns-repeated="16"/>
          <table:table-cell office:value-type="float" office:value="-42968.8" calcext:value-type="float">
            <text:p>-42968.8</text:p>
          </table:table-cell>
          <table:table-cell table:number-columns-repeated="2" office:value-type="float" office:value="14633.4" calcext:value-type="float">
            <text:p>14633.4</text:p>
          </table:table-cell>
          <table:table-cell office:value-type="float" office:value="13403.8" calcext:value-type="float">
            <text:p>13403.8</text:p>
          </table:table-cell>
        </table:table-row>
        <table:table-row table:style-name="ro1">
          <table:table-cell table:number-columns-repeated="16"/>
          <table:table-cell office:value-type="float" office:value="-42969.4" calcext:value-type="float">
            <text:p>-42969.4</text:p>
          </table:table-cell>
          <table:table-cell table:number-columns-repeated="2" office:value-type="float" office:value="14608.1" calcext:value-type="float">
            <text:p>14608.1</text:p>
          </table:table-cell>
          <table:table-cell office:value-type="float" office:value="13403.1" calcext:value-type="float">
            <text:p>13403.1</text:p>
          </table:table-cell>
        </table:table-row>
        <table:table-row table:style-name="ro1">
          <table:table-cell table:number-columns-repeated="16"/>
          <table:table-cell office:value-type="float" office:value="-42970" calcext:value-type="float">
            <text:p>-42970</text:p>
          </table:table-cell>
          <table:table-cell table:number-columns-repeated="2" office:value-type="float" office:value="14582.8" calcext:value-type="float">
            <text:p>14582.8</text:p>
          </table:table-cell>
          <table:table-cell office:value-type="float" office:value="13402.5" calcext:value-type="float">
            <text:p>13402.5</text:p>
          </table:table-cell>
        </table:table-row>
        <table:table-row table:style-name="ro1">
          <table:table-cell table:number-columns-repeated="16"/>
          <table:table-cell office:value-type="float" office:value="-42970.7" calcext:value-type="float">
            <text:p>-42970.7</text:p>
          </table:table-cell>
          <table:table-cell table:number-columns-repeated="2" office:value-type="float" office:value="14557.5" calcext:value-type="float">
            <text:p>14557.5</text:p>
          </table:table-cell>
          <table:table-cell office:value-type="float" office:value="13401.8" calcext:value-type="float">
            <text:p>13401.8</text:p>
          </table:table-cell>
        </table:table-row>
        <table:table-row table:style-name="ro1">
          <table:table-cell table:number-columns-repeated="16"/>
          <table:table-cell office:value-type="float" office:value="-42971.3" calcext:value-type="float">
            <text:p>-42971.3</text:p>
          </table:table-cell>
          <table:table-cell table:number-columns-repeated="2" office:value-type="float" office:value="14532.1" calcext:value-type="float">
            <text:p>14532.1</text:p>
          </table:table-cell>
          <table:table-cell office:value-type="float" office:value="13401.2" calcext:value-type="float">
            <text:p>13401.2</text:p>
          </table:table-cell>
        </table:table-row>
        <table:table-row table:style-name="ro1">
          <table:table-cell table:number-columns-repeated="16"/>
          <table:table-cell office:value-type="float" office:value="-42972" calcext:value-type="float">
            <text:p>-42972</text:p>
          </table:table-cell>
          <table:table-cell table:number-columns-repeated="2" office:value-type="float" office:value="14506.8" calcext:value-type="float">
            <text:p>14506.8</text:p>
          </table:table-cell>
          <table:table-cell office:value-type="float" office:value="13400.5" calcext:value-type="float">
            <text:p>13400.5</text:p>
          </table:table-cell>
        </table:table-row>
        <table:table-row table:style-name="ro1">
          <table:table-cell table:number-columns-repeated="16"/>
          <table:table-cell office:value-type="float" office:value="-42972.6" calcext:value-type="float">
            <text:p>-42972.6</text:p>
          </table:table-cell>
          <table:table-cell table:number-columns-repeated="2" office:value-type="float" office:value="14481.5" calcext:value-type="float">
            <text:p>14481.5</text:p>
          </table:table-cell>
          <table:table-cell office:value-type="float" office:value="13399.8" calcext:value-type="float">
            <text:p>13399.8</text:p>
          </table:table-cell>
        </table:table-row>
        <table:table-row table:style-name="ro1">
          <table:table-cell table:number-columns-repeated="16"/>
          <table:table-cell office:value-type="float" office:value="-42973.2" calcext:value-type="float">
            <text:p>-42973.2</text:p>
          </table:table-cell>
          <table:table-cell table:number-columns-repeated="2" office:value-type="float" office:value="14456.2" calcext:value-type="float">
            <text:p>14456.2</text:p>
          </table:table-cell>
          <table:table-cell office:value-type="float" office:value="13399.2" calcext:value-type="float">
            <text:p>13399.2</text:p>
          </table:table-cell>
        </table:table-row>
        <table:table-row table:style-name="ro1">
          <table:table-cell table:number-columns-repeated="16"/>
          <table:table-cell office:value-type="float" office:value="-42973.9" calcext:value-type="float">
            <text:p>-42973.9</text:p>
          </table:table-cell>
          <table:table-cell table:number-columns-repeated="2" office:value-type="float" office:value="14430.9" calcext:value-type="float">
            <text:p>14430.9</text:p>
          </table:table-cell>
          <table:table-cell office:value-type="float" office:value="13398.5" calcext:value-type="float">
            <text:p>13398.5</text:p>
          </table:table-cell>
        </table:table-row>
        <table:table-row table:style-name="ro1">
          <table:table-cell table:number-columns-repeated="16"/>
          <table:table-cell office:value-type="float" office:value="-42974.5" calcext:value-type="float">
            <text:p>-42974.5</text:p>
          </table:table-cell>
          <table:table-cell table:number-columns-repeated="2" office:value-type="float" office:value="14405.6" calcext:value-type="float">
            <text:p>14405.6</text:p>
          </table:table-cell>
          <table:table-cell office:value-type="float" office:value="13397.9" calcext:value-type="float">
            <text:p>13397.9</text:p>
          </table:table-cell>
        </table:table-row>
        <table:table-row table:style-name="ro1">
          <table:table-cell table:number-columns-repeated="16"/>
          <table:table-cell office:value-type="float" office:value="-42975.1" calcext:value-type="float">
            <text:p>-42975.1</text:p>
          </table:table-cell>
          <table:table-cell table:number-columns-repeated="2" office:value-type="float" office:value="14380.2" calcext:value-type="float">
            <text:p>14380.2</text:p>
          </table:table-cell>
          <table:table-cell office:value-type="float" office:value="13397.2" calcext:value-type="float">
            <text:p>13397.2</text:p>
          </table:table-cell>
        </table:table-row>
        <table:table-row table:style-name="ro1">
          <table:table-cell table:number-columns-repeated="16"/>
          <table:table-cell office:value-type="float" office:value="-42975.8" calcext:value-type="float">
            <text:p>-42975.8</text:p>
          </table:table-cell>
          <table:table-cell table:number-columns-repeated="2" office:value-type="float" office:value="14354.9" calcext:value-type="float">
            <text:p>14354.9</text:p>
          </table:table-cell>
          <table:table-cell office:value-type="float" office:value="13396.6" calcext:value-type="float">
            <text:p>13396.6</text:p>
          </table:table-cell>
        </table:table-row>
        <table:table-row table:style-name="ro1">
          <table:table-cell table:number-columns-repeated="16"/>
          <table:table-cell office:value-type="float" office:value="-42976.4" calcext:value-type="float">
            <text:p>-42976.4</text:p>
          </table:table-cell>
          <table:table-cell table:number-columns-repeated="2" office:value-type="float" office:value="14329.6" calcext:value-type="float">
            <text:p>14329.6</text:p>
          </table:table-cell>
          <table:table-cell office:value-type="float" office:value="13395.9" calcext:value-type="float">
            <text:p>13395.9</text:p>
          </table:table-cell>
        </table:table-row>
        <table:table-row table:style-name="ro1">
          <table:table-cell table:number-columns-repeated="16"/>
          <table:table-cell office:value-type="float" office:value="-42977" calcext:value-type="float">
            <text:p>-42977</text:p>
          </table:table-cell>
          <table:table-cell table:number-columns-repeated="2" office:value-type="float" office:value="14304.3" calcext:value-type="float">
            <text:p>14304.3</text:p>
          </table:table-cell>
          <table:table-cell office:value-type="float" office:value="13395.2" calcext:value-type="float">
            <text:p>13395.2</text:p>
          </table:table-cell>
        </table:table-row>
        <table:table-row table:style-name="ro1">
          <table:table-cell table:number-columns-repeated="16"/>
          <table:table-cell office:value-type="float" office:value="-42977.7" calcext:value-type="float">
            <text:p>-42977.7</text:p>
          </table:table-cell>
          <table:table-cell table:number-columns-repeated="2" office:value-type="float" office:value="14279" calcext:value-type="float">
            <text:p>14279</text:p>
          </table:table-cell>
          <table:table-cell office:value-type="float" office:value="13394.6" calcext:value-type="float">
            <text:p>13394.6</text:p>
          </table:table-cell>
        </table:table-row>
        <table:table-row table:style-name="ro1">
          <table:table-cell table:number-columns-repeated="16"/>
          <table:table-cell office:value-type="float" office:value="-42978.3" calcext:value-type="float">
            <text:p>-42978.3</text:p>
          </table:table-cell>
          <table:table-cell table:number-columns-repeated="2" office:value-type="float" office:value="14253.7" calcext:value-type="float">
            <text:p>14253.7</text:p>
          </table:table-cell>
          <table:table-cell office:value-type="float" office:value="13393.9" calcext:value-type="float">
            <text:p>13393.9</text:p>
          </table:table-cell>
        </table:table-row>
        <table:table-row table:style-name="ro1">
          <table:table-cell table:number-columns-repeated="16"/>
          <table:table-cell office:value-type="float" office:value="-42978.9" calcext:value-type="float">
            <text:p>-42978.9</text:p>
          </table:table-cell>
          <table:table-cell table:number-columns-repeated="2" office:value-type="float" office:value="14228.3" calcext:value-type="float">
            <text:p>14228.3</text:p>
          </table:table-cell>
          <table:table-cell office:value-type="float" office:value="13393.3" calcext:value-type="float">
            <text:p>13393.3</text:p>
          </table:table-cell>
        </table:table-row>
        <table:table-row table:style-name="ro1">
          <table:table-cell table:number-columns-repeated="16"/>
          <table:table-cell office:value-type="float" office:value="-42979.6" calcext:value-type="float">
            <text:p>-42979.6</text:p>
          </table:table-cell>
          <table:table-cell table:number-columns-repeated="2" office:value-type="float" office:value="14203" calcext:value-type="float">
            <text:p>14203</text:p>
          </table:table-cell>
          <table:table-cell office:value-type="float" office:value="13392.6" calcext:value-type="float">
            <text:p>13392.6</text:p>
          </table:table-cell>
        </table:table-row>
        <table:table-row table:style-name="ro1">
          <table:table-cell table:number-columns-repeated="16"/>
          <table:table-cell office:value-type="float" office:value="-42980.2" calcext:value-type="float">
            <text:p>-42980.2</text:p>
          </table:table-cell>
          <table:table-cell table:number-columns-repeated="2" office:value-type="float" office:value="14177.7" calcext:value-type="float">
            <text:p>14177.7</text:p>
          </table:table-cell>
          <table:table-cell office:value-type="float" office:value="13392" calcext:value-type="float">
            <text:p>13392</text:p>
          </table:table-cell>
        </table:table-row>
        <table:table-row table:style-name="ro1">
          <table:table-cell table:number-columns-repeated="16"/>
          <table:table-cell office:value-type="float" office:value="-42980.9" calcext:value-type="float">
            <text:p>-42980.9</text:p>
          </table:table-cell>
          <table:table-cell table:number-columns-repeated="2" office:value-type="float" office:value="14152.4" calcext:value-type="float">
            <text:p>14152.4</text:p>
          </table:table-cell>
          <table:table-cell office:value-type="float" office:value="13391.3" calcext:value-type="float">
            <text:p>13391.3</text:p>
          </table:table-cell>
        </table:table-row>
        <table:table-row table:style-name="ro1">
          <table:table-cell table:number-columns-repeated="16"/>
          <table:table-cell office:value-type="float" office:value="-42981.5" calcext:value-type="float">
            <text:p>-42981.5</text:p>
          </table:table-cell>
          <table:table-cell table:number-columns-repeated="2" office:value-type="float" office:value="14127.1" calcext:value-type="float">
            <text:p>14127.1</text:p>
          </table:table-cell>
          <table:table-cell office:value-type="float" office:value="13390.6" calcext:value-type="float">
            <text:p>13390.6</text:p>
          </table:table-cell>
        </table:table-row>
        <table:table-row table:style-name="ro1">
          <table:table-cell table:number-columns-repeated="16"/>
          <table:table-cell office:value-type="float" office:value="-42982.1" calcext:value-type="float">
            <text:p>-42982.1</text:p>
          </table:table-cell>
          <table:table-cell table:number-columns-repeated="2" office:value-type="float" office:value="14101.8" calcext:value-type="float">
            <text:p>14101.8</text:p>
          </table:table-cell>
          <table:table-cell office:value-type="float" office:value="13390" calcext:value-type="float">
            <text:p>13390</text:p>
          </table:table-cell>
        </table:table-row>
        <table:table-row table:style-name="ro1">
          <table:table-cell table:number-columns-repeated="16"/>
          <table:table-cell office:value-type="float" office:value="-42982.8" calcext:value-type="float">
            <text:p>-42982.8</text:p>
          </table:table-cell>
          <table:table-cell table:number-columns-repeated="2" office:value-type="float" office:value="14076.4" calcext:value-type="float">
            <text:p>14076.4</text:p>
          </table:table-cell>
          <table:table-cell office:value-type="float" office:value="13389.3" calcext:value-type="float">
            <text:p>13389.3</text:p>
          </table:table-cell>
        </table:table-row>
        <table:table-row table:style-name="ro1">
          <table:table-cell table:number-columns-repeated="16"/>
          <table:table-cell office:value-type="float" office:value="-42983.4" calcext:value-type="float">
            <text:p>-42983.4</text:p>
          </table:table-cell>
          <table:table-cell table:number-columns-repeated="2" office:value-type="float" office:value="14051.1" calcext:value-type="float">
            <text:p>14051.1</text:p>
          </table:table-cell>
          <table:table-cell office:value-type="float" office:value="13388.7" calcext:value-type="float">
            <text:p>13388.7</text:p>
          </table:table-cell>
        </table:table-row>
        <table:table-row table:style-name="ro1">
          <table:table-cell table:number-columns-repeated="16"/>
          <table:table-cell office:value-type="float" office:value="-42984" calcext:value-type="float">
            <text:p>-42984</text:p>
          </table:table-cell>
          <table:table-cell table:number-columns-repeated="2" office:value-type="float" office:value="14025.8" calcext:value-type="float">
            <text:p>14025.8</text:p>
          </table:table-cell>
          <table:table-cell office:value-type="float" office:value="13388" calcext:value-type="float">
            <text:p>13388</text:p>
          </table:table-cell>
        </table:table-row>
        <table:table-row table:style-name="ro1">
          <table:table-cell table:number-columns-repeated="16"/>
          <table:table-cell office:value-type="float" office:value="-42984.7" calcext:value-type="float">
            <text:p>-42984.7</text:p>
          </table:table-cell>
          <table:table-cell table:number-columns-repeated="2" office:value-type="float" office:value="14000.5" calcext:value-type="float">
            <text:p>14000.5</text:p>
          </table:table-cell>
          <table:table-cell office:value-type="float" office:value="13387.4" calcext:value-type="float">
            <text:p>13387.4</text:p>
          </table:table-cell>
        </table:table-row>
        <table:table-row table:style-name="ro1">
          <table:table-cell table:number-columns-repeated="16"/>
          <table:table-cell office:value-type="float" office:value="-42985.3" calcext:value-type="float">
            <text:p>-42985.3</text:p>
          </table:table-cell>
          <table:table-cell table:number-columns-repeated="2" office:value-type="float" office:value="13975.2" calcext:value-type="float">
            <text:p>13975.2</text:p>
          </table:table-cell>
          <table:table-cell office:value-type="float" office:value="13386.7" calcext:value-type="float">
            <text:p>13386.7</text:p>
          </table:table-cell>
        </table:table-row>
        <table:table-row table:style-name="ro1">
          <table:table-cell table:number-columns-repeated="16"/>
          <table:table-cell office:value-type="float" office:value="-42985.9" calcext:value-type="float">
            <text:p>-42985.9</text:p>
          </table:table-cell>
          <table:table-cell table:number-columns-repeated="2" office:value-type="float" office:value="13949.9" calcext:value-type="float">
            <text:p>13949.9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number-columns-repeated="16"/>
          <table:table-cell office:value-type="float" office:value="-42986.6" calcext:value-type="float">
            <text:p>-42986.6</text:p>
          </table:table-cell>
          <table:table-cell table:number-columns-repeated="2" office:value-type="float" office:value="13924.5" calcext:value-type="float">
            <text:p>13924.5</text:p>
          </table:table-cell>
          <table:table-cell office:value-type="float" office:value="13385.4" calcext:value-type="float">
            <text:p>13385.4</text:p>
          </table:table-cell>
        </table:table-row>
        <table:table-row table:style-name="ro1">
          <table:table-cell table:number-columns-repeated="16"/>
          <table:table-cell office:value-type="float" office:value="-42987.2" calcext:value-type="float">
            <text:p>-42987.2</text:p>
          </table:table-cell>
          <table:table-cell table:number-columns-repeated="2" office:value-type="float" office:value="13899.2" calcext:value-type="float">
            <text:p>13899.2</text:p>
          </table:table-cell>
          <table:table-cell office:value-type="float" office:value="13384.7" calcext:value-type="float">
            <text:p>13384.7</text:p>
          </table:table-cell>
        </table:table-row>
        <table:table-row table:style-name="ro1">
          <table:table-cell table:number-columns-repeated="16"/>
          <table:table-cell office:value-type="float" office:value="-42987.9" calcext:value-type="float">
            <text:p>-42987.9</text:p>
          </table:table-cell>
          <table:table-cell table:number-columns-repeated="2" office:value-type="float" office:value="13873.9" calcext:value-type="float">
            <text:p>13873.9</text:p>
          </table:table-cell>
          <table:table-cell office:value-type="float" office:value="13384.1" calcext:value-type="float">
            <text:p>13384.1</text:p>
          </table:table-cell>
        </table:table-row>
        <table:table-row table:style-name="ro1">
          <table:table-cell table:number-columns-repeated="16"/>
          <table:table-cell office:value-type="float" office:value="-42988.5" calcext:value-type="float">
            <text:p>-42988.5</text:p>
          </table:table-cell>
          <table:table-cell table:number-columns-repeated="2" office:value-type="float" office:value="13848.6" calcext:value-type="float">
            <text:p>13848.6</text:p>
          </table:table-cell>
          <table:table-cell office:value-type="float" office:value="13383.4" calcext:value-type="float">
            <text:p>13383.4</text:p>
          </table:table-cell>
        </table:table-row>
        <table:table-row table:style-name="ro1">
          <table:table-cell table:number-columns-repeated="16"/>
          <table:table-cell office:value-type="float" office:value="-42990" calcext:value-type="float">
            <text:p>-42990</text:p>
          </table:table-cell>
          <table:table-cell table:number-columns-repeated="2" office:value-type="float" office:value="13824.1" calcext:value-type="float">
            <text:p>13824.1</text:p>
          </table:table-cell>
          <table:table-cell office:value-type="float" office:value="13381.9" calcext:value-type="float">
            <text:p>13381.9</text:p>
          </table:table-cell>
        </table:table-row>
        <table:table-row table:style-name="ro1">
          <table:table-cell table:number-columns-repeated="16"/>
          <table:table-cell office:value-type="float" office:value="-42991.9" calcext:value-type="float">
            <text:p>-42991.9</text:p>
          </table:table-cell>
          <table:table-cell table:number-columns-repeated="2" office:value-type="float" office:value="13800" calcext:value-type="float">
            <text:p>13800</text:p>
          </table:table-cell>
          <table:table-cell office:value-type="float" office:value="13379.9" calcext:value-type="float">
            <text:p>13379.9</text:p>
          </table:table-cell>
        </table:table-row>
        <table:table-row table:style-name="ro1">
          <table:table-cell table:number-columns-repeated="16"/>
          <table:table-cell office:value-type="float" office:value="-42993.8" calcext:value-type="float">
            <text:p>-42993.8</text:p>
          </table:table-cell>
          <table:table-cell table:number-columns-repeated="2" office:value-type="float" office:value="13775.9" calcext:value-type="float">
            <text:p>13775.9</text:p>
          </table:table-cell>
          <table:table-cell office:value-type="float" office:value="13377.9" calcext:value-type="float">
            <text:p>13377.9</text:p>
          </table:table-cell>
        </table:table-row>
        <table:table-row table:style-name="ro1">
          <table:table-cell table:number-columns-repeated="16"/>
          <table:table-cell office:value-type="float" office:value="-42995.7" calcext:value-type="float">
            <text:p>-42995.7</text:p>
          </table:table-cell>
          <table:table-cell table:number-columns-repeated="2" office:value-type="float" office:value="13751.8" calcext:value-type="float">
            <text:p>13751.8</text:p>
          </table:table-cell>
          <table:table-cell office:value-type="float" office:value="13376" calcext:value-type="float">
            <text:p>13376</text:p>
          </table:table-cell>
        </table:table-row>
        <table:table-row table:style-name="ro1">
          <table:table-cell table:number-columns-repeated="16"/>
          <table:table-cell office:value-type="float" office:value="-42997.6" calcext:value-type="float">
            <text:p>-42997.6</text:p>
          </table:table-cell>
          <table:table-cell table:number-columns-repeated="2" office:value-type="float" office:value="13727.7" calcext:value-type="float">
            <text:p>13727.7</text:p>
          </table:table-cell>
          <table:table-cell office:value-type="float" office:value="13374" calcext:value-type="float">
            <text:p>13374</text:p>
          </table:table-cell>
        </table:table-row>
        <table:table-row table:style-name="ro1">
          <table:table-cell table:number-columns-repeated="16"/>
          <table:table-cell office:value-type="float" office:value="-42999.5" calcext:value-type="float">
            <text:p>-42999.5</text:p>
          </table:table-cell>
          <table:table-cell table:number-columns-repeated="2" office:value-type="float" office:value="13703.6" calcext:value-type="float">
            <text:p>13703.6</text:p>
          </table:table-cell>
          <table:table-cell office:value-type="float" office:value="13372" calcext:value-type="float">
            <text:p>13372</text:p>
          </table:table-cell>
        </table:table-row>
        <table:table-row table:style-name="ro1">
          <table:table-cell table:number-columns-repeated="16"/>
          <table:table-cell office:value-type="float" office:value="-43001.5" calcext:value-type="float">
            <text:p>-43001.5</text:p>
          </table:table-cell>
          <table:table-cell table:number-columns-repeated="2" office:value-type="float" office:value="13679.5" calcext:value-type="float">
            <text:p>13679.5</text:p>
          </table:table-cell>
          <table:table-cell office:value-type="float" office:value="13370.1" calcext:value-type="float">
            <text:p>13370.1</text:p>
          </table:table-cell>
        </table:table-row>
        <table:table-row table:style-name="ro1">
          <table:table-cell table:number-columns-repeated="16"/>
          <table:table-cell office:value-type="float" office:value="-43003.4" calcext:value-type="float">
            <text:p>-43003.4</text:p>
          </table:table-cell>
          <table:table-cell table:number-columns-repeated="2" office:value-type="float" office:value="13655.3" calcext:value-type="float">
            <text:p>13655.3</text:p>
          </table:table-cell>
          <table:table-cell office:value-type="float" office:value="13368.1" calcext:value-type="float">
            <text:p>13368.1</text:p>
          </table:table-cell>
        </table:table-row>
        <table:table-row table:style-name="ro1">
          <table:table-cell table:number-columns-repeated="16"/>
          <table:table-cell office:value-type="float" office:value="-43005.3" calcext:value-type="float">
            <text:p>-43005.3</text:p>
          </table:table-cell>
          <table:table-cell table:number-columns-repeated="2" office:value-type="float" office:value="13631.2" calcext:value-type="float">
            <text:p>13631.2</text:p>
          </table:table-cell>
          <table:table-cell office:value-type="float" office:value="13366.1" calcext:value-type="float">
            <text:p>13366.1</text:p>
          </table:table-cell>
        </table:table-row>
        <table:table-row table:style-name="ro1">
          <table:table-cell table:number-columns-repeated="16"/>
          <table:table-cell office:value-type="float" office:value="-43007.2" calcext:value-type="float">
            <text:p>-43007.2</text:p>
          </table:table-cell>
          <table:table-cell table:number-columns-repeated="2" office:value-type="float" office:value="13607.1" calcext:value-type="float">
            <text:p>13607.1</text:p>
          </table:table-cell>
          <table:table-cell office:value-type="float" office:value="13364.1" calcext:value-type="float">
            <text:p>13364.1</text:p>
          </table:table-cell>
        </table:table-row>
        <table:table-row table:style-name="ro1">
          <table:table-cell table:number-columns-repeated="16"/>
          <table:table-cell office:value-type="float" office:value="-43009.1" calcext:value-type="float">
            <text:p>-43009.1</text:p>
          </table:table-cell>
          <table:table-cell table:number-columns-repeated="2" office:value-type="float" office:value="13583" calcext:value-type="float">
            <text:p>13583</text:p>
          </table:table-cell>
          <table:table-cell office:value-type="float" office:value="13362.2" calcext:value-type="float">
            <text:p>13362.2</text:p>
          </table:table-cell>
        </table:table-row>
        <table:table-row table:style-name="ro1">
          <table:table-cell table:number-columns-repeated="16"/>
          <table:table-cell office:value-type="float" office:value="-43011" calcext:value-type="float">
            <text:p>-43011</text:p>
          </table:table-cell>
          <table:table-cell table:number-columns-repeated="2" office:value-type="float" office:value="13558.9" calcext:value-type="float">
            <text:p>13558.9</text:p>
          </table:table-cell>
          <table:table-cell office:value-type="float" office:value="13360.2" calcext:value-type="float">
            <text:p>13360.2</text:p>
          </table:table-cell>
        </table:table-row>
        <table:table-row table:style-name="ro1">
          <table:table-cell table:number-columns-repeated="16"/>
          <table:table-cell office:value-type="float" office:value="-43012.9" calcext:value-type="float">
            <text:p>-43012.9</text:p>
          </table:table-cell>
          <table:table-cell table:number-columns-repeated="2" office:value-type="float" office:value="13534.8" calcext:value-type="float">
            <text:p>13534.8</text:p>
          </table:table-cell>
          <table:table-cell office:value-type="float" office:value="13358.2" calcext:value-type="float">
            <text:p>13358.2</text:p>
          </table:table-cell>
        </table:table-row>
        <table:table-row table:style-name="ro1">
          <table:table-cell table:number-columns-repeated="16"/>
          <table:table-cell office:value-type="float" office:value="-43014.9" calcext:value-type="float">
            <text:p>-43014.9</text:p>
          </table:table-cell>
          <table:table-cell table:number-columns-repeated="2" office:value-type="float" office:value="13510.7" calcext:value-type="float">
            <text:p>13510.7</text:p>
          </table:table-cell>
          <table:table-cell office:value-type="float" office:value="13356.3" calcext:value-type="float">
            <text:p>13356.3</text:p>
          </table:table-cell>
        </table:table-row>
        <table:table-row table:style-name="ro1">
          <table:table-cell table:number-columns-repeated="16"/>
          <table:table-cell office:value-type="float" office:value="-43016.8" calcext:value-type="float">
            <text:p>-43016.8</text:p>
          </table:table-cell>
          <table:table-cell table:number-columns-repeated="2" office:value-type="float" office:value="13486.6" calcext:value-type="float">
            <text:p>13486.6</text:p>
          </table:table-cell>
          <table:table-cell office:value-type="float" office:value="13354.3" calcext:value-type="float">
            <text:p>13354.3</text:p>
          </table:table-cell>
        </table:table-row>
        <table:table-row table:style-name="ro1">
          <table:table-cell table:number-columns-repeated="16"/>
          <table:table-cell office:value-type="float" office:value="-43018.7" calcext:value-type="float">
            <text:p>-43018.7</text:p>
          </table:table-cell>
          <table:table-cell table:number-columns-repeated="2" office:value-type="float" office:value="13462.5" calcext:value-type="float">
            <text:p>13462.5</text:p>
          </table:table-cell>
          <table:table-cell office:value-type="float" office:value="13352.3" calcext:value-type="float">
            <text:p>13352.3</text:p>
          </table:table-cell>
        </table:table-row>
        <table:table-row table:style-name="ro1">
          <table:table-cell table:number-columns-repeated="16"/>
          <table:table-cell office:value-type="float" office:value="-43020.6" calcext:value-type="float">
            <text:p>-43020.6</text:p>
          </table:table-cell>
          <table:table-cell table:number-columns-repeated="2" office:value-type="float" office:value="13438.4" calcext:value-type="float">
            <text:p>13438.4</text:p>
          </table:table-cell>
          <table:table-cell office:value-type="float" office:value="13350.3" calcext:value-type="float">
            <text:p>13350.3</text:p>
          </table:table-cell>
        </table:table-row>
        <table:table-row table:style-name="ro1">
          <table:table-cell table:number-columns-repeated="16"/>
          <table:table-cell office:value-type="float" office:value="-43022.5" calcext:value-type="float">
            <text:p>-43022.5</text:p>
          </table:table-cell>
          <table:table-cell table:number-columns-repeated="2" office:value-type="float" office:value="13414.3" calcext:value-type="float">
            <text:p>13414.3</text:p>
          </table:table-cell>
          <table:table-cell office:value-type="float" office:value="13348.4" calcext:value-type="float">
            <text:p>13348.4</text:p>
          </table:table-cell>
        </table:table-row>
        <table:table-row table:style-name="ro1">
          <table:table-cell table:number-columns-repeated="16"/>
          <table:table-cell office:value-type="float" office:value="-43024.4" calcext:value-type="float">
            <text:p>-43024.4</text:p>
          </table:table-cell>
          <table:table-cell table:number-columns-repeated="2" office:value-type="float" office:value="13390.2" calcext:value-type="float">
            <text:p>13390.2</text:p>
          </table:table-cell>
          <table:table-cell office:value-type="float" office:value="13346.4" calcext:value-type="float">
            <text:p>13346.4</text:p>
          </table:table-cell>
        </table:table-row>
        <table:table-row table:style-name="ro1">
          <table:table-cell table:number-columns-repeated="16"/>
          <table:table-cell office:value-type="float" office:value="-43026.3" calcext:value-type="float">
            <text:p>-43026.3</text:p>
          </table:table-cell>
          <table:table-cell table:number-columns-repeated="2" office:value-type="float" office:value="13366.1" calcext:value-type="float">
            <text:p>13366.1</text:p>
          </table:table-cell>
          <table:table-cell office:value-type="float" office:value="13344.4" calcext:value-type="float">
            <text:p>13344.4</text:p>
          </table:table-cell>
        </table:table-row>
        <table:table-row table:style-name="ro1">
          <table:table-cell table:number-columns-repeated="16"/>
          <table:table-cell office:value-type="float" office:value="-43028.3" calcext:value-type="float">
            <text:p>-43028.3</text:p>
          </table:table-cell>
          <table:table-cell table:number-columns-repeated="2" office:value-type="float" office:value="13342" calcext:value-type="float">
            <text:p>13342</text:p>
          </table:table-cell>
          <table:table-cell office:value-type="float" office:value="13342.5" calcext:value-type="float">
            <text:p>13342.5</text:p>
          </table:table-cell>
        </table:table-row>
        <table:table-row table:style-name="ro1">
          <table:table-cell table:number-columns-repeated="16"/>
          <table:table-cell office:value-type="float" office:value="-43030.2" calcext:value-type="float">
            <text:p>-43030.2</text:p>
          </table:table-cell>
          <table:table-cell table:number-columns-repeated="2" office:value-type="float" office:value="13317.9" calcext:value-type="float">
            <text:p>13317.9</text:p>
          </table:table-cell>
          <table:table-cell office:value-type="float" office:value="13340.5" calcext:value-type="float">
            <text:p>13340.5</text:p>
          </table:table-cell>
        </table:table-row>
        <table:table-row table:style-name="ro1">
          <table:table-cell table:number-columns-repeated="16"/>
          <table:table-cell office:value-type="float" office:value="-43032.1" calcext:value-type="float">
            <text:p>-43032.1</text:p>
          </table:table-cell>
          <table:table-cell table:number-columns-repeated="2" office:value-type="float" office:value="13293.8" calcext:value-type="float">
            <text:p>13293.8</text:p>
          </table:table-cell>
          <table:table-cell office:value-type="float" office:value="13338.5" calcext:value-type="float">
            <text:p>13338.5</text:p>
          </table:table-cell>
        </table:table-row>
        <table:table-row table:style-name="ro1">
          <table:table-cell table:number-columns-repeated="16"/>
          <table:table-cell office:value-type="float" office:value="-43034" calcext:value-type="float">
            <text:p>-43034</text:p>
          </table:table-cell>
          <table:table-cell table:number-columns-repeated="2" office:value-type="float" office:value="13269.7" calcext:value-type="float">
            <text:p>13269.7</text:p>
          </table:table-cell>
          <table:table-cell office:value-type="float" office:value="13336.6" calcext:value-type="float">
            <text:p>13336.6</text:p>
          </table:table-cell>
        </table:table-row>
        <table:table-row table:style-name="ro1">
          <table:table-cell table:number-columns-repeated="16"/>
          <table:table-cell office:value-type="float" office:value="-43035.9" calcext:value-type="float">
            <text:p>-43035.9</text:p>
          </table:table-cell>
          <table:table-cell table:number-columns-repeated="2" office:value-type="float" office:value="13245.6" calcext:value-type="float">
            <text:p>13245.6</text:p>
          </table:table-cell>
          <table:table-cell office:value-type="float" office:value="13334.6" calcext:value-type="float">
            <text:p>13334.6</text:p>
          </table:table-cell>
        </table:table-row>
        <table:table-row table:style-name="ro1">
          <table:table-cell table:number-columns-repeated="16"/>
          <table:table-cell office:value-type="float" office:value="-43037.8" calcext:value-type="float">
            <text:p>-43037.8</text:p>
          </table:table-cell>
          <table:table-cell table:number-columns-repeated="2" office:value-type="float" office:value="13221.5" calcext:value-type="float">
            <text:p>13221.5</text:p>
          </table:table-cell>
          <table:table-cell office:value-type="float" office:value="13332.6" calcext:value-type="float">
            <text:p>13332.6</text:p>
          </table:table-cell>
        </table:table-row>
        <table:table-row table:style-name="ro1">
          <table:table-cell table:number-columns-repeated="16"/>
          <table:table-cell office:value-type="float" office:value="-43039.7" calcext:value-type="float">
            <text:p>-43039.7</text:p>
          </table:table-cell>
          <table:table-cell table:number-columns-repeated="2" office:value-type="float" office:value="13197.4" calcext:value-type="float">
            <text:p>13197.4</text:p>
          </table:table-cell>
          <table:table-cell office:value-type="float" office:value="13330.6" calcext:value-type="float">
            <text:p>13330.6</text:p>
          </table:table-cell>
        </table:table-row>
        <table:table-row table:style-name="ro1">
          <table:table-cell table:number-columns-repeated="16"/>
          <table:table-cell office:value-type="float" office:value="-43041.7" calcext:value-type="float">
            <text:p>-43041.7</text:p>
          </table:table-cell>
          <table:table-cell table:number-columns-repeated="2" office:value-type="float" office:value="13173.2" calcext:value-type="float">
            <text:p>13173.2</text:p>
          </table:table-cell>
          <table:table-cell office:value-type="float" office:value="13328.7" calcext:value-type="float">
            <text:p>13328.7</text:p>
          </table:table-cell>
        </table:table-row>
        <table:table-row table:style-name="ro1">
          <table:table-cell table:number-columns-repeated="16"/>
          <table:table-cell office:value-type="float" office:value="-43043.6" calcext:value-type="float">
            <text:p>-43043.6</text:p>
          </table:table-cell>
          <table:table-cell table:number-columns-repeated="2" office:value-type="float" office:value="13149.1" calcext:value-type="float">
            <text:p>13149.1</text:p>
          </table:table-cell>
          <table:table-cell office:value-type="float" office:value="13326.7" calcext:value-type="float">
            <text:p>13326.7</text:p>
          </table:table-cell>
        </table:table-row>
        <table:table-row table:style-name="ro1">
          <table:table-cell table:number-columns-repeated="16"/>
          <table:table-cell office:value-type="float" office:value="-43045.5" calcext:value-type="float">
            <text:p>-43045.5</text:p>
          </table:table-cell>
          <table:table-cell table:number-columns-repeated="2" office:value-type="float" office:value="13125" calcext:value-type="float">
            <text:p>13125</text:p>
          </table:table-cell>
          <table:table-cell office:value-type="float" office:value="13324.7" calcext:value-type="float">
            <text:p>13324.7</text:p>
          </table:table-cell>
        </table:table-row>
        <table:table-row table:style-name="ro1">
          <table:table-cell table:number-columns-repeated="16"/>
          <table:table-cell office:value-type="float" office:value="-43047.4" calcext:value-type="float">
            <text:p>-43047.4</text:p>
          </table:table-cell>
          <table:table-cell table:number-columns-repeated="2" office:value-type="float" office:value="13100.9" calcext:value-type="float">
            <text:p>13100.9</text:p>
          </table:table-cell>
          <table:table-cell office:value-type="float" office:value="13322.8" calcext:value-type="float">
            <text:p>13322.8</text:p>
          </table:table-cell>
        </table:table-row>
        <table:table-row table:style-name="ro1">
          <table:table-cell table:number-columns-repeated="16"/>
          <table:table-cell office:value-type="float" office:value="-43049.3" calcext:value-type="float">
            <text:p>-43049.3</text:p>
          </table:table-cell>
          <table:table-cell table:number-columns-repeated="2" office:value-type="float" office:value="13076.8" calcext:value-type="float">
            <text:p>13076.8</text:p>
          </table:table-cell>
          <table:table-cell office:value-type="float" office:value="13320.8" calcext:value-type="float">
            <text:p>13320.8</text:p>
          </table:table-cell>
        </table:table-row>
        <table:table-row table:style-name="ro1">
          <table:table-cell table:number-columns-repeated="16"/>
          <table:table-cell office:value-type="float" office:value="-43051.2" calcext:value-type="float">
            <text:p>-43051.2</text:p>
          </table:table-cell>
          <table:table-cell table:number-columns-repeated="2" office:value-type="float" office:value="13052.7" calcext:value-type="float">
            <text:p>13052.7</text:p>
          </table:table-cell>
          <table:table-cell office:value-type="float" office:value="13318.8" calcext:value-type="float">
            <text:p>13318.8</text:p>
          </table:table-cell>
        </table:table-row>
        <table:table-row table:style-name="ro1">
          <table:table-cell table:number-columns-repeated="16"/>
          <table:table-cell office:value-type="float" office:value="-43053.6" calcext:value-type="float">
            <text:p>-43053.6</text:p>
          </table:table-cell>
          <table:table-cell table:number-columns-repeated="2" office:value-type="float" office:value="13029" calcext:value-type="float">
            <text:p>13029</text:p>
          </table:table-cell>
          <table:table-cell office:value-type="float" office:value="13316.4" calcext:value-type="float">
            <text:p>13316.4</text:p>
          </table:table-cell>
        </table:table-row>
        <table:table-row table:style-name="ro1">
          <table:table-cell table:number-columns-repeated="16"/>
          <table:table-cell office:value-type="float" office:value="-43056.8" calcext:value-type="float">
            <text:p>-43056.8</text:p>
          </table:table-cell>
          <table:table-cell table:number-columns-repeated="2" office:value-type="float" office:value="13006" calcext:value-type="float">
            <text:p>13006</text:p>
          </table:table-cell>
          <table:table-cell office:value-type="float" office:value="13313.1" calcext:value-type="float">
            <text:p>13313.1</text:p>
          </table:table-cell>
        </table:table-row>
        <table:table-row table:style-name="ro1">
          <table:table-cell table:number-columns-repeated="16"/>
          <table:table-cell office:value-type="float" office:value="-43060" calcext:value-type="float">
            <text:p>-43060</text:p>
          </table:table-cell>
          <table:table-cell table:number-columns-repeated="2" office:value-type="float" office:value="12983.1" calcext:value-type="float">
            <text:p>12983.1</text:p>
          </table:table-cell>
          <table:table-cell office:value-type="float" office:value="13309.9" calcext:value-type="float">
            <text:p>13309.9</text:p>
          </table:table-cell>
        </table:table-row>
        <table:table-row table:style-name="ro1">
          <table:table-cell table:number-columns-repeated="16"/>
          <table:table-cell office:value-type="float" office:value="-43063.2" calcext:value-type="float">
            <text:p>-43063.2</text:p>
          </table:table-cell>
          <table:table-cell table:number-columns-repeated="2" office:value-type="float" office:value="12960.1" calcext:value-type="float">
            <text:p>12960.1</text:p>
          </table:table-cell>
          <table:table-cell office:value-type="float" office:value="13306.6" calcext:value-type="float">
            <text:p>13306.6</text:p>
          </table:table-cell>
        </table:table-row>
        <table:table-row table:style-name="ro1">
          <table:table-cell table:number-columns-repeated="16"/>
          <table:table-cell office:value-type="float" office:value="-43066.4" calcext:value-type="float">
            <text:p>-43066.4</text:p>
          </table:table-cell>
          <table:table-cell table:number-columns-repeated="2" office:value-type="float" office:value="12937.1" calcext:value-type="float">
            <text:p>12937.1</text:p>
          </table:table-cell>
          <table:table-cell office:value-type="float" office:value="13303.3" calcext:value-type="float">
            <text:p>13303.3</text:p>
          </table:table-cell>
        </table:table-row>
        <table:table-row table:style-name="ro1">
          <table:table-cell table:number-columns-repeated="16"/>
          <table:table-cell office:value-type="float" office:value="-43069.7" calcext:value-type="float">
            <text:p>-43069.7</text:p>
          </table:table-cell>
          <table:table-cell table:number-columns-repeated="2" office:value-type="float" office:value="12914.1" calcext:value-type="float">
            <text:p>12914.1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number-columns-repeated="16"/>
          <table:table-cell office:value-type="float" office:value="-43072.9" calcext:value-type="float">
            <text:p>-43072.9</text:p>
          </table:table-cell>
          <table:table-cell table:number-columns-repeated="2" office:value-type="float" office:value="12891.2" calcext:value-type="float">
            <text:p>12891.2</text:p>
          </table:table-cell>
          <table:table-cell office:value-type="float" office:value="13296.8" calcext:value-type="float">
            <text:p>13296.8</text:p>
          </table:table-cell>
        </table:table-row>
        <table:table-row table:style-name="ro1">
          <table:table-cell table:number-columns-repeated="16"/>
          <table:table-cell office:value-type="float" office:value="-43076.1" calcext:value-type="float">
            <text:p>-43076.1</text:p>
          </table:table-cell>
          <table:table-cell table:number-columns-repeated="2" office:value-type="float" office:value="12868.2" calcext:value-type="float">
            <text:p>12868.2</text:p>
          </table:table-cell>
          <table:table-cell office:value-type="float" office:value="13293.5" calcext:value-type="float">
            <text:p>13293.5</text:p>
          </table:table-cell>
        </table:table-row>
        <table:table-row table:style-name="ro1">
          <table:table-cell table:number-columns-repeated="16"/>
          <table:table-cell office:value-type="float" office:value="-43079.3" calcext:value-type="float">
            <text:p>-43079.3</text:p>
          </table:table-cell>
          <table:table-cell table:number-columns-repeated="2" office:value-type="float" office:value="12845.2" calcext:value-type="float">
            <text:p>12845.2</text:p>
          </table:table-cell>
          <table:table-cell office:value-type="float" office:value="13290.2" calcext:value-type="float">
            <text:p>13290.2</text:p>
          </table:table-cell>
        </table:table-row>
        <table:table-row table:style-name="ro1">
          <table:table-cell table:number-columns-repeated="16"/>
          <table:table-cell office:value-type="float" office:value="-43082.5" calcext:value-type="float">
            <text:p>-43082.5</text:p>
          </table:table-cell>
          <table:table-cell table:number-columns-repeated="2" office:value-type="float" office:value="12822.3" calcext:value-type="float">
            <text:p>12822.3</text:p>
          </table:table-cell>
          <table:table-cell office:value-type="float" office:value="13286.9" calcext:value-type="float">
            <text:p>13286.9</text:p>
          </table:table-cell>
        </table:table-row>
        <table:table-row table:style-name="ro1">
          <table:table-cell table:number-columns-repeated="16"/>
          <table:table-cell office:value-type="float" office:value="-43085.7" calcext:value-type="float">
            <text:p>-43085.7</text:p>
          </table:table-cell>
          <table:table-cell table:number-columns-repeated="2" office:value-type="float" office:value="12799.3" calcext:value-type="float">
            <text:p>12799.3</text:p>
          </table:table-cell>
          <table:table-cell office:value-type="float" office:value="13283.6" calcext:value-type="float">
            <text:p>13283.6</text:p>
          </table:table-cell>
        </table:table-row>
        <table:table-row table:style-name="ro1">
          <table:table-cell table:number-columns-repeated="16"/>
          <table:table-cell office:value-type="float" office:value="-43089" calcext:value-type="float">
            <text:p>-43089</text:p>
          </table:table-cell>
          <table:table-cell table:number-columns-repeated="2" office:value-type="float" office:value="12776.3" calcext:value-type="float">
            <text:p>12776.3</text:p>
          </table:table-cell>
          <table:table-cell office:value-type="float" office:value="13280.4" calcext:value-type="float">
            <text:p>13280.4</text:p>
          </table:table-cell>
        </table:table-row>
        <table:table-row table:style-name="ro1">
          <table:table-cell table:number-columns-repeated="16"/>
          <table:table-cell office:value-type="float" office:value="-43092.2" calcext:value-type="float">
            <text:p>-43092.2</text:p>
          </table:table-cell>
          <table:table-cell table:number-columns-repeated="2" office:value-type="float" office:value="12753.3" calcext:value-type="float">
            <text:p>12753.3</text:p>
          </table:table-cell>
          <table:table-cell office:value-type="float" office:value="13277.1" calcext:value-type="float">
            <text:p>13277.1</text:p>
          </table:table-cell>
        </table:table-row>
        <table:table-row table:style-name="ro1">
          <table:table-cell table:number-columns-repeated="16"/>
          <table:table-cell office:value-type="float" office:value="-43095.4" calcext:value-type="float">
            <text:p>-43095.4</text:p>
          </table:table-cell>
          <table:table-cell table:number-columns-repeated="2" office:value-type="float" office:value="12730.4" calcext:value-type="float">
            <text:p>12730.4</text:p>
          </table:table-cell>
          <table:table-cell office:value-type="float" office:value="13273.8" calcext:value-type="float">
            <text:p>13273.8</text:p>
          </table:table-cell>
        </table:table-row>
        <table:table-row table:style-name="ro1">
          <table:table-cell table:number-columns-repeated="16"/>
          <table:table-cell office:value-type="float" office:value="-43098.6" calcext:value-type="float">
            <text:p>-43098.6</text:p>
          </table:table-cell>
          <table:table-cell table:number-columns-repeated="2" office:value-type="float" office:value="12707.4" calcext:value-type="float">
            <text:p>12707.4</text:p>
          </table:table-cell>
          <table:table-cell office:value-type="float" office:value="13270.5" calcext:value-type="float">
            <text:p>13270.5</text:p>
          </table:table-cell>
        </table:table-row>
        <table:table-row table:style-name="ro1">
          <table:table-cell table:number-columns-repeated="16"/>
          <table:table-cell office:value-type="float" office:value="-43101.8" calcext:value-type="float">
            <text:p>-43101.8</text:p>
          </table:table-cell>
          <table:table-cell table:number-columns-repeated="2" office:value-type="float" office:value="12684.4" calcext:value-type="float">
            <text:p>12684.4</text:p>
          </table:table-cell>
          <table:table-cell office:value-type="float" office:value="13267.3" calcext:value-type="float">
            <text:p>13267.3</text:p>
          </table:table-cell>
        </table:table-row>
        <table:table-row table:style-name="ro1">
          <table:table-cell table:number-columns-repeated="16"/>
          <table:table-cell office:value-type="float" office:value="-43105.1" calcext:value-type="float">
            <text:p>-43105.1</text:p>
          </table:table-cell>
          <table:table-cell table:number-columns-repeated="2" office:value-type="float" office:value="12661.5" calcext:value-type="float">
            <text:p>12661.5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table:number-columns-repeated="16"/>
          <table:table-cell office:value-type="float" office:value="-43108.3" calcext:value-type="float">
            <text:p>-43108.3</text:p>
          </table:table-cell>
          <table:table-cell table:number-columns-repeated="2" office:value-type="float" office:value="12638.5" calcext:value-type="float">
            <text:p>12638.5</text:p>
          </table:table-cell>
          <table:table-cell office:value-type="float" office:value="13260.7" calcext:value-type="float">
            <text:p>13260.7</text:p>
          </table:table-cell>
        </table:table-row>
        <table:table-row table:style-name="ro1">
          <table:table-cell table:number-columns-repeated="16"/>
          <table:table-cell office:value-type="float" office:value="-43111.5" calcext:value-type="float">
            <text:p>-43111.5</text:p>
          </table:table-cell>
          <table:table-cell table:number-columns-repeated="2" office:value-type="float" office:value="12615.5" calcext:value-type="float">
            <text:p>12615.5</text:p>
          </table:table-cell>
          <table:table-cell office:value-type="float" office:value="13257.4" calcext:value-type="float">
            <text:p>13257.4</text:p>
          </table:table-cell>
        </table:table-row>
        <table:table-row table:style-name="ro1">
          <table:table-cell table:number-columns-repeated="16"/>
          <table:table-cell office:value-type="float" office:value="-43114.7" calcext:value-type="float">
            <text:p>-43114.7</text:p>
          </table:table-cell>
          <table:table-cell table:number-columns-repeated="2" office:value-type="float" office:value="12592.5" calcext:value-type="float">
            <text:p>12592.5</text:p>
          </table:table-cell>
          <table:table-cell office:value-type="float" office:value="13254.2" calcext:value-type="float">
            <text:p>13254.2</text:p>
          </table:table-cell>
        </table:table-row>
        <table:table-row table:style-name="ro1">
          <table:table-cell table:number-columns-repeated="16"/>
          <table:table-cell office:value-type="float" office:value="-43117.9" calcext:value-type="float">
            <text:p>-43117.9</text:p>
          </table:table-cell>
          <table:table-cell table:number-columns-repeated="2" office:value-type="float" office:value="12569.6" calcext:value-type="float">
            <text:p>12569.6</text:p>
          </table:table-cell>
          <table:table-cell office:value-type="float" office:value="13250.9" calcext:value-type="float">
            <text:p>13250.9</text:p>
          </table:table-cell>
        </table:table-row>
        <table:table-row table:style-name="ro1">
          <table:table-cell table:number-columns-repeated="16"/>
          <table:table-cell office:value-type="float" office:value="-43121.1" calcext:value-type="float">
            <text:p>-43121.1</text:p>
          </table:table-cell>
          <table:table-cell table:number-columns-repeated="2" office:value-type="float" office:value="12546.6" calcext:value-type="float">
            <text:p>12546.6</text:p>
          </table:table-cell>
          <table:table-cell office:value-type="float" office:value="13247.6" calcext:value-type="float">
            <text:p>13247.6</text:p>
          </table:table-cell>
        </table:table-row>
        <table:table-row table:style-name="ro1">
          <table:table-cell table:number-columns-repeated="16"/>
          <table:table-cell office:value-type="float" office:value="-43124.4" calcext:value-type="float">
            <text:p>-43124.4</text:p>
          </table:table-cell>
          <table:table-cell table:number-columns-repeated="2" office:value-type="float" office:value="12523.6" calcext:value-type="float">
            <text:p>12523.6</text:p>
          </table:table-cell>
          <table:table-cell office:value-type="float" office:value="13244.3" calcext:value-type="float">
            <text:p>13244.3</text:p>
          </table:table-cell>
        </table:table-row>
        <table:table-row table:style-name="ro1">
          <table:table-cell table:number-columns-repeated="16"/>
          <table:table-cell office:value-type="float" office:value="-43127.6" calcext:value-type="float">
            <text:p>-43127.6</text:p>
          </table:table-cell>
          <table:table-cell table:number-columns-repeated="2" office:value-type="float" office:value="12500.7" calcext:value-type="float">
            <text:p>12500.7</text:p>
          </table:table-cell>
          <table:table-cell office:value-type="float" office:value="13241.1" calcext:value-type="float">
            <text:p>13241.1</text:p>
          </table:table-cell>
        </table:table-row>
        <table:table-row table:style-name="ro1">
          <table:table-cell table:number-columns-repeated="16"/>
          <table:table-cell office:value-type="float" office:value="-43130.8" calcext:value-type="float">
            <text:p>-43130.8</text:p>
          </table:table-cell>
          <table:table-cell table:number-columns-repeated="2" office:value-type="float" office:value="12477.7" calcext:value-type="float">
            <text:p>12477.7</text:p>
          </table:table-cell>
          <table:table-cell office:value-type="float" office:value="13237.8" calcext:value-type="float">
            <text:p>13237.8</text:p>
          </table:table-cell>
        </table:table-row>
        <table:table-row table:style-name="ro1">
          <table:table-cell table:number-columns-repeated="16"/>
          <table:table-cell office:value-type="float" office:value="-43134" calcext:value-type="float">
            <text:p>-43134</text:p>
          </table:table-cell>
          <table:table-cell table:number-columns-repeated="2" office:value-type="float" office:value="12454.7" calcext:value-type="float">
            <text:p>12454.7</text:p>
          </table:table-cell>
          <table:table-cell office:value-type="float" office:value="13234.5" calcext:value-type="float">
            <text:p>13234.5</text:p>
          </table:table-cell>
        </table:table-row>
        <table:table-row table:style-name="ro1">
          <table:table-cell table:number-columns-repeated="16"/>
          <table:table-cell office:value-type="float" office:value="-43137.2" calcext:value-type="float">
            <text:p>-43137.2</text:p>
          </table:table-cell>
          <table:table-cell table:number-columns-repeated="2" office:value-type="float" office:value="12431.7" calcext:value-type="float">
            <text:p>12431.7</text:p>
          </table:table-cell>
          <table:table-cell office:value-type="float" office:value="13231.2" calcext:value-type="float">
            <text:p>13231.2</text:p>
          </table:table-cell>
        </table:table-row>
        <table:table-row table:style-name="ro1">
          <table:table-cell table:number-columns-repeated="16"/>
          <table:table-cell office:value-type="float" office:value="-43140.4" calcext:value-type="float">
            <text:p>-43140.4</text:p>
          </table:table-cell>
          <table:table-cell table:number-columns-repeated="2" office:value-type="float" office:value="12408.8" calcext:value-type="float">
            <text:p>12408.8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table:number-columns-repeated="16"/>
          <table:table-cell office:value-type="float" office:value="-43143.7" calcext:value-type="float">
            <text:p>-43143.7</text:p>
          </table:table-cell>
          <table:table-cell table:number-columns-repeated="2" office:value-type="float" office:value="12385.8" calcext:value-type="float">
            <text:p>12385.8</text:p>
          </table:table-cell>
          <table:table-cell office:value-type="float" office:value="13224.7" calcext:value-type="float">
            <text:p>13224.7</text:p>
          </table:table-cell>
        </table:table-row>
        <table:table-row table:style-name="ro1">
          <table:table-cell table:number-columns-repeated="16"/>
          <table:table-cell office:value-type="float" office:value="-43146.9" calcext:value-type="float">
            <text:p>-43146.9</text:p>
          </table:table-cell>
          <table:table-cell table:number-columns-repeated="2" office:value-type="float" office:value="12362.8" calcext:value-type="float">
            <text:p>12362.8</text:p>
          </table:table-cell>
          <table:table-cell office:value-type="float" office:value="13221.4" calcext:value-type="float">
            <text:p>13221.4</text:p>
          </table:table-cell>
        </table:table-row>
        <table:table-row table:style-name="ro1">
          <table:table-cell table:number-columns-repeated="16"/>
          <table:table-cell office:value-type="float" office:value="-43150.1" calcext:value-type="float">
            <text:p>-43150.1</text:p>
          </table:table-cell>
          <table:table-cell table:number-columns-repeated="2" office:value-type="float" office:value="12339.9" calcext:value-type="float">
            <text:p>12339.9</text:p>
          </table:table-cell>
          <table:table-cell office:value-type="float" office:value="13218.1" calcext:value-type="float">
            <text:p>13218.1</text:p>
          </table:table-cell>
        </table:table-row>
        <table:table-row table:style-name="ro1">
          <table:table-cell table:number-columns-repeated="16"/>
          <table:table-cell office:value-type="float" office:value="-43153.3" calcext:value-type="float">
            <text:p>-43153.3</text:p>
          </table:table-cell>
          <table:table-cell table:number-columns-repeated="2" office:value-type="float" office:value="12316.9" calcext:value-type="float">
            <text:p>12316.9</text:p>
          </table:table-cell>
          <table:table-cell office:value-type="float" office:value="13214.9" calcext:value-type="float">
            <text:p>13214.9</text:p>
          </table:table-cell>
        </table:table-row>
        <table:table-row table:style-name="ro1">
          <table:table-cell table:number-columns-repeated="16"/>
          <table:table-cell office:value-type="float" office:value="-43156.5" calcext:value-type="float">
            <text:p>-43156.5</text:p>
          </table:table-cell>
          <table:table-cell table:number-columns-repeated="2" office:value-type="float" office:value="12293.9" calcext:value-type="float">
            <text:p>12293.9</text:p>
          </table:table-cell>
          <table:table-cell office:value-type="float" office:value="13211.6" calcext:value-type="float">
            <text:p>13211.6</text:p>
          </table:table-cell>
        </table:table-row>
        <table:table-row table:style-name="ro1">
          <table:table-cell table:number-columns-repeated="16"/>
          <table:table-cell office:value-type="float" office:value="-43159.8" calcext:value-type="float">
            <text:p>-43159.8</text:p>
          </table:table-cell>
          <table:table-cell table:number-columns-repeated="2" office:value-type="float" office:value="12271" calcext:value-type="float">
            <text:p>12271</text:p>
          </table:table-cell>
          <table:table-cell office:value-type="float" office:value="13208.3" calcext:value-type="float">
            <text:p>13208.3</text:p>
          </table:table-cell>
        </table:table-row>
        <table:table-row table:style-name="ro1">
          <table:table-cell table:number-columns-repeated="16"/>
          <table:table-cell office:value-type="float" office:value="-43164.3" calcext:value-type="float">
            <text:p>-43164.3</text:p>
          </table:table-cell>
          <table:table-cell table:number-columns-repeated="2" office:value-type="float" office:value="12249" calcext:value-type="float">
            <text:p>12249</text:p>
          </table:table-cell>
          <table:table-cell office:value-type="float" office:value="13203.7" calcext:value-type="float">
            <text:p>13203.7</text:p>
          </table:table-cell>
        </table:table-row>
        <table:table-row table:style-name="ro1">
          <table:table-cell table:number-columns-repeated="16"/>
          <table:table-cell office:value-type="float" office:value="-43168.9" calcext:value-type="float">
            <text:p>-43168.9</text:p>
          </table:table-cell>
          <table:table-cell table:number-columns-repeated="2" office:value-type="float" office:value="12227.1" calcext:value-type="float">
            <text:p>12227.1</text:p>
          </table:table-cell>
          <table:table-cell office:value-type="float" office:value="13199.2" calcext:value-type="float">
            <text:p>13199.2</text:p>
          </table:table-cell>
        </table:table-row>
        <table:table-row table:style-name="ro1">
          <table:table-cell table:number-columns-repeated="16"/>
          <table:table-cell office:value-type="float" office:value="-43173.5" calcext:value-type="float">
            <text:p>-43173.5</text:p>
          </table:table-cell>
          <table:table-cell table:number-columns-repeated="2" office:value-type="float" office:value="12205.2" calcext:value-type="float">
            <text:p>12205.2</text:p>
          </table:table-cell>
          <table:table-cell office:value-type="float" office:value="13194.6" calcext:value-type="float">
            <text:p>13194.6</text:p>
          </table:table-cell>
        </table:table-row>
        <table:table-row table:style-name="ro1">
          <table:table-cell table:number-columns-repeated="16"/>
          <table:table-cell office:value-type="float" office:value="-43178" calcext:value-type="float">
            <text:p>-43178</text:p>
          </table:table-cell>
          <table:table-cell table:number-columns-repeated="2" office:value-type="float" office:value="12183.3" calcext:value-type="float">
            <text:p>12183.3</text:p>
          </table:table-cell>
          <table:table-cell office:value-type="float" office:value="13190.1" calcext:value-type="float">
            <text:p>13190.1</text:p>
          </table:table-cell>
        </table:table-row>
        <table:table-row table:style-name="ro1">
          <table:table-cell table:number-columns-repeated="16"/>
          <table:table-cell office:value-type="float" office:value="-43182.6" calcext:value-type="float">
            <text:p>-43182.6</text:p>
          </table:table-cell>
          <table:table-cell table:number-columns-repeated="2" office:value-type="float" office:value="12161.4" calcext:value-type="float">
            <text:p>12161.4</text:p>
          </table:table-cell>
          <table:table-cell office:value-type="float" office:value="13185.5" calcext:value-type="float">
            <text:p>13185.5</text:p>
          </table:table-cell>
        </table:table-row>
        <table:table-row table:style-name="ro1">
          <table:table-cell table:number-columns-repeated="16"/>
          <table:table-cell office:value-type="float" office:value="-43187.2" calcext:value-type="float">
            <text:p>-43187.2</text:p>
          </table:table-cell>
          <table:table-cell table:number-columns-repeated="2" office:value-type="float" office:value="12139.5" calcext:value-type="float">
            <text:p>12139.5</text:p>
          </table:table-cell>
          <table:table-cell office:value-type="float" office:value="13180.9" calcext:value-type="float">
            <text:p>13180.9</text:p>
          </table:table-cell>
        </table:table-row>
        <table:table-row table:style-name="ro1">
          <table:table-cell table:number-columns-repeated="16"/>
          <table:table-cell office:value-type="float" office:value="-43191.7" calcext:value-type="float">
            <text:p>-43191.7</text:p>
          </table:table-cell>
          <table:table-cell table:number-columns-repeated="2" office:value-type="float" office:value="12117.6" calcext:value-type="float">
            <text:p>12117.6</text:p>
          </table:table-cell>
          <table:table-cell office:value-type="float" office:value="13176.4" calcext:value-type="float">
            <text:p>13176.4</text:p>
          </table:table-cell>
        </table:table-row>
        <table:table-row table:style-name="ro1">
          <table:table-cell table:number-columns-repeated="16"/>
          <table:table-cell office:value-type="float" office:value="-43196.3" calcext:value-type="float">
            <text:p>-43196.3</text:p>
          </table:table-cell>
          <table:table-cell table:number-columns-repeated="2" office:value-type="float" office:value="12095.6" calcext:value-type="float">
            <text:p>12095.6</text:p>
          </table:table-cell>
          <table:table-cell office:value-type="float" office:value="13171.8" calcext:value-type="float">
            <text:p>13171.8</text:p>
          </table:table-cell>
        </table:table-row>
        <table:table-row table:style-name="ro1">
          <table:table-cell table:number-columns-repeated="16"/>
          <table:table-cell office:value-type="float" office:value="-43200.9" calcext:value-type="float">
            <text:p>-43200.9</text:p>
          </table:table-cell>
          <table:table-cell table:number-columns-repeated="2" office:value-type="float" office:value="12073.7" calcext:value-type="float">
            <text:p>12073.7</text:p>
          </table:table-cell>
          <table:table-cell office:value-type="float" office:value="13167.2" calcext:value-type="float">
            <text:p>13167.2</text:p>
          </table:table-cell>
        </table:table-row>
        <table:table-row table:style-name="ro1">
          <table:table-cell table:number-columns-repeated="16"/>
          <table:table-cell office:value-type="float" office:value="-43205.4" calcext:value-type="float">
            <text:p>-43205.4</text:p>
          </table:table-cell>
          <table:table-cell table:number-columns-repeated="2" office:value-type="float" office:value="12051.8" calcext:value-type="float">
            <text:p>12051.8</text:p>
          </table:table-cell>
          <table:table-cell office:value-type="float" office:value="13162.7" calcext:value-type="float">
            <text:p>13162.7</text:p>
          </table:table-cell>
        </table:table-row>
        <table:table-row table:style-name="ro1">
          <table:table-cell table:number-columns-repeated="16"/>
          <table:table-cell office:value-type="float" office:value="-43210" calcext:value-type="float">
            <text:p>-43210</text:p>
          </table:table-cell>
          <table:table-cell table:number-columns-repeated="2" office:value-type="float" office:value="12029.9" calcext:value-type="float">
            <text:p>12029.9</text:p>
          </table:table-cell>
          <table:table-cell office:value-type="float" office:value="13158.1" calcext:value-type="float">
            <text:p>13158.1</text:p>
          </table:table-cell>
        </table:table-row>
        <table:table-row table:style-name="ro1">
          <table:table-cell table:number-columns-repeated="16"/>
          <table:table-cell office:value-type="float" office:value="-43214.6" calcext:value-type="float">
            <text:p>-43214.6</text:p>
          </table:table-cell>
          <table:table-cell table:number-columns-repeated="2" office:value-type="float" office:value="12008" calcext:value-type="float">
            <text:p>12008</text:p>
          </table:table-cell>
          <table:table-cell office:value-type="float" office:value="13153.6" calcext:value-type="float">
            <text:p>13153.6</text:p>
          </table:table-cell>
        </table:table-row>
        <table:table-row table:style-name="ro1">
          <table:table-cell table:number-columns-repeated="16"/>
          <table:table-cell office:value-type="float" office:value="-43219.1" calcext:value-type="float">
            <text:p>-43219.1</text:p>
          </table:table-cell>
          <table:table-cell table:number-columns-repeated="2" office:value-type="float" office:value="11986.1" calcext:value-type="float">
            <text:p>11986.1</text:p>
          </table:table-cell>
          <table:table-cell office:value-type="float" office:value="13149" calcext:value-type="float">
            <text:p>13149</text:p>
          </table:table-cell>
        </table:table-row>
        <table:table-row table:style-name="ro1">
          <table:table-cell table:number-columns-repeated="16"/>
          <table:table-cell office:value-type="float" office:value="-43223.7" calcext:value-type="float">
            <text:p>-43223.7</text:p>
          </table:table-cell>
          <table:table-cell table:number-columns-repeated="2" office:value-type="float" office:value="11964.2" calcext:value-type="float">
            <text:p>11964.2</text:p>
          </table:table-cell>
          <table:table-cell office:value-type="float" office:value="13144.4" calcext:value-type="float">
            <text:p>13144.4</text:p>
          </table:table-cell>
        </table:table-row>
        <table:table-row table:style-name="ro1">
          <table:table-cell table:number-columns-repeated="16"/>
          <table:table-cell office:value-type="float" office:value="-43228.3" calcext:value-type="float">
            <text:p>-43228.3</text:p>
          </table:table-cell>
          <table:table-cell table:number-columns-repeated="2" office:value-type="float" office:value="11942.2" calcext:value-type="float">
            <text:p>11942.2</text:p>
          </table:table-cell>
          <table:table-cell office:value-type="float" office:value="13139.9" calcext:value-type="float">
            <text:p>13139.9</text:p>
          </table:table-cell>
        </table:table-row>
        <table:table-row table:style-name="ro1">
          <table:table-cell table:number-columns-repeated="16"/>
          <table:table-cell office:value-type="float" office:value="-43232.8" calcext:value-type="float">
            <text:p>-43232.8</text:p>
          </table:table-cell>
          <table:table-cell table:number-columns-repeated="2" office:value-type="float" office:value="11920.3" calcext:value-type="float">
            <text:p>11920.3</text:p>
          </table:table-cell>
          <table:table-cell office:value-type="float" office:value="13135.3" calcext:value-type="float">
            <text:p>13135.3</text:p>
          </table:table-cell>
        </table:table-row>
        <table:table-row table:style-name="ro1">
          <table:table-cell table:number-columns-repeated="16"/>
          <table:table-cell office:value-type="float" office:value="-43237.4" calcext:value-type="float">
            <text:p>-43237.4</text:p>
          </table:table-cell>
          <table:table-cell table:number-columns-repeated="2" office:value-type="float" office:value="11898.4" calcext:value-type="float">
            <text:p>11898.4</text:p>
          </table:table-cell>
          <table:table-cell office:value-type="float" office:value="13130.8" calcext:value-type="float">
            <text:p>13130.8</text:p>
          </table:table-cell>
        </table:table-row>
        <table:table-row table:style-name="ro1">
          <table:table-cell table:number-columns-repeated="16"/>
          <table:table-cell office:value-type="float" office:value="-43242" calcext:value-type="float">
            <text:p>-43242</text:p>
          </table:table-cell>
          <table:table-cell table:number-columns-repeated="2" office:value-type="float" office:value="11876.5" calcext:value-type="float">
            <text:p>11876.5</text:p>
          </table:table-cell>
          <table:table-cell office:value-type="float" office:value="13126.2" calcext:value-type="float">
            <text:p>13126.2</text:p>
          </table:table-cell>
        </table:table-row>
        <table:table-row table:style-name="ro1">
          <table:table-cell table:number-columns-repeated="16"/>
          <table:table-cell office:value-type="float" office:value="-43246.5" calcext:value-type="float">
            <text:p>-43246.5</text:p>
          </table:table-cell>
          <table:table-cell table:number-columns-repeated="2" office:value-type="float" office:value="11854.6" calcext:value-type="float">
            <text:p>11854.6</text:p>
          </table:table-cell>
          <table:table-cell office:value-type="float" office:value="13121.6" calcext:value-type="float">
            <text:p>13121.6</text:p>
          </table:table-cell>
        </table:table-row>
        <table:table-row table:style-name="ro1">
          <table:table-cell table:number-columns-repeated="16"/>
          <table:table-cell office:value-type="float" office:value="-43251.1" calcext:value-type="float">
            <text:p>-43251.1</text:p>
          </table:table-cell>
          <table:table-cell table:number-columns-repeated="2" office:value-type="float" office:value="11832.7" calcext:value-type="float">
            <text:p>11832.7</text:p>
          </table:table-cell>
          <table:table-cell office:value-type="float" office:value="13117.1" calcext:value-type="float">
            <text:p>13117.1</text:p>
          </table:table-cell>
        </table:table-row>
        <table:table-row table:style-name="ro1">
          <table:table-cell table:number-columns-repeated="16"/>
          <table:table-cell office:value-type="float" office:value="-43255.7" calcext:value-type="float">
            <text:p>-43255.7</text:p>
          </table:table-cell>
          <table:table-cell table:number-columns-repeated="2" office:value-type="float" office:value="11810.8" calcext:value-type="float">
            <text:p>11810.8</text:p>
          </table:table-cell>
          <table:table-cell office:value-type="float" office:value="13112.5" calcext:value-type="float">
            <text:p>13112.5</text:p>
          </table:table-cell>
        </table:table-row>
        <table:table-row table:style-name="ro1">
          <table:table-cell table:number-columns-repeated="16"/>
          <table:table-cell office:value-type="float" office:value="-43260.2" calcext:value-type="float">
            <text:p>-43260.2</text:p>
          </table:table-cell>
          <table:table-cell table:number-columns-repeated="2" office:value-type="float" office:value="11788.9" calcext:value-type="float">
            <text:p>11788.9</text:p>
          </table:table-cell>
          <table:table-cell office:value-type="float" office:value="13107.9" calcext:value-type="float">
            <text:p>13107.9</text:p>
          </table:table-cell>
        </table:table-row>
        <table:table-row table:style-name="ro1">
          <table:table-cell table:number-columns-repeated="16"/>
          <table:table-cell office:value-type="float" office:value="-43264.8" calcext:value-type="float">
            <text:p>-43264.8</text:p>
          </table:table-cell>
          <table:table-cell table:number-columns-repeated="2" office:value-type="float" office:value="11766.9" calcext:value-type="float">
            <text:p>11766.9</text:p>
          </table:table-cell>
          <table:table-cell office:value-type="float" office:value="13103.4" calcext:value-type="float">
            <text:p>13103.4</text:p>
          </table:table-cell>
        </table:table-row>
        <table:table-row table:style-name="ro1">
          <table:table-cell table:number-columns-repeated="16"/>
          <table:table-cell office:value-type="float" office:value="-43269.4" calcext:value-type="float">
            <text:p>-43269.4</text:p>
          </table:table-cell>
          <table:table-cell table:number-columns-repeated="2" office:value-type="float" office:value="11745" calcext:value-type="float">
            <text:p>11745</text:p>
          </table:table-cell>
          <table:table-cell office:value-type="float" office:value="13098.8" calcext:value-type="float">
            <text:p>13098.8</text:p>
          </table:table-cell>
        </table:table-row>
        <table:table-row table:style-name="ro1">
          <table:table-cell table:number-columns-repeated="16"/>
          <table:table-cell office:value-type="float" office:value="-43273.9" calcext:value-type="float">
            <text:p>-43273.9</text:p>
          </table:table-cell>
          <table:table-cell table:number-columns-repeated="2" office:value-type="float" office:value="11723.1" calcext:value-type="float">
            <text:p>11723.1</text:p>
          </table:table-cell>
          <table:table-cell office:value-type="float" office:value="13094.3" calcext:value-type="float">
            <text:p>13094.3</text:p>
          </table:table-cell>
        </table:table-row>
        <table:table-row table:style-name="ro1">
          <table:table-cell table:number-columns-repeated="16"/>
          <table:table-cell office:value-type="float" office:value="-43278.5" calcext:value-type="float">
            <text:p>-43278.5</text:p>
          </table:table-cell>
          <table:table-cell table:number-columns-repeated="2" office:value-type="float" office:value="11701.2" calcext:value-type="float">
            <text:p>11701.2</text:p>
          </table:table-cell>
          <table:table-cell office:value-type="float" office:value="13089.7" calcext:value-type="float">
            <text:p>13089.7</text:p>
          </table:table-cell>
        </table:table-row>
        <table:table-row table:style-name="ro1">
          <table:table-cell table:number-columns-repeated="16"/>
          <table:table-cell office:value-type="float" office:value="-43283.1" calcext:value-type="float">
            <text:p>-43283.1</text:p>
          </table:table-cell>
          <table:table-cell table:number-columns-repeated="2" office:value-type="float" office:value="11679.3" calcext:value-type="float">
            <text:p>11679.3</text:p>
          </table:table-cell>
          <table:table-cell office:value-type="float" office:value="13085.1" calcext:value-type="float">
            <text:p>13085.1</text:p>
          </table:table-cell>
        </table:table-row>
        <table:table-row table:style-name="ro1">
          <table:table-cell table:number-columns-repeated="16"/>
          <table:table-cell office:value-type="float" office:value="-43287.6" calcext:value-type="float">
            <text:p>-43287.6</text:p>
          </table:table-cell>
          <table:table-cell table:number-columns-repeated="2" office:value-type="float" office:value="11657.4" calcext:value-type="float">
            <text:p>11657.4</text:p>
          </table:table-cell>
          <table:table-cell office:value-type="float" office:value="13080.6" calcext:value-type="float">
            <text:p>13080.6</text:p>
          </table:table-cell>
        </table:table-row>
        <table:table-row table:style-name="ro1">
          <table:table-cell table:number-columns-repeated="16"/>
          <table:table-cell office:value-type="float" office:value="-43292.2" calcext:value-type="float">
            <text:p>-43292.2</text:p>
          </table:table-cell>
          <table:table-cell table:number-columns-repeated="2" office:value-type="float" office:value="11635.5" calcext:value-type="float">
            <text:p>11635.5</text:p>
          </table:table-cell>
          <table:table-cell office:value-type="float" office:value="13076" calcext:value-type="float">
            <text:p>13076</text:p>
          </table:table-cell>
        </table:table-row>
        <table:table-row table:style-name="ro1">
          <table:table-cell table:number-columns-repeated="16"/>
          <table:table-cell office:value-type="float" office:value="-43296.8" calcext:value-type="float">
            <text:p>-43296.8</text:p>
          </table:table-cell>
          <table:table-cell table:number-columns-repeated="2" office:value-type="float" office:value="11613.5" calcext:value-type="float">
            <text:p>11613.5</text:p>
          </table:table-cell>
          <table:table-cell office:value-type="float" office:value="13071.5" calcext:value-type="float">
            <text:p>13071.5</text:p>
          </table:table-cell>
        </table:table-row>
        <table:table-row table:style-name="ro1">
          <table:table-cell table:number-columns-repeated="16"/>
          <table:table-cell office:value-type="float" office:value="-43301.3" calcext:value-type="float">
            <text:p>-43301.3</text:p>
          </table:table-cell>
          <table:table-cell table:number-columns-repeated="2" office:value-type="float" office:value="11591.6" calcext:value-type="float">
            <text:p>11591.6</text:p>
          </table:table-cell>
          <table:table-cell office:value-type="float" office:value="13066.9" calcext:value-type="float">
            <text:p>13066.9</text:p>
          </table:table-cell>
        </table:table-row>
        <table:table-row table:style-name="ro1">
          <table:table-cell table:number-columns-repeated="16"/>
          <table:table-cell office:value-type="float" office:value="-43305.9" calcext:value-type="float">
            <text:p>-43305.9</text:p>
          </table:table-cell>
          <table:table-cell table:number-columns-repeated="2" office:value-type="float" office:value="11569.7" calcext:value-type="float">
            <text:p>11569.7</text:p>
          </table:table-cell>
          <table:table-cell office:value-type="float" office:value="13062.3" calcext:value-type="float">
            <text:p>13062.3</text:p>
          </table:table-cell>
        </table:table-row>
        <table:table-row table:style-name="ro1">
          <table:table-cell table:number-columns-repeated="16"/>
          <table:table-cell office:value-type="float" office:value="-43310.5" calcext:value-type="float">
            <text:p>-43310.5</text:p>
          </table:table-cell>
          <table:table-cell table:number-columns-repeated="2" office:value-type="float" office:value="11547.8" calcext:value-type="float">
            <text:p>11547.8</text:p>
          </table:table-cell>
          <table:table-cell office:value-type="float" office:value="13057.8" calcext:value-type="float">
            <text:p>13057.8</text:p>
          </table:table-cell>
        </table:table-row>
        <table:table-row table:style-name="ro1">
          <table:table-cell table:number-columns-repeated="16"/>
          <table:table-cell office:value-type="float" office:value="-43316" calcext:value-type="float">
            <text:p>-43316</text:p>
          </table:table-cell>
          <table:table-cell table:number-columns-repeated="2" office:value-type="float" office:value="11526.5" calcext:value-type="float">
            <text:p>11526.5</text:p>
          </table:table-cell>
          <table:table-cell office:value-type="float" office:value="13052.4" calcext:value-type="float">
            <text:p>13052.4</text:p>
          </table:table-cell>
        </table:table-row>
        <table:table-row table:style-name="ro1">
          <table:table-cell table:number-columns-repeated="16"/>
          <table:table-cell office:value-type="float" office:value="-43322" calcext:value-type="float">
            <text:p>-43322</text:p>
          </table:table-cell>
          <table:table-cell table:number-columns-repeated="2" office:value-type="float" office:value="11505.6" calcext:value-type="float">
            <text:p>11505.6</text:p>
          </table:table-cell>
          <table:table-cell office:value-type="float" office:value="13046.5" calcext:value-type="float">
            <text:p>13046.5</text:p>
          </table:table-cell>
        </table:table-row>
        <table:table-row table:style-name="ro1">
          <table:table-cell table:number-columns-repeated="16"/>
          <table:table-cell office:value-type="float" office:value="-43328" calcext:value-type="float">
            <text:p>-43328</text:p>
          </table:table-cell>
          <table:table-cell table:number-columns-repeated="2" office:value-type="float" office:value="11484.7" calcext:value-type="float">
            <text:p>11484.7</text:p>
          </table:table-cell>
          <table:table-cell office:value-type="float" office:value="13040.7" calcext:value-type="float">
            <text:p>13040.7</text:p>
          </table:table-cell>
        </table:table-row>
        <table:table-row table:style-name="ro1">
          <table:table-cell table:number-columns-repeated="16"/>
          <table:table-cell office:value-type="float" office:value="-43333.9" calcext:value-type="float">
            <text:p>-43333.9</text:p>
          </table:table-cell>
          <table:table-cell table:number-columns-repeated="2" office:value-type="float" office:value="11463.8" calcext:value-type="float">
            <text:p>11463.8</text:p>
          </table:table-cell>
          <table:table-cell office:value-type="float" office:value="13034.9" calcext:value-type="float">
            <text:p>13034.9</text:p>
          </table:table-cell>
        </table:table-row>
        <table:table-row table:style-name="ro1">
          <table:table-cell table:number-columns-repeated="16"/>
          <table:table-cell office:value-type="float" office:value="-43339.9" calcext:value-type="float">
            <text:p>-43339.9</text:p>
          </table:table-cell>
          <table:table-cell table:number-columns-repeated="2" office:value-type="float" office:value="11442.8" calcext:value-type="float">
            <text:p>11442.8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table:number-columns-repeated="16"/>
          <table:table-cell office:value-type="float" office:value="-43345.9" calcext:value-type="float">
            <text:p>-43345.9</text:p>
          </table:table-cell>
          <table:table-cell table:number-columns-repeated="2" office:value-type="float" office:value="11421.9" calcext:value-type="float">
            <text:p>11421.9</text:p>
          </table:table-cell>
          <table:table-cell office:value-type="float" office:value="13023.2" calcext:value-type="float">
            <text:p>13023.2</text:p>
          </table:table-cell>
        </table:table-row>
        <table:table-row table:style-name="ro1">
          <table:table-cell table:number-columns-repeated="16"/>
          <table:table-cell office:value-type="float" office:value="-43351.9" calcext:value-type="float">
            <text:p>-43351.9</text:p>
          </table:table-cell>
          <table:table-cell table:number-columns-repeated="2" office:value-type="float" office:value="11401" calcext:value-type="float">
            <text:p>11401</text:p>
          </table:table-cell>
          <table:table-cell office:value-type="float" office:value="13017.4" calcext:value-type="float">
            <text:p>13017.4</text:p>
          </table:table-cell>
        </table:table-row>
        <table:table-row table:style-name="ro1">
          <table:table-cell table:number-columns-repeated="16"/>
          <table:table-cell office:value-type="float" office:value="-43357.9" calcext:value-type="float">
            <text:p>-43357.9</text:p>
          </table:table-cell>
          <table:table-cell table:number-columns-repeated="2" office:value-type="float" office:value="11380" calcext:value-type="float">
            <text:p>11380</text:p>
          </table:table-cell>
          <table:table-cell office:value-type="float" office:value="13011.5" calcext:value-type="float">
            <text:p>13011.5</text:p>
          </table:table-cell>
        </table:table-row>
        <table:table-row table:style-name="ro1">
          <table:table-cell table:number-columns-repeated="16"/>
          <table:table-cell office:value-type="float" office:value="-43363.8" calcext:value-type="float">
            <text:p>-43363.8</text:p>
          </table:table-cell>
          <table:table-cell table:number-columns-repeated="2" office:value-type="float" office:value="11359.1" calcext:value-type="float">
            <text:p>11359.1</text:p>
          </table:table-cell>
          <table:table-cell office:value-type="float" office:value="13005.7" calcext:value-type="float">
            <text:p>13005.7</text:p>
          </table:table-cell>
        </table:table-row>
        <table:table-row table:style-name="ro1">
          <table:table-cell table:number-columns-repeated="16"/>
          <table:table-cell office:value-type="float" office:value="-43369.8" calcext:value-type="float">
            <text:p>-43369.8</text:p>
          </table:table-cell>
          <table:table-cell table:number-columns-repeated="2" office:value-type="float" office:value="11338.2" calcext:value-type="float">
            <text:p>11338.2</text:p>
          </table:table-cell>
          <table:table-cell office:value-type="float" office:value="12999.9" calcext:value-type="float">
            <text:p>12999.9</text:p>
          </table:table-cell>
        </table:table-row>
        <table:table-row table:style-name="ro1">
          <table:table-cell table:number-columns-repeated="16"/>
          <table:table-cell office:value-type="float" office:value="-43375.8" calcext:value-type="float">
            <text:p>-43375.8</text:p>
          </table:table-cell>
          <table:table-cell table:number-columns-repeated="2" office:value-type="float" office:value="11317.3" calcext:value-type="float">
            <text:p>11317.3</text:p>
          </table:table-cell>
          <table:table-cell office:value-type="float" office:value="12994" calcext:value-type="float">
            <text:p>12994</text:p>
          </table:table-cell>
        </table:table-row>
        <table:table-row table:style-name="ro1">
          <table:table-cell table:number-columns-repeated="16"/>
          <table:table-cell office:value-type="float" office:value="-43381.8" calcext:value-type="float">
            <text:p>-43381.8</text:p>
          </table:table-cell>
          <table:table-cell table:number-columns-repeated="2" office:value-type="float" office:value="11296.3" calcext:value-type="float">
            <text:p>11296.3</text:p>
          </table:table-cell>
          <table:table-cell office:value-type="float" office:value="12988.2" calcext:value-type="float">
            <text:p>12988.2</text:p>
          </table:table-cell>
        </table:table-row>
        <table:table-row table:style-name="ro1">
          <table:table-cell table:number-columns-repeated="16"/>
          <table:table-cell office:value-type="float" office:value="-43387.8" calcext:value-type="float">
            <text:p>-43387.8</text:p>
          </table:table-cell>
          <table:table-cell table:number-columns-repeated="2" office:value-type="float" office:value="11275.4" calcext:value-type="float">
            <text:p>11275.4</text:p>
          </table:table-cell>
          <table:table-cell office:value-type="float" office:value="12982.4" calcext:value-type="float">
            <text:p>12982.4</text:p>
          </table:table-cell>
        </table:table-row>
        <table:table-row table:style-name="ro1">
          <table:table-cell table:number-columns-repeated="16"/>
          <table:table-cell office:value-type="float" office:value="-43393.8" calcext:value-type="float">
            <text:p>-43393.8</text:p>
          </table:table-cell>
          <table:table-cell table:number-columns-repeated="2" office:value-type="float" office:value="11254.5" calcext:value-type="float">
            <text:p>11254.5</text:p>
          </table:table-cell>
          <table:table-cell office:value-type="float" office:value="12976.5" calcext:value-type="float">
            <text:p>12976.5</text:p>
          </table:table-cell>
        </table:table-row>
        <table:table-row table:style-name="ro1">
          <table:table-cell table:number-columns-repeated="16"/>
          <table:table-cell office:value-type="float" office:value="-43399.7" calcext:value-type="float">
            <text:p>-43399.7</text:p>
          </table:table-cell>
          <table:table-cell table:number-columns-repeated="2" office:value-type="float" office:value="11233.5" calcext:value-type="float">
            <text:p>11233.5</text:p>
          </table:table-cell>
          <table:table-cell office:value-type="float" office:value="12970.7" calcext:value-type="float">
            <text:p>12970.7</text:p>
          </table:table-cell>
        </table:table-row>
        <table:table-row table:style-name="ro1">
          <table:table-cell table:number-columns-repeated="16"/>
          <table:table-cell office:value-type="float" office:value="-43405.7" calcext:value-type="float">
            <text:p>-43405.7</text:p>
          </table:table-cell>
          <table:table-cell table:number-columns-repeated="2" office:value-type="float" office:value="11212.6" calcext:value-type="float">
            <text:p>11212.6</text:p>
          </table:table-cell>
          <table:table-cell office:value-type="float" office:value="12964.9" calcext:value-type="float">
            <text:p>12964.9</text:p>
          </table:table-cell>
        </table:table-row>
        <table:table-row table:style-name="ro1">
          <table:table-cell table:number-columns-repeated="16"/>
          <table:table-cell office:value-type="float" office:value="-43411.7" calcext:value-type="float">
            <text:p>-43411.7</text:p>
          </table:table-cell>
          <table:table-cell table:number-columns-repeated="2" office:value-type="float" office:value="11191.7" calcext:value-type="float">
            <text:p>11191.7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table:number-columns-repeated="16"/>
          <table:table-cell office:value-type="float" office:value="-43417.7" calcext:value-type="float">
            <text:p>-43417.7</text:p>
          </table:table-cell>
          <table:table-cell table:number-columns-repeated="2" office:value-type="float" office:value="11170.7" calcext:value-type="float">
            <text:p>11170.7</text:p>
          </table:table-cell>
          <table:table-cell office:value-type="float" office:value="12953.2" calcext:value-type="float">
            <text:p>12953.2</text:p>
          </table:table-cell>
        </table:table-row>
        <table:table-row table:style-name="ro1">
          <table:table-cell table:number-columns-repeated="16"/>
          <table:table-cell office:value-type="float" office:value="-43423.7" calcext:value-type="float">
            <text:p>-43423.7</text:p>
          </table:table-cell>
          <table:table-cell table:number-columns-repeated="2" office:value-type="float" office:value="11149.8" calcext:value-type="float">
            <text:p>11149.8</text:p>
          </table:table-cell>
          <table:table-cell office:value-type="float" office:value="12947.4" calcext:value-type="float">
            <text:p>12947.4</text:p>
          </table:table-cell>
        </table:table-row>
        <table:table-row table:style-name="ro1">
          <table:table-cell table:number-columns-repeated="16"/>
          <table:table-cell office:value-type="float" office:value="-43429.6" calcext:value-type="float">
            <text:p>-43429.6</text:p>
          </table:table-cell>
          <table:table-cell table:number-columns-repeated="2" office:value-type="float" office:value="11128.9" calcext:value-type="float">
            <text:p>11128.9</text:p>
          </table:table-cell>
          <table:table-cell office:value-type="float" office:value="12941.5" calcext:value-type="float">
            <text:p>12941.5</text:p>
          </table:table-cell>
        </table:table-row>
        <table:table-row table:style-name="ro1">
          <table:table-cell table:number-columns-repeated="16"/>
          <table:table-cell office:value-type="float" office:value="-43435.6" calcext:value-type="float">
            <text:p>-43435.6</text:p>
          </table:table-cell>
          <table:table-cell table:number-columns-repeated="2" office:value-type="float" office:value="11108" calcext:value-type="float">
            <text:p>11108</text:p>
          </table:table-cell>
          <table:table-cell office:value-type="float" office:value="12935.7" calcext:value-type="float">
            <text:p>12935.7</text:p>
          </table:table-cell>
        </table:table-row>
        <table:table-row table:style-name="ro1">
          <table:table-cell table:number-columns-repeated="16"/>
          <table:table-cell office:value-type="float" office:value="-43441.6" calcext:value-type="float">
            <text:p>-43441.6</text:p>
          </table:table-cell>
          <table:table-cell table:number-columns-repeated="2" office:value-type="float" office:value="11087" calcext:value-type="float">
            <text:p>11087</text:p>
          </table:table-cell>
          <table:table-cell office:value-type="float" office:value="12929.9" calcext:value-type="float">
            <text:p>12929.9</text:p>
          </table:table-cell>
        </table:table-row>
        <table:table-row table:style-name="ro1">
          <table:table-cell table:number-columns-repeated="16"/>
          <table:table-cell office:value-type="float" office:value="-43447.6" calcext:value-type="float">
            <text:p>-43447.6</text:p>
          </table:table-cell>
          <table:table-cell table:number-columns-repeated="2" office:value-type="float" office:value="11066.1" calcext:value-type="float">
            <text:p>11066.1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 table:number-columns-repeated="16"/>
          <table:table-cell office:value-type="float" office:value="-43453.6" calcext:value-type="float">
            <text:p>-43453.6</text:p>
          </table:table-cell>
          <table:table-cell table:number-columns-repeated="2" office:value-type="float" office:value="11045.2" calcext:value-type="float">
            <text:p>11045.2</text:p>
          </table:table-cell>
          <table:table-cell office:value-type="float" office:value="12918.2" calcext:value-type="float">
            <text:p>12918.2</text:p>
          </table:table-cell>
        </table:table-row>
        <table:table-row table:style-name="ro1">
          <table:table-cell table:number-columns-repeated="16"/>
          <table:table-cell office:value-type="float" office:value="-43459.6" calcext:value-type="float">
            <text:p>-43459.6</text:p>
          </table:table-cell>
          <table:table-cell table:number-columns-repeated="2" office:value-type="float" office:value="11024.2" calcext:value-type="float">
            <text:p>11024.2</text:p>
          </table:table-cell>
          <table:table-cell office:value-type="float" office:value="12912.4" calcext:value-type="float">
            <text:p>12912.4</text:p>
          </table:table-cell>
        </table:table-row>
        <table:table-row table:style-name="ro1">
          <table:table-cell table:number-columns-repeated="16"/>
          <table:table-cell office:value-type="float" office:value="-43465.5" calcext:value-type="float">
            <text:p>-43465.5</text:p>
          </table:table-cell>
          <table:table-cell table:number-columns-repeated="2" office:value-type="float" office:value="11003.3" calcext:value-type="float">
            <text:p>11003.3</text:p>
          </table:table-cell>
          <table:table-cell office:value-type="float" office:value="12906.5" calcext:value-type="float">
            <text:p>12906.5</text:p>
          </table:table-cell>
        </table:table-row>
        <table:table-row table:style-name="ro1">
          <table:table-cell table:number-columns-repeated="16"/>
          <table:table-cell office:value-type="float" office:value="-43471.5" calcext:value-type="float">
            <text:p>-43471.5</text:p>
          </table:table-cell>
          <table:table-cell table:number-columns-repeated="2" office:value-type="float" office:value="10982.4" calcext:value-type="float">
            <text:p>10982.4</text:p>
          </table:table-cell>
          <table:table-cell office:value-type="float" office:value="12900.7" calcext:value-type="float">
            <text:p>12900.7</text:p>
          </table:table-cell>
        </table:table-row>
        <table:table-row table:style-name="ro1">
          <table:table-cell table:number-columns-repeated="16"/>
          <table:table-cell office:value-type="float" office:value="-43477.5" calcext:value-type="float">
            <text:p>-43477.5</text:p>
          </table:table-cell>
          <table:table-cell table:number-columns-repeated="2" office:value-type="float" office:value="10961.5" calcext:value-type="float">
            <text:p>10961.5</text:p>
          </table:table-cell>
          <table:table-cell office:value-type="float" office:value="12894.9" calcext:value-type="float">
            <text:p>12894.9</text:p>
          </table:table-cell>
        </table:table-row>
        <table:table-row table:style-name="ro1">
          <table:table-cell table:number-columns-repeated="16"/>
          <table:table-cell office:value-type="float" office:value="-43483.5" calcext:value-type="float">
            <text:p>-43483.5</text:p>
          </table:table-cell>
          <table:table-cell table:number-columns-repeated="2" office:value-type="float" office:value="10940.5" calcext:value-type="float">
            <text:p>10940.5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table:number-columns-repeated="16"/>
          <table:table-cell office:value-type="float" office:value="-43489.5" calcext:value-type="float">
            <text:p>-43489.5</text:p>
          </table:table-cell>
          <table:table-cell table:number-columns-repeated="2" office:value-type="float" office:value="10919.6" calcext:value-type="float">
            <text:p>10919.6</text:p>
          </table:table-cell>
          <table:table-cell office:value-type="float" office:value="12883.2" calcext:value-type="float">
            <text:p>12883.2</text:p>
          </table:table-cell>
        </table:table-row>
        <table:table-row table:style-name="ro1">
          <table:table-cell table:number-columns-repeated="16"/>
          <table:table-cell office:value-type="float" office:value="-43495.4" calcext:value-type="float">
            <text:p>-43495.4</text:p>
          </table:table-cell>
          <table:table-cell table:number-columns-repeated="2" office:value-type="float" office:value="10898.7" calcext:value-type="float">
            <text:p>10898.7</text:p>
          </table:table-cell>
          <table:table-cell office:value-type="float" office:value="12877.4" calcext:value-type="float">
            <text:p>12877.4</text:p>
          </table:table-cell>
        </table:table-row>
        <table:table-row table:style-name="ro1">
          <table:table-cell table:number-columns-repeated="16"/>
          <table:table-cell office:value-type="float" office:value="-43501.4" calcext:value-type="float">
            <text:p>-43501.4</text:p>
          </table:table-cell>
          <table:table-cell table:number-columns-repeated="2" office:value-type="float" office:value="10877.7" calcext:value-type="float">
            <text:p>10877.7</text:p>
          </table:table-cell>
          <table:table-cell office:value-type="float" office:value="12871.5" calcext:value-type="float">
            <text:p>12871.5</text:p>
          </table:table-cell>
        </table:table-row>
        <table:table-row table:style-name="ro1">
          <table:table-cell table:number-columns-repeated="16"/>
          <table:table-cell office:value-type="float" office:value="-43507.4" calcext:value-type="float">
            <text:p>-43507.4</text:p>
          </table:table-cell>
          <table:table-cell table:number-columns-repeated="2" office:value-type="float" office:value="10856.8" calcext:value-type="float">
            <text:p>10856.8</text:p>
          </table:table-cell>
          <table:table-cell office:value-type="float" office:value="12865.7" calcext:value-type="float">
            <text:p>12865.7</text:p>
          </table:table-cell>
        </table:table-row>
        <table:table-row table:style-name="ro1">
          <table:table-cell table:number-columns-repeated="16"/>
          <table:table-cell office:value-type="float" office:value="-43513.9" calcext:value-type="float">
            <text:p>-43513.9</text:p>
          </table:table-cell>
          <table:table-cell table:number-columns-repeated="2" office:value-type="float" office:value="10836.2" calcext:value-type="float">
            <text:p>10836.2</text:p>
          </table:table-cell>
          <table:table-cell office:value-type="float" office:value="12859.4" calcext:value-type="float">
            <text:p>12859.4</text:p>
          </table:table-cell>
        </table:table-row>
        <table:table-row table:style-name="ro1">
          <table:table-cell table:number-columns-repeated="16"/>
          <table:table-cell office:value-type="float" office:value="-43521.4" calcext:value-type="float">
            <text:p>-43521.4</text:p>
          </table:table-cell>
          <table:table-cell table:number-columns-repeated="2" office:value-type="float" office:value="10816.2" calcext:value-type="float">
            <text:p>10816.2</text:p>
          </table:table-cell>
          <table:table-cell office:value-type="float" office:value="12852.3" calcext:value-type="float">
            <text:p>12852.3</text:p>
          </table:table-cell>
        </table:table-row>
        <table:table-row table:style-name="ro1">
          <table:table-cell table:number-columns-repeated="16"/>
          <table:table-cell office:value-type="float" office:value="-43528.9" calcext:value-type="float">
            <text:p>-43528.9</text:p>
          </table:table-cell>
          <table:table-cell table:number-columns-repeated="2" office:value-type="float" office:value="10796.1" calcext:value-type="float">
            <text:p>10796.1</text:p>
          </table:table-cell>
          <table:table-cell office:value-type="float" office:value="12845.2" calcext:value-type="float">
            <text:p>12845.2</text:p>
          </table:table-cell>
        </table:table-row>
        <table:table-row table:style-name="ro1">
          <table:table-cell table:number-columns-repeated="16"/>
          <table:table-cell office:value-type="float" office:value="-43536.4" calcext:value-type="float">
            <text:p>-43536.4</text:p>
          </table:table-cell>
          <table:table-cell table:number-columns-repeated="2" office:value-type="float" office:value="10776.1" calcext:value-type="float">
            <text:p>10776.1</text:p>
          </table:table-cell>
          <table:table-cell office:value-type="float" office:value="12838.1" calcext:value-type="float">
            <text:p>12838.1</text:p>
          </table:table-cell>
        </table:table-row>
        <table:table-row table:style-name="ro1">
          <table:table-cell table:number-columns-repeated="16"/>
          <table:table-cell office:value-type="float" office:value="-43543.9" calcext:value-type="float">
            <text:p>-43543.9</text:p>
          </table:table-cell>
          <table:table-cell table:number-columns-repeated="2" office:value-type="float" office:value="10756.1" calcext:value-type="float">
            <text:p>10756.1</text:p>
          </table:table-cell>
          <table:table-cell office:value-type="float" office:value="12831.1" calcext:value-type="float">
            <text:p>12831.1</text:p>
          </table:table-cell>
        </table:table-row>
        <table:table-row table:style-name="ro1">
          <table:table-cell table:number-columns-repeated="16"/>
          <table:table-cell office:value-type="float" office:value="-43551.3" calcext:value-type="float">
            <text:p>-43551.3</text:p>
          </table:table-cell>
          <table:table-cell table:number-columns-repeated="2" office:value-type="float" office:value="10736.1" calcext:value-type="float">
            <text:p>10736.1</text:p>
          </table:table-cell>
          <table:table-cell office:value-type="float" office:value="12824" calcext:value-type="float">
            <text:p>12824</text:p>
          </table:table-cell>
        </table:table-row>
        <table:table-row table:style-name="ro1">
          <table:table-cell table:number-columns-repeated="16"/>
          <table:table-cell office:value-type="float" office:value="-43558.8" calcext:value-type="float">
            <text:p>-43558.8</text:p>
          </table:table-cell>
          <table:table-cell table:number-columns-repeated="2" office:value-type="float" office:value="10716" calcext:value-type="float">
            <text:p>10716</text:p>
          </table:table-cell>
          <table:table-cell office:value-type="float" office:value="12816.9" calcext:value-type="float">
            <text:p>12816.9</text:p>
          </table:table-cell>
        </table:table-row>
        <table:table-row table:style-name="ro1">
          <table:table-cell table:number-columns-repeated="16"/>
          <table:table-cell office:value-type="float" office:value="-43566.3" calcext:value-type="float">
            <text:p>-43566.3</text:p>
          </table:table-cell>
          <table:table-cell table:number-columns-repeated="2" office:value-type="float" office:value="10696" calcext:value-type="float">
            <text:p>10696</text:p>
          </table:table-cell>
          <table:table-cell office:value-type="float" office:value="12809.8" calcext:value-type="float">
            <text:p>12809.8</text:p>
          </table:table-cell>
        </table:table-row>
        <table:table-row table:style-name="ro1">
          <table:table-cell table:number-columns-repeated="16"/>
          <table:table-cell office:value-type="float" office:value="-43573.8" calcext:value-type="float">
            <text:p>-43573.8</text:p>
          </table:table-cell>
          <table:table-cell table:number-columns-repeated="2" office:value-type="float" office:value="10676" calcext:value-type="float">
            <text:p>10676</text:p>
          </table:table-cell>
          <table:table-cell office:value-type="float" office:value="12802.7" calcext:value-type="float">
            <text:p>12802.7</text:p>
          </table:table-cell>
        </table:table-row>
        <table:table-row table:style-name="ro1">
          <table:table-cell table:number-columns-repeated="16"/>
          <table:table-cell office:value-type="float" office:value="-43581.3" calcext:value-type="float">
            <text:p>-43581.3</text:p>
          </table:table-cell>
          <table:table-cell table:number-columns-repeated="2" office:value-type="float" office:value="10656" calcext:value-type="float">
            <text:p>10656</text:p>
          </table:table-cell>
          <table:table-cell office:value-type="float" office:value="12795.6" calcext:value-type="float">
            <text:p>12795.6</text:p>
          </table:table-cell>
        </table:table-row>
        <table:table-row table:style-name="ro1">
          <table:table-cell table:number-columns-repeated="16"/>
          <table:table-cell office:value-type="float" office:value="-43588.8" calcext:value-type="float">
            <text:p>-43588.8</text:p>
          </table:table-cell>
          <table:table-cell table:number-columns-repeated="2" office:value-type="float" office:value="10635.9" calcext:value-type="float">
            <text:p>10635.9</text:p>
          </table:table-cell>
          <table:table-cell office:value-type="float" office:value="12788.5" calcext:value-type="float">
            <text:p>12788.5</text:p>
          </table:table-cell>
        </table:table-row>
        <table:table-row table:style-name="ro1">
          <table:table-cell table:number-columns-repeated="16"/>
          <table:table-cell office:value-type="float" office:value="-43596.3" calcext:value-type="float">
            <text:p>-43596.3</text:p>
          </table:table-cell>
          <table:table-cell table:number-columns-repeated="2" office:value-type="float" office:value="10615.9" calcext:value-type="float">
            <text:p>10615.9</text:p>
          </table:table-cell>
          <table:table-cell office:value-type="float" office:value="12781.4" calcext:value-type="float">
            <text:p>12781.4</text:p>
          </table:table-cell>
        </table:table-row>
        <table:table-row table:style-name="ro1">
          <table:table-cell table:number-columns-repeated="16"/>
          <table:table-cell office:value-type="float" office:value="-43603.8" calcext:value-type="float">
            <text:p>-43603.8</text:p>
          </table:table-cell>
          <table:table-cell table:number-columns-repeated="2" office:value-type="float" office:value="10595.9" calcext:value-type="float">
            <text:p>10595.9</text:p>
          </table:table-cell>
          <table:table-cell office:value-type="float" office:value="12774.3" calcext:value-type="float">
            <text:p>12774.3</text:p>
          </table:table-cell>
        </table:table-row>
        <table:table-row table:style-name="ro1">
          <table:table-cell table:number-columns-repeated="16"/>
          <table:table-cell office:value-type="float" office:value="-43611.3" calcext:value-type="float">
            <text:p>-43611.3</text:p>
          </table:table-cell>
          <table:table-cell table:number-columns-repeated="2" office:value-type="float" office:value="10575.9" calcext:value-type="float">
            <text:p>10575.9</text:p>
          </table:table-cell>
          <table:table-cell office:value-type="float" office:value="12767.2" calcext:value-type="float">
            <text:p>12767.2</text:p>
          </table:table-cell>
        </table:table-row>
        <table:table-row table:style-name="ro1">
          <table:table-cell table:number-columns-repeated="16"/>
          <table:table-cell office:value-type="float" office:value="-43618.7" calcext:value-type="float">
            <text:p>-43618.7</text:p>
          </table:table-cell>
          <table:table-cell table:number-columns-repeated="2" office:value-type="float" office:value="10555.9" calcext:value-type="float">
            <text:p>10555.9</text:p>
          </table:table-cell>
          <table:table-cell office:value-type="float" office:value="12760.1" calcext:value-type="float">
            <text:p>12760.1</text:p>
          </table:table-cell>
        </table:table-row>
        <table:table-row table:style-name="ro1">
          <table:table-cell table:number-columns-repeated="16"/>
          <table:table-cell office:value-type="float" office:value="-43626.2" calcext:value-type="float">
            <text:p>-43626.2</text:p>
          </table:table-cell>
          <table:table-cell table:number-columns-repeated="2" office:value-type="float" office:value="10535.8" calcext:value-type="float">
            <text:p>10535.8</text:p>
          </table:table-cell>
          <table:table-cell office:value-type="float" office:value="12753" calcext:value-type="float">
            <text:p>12753</text:p>
          </table:table-cell>
        </table:table-row>
        <table:table-row table:style-name="ro1">
          <table:table-cell table:number-columns-repeated="16"/>
          <table:table-cell office:value-type="float" office:value="-43633.7" calcext:value-type="float">
            <text:p>-43633.7</text:p>
          </table:table-cell>
          <table:table-cell table:number-columns-repeated="2" office:value-type="float" office:value="10515.8" calcext:value-type="float">
            <text:p>10515.8</text:p>
          </table:table-cell>
          <table:table-cell office:value-type="float" office:value="12745.9" calcext:value-type="float">
            <text:p>12745.9</text:p>
          </table:table-cell>
        </table:table-row>
        <table:table-row table:style-name="ro1">
          <table:table-cell table:number-columns-repeated="16"/>
          <table:table-cell office:value-type="float" office:value="-43641.2" calcext:value-type="float">
            <text:p>-43641.2</text:p>
          </table:table-cell>
          <table:table-cell table:number-columns-repeated="2" office:value-type="float" office:value="10495.8" calcext:value-type="float">
            <text:p>10495.8</text:p>
          </table:table-cell>
          <table:table-cell office:value-type="float" office:value="12738.8" calcext:value-type="float">
            <text:p>12738.8</text:p>
          </table:table-cell>
        </table:table-row>
        <table:table-row table:style-name="ro1">
          <table:table-cell table:number-columns-repeated="16"/>
          <table:table-cell office:value-type="float" office:value="-43648.7" calcext:value-type="float">
            <text:p>-43648.7</text:p>
          </table:table-cell>
          <table:table-cell table:number-columns-repeated="2" office:value-type="float" office:value="10475.8" calcext:value-type="float">
            <text:p>10475.8</text:p>
          </table:table-cell>
          <table:table-cell office:value-type="float" office:value="12731.7" calcext:value-type="float">
            <text:p>12731.7</text:p>
          </table:table-cell>
        </table:table-row>
        <table:table-row table:style-name="ro1">
          <table:table-cell table:number-columns-repeated="16"/>
          <table:table-cell office:value-type="float" office:value="-43656.2" calcext:value-type="float">
            <text:p>-43656.2</text:p>
          </table:table-cell>
          <table:table-cell table:number-columns-repeated="2" office:value-type="float" office:value="10455.7" calcext:value-type="float">
            <text:p>10455.7</text:p>
          </table:table-cell>
          <table:table-cell office:value-type="float" office:value="12724.6" calcext:value-type="float">
            <text:p>12724.6</text:p>
          </table:table-cell>
        </table:table-row>
        <table:table-row table:style-name="ro1">
          <table:table-cell table:number-columns-repeated="16"/>
          <table:table-cell office:value-type="float" office:value="-43663.7" calcext:value-type="float">
            <text:p>-43663.7</text:p>
          </table:table-cell>
          <table:table-cell table:number-columns-repeated="2" office:value-type="float" office:value="10435.7" calcext:value-type="float">
            <text:p>10435.7</text:p>
          </table:table-cell>
          <table:table-cell office:value-type="float" office:value="12717.5" calcext:value-type="float">
            <text:p>12717.5</text:p>
          </table:table-cell>
        </table:table-row>
        <table:table-row table:style-name="ro1">
          <table:table-cell table:number-columns-repeated="16"/>
          <table:table-cell office:value-type="float" office:value="-43671.2" calcext:value-type="float">
            <text:p>-43671.2</text:p>
          </table:table-cell>
          <table:table-cell table:number-columns-repeated="2" office:value-type="float" office:value="10415.7" calcext:value-type="float">
            <text:p>10415.7</text:p>
          </table:table-cell>
          <table:table-cell office:value-type="float" office:value="12710.4" calcext:value-type="float">
            <text:p>12710.4</text:p>
          </table:table-cell>
        </table:table-row>
        <table:table-row table:style-name="ro1">
          <table:table-cell table:number-columns-repeated="16"/>
          <table:table-cell office:value-type="float" office:value="-43678.7" calcext:value-type="float">
            <text:p>-43678.7</text:p>
          </table:table-cell>
          <table:table-cell table:number-columns-repeated="2" office:value-type="float" office:value="10395.7" calcext:value-type="float">
            <text:p>10395.7</text:p>
          </table:table-cell>
          <table:table-cell office:value-type="float" office:value="12703.3" calcext:value-type="float">
            <text:p>12703.3</text:p>
          </table:table-cell>
        </table:table-row>
        <table:table-row table:style-name="ro1">
          <table:table-cell table:number-columns-repeated="16"/>
          <table:table-cell office:value-type="float" office:value="-43686.2" calcext:value-type="float">
            <text:p>-43686.2</text:p>
          </table:table-cell>
          <table:table-cell table:number-columns-repeated="2" office:value-type="float" office:value="10375.7" calcext:value-type="float">
            <text:p>10375.7</text:p>
          </table:table-cell>
          <table:table-cell office:value-type="float" office:value="12696.2" calcext:value-type="float">
            <text:p>12696.2</text:p>
          </table:table-cell>
        </table:table-row>
        <table:table-row table:style-name="ro1">
          <table:table-cell table:number-columns-repeated="16"/>
          <table:table-cell office:value-type="float" office:value="-43693.6" calcext:value-type="float">
            <text:p>-43693.6</text:p>
          </table:table-cell>
          <table:table-cell table:number-columns-repeated="2" office:value-type="float" office:value="10355.6" calcext:value-type="float">
            <text:p>10355.6</text:p>
          </table:table-cell>
          <table:table-cell office:value-type="float" office:value="12689.2" calcext:value-type="float">
            <text:p>12689.2</text:p>
          </table:table-cell>
        </table:table-row>
        <table:table-row table:style-name="ro1">
          <table:table-cell table:number-columns-repeated="16"/>
          <table:table-cell office:value-type="float" office:value="-43701.1" calcext:value-type="float">
            <text:p>-43701.1</text:p>
          </table:table-cell>
          <table:table-cell table:number-columns-repeated="2" office:value-type="float" office:value="10335.6" calcext:value-type="float">
            <text:p>10335.6</text:p>
          </table:table-cell>
          <table:table-cell office:value-type="float" office:value="12682.1" calcext:value-type="float">
            <text:p>12682.1</text:p>
          </table:table-cell>
        </table:table-row>
        <table:table-row table:style-name="ro1">
          <table:table-cell table:number-columns-repeated="16"/>
          <table:table-cell office:value-type="float" office:value="-43708.6" calcext:value-type="float">
            <text:p>-43708.6</text:p>
          </table:table-cell>
          <table:table-cell table:number-columns-repeated="2" office:value-type="float" office:value="10315.6" calcext:value-type="float">
            <text:p>10315.6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table:number-columns-repeated="16"/>
          <table:table-cell office:value-type="float" office:value="-43716.1" calcext:value-type="float">
            <text:p>-43716.1</text:p>
          </table:table-cell>
          <table:table-cell table:number-columns-repeated="2" office:value-type="float" office:value="10295.6" calcext:value-type="float">
            <text:p>10295.6</text:p>
          </table:table-cell>
          <table:table-cell office:value-type="float" office:value="12667.9" calcext:value-type="float">
            <text:p>12667.9</text:p>
          </table:table-cell>
        </table:table-row>
        <table:table-row table:style-name="ro1">
          <table:table-cell table:number-columns-repeated="16"/>
          <table:table-cell office:value-type="float" office:value="-43723.6" calcext:value-type="float">
            <text:p>-43723.6</text:p>
          </table:table-cell>
          <table:table-cell table:number-columns-repeated="2" office:value-type="float" office:value="10275.5" calcext:value-type="float">
            <text:p>10275.5</text:p>
          </table:table-cell>
          <table:table-cell office:value-type="float" office:value="12660.8" calcext:value-type="float">
            <text:p>12660.8</text:p>
          </table:table-cell>
        </table:table-row>
        <table:table-row table:style-name="ro1">
          <table:table-cell table:number-columns-repeated="16"/>
          <table:table-cell office:value-type="float" office:value="-43731.1" calcext:value-type="float">
            <text:p>-43731.1</text:p>
          </table:table-cell>
          <table:table-cell table:number-columns-repeated="2" office:value-type="float" office:value="10255.5" calcext:value-type="float">
            <text:p>10255.5</text:p>
          </table:table-cell>
          <table:table-cell office:value-type="float" office:value="12653.7" calcext:value-type="float">
            <text:p>12653.7</text:p>
          </table:table-cell>
        </table:table-row>
        <table:table-row table:style-name="ro1">
          <table:table-cell table:number-columns-repeated="16"/>
          <table:table-cell office:value-type="float" office:value="-43738.6" calcext:value-type="float">
            <text:p>-43738.6</text:p>
          </table:table-cell>
          <table:table-cell table:number-columns-repeated="2" office:value-type="float" office:value="10235.5" calcext:value-type="float">
            <text:p>10235.5</text:p>
          </table:table-cell>
          <table:table-cell office:value-type="float" office:value="12646.6" calcext:value-type="float">
            <text:p>12646.6</text:p>
          </table:table-cell>
        </table:table-row>
        <table:table-row table:style-name="ro1">
          <table:table-cell table:number-columns-repeated="16"/>
          <table:table-cell office:value-type="float" office:value="-43746.1" calcext:value-type="float">
            <text:p>-43746.1</text:p>
          </table:table-cell>
          <table:table-cell table:number-columns-repeated="2" office:value-type="float" office:value="10215.5" calcext:value-type="float">
            <text:p>10215.5</text:p>
          </table:table-cell>
          <table:table-cell office:value-type="float" office:value="12639.5" calcext:value-type="float">
            <text:p>12639.5</text:p>
          </table:table-cell>
        </table:table-row>
        <table:table-row table:style-name="ro1">
          <table:table-cell table:number-columns-repeated="16"/>
          <table:table-cell office:value-type="float" office:value="-43753.6" calcext:value-type="float">
            <text:p>-43753.6</text:p>
          </table:table-cell>
          <table:table-cell table:number-columns-repeated="2" office:value-type="float" office:value="10195.4" calcext:value-type="float">
            <text:p>10195.4</text:p>
          </table:table-cell>
          <table:table-cell office:value-type="float" office:value="12632.4" calcext:value-type="float">
            <text:p>12632.4</text:p>
          </table:table-cell>
        </table:table-row>
        <table:table-row table:style-name="ro1">
          <table:table-cell table:number-columns-repeated="16"/>
          <table:table-cell office:value-type="float" office:value="-43761" calcext:value-type="float">
            <text:p>-43761</text:p>
          </table:table-cell>
          <table:table-cell table:number-columns-repeated="2" office:value-type="float" office:value="10175.4" calcext:value-type="float">
            <text:p>10175.4</text:p>
          </table:table-cell>
          <table:table-cell office:value-type="float" office:value="12625.3" calcext:value-type="float">
            <text:p>12625.3</text:p>
          </table:table-cell>
        </table:table-row>
        <table:table-row table:style-name="ro1">
          <table:table-cell table:number-columns-repeated="16"/>
          <table:table-cell office:value-type="float" office:value="-43770.2" calcext:value-type="float">
            <text:p>-43770.2</text:p>
          </table:table-cell>
          <table:table-cell table:number-columns-repeated="2" office:value-type="float" office:value="10156.2" calcext:value-type="float">
            <text:p>10156.2</text:p>
          </table:table-cell>
          <table:table-cell office:value-type="float" office:value="12617" calcext:value-type="float">
            <text:p>12617</text:p>
          </table:table-cell>
        </table:table-row>
        <table:table-row table:style-name="ro1">
          <table:table-cell table:number-columns-repeated="16"/>
          <table:table-cell office:value-type="float" office:value="-43779.3" calcext:value-type="float">
            <text:p>-43779.3</text:p>
          </table:table-cell>
          <table:table-cell table:number-columns-repeated="2" office:value-type="float" office:value="10137" calcext:value-type="float">
            <text:p>10137</text:p>
          </table:table-cell>
          <table:table-cell office:value-type="float" office:value="12608.7" calcext:value-type="float">
            <text:p>12608.7</text:p>
          </table:table-cell>
        </table:table-row>
        <table:table-row table:style-name="ro1">
          <table:table-cell table:number-columns-repeated="16"/>
          <table:table-cell office:value-type="float" office:value="-43788.4" calcext:value-type="float">
            <text:p>-43788.4</text:p>
          </table:table-cell>
          <table:table-cell table:number-columns-repeated="2" office:value-type="float" office:value="10117.8" calcext:value-type="float">
            <text:p>10117.8</text:p>
          </table:table-cell>
          <table:table-cell office:value-type="float" office:value="12600.4" calcext:value-type="float">
            <text:p>12600.4</text:p>
          </table:table-cell>
        </table:table-row>
        <table:table-row table:style-name="ro1">
          <table:table-cell table:number-columns-repeated="16"/>
          <table:table-cell office:value-type="float" office:value="-43797.5" calcext:value-type="float">
            <text:p>-43797.5</text:p>
          </table:table-cell>
          <table:table-cell table:number-columns-repeated="2" office:value-type="float" office:value="10098.6" calcext:value-type="float">
            <text:p>10098.6</text:p>
          </table:table-cell>
          <table:table-cell office:value-type="float" office:value="12592.1" calcext:value-type="float">
            <text:p>12592.1</text:p>
          </table:table-cell>
        </table:table-row>
        <table:table-row table:style-name="ro1">
          <table:table-cell table:number-columns-repeated="16"/>
          <table:table-cell office:value-type="float" office:value="-43806.7" calcext:value-type="float">
            <text:p>-43806.7</text:p>
          </table:table-cell>
          <table:table-cell table:number-columns-repeated="2" office:value-type="float" office:value="10079.5" calcext:value-type="float">
            <text:p>10079.5</text:p>
          </table:table-cell>
          <table:table-cell office:value-type="float" office:value="12583.8" calcext:value-type="float">
            <text:p>12583.8</text:p>
          </table:table-cell>
        </table:table-row>
        <table:table-row table:style-name="ro1">
          <table:table-cell table:number-columns-repeated="16"/>
          <table:table-cell office:value-type="float" office:value="-43815.8" calcext:value-type="float">
            <text:p>-43815.8</text:p>
          </table:table-cell>
          <table:table-cell table:number-columns-repeated="2" office:value-type="float" office:value="10060.3" calcext:value-type="float">
            <text:p>10060.3</text:p>
          </table:table-cell>
          <table:table-cell office:value-type="float" office:value="12575.4" calcext:value-type="float">
            <text:p>12575.4</text:p>
          </table:table-cell>
        </table:table-row>
        <table:table-row table:style-name="ro1">
          <table:table-cell table:number-columns-repeated="16"/>
          <table:table-cell office:value-type="float" office:value="-43824.9" calcext:value-type="float">
            <text:p>-43824.9</text:p>
          </table:table-cell>
          <table:table-cell table:number-columns-repeated="2" office:value-type="float" office:value="10041.1" calcext:value-type="float">
            <text:p>10041.1</text:p>
          </table:table-cell>
          <table:table-cell office:value-type="float" office:value="12567.1" calcext:value-type="float">
            <text:p>12567.1</text:p>
          </table:table-cell>
        </table:table-row>
        <table:table-row table:style-name="ro1">
          <table:table-cell table:number-columns-repeated="16"/>
          <table:table-cell office:value-type="float" office:value="-43834" calcext:value-type="float">
            <text:p>-43834</text:p>
          </table:table-cell>
          <table:table-cell table:number-columns-repeated="2" office:value-type="float" office:value="10021.9" calcext:value-type="float">
            <text:p>10021.9</text:p>
          </table:table-cell>
          <table:table-cell office:value-type="float" office:value="12558.8" calcext:value-type="float">
            <text:p>12558.8</text:p>
          </table:table-cell>
        </table:table-row>
        <table:table-row table:style-name="ro1">
          <table:table-cell table:number-columns-repeated="16"/>
          <table:table-cell office:value-type="float" office:value="-43843.2" calcext:value-type="float">
            <text:p>-43843.2</text:p>
          </table:table-cell>
          <table:table-cell table:number-columns-repeated="2" office:value-type="float" office:value="10002.7" calcext:value-type="float">
            <text:p>10002.7</text:p>
          </table:table-cell>
          <table:table-cell office:value-type="float" office:value="12550.5" calcext:value-type="float">
            <text:p>12550.5</text:p>
          </table:table-cell>
        </table:table-row>
        <table:table-row table:style-name="ro1">
          <table:table-cell table:number-columns-repeated="16"/>
          <table:table-cell office:value-type="float" office:value="-43852.3" calcext:value-type="float">
            <text:p>-43852.3</text:p>
          </table:table-cell>
          <table:table-cell table:number-columns-repeated="2" office:value-type="float" office:value="9983.48" calcext:value-type="float">
            <text:p>9983.48</text:p>
          </table:table-cell>
          <table:table-cell office:value-type="float" office:value="12542.2" calcext:value-type="float">
            <text:p>12542.2</text:p>
          </table:table-cell>
        </table:table-row>
        <table:table-row table:style-name="ro1">
          <table:table-cell table:number-columns-repeated="16"/>
          <table:table-cell office:value-type="float" office:value="-43861.4" calcext:value-type="float">
            <text:p>-43861.4</text:p>
          </table:table-cell>
          <table:table-cell table:number-columns-repeated="2" office:value-type="float" office:value="9964.28" calcext:value-type="float">
            <text:p>9964.28</text:p>
          </table:table-cell>
          <table:table-cell office:value-type="float" office:value="12533.9" calcext:value-type="float">
            <text:p>12533.9</text:p>
          </table:table-cell>
        </table:table-row>
        <table:table-row table:style-name="ro1">
          <table:table-cell table:number-columns-repeated="16"/>
          <table:table-cell office:value-type="float" office:value="-43870.5" calcext:value-type="float">
            <text:p>-43870.5</text:p>
          </table:table-cell>
          <table:table-cell table:number-columns-repeated="2" office:value-type="float" office:value="9945.09" calcext:value-type="float">
            <text:p>9945.09</text:p>
          </table:table-cell>
          <table:table-cell office:value-type="float" office:value="12525.6" calcext:value-type="float">
            <text:p>12525.6</text:p>
          </table:table-cell>
        </table:table-row>
        <table:table-row table:style-name="ro1">
          <table:table-cell table:number-columns-repeated="16"/>
          <table:table-cell office:value-type="float" office:value="-43879.7" calcext:value-type="float">
            <text:p>-43879.7</text:p>
          </table:table-cell>
          <table:table-cell table:number-columns-repeated="2" office:value-type="float" office:value="9925.89" calcext:value-type="float">
            <text:p>9925.89</text:p>
          </table:table-cell>
          <table:table-cell office:value-type="float" office:value="12517.3" calcext:value-type="float">
            <text:p>12517.3</text:p>
          </table:table-cell>
        </table:table-row>
        <table:table-row table:style-name="ro1">
          <table:table-cell table:number-columns-repeated="16"/>
          <table:table-cell office:value-type="float" office:value="-43888.8" calcext:value-type="float">
            <text:p>-43888.8</text:p>
          </table:table-cell>
          <table:table-cell table:number-columns-repeated="2" office:value-type="float" office:value="9906.7" calcext:value-type="float">
            <text:p>9906.7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number-columns-repeated="16"/>
          <table:table-cell office:value-type="float" office:value="-43897.9" calcext:value-type="float">
            <text:p>-43897.9</text:p>
          </table:table-cell>
          <table:table-cell table:number-columns-repeated="2" office:value-type="float" office:value="9887.5" calcext:value-type="float">
            <text:p>9887.5</text:p>
          </table:table-cell>
          <table:table-cell office:value-type="float" office:value="12500.7" calcext:value-type="float">
            <text:p>12500.7</text:p>
          </table:table-cell>
        </table:table-row>
        <table:table-row table:style-name="ro1">
          <table:table-cell table:number-columns-repeated="16"/>
          <table:table-cell office:value-type="float" office:value="-43907" calcext:value-type="float">
            <text:p>-43907</text:p>
          </table:table-cell>
          <table:table-cell table:number-columns-repeated="2" office:value-type="float" office:value="9868.31" calcext:value-type="float">
            <text:p>9868.31</text:p>
          </table:table-cell>
          <table:table-cell office:value-type="float" office:value="12492.4" calcext:value-type="float">
            <text:p>12492.4</text:p>
          </table:table-cell>
        </table:table-row>
        <table:table-row table:style-name="ro1">
          <table:table-cell table:number-columns-repeated="16"/>
          <table:table-cell office:value-type="float" office:value="-43916.2" calcext:value-type="float">
            <text:p>-43916.2</text:p>
          </table:table-cell>
          <table:table-cell table:number-columns-repeated="2" office:value-type="float" office:value="9849.11" calcext:value-type="float">
            <text:p>9849.11</text:p>
          </table:table-cell>
          <table:table-cell office:value-type="float" office:value="12484.1" calcext:value-type="float">
            <text:p>12484.1</text:p>
          </table:table-cell>
        </table:table-row>
        <table:table-row table:style-name="ro1">
          <table:table-cell table:number-columns-repeated="16"/>
          <table:table-cell office:value-type="float" office:value="-43925.3" calcext:value-type="float">
            <text:p>-43925.3</text:p>
          </table:table-cell>
          <table:table-cell table:number-columns-repeated="2" office:value-type="float" office:value="9829.92" calcext:value-type="float">
            <text:p>9829.92</text:p>
          </table:table-cell>
          <table:table-cell office:value-type="float" office:value="12475.7" calcext:value-type="float">
            <text:p>12475.7</text:p>
          </table:table-cell>
        </table:table-row>
        <table:table-row table:style-name="ro1">
          <table:table-cell table:number-columns-repeated="16"/>
          <table:table-cell office:value-type="float" office:value="-43934.4" calcext:value-type="float">
            <text:p>-43934.4</text:p>
          </table:table-cell>
          <table:table-cell table:number-columns-repeated="2" office:value-type="float" office:value="9810.72" calcext:value-type="float">
            <text:p>9810.72</text:p>
          </table:table-cell>
          <table:table-cell office:value-type="float" office:value="12467.4" calcext:value-type="float">
            <text:p>12467.4</text:p>
          </table:table-cell>
        </table:table-row>
        <table:table-row table:style-name="ro1">
          <table:table-cell table:number-columns-repeated="16"/>
          <table:table-cell office:value-type="float" office:value="-43943.5" calcext:value-type="float">
            <text:p>-43943.5</text:p>
          </table:table-cell>
          <table:table-cell table:number-columns-repeated="2" office:value-type="float" office:value="9791.53" calcext:value-type="float">
            <text:p>9791.53</text:p>
          </table:table-cell>
          <table:table-cell office:value-type="float" office:value="12459.1" calcext:value-type="float">
            <text:p>12459.1</text:p>
          </table:table-cell>
        </table:table-row>
        <table:table-row table:style-name="ro1">
          <table:table-cell table:number-columns-repeated="16"/>
          <table:table-cell office:value-type="float" office:value="-43952.7" calcext:value-type="float">
            <text:p>-43952.7</text:p>
          </table:table-cell>
          <table:table-cell table:number-columns-repeated="2" office:value-type="float" office:value="9772.33" calcext:value-type="float">
            <text:p>9772.33</text:p>
          </table:table-cell>
          <table:table-cell office:value-type="float" office:value="12450.8" calcext:value-type="float">
            <text:p>12450.8</text:p>
          </table:table-cell>
        </table:table-row>
        <table:table-row table:style-name="ro1">
          <table:table-cell table:number-columns-repeated="16"/>
          <table:table-cell office:value-type="float" office:value="-43961.8" calcext:value-type="float">
            <text:p>-43961.8</text:p>
          </table:table-cell>
          <table:table-cell table:number-columns-repeated="2" office:value-type="float" office:value="9753.14" calcext:value-type="float">
            <text:p>9753.14</text:p>
          </table:table-cell>
          <table:table-cell office:value-type="float" office:value="12442.5" calcext:value-type="float">
            <text:p>12442.5</text:p>
          </table:table-cell>
        </table:table-row>
        <table:table-row table:style-name="ro1">
          <table:table-cell table:number-columns-repeated="16"/>
          <table:table-cell office:value-type="float" office:value="-43970.9" calcext:value-type="float">
            <text:p>-43970.9</text:p>
          </table:table-cell>
          <table:table-cell table:number-columns-repeated="2" office:value-type="float" office:value="9733.94" calcext:value-type="float">
            <text:p>9733.94</text:p>
          </table:table-cell>
          <table:table-cell office:value-type="float" office:value="12434.2" calcext:value-type="float">
            <text:p>12434.2</text:p>
          </table:table-cell>
        </table:table-row>
        <table:table-row table:style-name="ro1">
          <table:table-cell table:number-columns-repeated="16"/>
          <table:table-cell office:value-type="float" office:value="-43980" calcext:value-type="float">
            <text:p>-43980</text:p>
          </table:table-cell>
          <table:table-cell table:number-columns-repeated="2" office:value-type="float" office:value="9714.75" calcext:value-type="float">
            <text:p>9714.75</text:p>
          </table:table-cell>
          <table:table-cell office:value-type="float" office:value="12425.9" calcext:value-type="float">
            <text:p>12425.9</text:p>
          </table:table-cell>
        </table:table-row>
        <table:table-row table:style-name="ro1">
          <table:table-cell table:number-columns-repeated="16"/>
          <table:table-cell office:value-type="float" office:value="-43989.2" calcext:value-type="float">
            <text:p>-43989.2</text:p>
          </table:table-cell>
          <table:table-cell table:number-columns-repeated="2" office:value-type="float" office:value="9695.55" calcext:value-type="float">
            <text:p>9695.55</text:p>
          </table:table-cell>
          <table:table-cell office:value-type="float" office:value="12417.6" calcext:value-type="float">
            <text:p>12417.6</text:p>
          </table:table-cell>
        </table:table-row>
        <table:table-row table:style-name="ro1">
          <table:table-cell table:number-columns-repeated="16"/>
          <table:table-cell office:value-type="float" office:value="-43998.3" calcext:value-type="float">
            <text:p>-43998.3</text:p>
          </table:table-cell>
          <table:table-cell table:number-columns-repeated="2" office:value-type="float" office:value="9676.36" calcext:value-type="float">
            <text:p>9676.36</text:p>
          </table:table-cell>
          <table:table-cell office:value-type="float" office:value="12409.3" calcext:value-type="float">
            <text:p>12409.3</text:p>
          </table:table-cell>
        </table:table-row>
        <table:table-row table:style-name="ro1">
          <table:table-cell table:number-columns-repeated="16"/>
          <table:table-cell office:value-type="float" office:value="-44007.4" calcext:value-type="float">
            <text:p>-44007.4</text:p>
          </table:table-cell>
          <table:table-cell table:number-columns-repeated="2" office:value-type="float" office:value="9657.16" calcext:value-type="float">
            <text:p>9657.16</text:p>
          </table:table-cell>
          <table:table-cell office:value-type="float" office:value="12401" calcext:value-type="float">
            <text:p>12401</text:p>
          </table:table-cell>
        </table:table-row>
        <table:table-row table:style-name="ro1">
          <table:table-cell table:number-columns-repeated="16"/>
          <table:table-cell office:value-type="float" office:value="-44016.5" calcext:value-type="float">
            <text:p>-44016.5</text:p>
          </table:table-cell>
          <table:table-cell table:number-columns-repeated="2" office:value-type="float" office:value="9637.97" calcext:value-type="float">
            <text:p>9637.97</text:p>
          </table:table-cell>
          <table:table-cell office:value-type="float" office:value="12392.7" calcext:value-type="float">
            <text:p>12392.7</text:p>
          </table:table-cell>
        </table:table-row>
        <table:table-row table:style-name="ro1">
          <table:table-cell table:number-columns-repeated="16"/>
          <table:table-cell office:value-type="float" office:value="-44025.7" calcext:value-type="float">
            <text:p>-44025.7</text:p>
          </table:table-cell>
          <table:table-cell table:number-columns-repeated="2" office:value-type="float" office:value="9618.77" calcext:value-type="float">
            <text:p>9618.77</text:p>
          </table:table-cell>
          <table:table-cell office:value-type="float" office:value="12384.4" calcext:value-type="float">
            <text:p>12384.4</text:p>
          </table:table-cell>
        </table:table-row>
        <table:table-row table:style-name="ro1">
          <table:table-cell table:number-columns-repeated="16"/>
          <table:table-cell office:value-type="float" office:value="-44034.8" calcext:value-type="float">
            <text:p>-44034.8</text:p>
          </table:table-cell>
          <table:table-cell table:number-columns-repeated="2" office:value-type="float" office:value="9599.58" calcext:value-type="float">
            <text:p>9599.58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table:number-columns-repeated="16"/>
          <table:table-cell office:value-type="float" office:value="-44043.9" calcext:value-type="float">
            <text:p>-44043.9</text:p>
          </table:table-cell>
          <table:table-cell table:number-columns-repeated="2" office:value-type="float" office:value="9580.38" calcext:value-type="float">
            <text:p>9580.38</text:p>
          </table:table-cell>
          <table:table-cell office:value-type="float" office:value="12367.7" calcext:value-type="float">
            <text:p>12367.7</text:p>
          </table:table-cell>
        </table:table-row>
        <table:table-row table:style-name="ro1">
          <table:table-cell table:number-columns-repeated="16"/>
          <table:table-cell office:value-type="float" office:value="-44053" calcext:value-type="float">
            <text:p>-44053</text:p>
          </table:table-cell>
          <table:table-cell table:number-columns-repeated="2" office:value-type="float" office:value="9561.19" calcext:value-type="float">
            <text:p>9561.19</text:p>
          </table:table-cell>
          <table:table-cell office:value-type="float" office:value="12359.4" calcext:value-type="float">
            <text:p>12359.4</text:p>
          </table:table-cell>
        </table:table-row>
        <table:table-row table:style-name="ro1">
          <table:table-cell table:number-columns-repeated="16"/>
          <table:table-cell office:value-type="float" office:value="-44062.2" calcext:value-type="float">
            <text:p>-44062.2</text:p>
          </table:table-cell>
          <table:table-cell table:number-columns-repeated="2" office:value-type="float" office:value="9542" calcext:value-type="float">
            <text:p>9542</text:p>
          </table:table-cell>
          <table:table-cell office:value-type="float" office:value="12351.1" calcext:value-type="float">
            <text:p>12351.1</text:p>
          </table:table-cell>
        </table:table-row>
        <table:table-row table:style-name="ro1">
          <table:table-cell table:number-columns-repeated="16"/>
          <table:table-cell office:value-type="float" office:value="-44072.5" calcext:value-type="float">
            <text:p>-44072.5</text:p>
          </table:table-cell>
          <table:table-cell table:number-columns-repeated="2" office:value-type="float" office:value="9523.3" calcext:value-type="float">
            <text:p>9523.3</text:p>
          </table:table-cell>
          <table:table-cell office:value-type="float" office:value="12342.1" calcext:value-type="float">
            <text:p>12342.1</text:p>
          </table:table-cell>
        </table:table-row>
        <table:table-row table:style-name="ro1">
          <table:table-cell table:number-columns-repeated="16"/>
          <table:table-cell office:value-type="float" office:value="-44083.4" calcext:value-type="float">
            <text:p>-44083.4</text:p>
          </table:table-cell>
          <table:table-cell table:number-columns-repeated="2" office:value-type="float" office:value="9504.85" calcext:value-type="float">
            <text:p>9504.85</text:p>
          </table:table-cell>
          <table:table-cell office:value-type="float" office:value="12332.6" calcext:value-type="float">
            <text:p>12332.6</text:p>
          </table:table-cell>
        </table:table-row>
        <table:table-row table:style-name="ro1">
          <table:table-cell table:number-columns-repeated="16"/>
          <table:table-cell office:value-type="float" office:value="-44094.3" calcext:value-type="float">
            <text:p>-44094.3</text:p>
          </table:table-cell>
          <table:table-cell table:number-columns-repeated="2" office:value-type="float" office:value="9486.4" calcext:value-type="float">
            <text:p>9486.4</text:p>
          </table:table-cell>
          <table:table-cell office:value-type="float" office:value="12323.2" calcext:value-type="float">
            <text:p>12323.2</text:p>
          </table:table-cell>
        </table:table-row>
        <table:table-row table:style-name="ro1">
          <table:table-cell table:number-columns-repeated="16"/>
          <table:table-cell office:value-type="float" office:value="-44105.3" calcext:value-type="float">
            <text:p>-44105.3</text:p>
          </table:table-cell>
          <table:table-cell table:number-columns-repeated="2" office:value-type="float" office:value="9467.95" calcext:value-type="float">
            <text:p>9467.95</text:p>
          </table:table-cell>
          <table:table-cell office:value-type="float" office:value="12313.7" calcext:value-type="float">
            <text:p>12313.7</text:p>
          </table:table-cell>
        </table:table-row>
        <table:table-row table:style-name="ro1">
          <table:table-cell table:number-columns-repeated="16"/>
          <table:table-cell office:value-type="float" office:value="-44116.2" calcext:value-type="float">
            <text:p>-44116.2</text:p>
          </table:table-cell>
          <table:table-cell table:number-columns-repeated="2" office:value-type="float" office:value="9449.5" calcext:value-type="float">
            <text:p>9449.5</text:p>
          </table:table-cell>
          <table:table-cell office:value-type="float" office:value="12304.3" calcext:value-type="float">
            <text:p>12304.3</text:p>
          </table:table-cell>
        </table:table-row>
        <table:table-row table:style-name="ro1">
          <table:table-cell table:number-columns-repeated="16"/>
          <table:table-cell office:value-type="float" office:value="-44127.1" calcext:value-type="float">
            <text:p>-44127.1</text:p>
          </table:table-cell>
          <table:table-cell table:number-columns-repeated="2" office:value-type="float" office:value="9431.05" calcext:value-type="float">
            <text:p>9431.05</text:p>
          </table:table-cell>
          <table:table-cell office:value-type="float" office:value="12294.8" calcext:value-type="float">
            <text:p>12294.8</text:p>
          </table:table-cell>
        </table:table-row>
        <table:table-row table:style-name="ro1">
          <table:table-cell table:number-columns-repeated="16"/>
          <table:table-cell office:value-type="float" office:value="-44138.1" calcext:value-type="float">
            <text:p>-44138.1</text:p>
          </table:table-cell>
          <table:table-cell table:number-columns-repeated="2" office:value-type="float" office:value="9412.61" calcext:value-type="float">
            <text:p>9412.61</text:p>
          </table:table-cell>
          <table:table-cell office:value-type="float" office:value="12285.4" calcext:value-type="float">
            <text:p>12285.4</text:p>
          </table:table-cell>
        </table:table-row>
        <table:table-row table:style-name="ro1">
          <table:table-cell table:number-columns-repeated="16"/>
          <table:table-cell office:value-type="float" office:value="-44149" calcext:value-type="float">
            <text:p>-44149</text:p>
          </table:table-cell>
          <table:table-cell table:number-columns-repeated="2" office:value-type="float" office:value="9394.16" calcext:value-type="float">
            <text:p>9394.16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table:number-columns-repeated="16"/>
          <table:table-cell office:value-type="float" office:value="-44159.9" calcext:value-type="float">
            <text:p>-44159.9</text:p>
          </table:table-cell>
          <table:table-cell table:number-columns-repeated="2" office:value-type="float" office:value="9375.71" calcext:value-type="float">
            <text:p>9375.71</text:p>
          </table:table-cell>
          <table:table-cell office:value-type="float" office:value="12266.5" calcext:value-type="float">
            <text:p>12266.5</text:p>
          </table:table-cell>
        </table:table-row>
        <table:table-row table:style-name="ro1">
          <table:table-cell table:number-columns-repeated="16"/>
          <table:table-cell office:value-type="float" office:value="-44170.9" calcext:value-type="float">
            <text:p>-44170.9</text:p>
          </table:table-cell>
          <table:table-cell table:number-columns-repeated="2" office:value-type="float" office:value="9357.26" calcext:value-type="float">
            <text:p>9357.26</text:p>
          </table:table-cell>
          <table:table-cell office:value-type="float" office:value="12257.1" calcext:value-type="float">
            <text:p>12257.1</text:p>
          </table:table-cell>
        </table:table-row>
        <table:table-row table:style-name="ro1">
          <table:table-cell table:number-columns-repeated="16"/>
          <table:table-cell office:value-type="float" office:value="-44181.8" calcext:value-type="float">
            <text:p>-44181.8</text:p>
          </table:table-cell>
          <table:table-cell table:number-columns-repeated="2" office:value-type="float" office:value="9338.81" calcext:value-type="float">
            <text:p>9338.81</text:p>
          </table:table-cell>
          <table:table-cell office:value-type="float" office:value="12247.6" calcext:value-type="float">
            <text:p>12247.6</text:p>
          </table:table-cell>
        </table:table-row>
        <table:table-row table:style-name="ro1">
          <table:table-cell table:number-columns-repeated="16"/>
          <table:table-cell office:value-type="float" office:value="-44192.7" calcext:value-type="float">
            <text:p>-44192.7</text:p>
          </table:table-cell>
          <table:table-cell table:number-columns-repeated="2" office:value-type="float" office:value="9320.37" calcext:value-type="float">
            <text:p>9320.37</text:p>
          </table:table-cell>
          <table:table-cell office:value-type="float" office:value="12238.2" calcext:value-type="float">
            <text:p>12238.2</text:p>
          </table:table-cell>
        </table:table-row>
        <table:table-row table:style-name="ro1">
          <table:table-cell table:number-columns-repeated="16"/>
          <table:table-cell office:value-type="float" office:value="-44203.7" calcext:value-type="float">
            <text:p>-44203.7</text:p>
          </table:table-cell>
          <table:table-cell table:number-columns-repeated="2" office:value-type="float" office:value="9301.92" calcext:value-type="float">
            <text:p>9301.92</text:p>
          </table:table-cell>
          <table:table-cell office:value-type="float" office:value="12228.7" calcext:value-type="float">
            <text:p>12228.7</text:p>
          </table:table-cell>
        </table:table-row>
        <table:table-row table:style-name="ro1">
          <table:table-cell table:number-columns-repeated="16"/>
          <table:table-cell office:value-type="float" office:value="-44214.6" calcext:value-type="float">
            <text:p>-44214.6</text:p>
          </table:table-cell>
          <table:table-cell table:number-columns-repeated="2" office:value-type="float" office:value="9283.47" calcext:value-type="float">
            <text:p>9283.47</text:p>
          </table:table-cell>
          <table:table-cell office:value-type="float" office:value="12219.3" calcext:value-type="float">
            <text:p>12219.3</text:p>
          </table:table-cell>
        </table:table-row>
        <table:table-row table:style-name="ro1">
          <table:table-cell table:number-columns-repeated="16"/>
          <table:table-cell office:value-type="float" office:value="-44225.5" calcext:value-type="float">
            <text:p>-44225.5</text:p>
          </table:table-cell>
          <table:table-cell table:number-columns-repeated="2" office:value-type="float" office:value="9265.02" calcext:value-type="float">
            <text:p>9265.02</text:p>
          </table:table-cell>
          <table:table-cell office:value-type="float" office:value="12209.9" calcext:value-type="float">
            <text:p>12209.9</text:p>
          </table:table-cell>
        </table:table-row>
        <table:table-row table:style-name="ro1">
          <table:table-cell table:number-columns-repeated="16"/>
          <table:table-cell office:value-type="float" office:value="-44236.4" calcext:value-type="float">
            <text:p>-44236.4</text:p>
          </table:table-cell>
          <table:table-cell table:number-columns-repeated="2" office:value-type="float" office:value="9246.57" calcext:value-type="float">
            <text:p>9246.57</text:p>
          </table:table-cell>
          <table:table-cell office:value-type="float" office:value="12200.4" calcext:value-type="float">
            <text:p>12200.4</text:p>
          </table:table-cell>
        </table:table-row>
        <table:table-row table:style-name="ro1">
          <table:table-cell table:number-columns-repeated="16"/>
          <table:table-cell office:value-type="float" office:value="-44247.4" calcext:value-type="float">
            <text:p>-44247.4</text:p>
          </table:table-cell>
          <table:table-cell table:number-columns-repeated="2" office:value-type="float" office:value="9228.12" calcext:value-type="float">
            <text:p>9228.12</text:p>
          </table:table-cell>
          <table:table-cell office:value-type="float" office:value="12191" calcext:value-type="float">
            <text:p>12191</text:p>
          </table:table-cell>
        </table:table-row>
        <table:table-row table:style-name="ro1">
          <table:table-cell table:number-columns-repeated="16"/>
          <table:table-cell office:value-type="float" office:value="-44258.3" calcext:value-type="float">
            <text:p>-44258.3</text:p>
          </table:table-cell>
          <table:table-cell table:number-columns-repeated="2" office:value-type="float" office:value="9209.67" calcext:value-type="float">
            <text:p>9209.67</text:p>
          </table:table-cell>
          <table:table-cell office:value-type="float" office:value="12181.5" calcext:value-type="float">
            <text:p>12181.5</text:p>
          </table:table-cell>
        </table:table-row>
        <table:table-row table:style-name="ro1">
          <table:table-cell table:number-columns-repeated="16"/>
          <table:table-cell office:value-type="float" office:value="-44269.2" calcext:value-type="float">
            <text:p>-44269.2</text:p>
          </table:table-cell>
          <table:table-cell table:number-columns-repeated="2" office:value-type="float" office:value="9191.23" calcext:value-type="float">
            <text:p>9191.23</text:p>
          </table:table-cell>
          <table:table-cell office:value-type="float" office:value="12172.1" calcext:value-type="float">
            <text:p>12172.1</text:p>
          </table:table-cell>
        </table:table-row>
        <table:table-row table:style-name="ro1">
          <table:table-cell table:number-columns-repeated="16"/>
          <table:table-cell office:value-type="float" office:value="-44280.2" calcext:value-type="float">
            <text:p>-44280.2</text:p>
          </table:table-cell>
          <table:table-cell table:number-columns-repeated="2" office:value-type="float" office:value="9172.78" calcext:value-type="float">
            <text:p>9172.78</text:p>
          </table:table-cell>
          <table:table-cell office:value-type="float" office:value="12162.6" calcext:value-type="float">
            <text:p>12162.6</text:p>
          </table:table-cell>
        </table:table-row>
        <table:table-row table:style-name="ro1">
          <table:table-cell table:number-columns-repeated="16"/>
          <table:table-cell office:value-type="float" office:value="-44291.1" calcext:value-type="float">
            <text:p>-44291.1</text:p>
          </table:table-cell>
          <table:table-cell table:number-columns-repeated="2" office:value-type="float" office:value="9154.33" calcext:value-type="float">
            <text:p>9154.33</text:p>
          </table:table-cell>
          <table:table-cell office:value-type="float" office:value="12153.2" calcext:value-type="float">
            <text:p>12153.2</text:p>
          </table:table-cell>
        </table:table-row>
        <table:table-row table:style-name="ro1">
          <table:table-cell table:number-columns-repeated="16"/>
          <table:table-cell office:value-type="float" office:value="-44302" calcext:value-type="float">
            <text:p>-44302</text:p>
          </table:table-cell>
          <table:table-cell table:number-columns-repeated="2" office:value-type="float" office:value="9135.88" calcext:value-type="float">
            <text:p>9135.88</text:p>
          </table:table-cell>
          <table:table-cell office:value-type="float" office:value="12143.8" calcext:value-type="float">
            <text:p>12143.8</text:p>
          </table:table-cell>
        </table:table-row>
        <table:table-row table:style-name="ro1">
          <table:table-cell table:number-columns-repeated="16"/>
          <table:table-cell office:value-type="float" office:value="-44313" calcext:value-type="float">
            <text:p>-44313</text:p>
          </table:table-cell>
          <table:table-cell table:number-columns-repeated="2" office:value-type="float" office:value="9117.43" calcext:value-type="float">
            <text:p>9117.43</text:p>
          </table:table-cell>
          <table:table-cell office:value-type="float" office:value="12134.3" calcext:value-type="float">
            <text:p>12134.3</text:p>
          </table:table-cell>
        </table:table-row>
        <table:table-row table:style-name="ro1">
          <table:table-cell table:number-columns-repeated="16"/>
          <table:table-cell office:value-type="float" office:value="-44323.9" calcext:value-type="float">
            <text:p>-44323.9</text:p>
          </table:table-cell>
          <table:table-cell table:number-columns-repeated="2" office:value-type="float" office:value="9098.98" calcext:value-type="float">
            <text:p>9098.98</text:p>
          </table:table-cell>
          <table:table-cell office:value-type="float" office:value="12124.9" calcext:value-type="float">
            <text:p>12124.9</text:p>
          </table:table-cell>
        </table:table-row>
        <table:table-row table:style-name="ro1">
          <table:table-cell table:number-columns-repeated="16"/>
          <table:table-cell office:value-type="float" office:value="-44334.8" calcext:value-type="float">
            <text:p>-44334.8</text:p>
          </table:table-cell>
          <table:table-cell table:number-columns-repeated="2" office:value-type="float" office:value="9080.54" calcext:value-type="float">
            <text:p>9080.54</text:p>
          </table:table-cell>
          <table:table-cell office:value-type="float" office:value="12115.4" calcext:value-type="float">
            <text:p>12115.4</text:p>
          </table:table-cell>
        </table:table-row>
        <table:table-row table:style-name="ro1">
          <table:table-cell table:number-columns-repeated="16"/>
          <table:table-cell office:value-type="float" office:value="-44345.8" calcext:value-type="float">
            <text:p>-44345.8</text:p>
          </table:table-cell>
          <table:table-cell table:number-columns-repeated="2" office:value-type="float" office:value="9062.09" calcext:value-type="float">
            <text:p>9062.09</text:p>
          </table:table-cell>
          <table:table-cell office:value-type="float" office:value="12106" calcext:value-type="float">
            <text:p>12106</text:p>
          </table:table-cell>
        </table:table-row>
        <table:table-row table:style-name="ro1">
          <table:table-cell table:number-columns-repeated="16"/>
          <table:table-cell office:value-type="float" office:value="-44356.7" calcext:value-type="float">
            <text:p>-44356.7</text:p>
          </table:table-cell>
          <table:table-cell table:number-columns-repeated="2" office:value-type="float" office:value="9043.64" calcext:value-type="float">
            <text:p>9043.64</text:p>
          </table:table-cell>
          <table:table-cell office:value-type="float" office:value="12096.5" calcext:value-type="float">
            <text:p>12096.5</text:p>
          </table:table-cell>
        </table:table-row>
        <table:table-row table:style-name="ro1">
          <table:table-cell table:number-columns-repeated="16"/>
          <table:table-cell office:value-type="float" office:value="-44367.6" calcext:value-type="float">
            <text:p>-44367.6</text:p>
          </table:table-cell>
          <table:table-cell table:number-columns-repeated="2" office:value-type="float" office:value="9025.19" calcext:value-type="float">
            <text:p>9025.19</text:p>
          </table:table-cell>
          <table:table-cell office:value-type="float" office:value="12087.1" calcext:value-type="float">
            <text:p>12087.1</text:p>
          </table:table-cell>
        </table:table-row>
        <table:table-row table:style-name="ro1">
          <table:table-cell table:number-columns-repeated="16"/>
          <table:table-cell office:value-type="float" office:value="-44378.5" calcext:value-type="float">
            <text:p>-44378.5</text:p>
          </table:table-cell>
          <table:table-cell table:number-columns-repeated="2" office:value-type="float" office:value="9006.74" calcext:value-type="float">
            <text:p>9006.74</text:p>
          </table:table-cell>
          <table:table-cell office:value-type="float" office:value="12077.7" calcext:value-type="float">
            <text:p>12077.7</text:p>
          </table:table-cell>
        </table:table-row>
        <table:table-row table:style-name="ro1">
          <table:table-cell table:number-columns-repeated="16"/>
          <table:table-cell office:value-type="float" office:value="-44389.5" calcext:value-type="float">
            <text:p>-44389.5</text:p>
          </table:table-cell>
          <table:table-cell table:number-columns-repeated="2" office:value-type="float" office:value="8988.29" calcext:value-type="float">
            <text:p>8988.29</text:p>
          </table:table-cell>
          <table:table-cell office:value-type="float" office:value="12068.2" calcext:value-type="float">
            <text:p>12068.2</text:p>
          </table:table-cell>
        </table:table-row>
        <table:table-row table:style-name="ro1">
          <table:table-cell table:number-columns-repeated="16"/>
          <table:table-cell office:value-type="float" office:value="-44400.4" calcext:value-type="float">
            <text:p>-44400.4</text:p>
          </table:table-cell>
          <table:table-cell table:number-columns-repeated="2" office:value-type="float" office:value="8969.85" calcext:value-type="float">
            <text:p>8969.85</text:p>
          </table:table-cell>
          <table:table-cell office:value-type="float" office:value="12058.8" calcext:value-type="float">
            <text:p>12058.8</text:p>
          </table:table-cell>
        </table:table-row>
        <table:table-row table:style-name="ro1">
          <table:table-cell table:number-columns-repeated="16"/>
          <table:table-cell office:value-type="float" office:value="-44411.3" calcext:value-type="float">
            <text:p>-44411.3</text:p>
          </table:table-cell>
          <table:table-cell table:number-columns-repeated="2" office:value-type="float" office:value="8951.4" calcext:value-type="float">
            <text:p>8951.4</text:p>
          </table:table-cell>
          <table:table-cell office:value-type="float" office:value="12049.3" calcext:value-type="float">
            <text:p>12049.3</text:p>
          </table:table-cell>
        </table:table-row>
        <table:table-row table:style-name="ro1">
          <table:table-cell table:number-columns-repeated="16"/>
          <table:table-cell office:value-type="float" office:value="-44422.3" calcext:value-type="float">
            <text:p>-44422.3</text:p>
          </table:table-cell>
          <table:table-cell table:number-columns-repeated="2" office:value-type="float" office:value="8932.95" calcext:value-type="float">
            <text:p>8932.95</text:p>
          </table:table-cell>
          <table:table-cell office:value-type="float" office:value="12039.9" calcext:value-type="float">
            <text:p>12039.9</text:p>
          </table:table-cell>
        </table:table-row>
        <table:table-row table:style-name="ro1">
          <table:table-cell table:number-columns-repeated="16"/>
          <table:table-cell office:value-type="float" office:value="-44433.9" calcext:value-type="float">
            <text:p>-44433.9</text:p>
          </table:table-cell>
          <table:table-cell table:number-columns-repeated="2" office:value-type="float" office:value="8914.72" calcext:value-type="float">
            <text:p>8914.72</text:p>
          </table:table-cell>
          <table:table-cell office:value-type="float" office:value="12030.1" calcext:value-type="float">
            <text:p>12030.1</text:p>
          </table:table-cell>
        </table:table-row>
        <table:table-row table:style-name="ro1">
          <table:table-cell table:number-columns-repeated="16"/>
          <table:table-cell office:value-type="float" office:value="-44446.8" calcext:value-type="float">
            <text:p>-44446.8</text:p>
          </table:table-cell>
          <table:table-cell table:number-columns-repeated="2" office:value-type="float" office:value="8896.94" calcext:value-type="float">
            <text:p>8896.94</text:p>
          </table:table-cell>
          <table:table-cell office:value-type="float" office:value="12019.4" calcext:value-type="float">
            <text:p>12019.4</text:p>
          </table:table-cell>
        </table:table-row>
        <table:table-row table:style-name="ro1">
          <table:table-cell table:number-columns-repeated="16"/>
          <table:table-cell office:value-type="float" office:value="-44459.8" calcext:value-type="float">
            <text:p>-44459.8</text:p>
          </table:table-cell>
          <table:table-cell table:number-columns-repeated="2" office:value-type="float" office:value="8879.15" calcext:value-type="float">
            <text:p>8879.15</text:p>
          </table:table-cell>
          <table:table-cell office:value-type="float" office:value="12008.8" calcext:value-type="float">
            <text:p>12008.8</text:p>
          </table:table-cell>
        </table:table-row>
        <table:table-row table:style-name="ro1">
          <table:table-cell table:number-columns-repeated="16"/>
          <table:table-cell office:value-type="float" office:value="-44472.8" calcext:value-type="float">
            <text:p>-44472.8</text:p>
          </table:table-cell>
          <table:table-cell table:number-columns-repeated="2" office:value-type="float" office:value="8861.37" calcext:value-type="float">
            <text:p>8861.37</text:p>
          </table:table-cell>
          <table:table-cell office:value-type="float" office:value="11998.2" calcext:value-type="float">
            <text:p>11998.2</text:p>
          </table:table-cell>
        </table:table-row>
        <table:table-row table:style-name="ro1">
          <table:table-cell table:number-columns-repeated="16"/>
          <table:table-cell office:value-type="float" office:value="-44485.8" calcext:value-type="float">
            <text:p>-44485.8</text:p>
          </table:table-cell>
          <table:table-cell table:number-columns-repeated="2" office:value-type="float" office:value="8843.58" calcext:value-type="float">
            <text:p>8843.58</text:p>
          </table:table-cell>
          <table:table-cell office:value-type="float" office:value="11987.5" calcext:value-type="float">
            <text:p>11987.5</text:p>
          </table:table-cell>
        </table:table-row>
        <table:table-row table:style-name="ro1">
          <table:table-cell table:number-columns-repeated="16"/>
          <table:table-cell office:value-type="float" office:value="-44498.7" calcext:value-type="float">
            <text:p>-44498.7</text:p>
          </table:table-cell>
          <table:table-cell table:number-columns-repeated="2" office:value-type="float" office:value="8825.79" calcext:value-type="float">
            <text:p>8825.79</text:p>
          </table:table-cell>
          <table:table-cell office:value-type="float" office:value="11976.9" calcext:value-type="float">
            <text:p>11976.9</text:p>
          </table:table-cell>
        </table:table-row>
        <table:table-row table:style-name="ro1">
          <table:table-cell table:number-columns-repeated="16"/>
          <table:table-cell office:value-type="float" office:value="-44511.7" calcext:value-type="float">
            <text:p>-44511.7</text:p>
          </table:table-cell>
          <table:table-cell table:number-columns-repeated="2" office:value-type="float" office:value="8808.01" calcext:value-type="float">
            <text:p>8808.01</text:p>
          </table:table-cell>
          <table:table-cell office:value-type="float" office:value="11966.3" calcext:value-type="float">
            <text:p>11966.3</text:p>
          </table:table-cell>
        </table:table-row>
        <table:table-row table:style-name="ro1">
          <table:table-cell table:number-columns-repeated="16"/>
          <table:table-cell office:value-type="float" office:value="-44524.7" calcext:value-type="float">
            <text:p>-44524.7</text:p>
          </table:table-cell>
          <table:table-cell table:number-columns-repeated="2" office:value-type="float" office:value="8790.22" calcext:value-type="float">
            <text:p>8790.22</text:p>
          </table:table-cell>
          <table:table-cell office:value-type="float" office:value="11955.7" calcext:value-type="float">
            <text:p>11955.7</text:p>
          </table:table-cell>
        </table:table-row>
        <table:table-row table:style-name="ro1">
          <table:table-cell table:number-columns-repeated="16"/>
          <table:table-cell office:value-type="float" office:value="-44537.6" calcext:value-type="float">
            <text:p>-44537.6</text:p>
          </table:table-cell>
          <table:table-cell table:number-columns-repeated="2" office:value-type="float" office:value="8772.44" calcext:value-type="float">
            <text:p>8772.44</text:p>
          </table:table-cell>
          <table:table-cell office:value-type="float" office:value="11945" calcext:value-type="float">
            <text:p>11945</text:p>
          </table:table-cell>
        </table:table-row>
        <table:table-row table:style-name="ro1">
          <table:table-cell table:number-columns-repeated="16"/>
          <table:table-cell office:value-type="float" office:value="-44550.6" calcext:value-type="float">
            <text:p>-44550.6</text:p>
          </table:table-cell>
          <table:table-cell table:number-columns-repeated="2" office:value-type="float" office:value="8754.65" calcext:value-type="float">
            <text:p>8754.65</text:p>
          </table:table-cell>
          <table:table-cell office:value-type="float" office:value="11934.4" calcext:value-type="float">
            <text:p>11934.4</text:p>
          </table:table-cell>
        </table:table-row>
        <table:table-row table:style-name="ro1">
          <table:table-cell table:number-columns-repeated="16"/>
          <table:table-cell office:value-type="float" office:value="-44563.6" calcext:value-type="float">
            <text:p>-44563.6</text:p>
          </table:table-cell>
          <table:table-cell table:number-columns-repeated="2" office:value-type="float" office:value="8736.87" calcext:value-type="float">
            <text:p>8736.87</text:p>
          </table:table-cell>
          <table:table-cell office:value-type="float" office:value="11923.8" calcext:value-type="float">
            <text:p>11923.8</text:p>
          </table:table-cell>
        </table:table-row>
        <table:table-row table:style-name="ro1">
          <table:table-cell table:number-columns-repeated="16"/>
          <table:table-cell office:value-type="float" office:value="-44576.6" calcext:value-type="float">
            <text:p>-44576.6</text:p>
          </table:table-cell>
          <table:table-cell table:number-columns-repeated="2" office:value-type="float" office:value="8719.08" calcext:value-type="float">
            <text:p>8719.08</text:p>
          </table:table-cell>
          <table:table-cell office:value-type="float" office:value="11913.2" calcext:value-type="float">
            <text:p>11913.2</text:p>
          </table:table-cell>
        </table:table-row>
        <table:table-row table:style-name="ro1">
          <table:table-cell table:number-columns-repeated="16"/>
          <table:table-cell office:value-type="float" office:value="-44589.5" calcext:value-type="float">
            <text:p>-44589.5</text:p>
          </table:table-cell>
          <table:table-cell table:number-columns-repeated="2" office:value-type="float" office:value="8701.3" calcext:value-type="float">
            <text:p>8701.3</text:p>
          </table:table-cell>
          <table:table-cell office:value-type="float" office:value="11902.5" calcext:value-type="float">
            <text:p>11902.5</text:p>
          </table:table-cell>
        </table:table-row>
        <table:table-row table:style-name="ro1">
          <table:table-cell table:number-columns-repeated="16"/>
          <table:table-cell office:value-type="float" office:value="-44602.5" calcext:value-type="float">
            <text:p>-44602.5</text:p>
          </table:table-cell>
          <table:table-cell table:number-columns-repeated="2" office:value-type="float" office:value="8683.51" calcext:value-type="float">
            <text:p>8683.51</text:p>
          </table:table-cell>
          <table:table-cell office:value-type="float" office:value="11891.9" calcext:value-type="float">
            <text:p>11891.9</text:p>
          </table:table-cell>
        </table:table-row>
        <table:table-row table:style-name="ro1">
          <table:table-cell table:number-columns-repeated="16"/>
          <table:table-cell office:value-type="float" office:value="-44615.5" calcext:value-type="float">
            <text:p>-44615.5</text:p>
          </table:table-cell>
          <table:table-cell table:number-columns-repeated="2" office:value-type="float" office:value="8665.73" calcext:value-type="float">
            <text:p>8665.73</text:p>
          </table:table-cell>
          <table:table-cell office:value-type="float" office:value="11881.3" calcext:value-type="float">
            <text:p>11881.3</text:p>
          </table:table-cell>
        </table:table-row>
        <table:table-row table:style-name="ro1">
          <table:table-cell table:number-columns-repeated="16"/>
          <table:table-cell office:value-type="float" office:value="-44628.4" calcext:value-type="float">
            <text:p>-44628.4</text:p>
          </table:table-cell>
          <table:table-cell table:number-columns-repeated="2" office:value-type="float" office:value="8647.94" calcext:value-type="float">
            <text:p>8647.94</text:p>
          </table:table-cell>
          <table:table-cell office:value-type="float" office:value="11870.6" calcext:value-type="float">
            <text:p>11870.6</text:p>
          </table:table-cell>
        </table:table-row>
        <table:table-row table:style-name="ro1">
          <table:table-cell table:number-columns-repeated="16"/>
          <table:table-cell office:value-type="float" office:value="-44641.4" calcext:value-type="float">
            <text:p>-44641.4</text:p>
          </table:table-cell>
          <table:table-cell table:number-columns-repeated="2" office:value-type="float" office:value="8630.16" calcext:value-type="float">
            <text:p>8630.16</text:p>
          </table:table-cell>
          <table:table-cell office:value-type="float" office:value="11860" calcext:value-type="float">
            <text:p>11860</text:p>
          </table:table-cell>
        </table:table-row>
        <table:table-row table:style-name="ro1">
          <table:table-cell table:number-columns-repeated="16"/>
          <table:table-cell office:value-type="float" office:value="-44654.4" calcext:value-type="float">
            <text:p>-44654.4</text:p>
          </table:table-cell>
          <table:table-cell table:number-columns-repeated="2" office:value-type="float" office:value="8612.37" calcext:value-type="float">
            <text:p>8612.37</text:p>
          </table:table-cell>
          <table:table-cell office:value-type="float" office:value="11849.4" calcext:value-type="float">
            <text:p>11849.4</text:p>
          </table:table-cell>
        </table:table-row>
        <table:table-row table:style-name="ro1">
          <table:table-cell table:number-columns-repeated="16"/>
          <table:table-cell office:value-type="float" office:value="-44667.3" calcext:value-type="float">
            <text:p>-44667.3</text:p>
          </table:table-cell>
          <table:table-cell table:number-columns-repeated="2" office:value-type="float" office:value="8594.58" calcext:value-type="float">
            <text:p>8594.58</text:p>
          </table:table-cell>
          <table:table-cell office:value-type="float" office:value="11838.8" calcext:value-type="float">
            <text:p>11838.8</text:p>
          </table:table-cell>
        </table:table-row>
        <table:table-row table:style-name="ro1">
          <table:table-cell table:number-columns-repeated="16"/>
          <table:table-cell office:value-type="float" office:value="-44680.3" calcext:value-type="float">
            <text:p>-44680.3</text:p>
          </table:table-cell>
          <table:table-cell table:number-columns-repeated="2" office:value-type="float" office:value="8576.8" calcext:value-type="float">
            <text:p>8576.8</text:p>
          </table:table-cell>
          <table:table-cell office:value-type="float" office:value="11828.1" calcext:value-type="float">
            <text:p>11828.1</text:p>
          </table:table-cell>
        </table:table-row>
        <table:table-row table:style-name="ro1">
          <table:table-cell table:number-columns-repeated="16"/>
          <table:table-cell office:value-type="float" office:value="-44693.3" calcext:value-type="float">
            <text:p>-44693.3</text:p>
          </table:table-cell>
          <table:table-cell table:number-columns-repeated="2" office:value-type="float" office:value="8559.01" calcext:value-type="float">
            <text:p>8559.01</text:p>
          </table:table-cell>
          <table:table-cell office:value-type="float" office:value="11817.5" calcext:value-type="float">
            <text:p>11817.5</text:p>
          </table:table-cell>
        </table:table-row>
        <table:table-row table:style-name="ro1">
          <table:table-cell table:number-columns-repeated="16"/>
          <table:table-cell office:value-type="float" office:value="-44706.3" calcext:value-type="float">
            <text:p>-44706.3</text:p>
          </table:table-cell>
          <table:table-cell table:number-columns-repeated="2" office:value-type="float" office:value="8541.23" calcext:value-type="float">
            <text:p>8541.23</text:p>
          </table:table-cell>
          <table:table-cell office:value-type="float" office:value="11806.9" calcext:value-type="float">
            <text:p>11806.9</text:p>
          </table:table-cell>
        </table:table-row>
        <table:table-row table:style-name="ro1">
          <table:table-cell table:number-columns-repeated="16"/>
          <table:table-cell office:value-type="float" office:value="-44719.2" calcext:value-type="float">
            <text:p>-44719.2</text:p>
          </table:table-cell>
          <table:table-cell table:number-columns-repeated="2" office:value-type="float" office:value="8523.44" calcext:value-type="float">
            <text:p>8523.44</text:p>
          </table:table-cell>
          <table:table-cell office:value-type="float" office:value="11796.3" calcext:value-type="float">
            <text:p>11796.3</text:p>
          </table:table-cell>
        </table:table-row>
        <table:table-row table:style-name="ro1">
          <table:table-cell table:number-columns-repeated="16"/>
          <table:table-cell office:value-type="float" office:value="-44732.2" calcext:value-type="float">
            <text:p>-44732.2</text:p>
          </table:table-cell>
          <table:table-cell table:number-columns-repeated="2" office:value-type="float" office:value="8505.66" calcext:value-type="float">
            <text:p>8505.66</text:p>
          </table:table-cell>
          <table:table-cell office:value-type="float" office:value="11785.6" calcext:value-type="float">
            <text:p>11785.6</text:p>
          </table:table-cell>
        </table:table-row>
        <table:table-row table:style-name="ro1">
          <table:table-cell table:number-columns-repeated="16"/>
          <table:table-cell office:value-type="float" office:value="-44745.2" calcext:value-type="float">
            <text:p>-44745.2</text:p>
          </table:table-cell>
          <table:table-cell table:number-columns-repeated="2" office:value-type="float" office:value="8487.87" calcext:value-type="float">
            <text:p>8487.87</text:p>
          </table:table-cell>
          <table:table-cell office:value-type="float" office:value="11775" calcext:value-type="float">
            <text:p>11775</text:p>
          </table:table-cell>
        </table:table-row>
        <table:table-row table:style-name="ro1">
          <table:table-cell table:number-columns-repeated="16"/>
          <table:table-cell office:value-type="float" office:value="-44758.1" calcext:value-type="float">
            <text:p>-44758.1</text:p>
          </table:table-cell>
          <table:table-cell table:number-columns-repeated="2" office:value-type="float" office:value="8470.09" calcext:value-type="float">
            <text:p>8470.09</text:p>
          </table:table-cell>
          <table:table-cell office:value-type="float" office:value="11764.4" calcext:value-type="float">
            <text:p>11764.4</text:p>
          </table:table-cell>
        </table:table-row>
        <table:table-row table:style-name="ro1">
          <table:table-cell table:number-columns-repeated="16"/>
          <table:table-cell office:value-type="float" office:value="-44771.1" calcext:value-type="float">
            <text:p>-44771.1</text:p>
          </table:table-cell>
          <table:table-cell table:number-columns-repeated="2" office:value-type="float" office:value="8452.3" calcext:value-type="float">
            <text:p>8452.3</text:p>
          </table:table-cell>
          <table:table-cell office:value-type="float" office:value="11753.7" calcext:value-type="float">
            <text:p>11753.7</text:p>
          </table:table-cell>
        </table:table-row>
        <table:table-row table:style-name="ro1">
          <table:table-cell table:number-columns-repeated="16"/>
          <table:table-cell office:value-type="float" office:value="-44784.1" calcext:value-type="float">
            <text:p>-44784.1</text:p>
          </table:table-cell>
          <table:table-cell table:number-columns-repeated="2" office:value-type="float" office:value="8434.52" calcext:value-type="float">
            <text:p>8434.52</text:p>
          </table:table-cell>
          <table:table-cell office:value-type="float" office:value="11743.1" calcext:value-type="float">
            <text:p>11743.1</text:p>
          </table:table-cell>
        </table:table-row>
        <table:table-row table:style-name="ro1">
          <table:table-cell table:number-columns-repeated="16"/>
          <table:table-cell office:value-type="float" office:value="-44797" calcext:value-type="float">
            <text:p>-44797</text:p>
          </table:table-cell>
          <table:table-cell table:number-columns-repeated="2" office:value-type="float" office:value="8416.73" calcext:value-type="float">
            <text:p>8416.73</text:p>
          </table:table-cell>
          <table:table-cell office:value-type="float" office:value="11732.5" calcext:value-type="float">
            <text:p>11732.5</text:p>
          </table:table-cell>
        </table:table-row>
        <table:table-row table:style-name="ro1">
          <table:table-cell table:number-columns-repeated="16"/>
          <table:table-cell office:value-type="float" office:value="-44810" calcext:value-type="float">
            <text:p>-44810</text:p>
          </table:table-cell>
          <table:table-cell table:number-columns-repeated="2" office:value-type="float" office:value="8398.95" calcext:value-type="float">
            <text:p>8398.95</text:p>
          </table:table-cell>
          <table:table-cell office:value-type="float" office:value="11721.9" calcext:value-type="float">
            <text:p>11721.9</text:p>
          </table:table-cell>
        </table:table-row>
        <table:table-row table:style-name="ro1">
          <table:table-cell table:number-columns-repeated="16"/>
          <table:table-cell office:value-type="float" office:value="-44823" calcext:value-type="float">
            <text:p>-44823</text:p>
          </table:table-cell>
          <table:table-cell table:number-columns-repeated="2" office:value-type="float" office:value="8381.16" calcext:value-type="float">
            <text:p>8381.16</text:p>
          </table:table-cell>
          <table:table-cell office:value-type="float" office:value="11711.2" calcext:value-type="float">
            <text:p>11711.2</text:p>
          </table:table-cell>
        </table:table-row>
        <table:table-row table:style-name="ro1">
          <table:table-cell table:number-columns-repeated="16"/>
          <table:table-cell office:value-type="float" office:value="-44836" calcext:value-type="float">
            <text:p>-44836</text:p>
          </table:table-cell>
          <table:table-cell table:number-columns-repeated="2" office:value-type="float" office:value="8363.38" calcext:value-type="float">
            <text:p>8363.38</text:p>
          </table:table-cell>
          <table:table-cell office:value-type="float" office:value="11700.6" calcext:value-type="float">
            <text:p>11700.6</text:p>
          </table:table-cell>
        </table:table-row>
        <table:table-row table:style-name="ro1">
          <table:table-cell table:number-columns-repeated="16"/>
          <table:table-cell office:value-type="float" office:value="-44848.9" calcext:value-type="float">
            <text:p>-44848.9</text:p>
          </table:table-cell>
          <table:table-cell table:number-columns-repeated="2" office:value-type="float" office:value="8345.59" calcext:value-type="float">
            <text:p>8345.59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table:number-columns-repeated="16"/>
          <table:table-cell office:value-type="float" office:value="-44861.9" calcext:value-type="float">
            <text:p>-44861.9</text:p>
          </table:table-cell>
          <table:table-cell table:number-columns-repeated="2" office:value-type="float" office:value="8327.8" calcext:value-type="float">
            <text:p>8327.8</text:p>
          </table:table-cell>
          <table:table-cell office:value-type="float" office:value="11679.3" calcext:value-type="float">
            <text:p>11679.3</text:p>
          </table:table-cell>
        </table:table-row>
        <table:table-row table:style-name="ro1">
          <table:table-cell table:number-columns-repeated="16"/>
          <table:table-cell office:value-type="float" office:value="-44877.3" calcext:value-type="float">
            <text:p>-44877.3</text:p>
          </table:table-cell>
          <table:table-cell table:number-columns-repeated="2" office:value-type="float" office:value="8310.58" calcext:value-type="float">
            <text:p>8310.58</text:p>
          </table:table-cell>
          <table:table-cell office:value-type="float" office:value="11667.4" calcext:value-type="float">
            <text:p>11667.4</text:p>
          </table:table-cell>
        </table:table-row>
        <table:table-row table:style-name="ro1">
          <table:table-cell table:number-columns-repeated="16"/>
          <table:table-cell office:value-type="float" office:value="-44892.6" calcext:value-type="float">
            <text:p>-44892.6</text:p>
          </table:table-cell>
          <table:table-cell table:number-columns-repeated="2" office:value-type="float" office:value="8293.35" calcext:value-type="float">
            <text:p>8293.35</text:p>
          </table:table-cell>
          <table:table-cell office:value-type="float" office:value="11655.5" calcext:value-type="float">
            <text:p>11655.5</text:p>
          </table:table-cell>
        </table:table-row>
        <table:table-row table:style-name="ro1">
          <table:table-cell table:number-columns-repeated="16"/>
          <table:table-cell office:value-type="float" office:value="-44908" calcext:value-type="float">
            <text:p>-44908</text:p>
          </table:table-cell>
          <table:table-cell table:number-columns-repeated="2" office:value-type="float" office:value="8276.12" calcext:value-type="float">
            <text:p>8276.12</text:p>
          </table:table-cell>
          <table:table-cell office:value-type="float" office:value="11643.5" calcext:value-type="float">
            <text:p>11643.5</text:p>
          </table:table-cell>
        </table:table-row>
        <table:table-row table:style-name="ro1">
          <table:table-cell table:number-columns-repeated="16"/>
          <table:table-cell office:value-type="float" office:value="-44923.3" calcext:value-type="float">
            <text:p>-44923.3</text:p>
          </table:table-cell>
          <table:table-cell table:number-columns-repeated="2" office:value-type="float" office:value="8258.89" calcext:value-type="float">
            <text:p>8258.89</text:p>
          </table:table-cell>
          <table:table-cell office:value-type="float" office:value="11631.6" calcext:value-type="float">
            <text:p>11631.6</text:p>
          </table:table-cell>
        </table:table-row>
        <table:table-row table:style-name="ro1">
          <table:table-cell table:number-columns-repeated="16"/>
          <table:table-cell office:value-type="float" office:value="-44938.7" calcext:value-type="float">
            <text:p>-44938.7</text:p>
          </table:table-cell>
          <table:table-cell table:number-columns-repeated="2" office:value-type="float" office:value="8241.66" calcext:value-type="float">
            <text:p>8241.66</text:p>
          </table:table-cell>
          <table:table-cell office:value-type="float" office:value="11619.6" calcext:value-type="float">
            <text:p>11619.6</text:p>
          </table:table-cell>
        </table:table-row>
        <table:table-row table:style-name="ro1">
          <table:table-cell table:number-columns-repeated="16"/>
          <table:table-cell office:value-type="float" office:value="-44954" calcext:value-type="float">
            <text:p>-44954</text:p>
          </table:table-cell>
          <table:table-cell table:number-columns-repeated="2" office:value-type="float" office:value="8224.43" calcext:value-type="float">
            <text:p>8224.43</text:p>
          </table:table-cell>
          <table:table-cell office:value-type="float" office:value="11607.7" calcext:value-type="float">
            <text:p>11607.7</text:p>
          </table:table-cell>
        </table:table-row>
        <table:table-row table:style-name="ro1">
          <table:table-cell table:number-columns-repeated="16"/>
          <table:table-cell office:value-type="float" office:value="-44969.4" calcext:value-type="float">
            <text:p>-44969.4</text:p>
          </table:table-cell>
          <table:table-cell table:number-columns-repeated="2" office:value-type="float" office:value="8207.2" calcext:value-type="float">
            <text:p>8207.2</text:p>
          </table:table-cell>
          <table:table-cell office:value-type="float" office:value="11595.7" calcext:value-type="float">
            <text:p>11595.7</text:p>
          </table:table-cell>
        </table:table-row>
        <table:table-row table:style-name="ro1">
          <table:table-cell table:number-columns-repeated="16"/>
          <table:table-cell office:value-type="float" office:value="-44984.8" calcext:value-type="float">
            <text:p>-44984.8</text:p>
          </table:table-cell>
          <table:table-cell table:number-columns-repeated="2" office:value-type="float" office:value="8189.97" calcext:value-type="float">
            <text:p>8189.97</text:p>
          </table:table-cell>
          <table:table-cell office:value-type="float" office:value="11583.8" calcext:value-type="float">
            <text:p>11583.8</text:p>
          </table:table-cell>
        </table:table-row>
        <table:table-row table:style-name="ro1">
          <table:table-cell table:number-columns-repeated="16"/>
          <table:table-cell office:value-type="float" office:value="-45000.1" calcext:value-type="float">
            <text:p>-45000.1</text:p>
          </table:table-cell>
          <table:table-cell table:number-columns-repeated="2" office:value-type="float" office:value="8172.74" calcext:value-type="float">
            <text:p>8172.74</text:p>
          </table:table-cell>
          <table:table-cell office:value-type="float" office:value="11571.8" calcext:value-type="float">
            <text:p>11571.8</text:p>
          </table:table-cell>
        </table:table-row>
        <table:table-row table:style-name="ro1">
          <table:table-cell table:number-columns-repeated="16"/>
          <table:table-cell office:value-type="float" office:value="-45015.5" calcext:value-type="float">
            <text:p>-45015.5</text:p>
          </table:table-cell>
          <table:table-cell table:number-columns-repeated="2" office:value-type="float" office:value="8155.52" calcext:value-type="float">
            <text:p>8155.52</text:p>
          </table:table-cell>
          <table:table-cell office:value-type="float" office:value="11559.9" calcext:value-type="float">
            <text:p>11559.9</text:p>
          </table:table-cell>
        </table:table-row>
        <table:table-row table:style-name="ro1">
          <table:table-cell table:number-columns-repeated="16"/>
          <table:table-cell office:value-type="float" office:value="-45030.8" calcext:value-type="float">
            <text:p>-45030.8</text:p>
          </table:table-cell>
          <table:table-cell table:number-columns-repeated="2" office:value-type="float" office:value="8138.29" calcext:value-type="float">
            <text:p>8138.29</text:p>
          </table:table-cell>
          <table:table-cell office:value-type="float" office:value="11547.9" calcext:value-type="float">
            <text:p>11547.9</text:p>
          </table:table-cell>
        </table:table-row>
        <table:table-row table:style-name="ro1">
          <table:table-cell table:number-columns-repeated="16"/>
          <table:table-cell office:value-type="float" office:value="-45046.2" calcext:value-type="float">
            <text:p>-45046.2</text:p>
          </table:table-cell>
          <table:table-cell table:number-columns-repeated="2" office:value-type="float" office:value="8121.06" calcext:value-type="float">
            <text:p>8121.06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table:number-columns-repeated="16"/>
          <table:table-cell office:value-type="float" office:value="-45061.5" calcext:value-type="float">
            <text:p>-45061.5</text:p>
          </table:table-cell>
          <table:table-cell table:number-columns-repeated="2" office:value-type="float" office:value="8103.83" calcext:value-type="float">
            <text:p>8103.83</text:p>
          </table:table-cell>
          <table:table-cell office:value-type="float" office:value="11524.1" calcext:value-type="float">
            <text:p>11524.1</text:p>
          </table:table-cell>
        </table:table-row>
        <table:table-row table:style-name="ro1">
          <table:table-cell table:number-columns-repeated="16"/>
          <table:table-cell office:value-type="float" office:value="-45076.9" calcext:value-type="float">
            <text:p>-45076.9</text:p>
          </table:table-cell>
          <table:table-cell table:number-columns-repeated="2" office:value-type="float" office:value="8086.6" calcext:value-type="float">
            <text:p>8086.6</text:p>
          </table:table-cell>
          <table:table-cell office:value-type="float" office:value="11512.1" calcext:value-type="float">
            <text:p>11512.1</text:p>
          </table:table-cell>
        </table:table-row>
        <table:table-row table:style-name="ro1">
          <table:table-cell table:number-columns-repeated="16"/>
          <table:table-cell office:value-type="float" office:value="-45092.3" calcext:value-type="float">
            <text:p>-45092.3</text:p>
          </table:table-cell>
          <table:table-cell table:number-columns-repeated="2" office:value-type="float" office:value="8069.37" calcext:value-type="float">
            <text:p>8069.37</text:p>
          </table:table-cell>
          <table:table-cell office:value-type="float" office:value="11500.2" calcext:value-type="float">
            <text:p>11500.2</text:p>
          </table:table-cell>
        </table:table-row>
        <table:table-row table:style-name="ro1">
          <table:table-cell table:number-columns-repeated="16"/>
          <table:table-cell office:value-type="float" office:value="-45107.6" calcext:value-type="float">
            <text:p>-45107.6</text:p>
          </table:table-cell>
          <table:table-cell table:number-columns-repeated="2" office:value-type="float" office:value="8052.14" calcext:value-type="float">
            <text:p>8052.14</text:p>
          </table:table-cell>
          <table:table-cell office:value-type="float" office:value="11488.2" calcext:value-type="float">
            <text:p>11488.2</text:p>
          </table:table-cell>
        </table:table-row>
        <table:table-row table:style-name="ro1">
          <table:table-cell table:number-columns-repeated="16"/>
          <table:table-cell office:value-type="float" office:value="-45123" calcext:value-type="float">
            <text:p>-45123</text:p>
          </table:table-cell>
          <table:table-cell table:number-columns-repeated="2" office:value-type="float" office:value="8034.91" calcext:value-type="float">
            <text:p>8034.91</text:p>
          </table:table-cell>
          <table:table-cell office:value-type="float" office:value="11476.3" calcext:value-type="float">
            <text:p>11476.3</text:p>
          </table:table-cell>
        </table:table-row>
        <table:table-row table:style-name="ro1">
          <table:table-cell table:number-columns-repeated="16"/>
          <table:table-cell office:value-type="float" office:value="-45138.3" calcext:value-type="float">
            <text:p>-45138.3</text:p>
          </table:table-cell>
          <table:table-cell table:number-columns-repeated="2" office:value-type="float" office:value="8017.69" calcext:value-type="float">
            <text:p>8017.69</text:p>
          </table:table-cell>
          <table:table-cell office:value-type="float" office:value="11464.3" calcext:value-type="float">
            <text:p>11464.3</text:p>
          </table:table-cell>
        </table:table-row>
        <table:table-row table:style-name="ro1">
          <table:table-cell table:number-columns-repeated="16"/>
          <table:table-cell office:value-type="float" office:value="-45153.7" calcext:value-type="float">
            <text:p>-45153.7</text:p>
          </table:table-cell>
          <table:table-cell table:number-columns-repeated="2" office:value-type="float" office:value="8000.46" calcext:value-type="float">
            <text:p>8000.46</text:p>
          </table:table-cell>
          <table:table-cell office:value-type="float" office:value="11452.4" calcext:value-type="float">
            <text:p>11452.4</text:p>
          </table:table-cell>
        </table:table-row>
        <table:table-row table:style-name="ro1">
          <table:table-cell table:number-columns-repeated="16"/>
          <table:table-cell office:value-type="float" office:value="-45169" calcext:value-type="float">
            <text:p>-45169</text:p>
          </table:table-cell>
          <table:table-cell table:number-columns-repeated="2" office:value-type="float" office:value="7983.23" calcext:value-type="float">
            <text:p>7983.23</text:p>
          </table:table-cell>
          <table:table-cell office:value-type="float" office:value="11440.4" calcext:value-type="float">
            <text:p>11440.4</text:p>
          </table:table-cell>
        </table:table-row>
        <table:table-row table:style-name="ro1">
          <table:table-cell table:number-columns-repeated="16"/>
          <table:table-cell office:value-type="float" office:value="-45184.4" calcext:value-type="float">
            <text:p>-45184.4</text:p>
          </table:table-cell>
          <table:table-cell table:number-columns-repeated="2" office:value-type="float" office:value="7966" calcext:value-type="float">
            <text:p>7966</text:p>
          </table:table-cell>
          <table:table-cell office:value-type="float" office:value="11428.5" calcext:value-type="float">
            <text:p>11428.5</text:p>
          </table:table-cell>
        </table:table-row>
        <table:table-row table:style-name="ro1">
          <table:table-cell table:number-columns-repeated="16"/>
          <table:table-cell office:value-type="float" office:value="-45199.8" calcext:value-type="float">
            <text:p>-45199.8</text:p>
          </table:table-cell>
          <table:table-cell table:number-columns-repeated="2" office:value-type="float" office:value="7948.77" calcext:value-type="float">
            <text:p>7948.77</text:p>
          </table:table-cell>
          <table:table-cell office:value-type="float" office:value="11416.5" calcext:value-type="float">
            <text:p>11416.5</text:p>
          </table:table-cell>
        </table:table-row>
        <table:table-row table:style-name="ro1">
          <table:table-cell table:number-columns-repeated="16"/>
          <table:table-cell office:value-type="float" office:value="-45215.1" calcext:value-type="float">
            <text:p>-45215.1</text:p>
          </table:table-cell>
          <table:table-cell table:number-columns-repeated="2" office:value-type="float" office:value="7931.54" calcext:value-type="float">
            <text:p>7931.54</text:p>
          </table:table-cell>
          <table:table-cell office:value-type="float" office:value="11404.6" calcext:value-type="float">
            <text:p>11404.6</text:p>
          </table:table-cell>
        </table:table-row>
        <table:table-row table:style-name="ro1">
          <table:table-cell table:number-columns-repeated="16"/>
          <table:table-cell office:value-type="float" office:value="-45230.5" calcext:value-type="float">
            <text:p>-45230.5</text:p>
          </table:table-cell>
          <table:table-cell table:number-columns-repeated="2" office:value-type="float" office:value="7914.31" calcext:value-type="float">
            <text:p>7914.31</text:p>
          </table:table-cell>
          <table:table-cell office:value-type="float" office:value="11392.6" calcext:value-type="float">
            <text:p>11392.6</text:p>
          </table:table-cell>
        </table:table-row>
        <table:table-row table:style-name="ro1">
          <table:table-cell table:number-columns-repeated="16"/>
          <table:table-cell office:value-type="float" office:value="-45245.8" calcext:value-type="float">
            <text:p>-45245.8</text:p>
          </table:table-cell>
          <table:table-cell table:number-columns-repeated="2" office:value-type="float" office:value="7897.08" calcext:value-type="float">
            <text:p>7897.08</text:p>
          </table:table-cell>
          <table:table-cell office:value-type="float" office:value="11380.7" calcext:value-type="float">
            <text:p>11380.7</text:p>
          </table:table-cell>
        </table:table-row>
        <table:table-row table:style-name="ro1">
          <table:table-cell table:number-columns-repeated="16"/>
          <table:table-cell office:value-type="float" office:value="-45261.2" calcext:value-type="float">
            <text:p>-45261.2</text:p>
          </table:table-cell>
          <table:table-cell table:number-columns-repeated="2" office:value-type="float" office:value="7879.85" calcext:value-type="float">
            <text:p>7879.85</text:p>
          </table:table-cell>
          <table:table-cell office:value-type="float" office:value="11368.8" calcext:value-type="float">
            <text:p>11368.8</text:p>
          </table:table-cell>
        </table:table-row>
        <table:table-row table:style-name="ro1">
          <table:table-cell table:number-columns-repeated="16"/>
          <table:table-cell office:value-type="float" office:value="-45276.5" calcext:value-type="float">
            <text:p>-45276.5</text:p>
          </table:table-cell>
          <table:table-cell table:number-columns-repeated="2" office:value-type="float" office:value="7862.62" calcext:value-type="float">
            <text:p>7862.62</text:p>
          </table:table-cell>
          <table:table-cell office:value-type="float" office:value="11356.8" calcext:value-type="float">
            <text:p>11356.8</text:p>
          </table:table-cell>
        </table:table-row>
        <table:table-row table:style-name="ro1">
          <table:table-cell table:number-columns-repeated="16"/>
          <table:table-cell office:value-type="float" office:value="-45291.9" calcext:value-type="float">
            <text:p>-45291.9</text:p>
          </table:table-cell>
          <table:table-cell table:number-columns-repeated="2" office:value-type="float" office:value="7845.4" calcext:value-type="float">
            <text:p>7845.4</text:p>
          </table:table-cell>
          <table:table-cell office:value-type="float" office:value="11344.9" calcext:value-type="float">
            <text:p>11344.9</text:p>
          </table:table-cell>
        </table:table-row>
        <table:table-row table:style-name="ro1">
          <table:table-cell table:number-columns-repeated="16"/>
          <table:table-cell office:value-type="float" office:value="-45307.2" calcext:value-type="float">
            <text:p>-45307.2</text:p>
          </table:table-cell>
          <table:table-cell table:number-columns-repeated="2" office:value-type="float" office:value="7828.17" calcext:value-type="float">
            <text:p>7828.17</text:p>
          </table:table-cell>
          <table:table-cell office:value-type="float" office:value="11332.9" calcext:value-type="float">
            <text:p>11332.9</text:p>
          </table:table-cell>
        </table:table-row>
        <table:table-row table:style-name="ro1">
          <table:table-cell table:number-columns-repeated="16"/>
          <table:table-cell office:value-type="float" office:value="-45322.6" calcext:value-type="float">
            <text:p>-45322.6</text:p>
          </table:table-cell>
          <table:table-cell table:number-columns-repeated="2" office:value-type="float" office:value="7810.94" calcext:value-type="float">
            <text:p>7810.94</text:p>
          </table:table-cell>
          <table:table-cell office:value-type="float" office:value="11321" calcext:value-type="float">
            <text:p>11321</text:p>
          </table:table-cell>
        </table:table-row>
        <table:table-row table:style-name="ro1">
          <table:table-cell table:number-columns-repeated="16"/>
          <table:table-cell office:value-type="float" office:value="-45338" calcext:value-type="float">
            <text:p>-45338</text:p>
          </table:table-cell>
          <table:table-cell table:number-columns-repeated="2" office:value-type="float" office:value="7793.71" calcext:value-type="float">
            <text:p>7793.71</text:p>
          </table:table-cell>
          <table:table-cell office:value-type="float" office:value="11309" calcext:value-type="float">
            <text:p>11309</text:p>
          </table:table-cell>
        </table:table-row>
        <table:table-row table:style-name="ro1">
          <table:table-cell table:number-columns-repeated="16"/>
          <table:table-cell office:value-type="float" office:value="-45353.3" calcext:value-type="float">
            <text:p>-45353.3</text:p>
          </table:table-cell>
          <table:table-cell table:number-columns-repeated="2" office:value-type="float" office:value="7776.48" calcext:value-type="float">
            <text:p>7776.48</text:p>
          </table:table-cell>
          <table:table-cell office:value-type="float" office:value="11297.1" calcext:value-type="float">
            <text:p>11297.1</text:p>
          </table:table-cell>
        </table:table-row>
        <table:table-row table:style-name="ro1">
          <table:table-cell table:number-columns-repeated="16"/>
          <table:table-cell office:value-type="float" office:value="-45368.7" calcext:value-type="float">
            <text:p>-45368.7</text:p>
          </table:table-cell>
          <table:table-cell table:number-columns-repeated="2" office:value-type="float" office:value="7759.25" calcext:value-type="float">
            <text:p>7759.25</text:p>
          </table:table-cell>
          <table:table-cell office:value-type="float" office:value="11285.1" calcext:value-type="float">
            <text:p>11285.1</text:p>
          </table:table-cell>
        </table:table-row>
        <table:table-row table:style-name="ro1">
          <table:table-cell table:number-columns-repeated="16"/>
          <table:table-cell office:value-type="float" office:value="-45385.9" calcext:value-type="float">
            <text:p>-45385.9</text:p>
          </table:table-cell>
          <table:table-cell table:number-columns-repeated="2" office:value-type="float" office:value="7742.35" calcext:value-type="float">
            <text:p>7742.35</text:p>
          </table:table-cell>
          <table:table-cell office:value-type="float" office:value="11272.5" calcext:value-type="float">
            <text:p>11272.5</text:p>
          </table:table-cell>
        </table:table-row>
        <table:table-row table:style-name="ro1">
          <table:table-cell table:number-columns-repeated="16"/>
          <table:table-cell office:value-type="float" office:value="-45404.2" calcext:value-type="float">
            <text:p>-45404.2</text:p>
          </table:table-cell>
          <table:table-cell table:number-columns-repeated="2" office:value-type="float" office:value="7725.6" calcext:value-type="float">
            <text:p>7725.6</text:p>
          </table:table-cell>
          <table:table-cell office:value-type="float" office:value="11259.6" calcext:value-type="float">
            <text:p>11259.6</text:p>
          </table:table-cell>
        </table:table-row>
        <table:table-row table:style-name="ro1">
          <table:table-cell table:number-columns-repeated="16"/>
          <table:table-cell office:value-type="float" office:value="-45422.4" calcext:value-type="float">
            <text:p>-45422.4</text:p>
          </table:table-cell>
          <table:table-cell table:number-columns-repeated="2" office:value-type="float" office:value="7708.85" calcext:value-type="float">
            <text:p>7708.85</text:p>
          </table:table-cell>
          <table:table-cell office:value-type="float" office:value="11246.7" calcext:value-type="float">
            <text:p>11246.7</text:p>
          </table:table-cell>
        </table:table-row>
        <table:table-row table:style-name="ro1">
          <table:table-cell table:number-columns-repeated="16"/>
          <table:table-cell office:value-type="float" office:value="-45440.6" calcext:value-type="float">
            <text:p>-45440.6</text:p>
          </table:table-cell>
          <table:table-cell table:number-columns-repeated="2" office:value-type="float" office:value="7692.11" calcext:value-type="float">
            <text:p>7692.11</text:p>
          </table:table-cell>
          <table:table-cell office:value-type="float" office:value="11233.8" calcext:value-type="float">
            <text:p>11233.8</text:p>
          </table:table-cell>
        </table:table-row>
        <table:table-row table:style-name="ro1">
          <table:table-cell table:number-columns-repeated="16"/>
          <table:table-cell office:value-type="float" office:value="-45458.9" calcext:value-type="float">
            <text:p>-45458.9</text:p>
          </table:table-cell>
          <table:table-cell table:number-columns-repeated="2" office:value-type="float" office:value="7675.36" calcext:value-type="float">
            <text:p>7675.36</text:p>
          </table:table-cell>
          <table:table-cell office:value-type="float" office:value="11220.9" calcext:value-type="float">
            <text:p>11220.9</text:p>
          </table:table-cell>
        </table:table-row>
        <table:table-row table:style-name="ro1">
          <table:table-cell table:number-columns-repeated="16"/>
          <table:table-cell office:value-type="float" office:value="-45477.1" calcext:value-type="float">
            <text:p>-45477.1</text:p>
          </table:table-cell>
          <table:table-cell table:number-columns-repeated="2" office:value-type="float" office:value="7658.62" calcext:value-type="float">
            <text:p>7658.62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table:number-columns-repeated="16"/>
          <table:table-cell office:value-type="float" office:value="-45495.3" calcext:value-type="float">
            <text:p>-45495.3</text:p>
          </table:table-cell>
          <table:table-cell table:number-columns-repeated="2" office:value-type="float" office:value="7641.87" calcext:value-type="float">
            <text:p>7641.87</text:p>
          </table:table-cell>
          <table:table-cell office:value-type="float" office:value="11195.1" calcext:value-type="float">
            <text:p>11195.1</text:p>
          </table:table-cell>
        </table:table-row>
        <table:table-row table:style-name="ro1">
          <table:table-cell table:number-columns-repeated="16"/>
          <table:table-cell office:value-type="float" office:value="-45513.6" calcext:value-type="float">
            <text:p>-45513.6</text:p>
          </table:table-cell>
          <table:table-cell table:number-columns-repeated="2" office:value-type="float" office:value="7625.13" calcext:value-type="float">
            <text:p>7625.13</text:p>
          </table:table-cell>
          <table:table-cell office:value-type="float" office:value="11182.1" calcext:value-type="float">
            <text:p>11182.1</text:p>
          </table:table-cell>
        </table:table-row>
        <table:table-row table:style-name="ro1">
          <table:table-cell table:number-columns-repeated="16"/>
          <table:table-cell office:value-type="float" office:value="-45531.8" calcext:value-type="float">
            <text:p>-45531.8</text:p>
          </table:table-cell>
          <table:table-cell table:number-columns-repeated="2" office:value-type="float" office:value="7608.38" calcext:value-type="float">
            <text:p>7608.38</text:p>
          </table:table-cell>
          <table:table-cell office:value-type="float" office:value="11169.2" calcext:value-type="float">
            <text:p>11169.2</text:p>
          </table:table-cell>
        </table:table-row>
        <table:table-row table:style-name="ro1">
          <table:table-cell table:number-columns-repeated="16"/>
          <table:table-cell office:value-type="float" office:value="-45550" calcext:value-type="float">
            <text:p>-45550</text:p>
          </table:table-cell>
          <table:table-cell table:number-columns-repeated="2" office:value-type="float" office:value="7591.64" calcext:value-type="float">
            <text:p>7591.64</text:p>
          </table:table-cell>
          <table:table-cell office:value-type="float" office:value="11156.3" calcext:value-type="float">
            <text:p>11156.3</text:p>
          </table:table-cell>
        </table:table-row>
        <table:table-row table:style-name="ro1">
          <table:table-cell table:number-columns-repeated="16"/>
          <table:table-cell office:value-type="float" office:value="-45568.2" calcext:value-type="float">
            <text:p>-45568.2</text:p>
          </table:table-cell>
          <table:table-cell table:number-columns-repeated="2" office:value-type="float" office:value="7574.89" calcext:value-type="float">
            <text:p>7574.89</text:p>
          </table:table-cell>
          <table:table-cell office:value-type="float" office:value="11143.4" calcext:value-type="float">
            <text:p>11143.4</text:p>
          </table:table-cell>
        </table:table-row>
        <table:table-row table:style-name="ro1">
          <table:table-cell table:number-columns-repeated="16"/>
          <table:table-cell office:value-type="float" office:value="-45586.5" calcext:value-type="float">
            <text:p>-45586.5</text:p>
          </table:table-cell>
          <table:table-cell table:number-columns-repeated="2" office:value-type="float" office:value="7558.14" calcext:value-type="float">
            <text:p>7558.14</text:p>
          </table:table-cell>
          <table:table-cell office:value-type="float" office:value="11130.5" calcext:value-type="float">
            <text:p>11130.5</text:p>
          </table:table-cell>
        </table:table-row>
        <table:table-row table:style-name="ro1">
          <table:table-cell table:number-columns-repeated="16"/>
          <table:table-cell office:value-type="float" office:value="-45604.7" calcext:value-type="float">
            <text:p>-45604.7</text:p>
          </table:table-cell>
          <table:table-cell table:number-columns-repeated="2" office:value-type="float" office:value="7541.4" calcext:value-type="float">
            <text:p>7541.4</text:p>
          </table:table-cell>
          <table:table-cell office:value-type="float" office:value="11117.6" calcext:value-type="float">
            <text:p>11117.6</text:p>
          </table:table-cell>
        </table:table-row>
        <table:table-row table:style-name="ro1">
          <table:table-cell table:number-columns-repeated="16"/>
          <table:table-cell office:value-type="float" office:value="-45622.9" calcext:value-type="float">
            <text:p>-45622.9</text:p>
          </table:table-cell>
          <table:table-cell table:number-columns-repeated="2" office:value-type="float" office:value="7524.65" calcext:value-type="float">
            <text:p>7524.65</text:p>
          </table:table-cell>
          <table:table-cell office:value-type="float" office:value="11104.7" calcext:value-type="float">
            <text:p>11104.7</text:p>
          </table:table-cell>
        </table:table-row>
        <table:table-row table:style-name="ro1">
          <table:table-cell table:number-columns-repeated="16"/>
          <table:table-cell office:value-type="float" office:value="-45641.2" calcext:value-type="float">
            <text:p>-45641.2</text:p>
          </table:table-cell>
          <table:table-cell table:number-columns-repeated="2" office:value-type="float" office:value="7507.91" calcext:value-type="float">
            <text:p>7507.91</text:p>
          </table:table-cell>
          <table:table-cell office:value-type="float" office:value="11091.8" calcext:value-type="float">
            <text:p>11091.8</text:p>
          </table:table-cell>
        </table:table-row>
        <table:table-row table:style-name="ro1">
          <table:table-cell table:number-columns-repeated="16"/>
          <table:table-cell office:value-type="float" office:value="-45659.4" calcext:value-type="float">
            <text:p>-45659.4</text:p>
          </table:table-cell>
          <table:table-cell table:number-columns-repeated="2" office:value-type="float" office:value="7491.16" calcext:value-type="float">
            <text:p>7491.16</text:p>
          </table:table-cell>
          <table:table-cell office:value-type="float" office:value="11078.8" calcext:value-type="float">
            <text:p>11078.8</text:p>
          </table:table-cell>
        </table:table-row>
        <table:table-row table:style-name="ro1">
          <table:table-cell table:number-columns-repeated="16"/>
          <table:table-cell office:value-type="float" office:value="-45677.6" calcext:value-type="float">
            <text:p>-45677.6</text:p>
          </table:table-cell>
          <table:table-cell table:number-columns-repeated="2" office:value-type="float" office:value="7474.42" calcext:value-type="float">
            <text:p>7474.42</text:p>
          </table:table-cell>
          <table:table-cell office:value-type="float" office:value="11065.9" calcext:value-type="float">
            <text:p>11065.9</text:p>
          </table:table-cell>
        </table:table-row>
        <table:table-row table:style-name="ro1">
          <table:table-cell table:number-columns-repeated="16"/>
          <table:table-cell office:value-type="float" office:value="-45695.9" calcext:value-type="float">
            <text:p>-45695.9</text:p>
          </table:table-cell>
          <table:table-cell table:number-columns-repeated="2" office:value-type="float" office:value="7457.67" calcext:value-type="float">
            <text:p>7457.67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table:number-columns-repeated="16"/>
          <table:table-cell office:value-type="float" office:value="-45714.1" calcext:value-type="float">
            <text:p>-45714.1</text:p>
          </table:table-cell>
          <table:table-cell table:number-columns-repeated="2" office:value-type="float" office:value="7440.93" calcext:value-type="float">
            <text:p>7440.93</text:p>
          </table:table-cell>
          <table:table-cell office:value-type="float" office:value="11040.1" calcext:value-type="float">
            <text:p>11040.1</text:p>
          </table:table-cell>
        </table:table-row>
        <table:table-row table:style-name="ro1">
          <table:table-cell table:number-columns-repeated="16"/>
          <table:table-cell office:value-type="float" office:value="-45732.3" calcext:value-type="float">
            <text:p>-45732.3</text:p>
          </table:table-cell>
          <table:table-cell table:number-columns-repeated="2" office:value-type="float" office:value="7424.18" calcext:value-type="float">
            <text:p>7424.18</text:p>
          </table:table-cell>
          <table:table-cell office:value-type="float" office:value="11027.2" calcext:value-type="float">
            <text:p>11027.2</text:p>
          </table:table-cell>
        </table:table-row>
        <table:table-row table:style-name="ro1">
          <table:table-cell table:number-columns-repeated="16"/>
          <table:table-cell office:value-type="float" office:value="-45750.5" calcext:value-type="float">
            <text:p>-45750.5</text:p>
          </table:table-cell>
          <table:table-cell table:number-columns-repeated="2" office:value-type="float" office:value="7407.44" calcext:value-type="float">
            <text:p>7407.44</text:p>
          </table:table-cell>
          <table:table-cell office:value-type="float" office:value="11014.3" calcext:value-type="float">
            <text:p>11014.3</text:p>
          </table:table-cell>
        </table:table-row>
        <table:table-row table:style-name="ro1">
          <table:table-cell table:number-columns-repeated="16"/>
          <table:table-cell office:value-type="float" office:value="-45768.8" calcext:value-type="float">
            <text:p>-45768.8</text:p>
          </table:table-cell>
          <table:table-cell table:number-columns-repeated="2" office:value-type="float" office:value="7390.69" calcext:value-type="float">
            <text:p>7390.69</text:p>
          </table:table-cell>
          <table:table-cell office:value-type="float" office:value="11001.4" calcext:value-type="float">
            <text:p>11001.4</text:p>
          </table:table-cell>
        </table:table-row>
        <table:table-row table:style-name="ro1">
          <table:table-cell table:number-columns-repeated="16"/>
          <table:table-cell office:value-type="float" office:value="-45787" calcext:value-type="float">
            <text:p>-45787</text:p>
          </table:table-cell>
          <table:table-cell table:number-columns-repeated="2" office:value-type="float" office:value="7373.94" calcext:value-type="float">
            <text:p>7373.94</text:p>
          </table:table-cell>
          <table:table-cell office:value-type="float" office:value="10988.4" calcext:value-type="float">
            <text:p>10988.4</text:p>
          </table:table-cell>
        </table:table-row>
        <table:table-row table:style-name="ro1">
          <table:table-cell table:number-columns-repeated="16"/>
          <table:table-cell office:value-type="float" office:value="-45805.2" calcext:value-type="float">
            <text:p>-45805.2</text:p>
          </table:table-cell>
          <table:table-cell table:number-columns-repeated="2" office:value-type="float" office:value="7357.2" calcext:value-type="float">
            <text:p>7357.2</text:p>
          </table:table-cell>
          <table:table-cell office:value-type="float" office:value="10975.5" calcext:value-type="float">
            <text:p>10975.5</text:p>
          </table:table-cell>
        </table:table-row>
        <table:table-row table:style-name="ro1">
          <table:table-cell table:number-columns-repeated="16"/>
          <table:table-cell office:value-type="float" office:value="-45823.5" calcext:value-type="float">
            <text:p>-45823.5</text:p>
          </table:table-cell>
          <table:table-cell table:number-columns-repeated="2" office:value-type="float" office:value="7340.45" calcext:value-type="float">
            <text:p>7340.45</text:p>
          </table:table-cell>
          <table:table-cell office:value-type="float" office:value="10962.6" calcext:value-type="float">
            <text:p>10962.6</text:p>
          </table:table-cell>
        </table:table-row>
        <table:table-row table:style-name="ro1">
          <table:table-cell table:number-columns-repeated="16"/>
          <table:table-cell office:value-type="float" office:value="-45841.7" calcext:value-type="float">
            <text:p>-45841.7</text:p>
          </table:table-cell>
          <table:table-cell table:number-columns-repeated="2" office:value-type="float" office:value="7323.71" calcext:value-type="float">
            <text:p>7323.71</text:p>
          </table:table-cell>
          <table:table-cell office:value-type="float" office:value="10949.7" calcext:value-type="float">
            <text:p>10949.7</text:p>
          </table:table-cell>
        </table:table-row>
        <table:table-row table:style-name="ro1">
          <table:table-cell table:number-columns-repeated="16"/>
          <table:table-cell office:value-type="float" office:value="-45859.9" calcext:value-type="float">
            <text:p>-45859.9</text:p>
          </table:table-cell>
          <table:table-cell table:number-columns-repeated="2" office:value-type="float" office:value="7306.96" calcext:value-type="float">
            <text:p>7306.96</text:p>
          </table:table-cell>
          <table:table-cell office:value-type="float" office:value="10936.8" calcext:value-type="float">
            <text:p>10936.8</text:p>
          </table:table-cell>
        </table:table-row>
        <table:table-row table:style-name="ro1">
          <table:table-cell table:number-columns-repeated="16"/>
          <table:table-cell office:value-type="float" office:value="-45878.1" calcext:value-type="float">
            <text:p>-45878.1</text:p>
          </table:table-cell>
          <table:table-cell table:number-columns-repeated="2" office:value-type="float" office:value="7290.22" calcext:value-type="float">
            <text:p>7290.22</text:p>
          </table:table-cell>
          <table:table-cell office:value-type="float" office:value="10923.9" calcext:value-type="float">
            <text:p>10923.9</text:p>
          </table:table-cell>
        </table:table-row>
        <table:table-row table:style-name="ro1">
          <table:table-cell table:number-columns-repeated="16"/>
          <table:table-cell office:value-type="float" office:value="-45896.4" calcext:value-type="float">
            <text:p>-45896.4</text:p>
          </table:table-cell>
          <table:table-cell table:number-columns-repeated="2" office:value-type="float" office:value="7273.47" calcext:value-type="float">
            <text:p>7273.47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1">
          <table:table-cell table:number-columns-repeated="16"/>
          <table:table-cell office:value-type="float" office:value="-45914.6" calcext:value-type="float">
            <text:p>-45914.6</text:p>
          </table:table-cell>
          <table:table-cell table:number-columns-repeated="2" office:value-type="float" office:value="7256.73" calcext:value-type="float">
            <text:p>7256.73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table:number-columns-repeated="16"/>
          <table:table-cell office:value-type="float" office:value="-45932.8" calcext:value-type="float">
            <text:p>-45932.8</text:p>
          </table:table-cell>
          <table:table-cell table:number-columns-repeated="2" office:value-type="float" office:value="7239.98" calcext:value-type="float">
            <text:p>7239.98</text:p>
          </table:table-cell>
          <table:table-cell office:value-type="float" office:value="10885.1" calcext:value-type="float">
            <text:p>10885.1</text:p>
          </table:table-cell>
        </table:table-row>
        <table:table-row table:style-name="ro1">
          <table:table-cell table:number-columns-repeated="16"/>
          <table:table-cell office:value-type="float" office:value="-45951.1" calcext:value-type="float">
            <text:p>-45951.1</text:p>
          </table:table-cell>
          <table:table-cell table:number-columns-repeated="2" office:value-type="float" office:value="7223.23" calcext:value-type="float">
            <text:p>7223.23</text:p>
          </table:table-cell>
          <table:table-cell office:value-type="float" office:value="10872.2" calcext:value-type="float">
            <text:p>10872.2</text:p>
          </table:table-cell>
        </table:table-row>
        <table:table-row table:style-name="ro1">
          <table:table-cell table:number-columns-repeated="16"/>
          <table:table-cell office:value-type="float" office:value="-45969.3" calcext:value-type="float">
            <text:p>-45969.3</text:p>
          </table:table-cell>
          <table:table-cell table:number-columns-repeated="2" office:value-type="float" office:value="7206.49" calcext:value-type="float">
            <text:p>7206.49</text:p>
          </table:table-cell>
          <table:table-cell office:value-type="float" office:value="10859.3" calcext:value-type="float">
            <text:p>10859.3</text:p>
          </table:table-cell>
        </table:table-row>
        <table:table-row table:style-name="ro1">
          <table:table-cell table:number-columns-repeated="16"/>
          <table:table-cell office:value-type="float" office:value="-45988.8" calcext:value-type="float">
            <text:p>-45988.8</text:p>
          </table:table-cell>
          <table:table-cell table:number-columns-repeated="2" office:value-type="float" office:value="7189.81" calcext:value-type="float">
            <text:p>7189.81</text:p>
          </table:table-cell>
          <table:table-cell office:value-type="float" office:value="10846.2" calcext:value-type="float">
            <text:p>10846.2</text:p>
          </table:table-cell>
        </table:table-row>
        <table:table-row table:style-name="ro1">
          <table:table-cell table:number-columns-repeated="16"/>
          <table:table-cell office:value-type="float" office:value="-46010.8" calcext:value-type="float">
            <text:p>-46010.8</text:p>
          </table:table-cell>
          <table:table-cell table:number-columns-repeated="2" office:value-type="float" office:value="7173.26" calcext:value-type="float">
            <text:p>7173.26</text:p>
          </table:table-cell>
          <table:table-cell office:value-type="float" office:value="10832.8" calcext:value-type="float">
            <text:p>10832.8</text:p>
          </table:table-cell>
        </table:table-row>
        <table:table-row table:style-name="ro1">
          <table:table-cell table:number-columns-repeated="16"/>
          <table:table-cell office:value-type="float" office:value="-46032.8" calcext:value-type="float">
            <text:p>-46032.8</text:p>
          </table:table-cell>
          <table:table-cell table:number-columns-repeated="2" office:value-type="float" office:value="7156.71" calcext:value-type="float">
            <text:p>7156.71</text:p>
          </table:table-cell>
          <table:table-cell office:value-type="float" office:value="10819.3" calcext:value-type="float">
            <text:p>10819.3</text:p>
          </table:table-cell>
        </table:table-row>
        <table:table-row table:style-name="ro1">
          <table:table-cell table:number-columns-repeated="16"/>
          <table:table-cell office:value-type="float" office:value="-46054.9" calcext:value-type="float">
            <text:p>-46054.9</text:p>
          </table:table-cell>
          <table:table-cell table:number-columns-repeated="2" office:value-type="float" office:value="7140.16" calcext:value-type="float">
            <text:p>7140.16</text:p>
          </table:table-cell>
          <table:table-cell office:value-type="float" office:value="10805.9" calcext:value-type="float">
            <text:p>10805.9</text:p>
          </table:table-cell>
        </table:table-row>
        <table:table-row table:style-name="ro1">
          <table:table-cell table:number-columns-repeated="16"/>
          <table:table-cell office:value-type="float" office:value="-46076.9" calcext:value-type="float">
            <text:p>-46076.9</text:p>
          </table:table-cell>
          <table:table-cell table:number-columns-repeated="2" office:value-type="float" office:value="7123.61" calcext:value-type="float">
            <text:p>7123.61</text:p>
          </table:table-cell>
          <table:table-cell office:value-type="float" office:value="10792.4" calcext:value-type="float">
            <text:p>10792.4</text:p>
          </table:table-cell>
        </table:table-row>
        <table:table-row table:style-name="ro1">
          <table:table-cell table:number-columns-repeated="16"/>
          <table:table-cell office:value-type="float" office:value="-46098.9" calcext:value-type="float">
            <text:p>-46098.9</text:p>
          </table:table-cell>
          <table:table-cell table:number-columns-repeated="2" office:value-type="float" office:value="7107.06" calcext:value-type="float">
            <text:p>7107.06</text:p>
          </table:table-cell>
          <table:table-cell office:value-type="float" office:value="10778.9" calcext:value-type="float">
            <text:p>10778.9</text:p>
          </table:table-cell>
        </table:table-row>
        <table:table-row table:style-name="ro1">
          <table:table-cell table:number-columns-repeated="16"/>
          <table:table-cell office:value-type="float" office:value="-46120.9" calcext:value-type="float">
            <text:p>-46120.9</text:p>
          </table:table-cell>
          <table:table-cell table:number-columns-repeated="2" office:value-type="float" office:value="7090.51" calcext:value-type="float">
            <text:p>7090.51</text:p>
          </table:table-cell>
          <table:table-cell office:value-type="float" office:value="10765.5" calcext:value-type="float">
            <text:p>10765.5</text:p>
          </table:table-cell>
        </table:table-row>
        <table:table-row table:style-name="ro1">
          <table:table-cell table:number-columns-repeated="16"/>
          <table:table-cell office:value-type="float" office:value="-46143" calcext:value-type="float">
            <text:p>-46143</text:p>
          </table:table-cell>
          <table:table-cell table:number-columns-repeated="2" office:value-type="float" office:value="7073.97" calcext:value-type="float">
            <text:p>7073.97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number-columns-repeated="16"/>
          <table:table-cell office:value-type="float" office:value="-46165" calcext:value-type="float">
            <text:p>-46165</text:p>
          </table:table-cell>
          <table:table-cell table:number-columns-repeated="2" office:value-type="float" office:value="7057.42" calcext:value-type="float">
            <text:p>7057.42</text:p>
          </table:table-cell>
          <table:table-cell office:value-type="float" office:value="10738.6" calcext:value-type="float">
            <text:p>10738.6</text:p>
          </table:table-cell>
        </table:table-row>
        <table:table-row table:style-name="ro1">
          <table:table-cell table:number-columns-repeated="16"/>
          <table:table-cell office:value-type="float" office:value="-46187" calcext:value-type="float">
            <text:p>-46187</text:p>
          </table:table-cell>
          <table:table-cell table:number-columns-repeated="2" office:value-type="float" office:value="7040.87" calcext:value-type="float">
            <text:p>7040.87</text:p>
          </table:table-cell>
          <table:table-cell office:value-type="float" office:value="10725.1" calcext:value-type="float">
            <text:p>10725.1</text:p>
          </table:table-cell>
        </table:table-row>
        <table:table-row table:style-name="ro1">
          <table:table-cell table:number-columns-repeated="16"/>
          <table:table-cell office:value-type="float" office:value="-46209" calcext:value-type="float">
            <text:p>-46209</text:p>
          </table:table-cell>
          <table:table-cell table:number-columns-repeated="2" office:value-type="float" office:value="7024.32" calcext:value-type="float">
            <text:p>7024.32</text:p>
          </table:table-cell>
          <table:table-cell office:value-type="float" office:value="10711.7" calcext:value-type="float">
            <text:p>10711.7</text:p>
          </table:table-cell>
        </table:table-row>
        <table:table-row table:style-name="ro1">
          <table:table-cell table:number-columns-repeated="16"/>
          <table:table-cell office:value-type="float" office:value="-46231" calcext:value-type="float">
            <text:p>-46231</text:p>
          </table:table-cell>
          <table:table-cell table:number-columns-repeated="2" office:value-type="float" office:value="7007.77" calcext:value-type="float">
            <text:p>7007.77</text:p>
          </table:table-cell>
          <table:table-cell office:value-type="float" office:value="10698.2" calcext:value-type="float">
            <text:p>10698.2</text:p>
          </table:table-cell>
        </table:table-row>
        <table:table-row table:style-name="ro1">
          <table:table-cell table:number-columns-repeated="16"/>
          <table:table-cell office:value-type="float" office:value="-46253.1" calcext:value-type="float">
            <text:p>-46253.1</text:p>
          </table:table-cell>
          <table:table-cell table:number-columns-repeated="2" office:value-type="float" office:value="6991.22" calcext:value-type="float">
            <text:p>6991.22</text:p>
          </table:table-cell>
          <table:table-cell office:value-type="float" office:value="10684.8" calcext:value-type="float">
            <text:p>10684.8</text:p>
          </table:table-cell>
        </table:table-row>
        <table:table-row table:style-name="ro1">
          <table:table-cell table:number-columns-repeated="16"/>
          <table:table-cell office:value-type="float" office:value="-46275.1" calcext:value-type="float">
            <text:p>-46275.1</text:p>
          </table:table-cell>
          <table:table-cell table:number-columns-repeated="2" office:value-type="float" office:value="6974.67" calcext:value-type="float">
            <text:p>6974.67</text:p>
          </table:table-cell>
          <table:table-cell office:value-type="float" office:value="10671.3" calcext:value-type="float">
            <text:p>10671.3</text:p>
          </table:table-cell>
        </table:table-row>
        <table:table-row table:style-name="ro1">
          <table:table-cell table:number-columns-repeated="16"/>
          <table:table-cell office:value-type="float" office:value="-46297.1" calcext:value-type="float">
            <text:p>-46297.1</text:p>
          </table:table-cell>
          <table:table-cell table:number-columns-repeated="2" office:value-type="float" office:value="6958.12" calcext:value-type="float">
            <text:p>6958.12</text:p>
          </table:table-cell>
          <table:table-cell office:value-type="float" office:value="10657.9" calcext:value-type="float">
            <text:p>10657.9</text:p>
          </table:table-cell>
        </table:table-row>
        <table:table-row table:style-name="ro1">
          <table:table-cell table:number-columns-repeated="16"/>
          <table:table-cell office:value-type="float" office:value="-46319.1" calcext:value-type="float">
            <text:p>-46319.1</text:p>
          </table:table-cell>
          <table:table-cell table:number-columns-repeated="2" office:value-type="float" office:value="6941.57" calcext:value-type="float">
            <text:p>6941.57</text:p>
          </table:table-cell>
          <table:table-cell office:value-type="float" office:value="10644.4" calcext:value-type="float">
            <text:p>10644.4</text:p>
          </table:table-cell>
        </table:table-row>
        <table:table-row table:style-name="ro1">
          <table:table-cell table:number-columns-repeated="16"/>
          <table:table-cell office:value-type="float" office:value="-46341.2" calcext:value-type="float">
            <text:p>-46341.2</text:p>
          </table:table-cell>
          <table:table-cell table:number-columns-repeated="2" office:value-type="float" office:value="6925.02" calcext:value-type="float">
            <text:p>6925.02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table:number-columns-repeated="16"/>
          <table:table-cell office:value-type="float" office:value="-46363.2" calcext:value-type="float">
            <text:p>-46363.2</text:p>
          </table:table-cell>
          <table:table-cell table:number-columns-repeated="2" office:value-type="float" office:value="6908.48" calcext:value-type="float">
            <text:p>6908.48</text:p>
          </table:table-cell>
          <table:table-cell office:value-type="float" office:value="10617.5" calcext:value-type="float">
            <text:p>10617.5</text:p>
          </table:table-cell>
        </table:table-row>
        <table:table-row table:style-name="ro1">
          <table:table-cell table:number-columns-repeated="16"/>
          <table:table-cell office:value-type="float" office:value="-46385.2" calcext:value-type="float">
            <text:p>-46385.2</text:p>
          </table:table-cell>
          <table:table-cell table:number-columns-repeated="2" office:value-type="float" office:value="6891.93" calcext:value-type="float">
            <text:p>6891.93</text:p>
          </table:table-cell>
          <table:table-cell office:value-type="float" office:value="10604.1" calcext:value-type="float">
            <text:p>10604.1</text:p>
          </table:table-cell>
        </table:table-row>
        <table:table-row table:style-name="ro1">
          <table:table-cell table:number-columns-repeated="16"/>
          <table:table-cell office:value-type="float" office:value="-46407.2" calcext:value-type="float">
            <text:p>-46407.2</text:p>
          </table:table-cell>
          <table:table-cell table:number-columns-repeated="2" office:value-type="float" office:value="6875.38" calcext:value-type="float">
            <text:p>6875.38</text:p>
          </table:table-cell>
          <table:table-cell office:value-type="float" office:value="10590.6" calcext:value-type="float">
            <text:p>10590.6</text:p>
          </table:table-cell>
        </table:table-row>
        <table:table-row table:style-name="ro1">
          <table:table-cell table:number-columns-repeated="16"/>
          <table:table-cell office:value-type="float" office:value="-46429.3" calcext:value-type="float">
            <text:p>-46429.3</text:p>
          </table:table-cell>
          <table:table-cell table:number-columns-repeated="2" office:value-type="float" office:value="6858.83" calcext:value-type="float">
            <text:p>6858.83</text:p>
          </table:table-cell>
          <table:table-cell office:value-type="float" office:value="10577.1" calcext:value-type="float">
            <text:p>10577.1</text:p>
          </table:table-cell>
        </table:table-row>
        <table:table-row table:style-name="ro1">
          <table:table-cell table:number-columns-repeated="16"/>
          <table:table-cell office:value-type="float" office:value="-46451.3" calcext:value-type="float">
            <text:p>-46451.3</text:p>
          </table:table-cell>
          <table:table-cell table:number-columns-repeated="2" office:value-type="float" office:value="6842.28" calcext:value-type="float">
            <text:p>6842.28</text:p>
          </table:table-cell>
          <table:table-cell office:value-type="float" office:value="10563.7" calcext:value-type="float">
            <text:p>10563.7</text:p>
          </table:table-cell>
        </table:table-row>
        <table:table-row table:style-name="ro1">
          <table:table-cell table:number-columns-repeated="16"/>
          <table:table-cell office:value-type="float" office:value="-46473.3" calcext:value-type="float">
            <text:p>-46473.3</text:p>
          </table:table-cell>
          <table:table-cell table:number-columns-repeated="2" office:value-type="float" office:value="6825.73" calcext:value-type="float">
            <text:p>6825.73</text:p>
          </table:table-cell>
          <table:table-cell office:value-type="float" office:value="10550.2" calcext:value-type="float">
            <text:p>10550.2</text:p>
          </table:table-cell>
        </table:table-row>
        <table:table-row table:style-name="ro1">
          <table:table-cell table:number-columns-repeated="16"/>
          <table:table-cell office:value-type="float" office:value="-46495.3" calcext:value-type="float">
            <text:p>-46495.3</text:p>
          </table:table-cell>
          <table:table-cell table:number-columns-repeated="2" office:value-type="float" office:value="6809.18" calcext:value-type="float">
            <text:p>6809.18</text:p>
          </table:table-cell>
          <table:table-cell office:value-type="float" office:value="10536.8" calcext:value-type="float">
            <text:p>10536.8</text:p>
          </table:table-cell>
        </table:table-row>
        <table:table-row table:style-name="ro1">
          <table:table-cell table:number-columns-repeated="16"/>
          <table:table-cell office:value-type="float" office:value="-46517.3" calcext:value-type="float">
            <text:p>-46517.3</text:p>
          </table:table-cell>
          <table:table-cell table:number-columns-repeated="2" office:value-type="float" office:value="6792.63" calcext:value-type="float">
            <text:p>6792.63</text:p>
          </table:table-cell>
          <table:table-cell office:value-type="float" office:value="10523.3" calcext:value-type="float">
            <text:p>10523.3</text:p>
          </table:table-cell>
        </table:table-row>
        <table:table-row table:style-name="ro1">
          <table:table-cell table:number-columns-repeated="16"/>
          <table:table-cell office:value-type="float" office:value="-46539.4" calcext:value-type="float">
            <text:p>-46539.4</text:p>
          </table:table-cell>
          <table:table-cell table:number-columns-repeated="2" office:value-type="float" office:value="6776.08" calcext:value-type="float">
            <text:p>6776.08</text:p>
          </table:table-cell>
          <table:table-cell office:value-type="float" office:value="10509.9" calcext:value-type="float">
            <text:p>10509.9</text:p>
          </table:table-cell>
        </table:table-row>
        <table:table-row table:style-name="ro1">
          <table:table-cell table:number-columns-repeated="16"/>
          <table:table-cell office:value-type="float" office:value="-46561.4" calcext:value-type="float">
            <text:p>-46561.4</text:p>
          </table:table-cell>
          <table:table-cell table:number-columns-repeated="2" office:value-type="float" office:value="6759.53" calcext:value-type="float">
            <text:p>6759.53</text:p>
          </table:table-cell>
          <table:table-cell office:value-type="float" office:value="10496.4" calcext:value-type="float">
            <text:p>10496.4</text:p>
          </table:table-cell>
        </table:table-row>
        <table:table-row table:style-name="ro1">
          <table:table-cell table:number-columns-repeated="16"/>
          <table:table-cell office:value-type="float" office:value="-46583.4" calcext:value-type="float">
            <text:p>-46583.4</text:p>
          </table:table-cell>
          <table:table-cell table:number-columns-repeated="2" office:value-type="float" office:value="6742.98" calcext:value-type="float">
            <text:p>6742.98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table:number-columns-repeated="16"/>
          <table:table-cell office:value-type="float" office:value="-46605.4" calcext:value-type="float">
            <text:p>-46605.4</text:p>
          </table:table-cell>
          <table:table-cell table:number-columns-repeated="2" office:value-type="float" office:value="6726.44" calcext:value-type="float">
            <text:p>6726.44</text:p>
          </table:table-cell>
          <table:table-cell office:value-type="float" office:value="10469.5" calcext:value-type="float">
            <text:p>10469.5</text:p>
          </table:table-cell>
        </table:table-row>
        <table:table-row table:style-name="ro1">
          <table:table-cell table:number-columns-repeated="16"/>
          <table:table-cell office:value-type="float" office:value="-46627.5" calcext:value-type="float">
            <text:p>-46627.5</text:p>
          </table:table-cell>
          <table:table-cell table:number-columns-repeated="2" office:value-type="float" office:value="6709.89" calcext:value-type="float">
            <text:p>6709.89</text:p>
          </table:table-cell>
          <table:table-cell office:value-type="float" office:value="10456.1" calcext:value-type="float">
            <text:p>10456.1</text:p>
          </table:table-cell>
        </table:table-row>
        <table:table-row table:style-name="ro1">
          <table:table-cell table:number-columns-repeated="16"/>
          <table:table-cell office:value-type="float" office:value="-46649.5" calcext:value-type="float">
            <text:p>-46649.5</text:p>
          </table:table-cell>
          <table:table-cell table:number-columns-repeated="2" office:value-type="float" office:value="6693.34" calcext:value-type="float">
            <text:p>6693.34</text:p>
          </table:table-cell>
          <table:table-cell office:value-type="float" office:value="10442.6" calcext:value-type="float">
            <text:p>10442.6</text:p>
          </table:table-cell>
        </table:table-row>
        <table:table-row table:style-name="ro1">
          <table:table-cell table:number-columns-repeated="16"/>
          <table:table-cell office:value-type="float" office:value="-46671.5" calcext:value-type="float">
            <text:p>-46671.5</text:p>
          </table:table-cell>
          <table:table-cell table:number-columns-repeated="2" office:value-type="float" office:value="6676.79" calcext:value-type="float">
            <text:p>6676.79</text:p>
          </table:table-cell>
          <table:table-cell office:value-type="float" office:value="10429.2" calcext:value-type="float">
            <text:p>10429.2</text:p>
          </table:table-cell>
        </table:table-row>
        <table:table-row table:style-name="ro1">
          <table:table-cell table:number-columns-repeated="16"/>
          <table:table-cell office:value-type="float" office:value="-46693.5" calcext:value-type="float">
            <text:p>-46693.5</text:p>
          </table:table-cell>
          <table:table-cell table:number-columns-repeated="2" office:value-type="float" office:value="6660.24" calcext:value-type="float">
            <text:p>6660.24</text:p>
          </table:table-cell>
          <table:table-cell office:value-type="float" office:value="10415.7" calcext:value-type="float">
            <text:p>10415.7</text:p>
          </table:table-cell>
        </table:table-row>
        <table:table-row table:style-name="ro1">
          <table:table-cell table:number-columns-repeated="16"/>
          <table:table-cell office:value-type="float" office:value="-46715.6" calcext:value-type="float">
            <text:p>-46715.6</text:p>
          </table:table-cell>
          <table:table-cell table:number-columns-repeated="2" office:value-type="float" office:value="6643.69" calcext:value-type="float">
            <text:p>6643.69</text:p>
          </table:table-cell>
          <table:table-cell office:value-type="float" office:value="10402.2" calcext:value-type="float">
            <text:p>10402.2</text:p>
          </table:table-cell>
        </table:table-row>
        <table:table-row table:style-name="ro1">
          <table:table-cell table:number-columns-repeated="16"/>
          <table:table-cell office:value-type="float" office:value="-46742.4" calcext:value-type="float">
            <text:p>-46742.4</text:p>
          </table:table-cell>
          <table:table-cell table:number-columns-repeated="2" office:value-type="float" office:value="6627.78" calcext:value-type="float">
            <text:p>6627.78</text:p>
          </table:table-cell>
          <table:table-cell office:value-type="float" office:value="10386.8" calcext:value-type="float">
            <text:p>10386.8</text:p>
          </table:table-cell>
        </table:table-row>
        <table:table-row table:style-name="ro1">
          <table:table-cell table:number-columns-repeated="16"/>
          <table:table-cell office:value-type="float" office:value="-46769.2" calcext:value-type="float">
            <text:p>-46769.2</text:p>
          </table:table-cell>
          <table:table-cell table:number-columns-repeated="2" office:value-type="float" office:value="6611.87" calcext:value-type="float">
            <text:p>6611.87</text:p>
          </table:table-cell>
          <table:table-cell office:value-type="float" office:value="10371.4" calcext:value-type="float">
            <text:p>10371.4</text:p>
          </table:table-cell>
        </table:table-row>
        <table:table-row table:style-name="ro1">
          <table:table-cell table:number-columns-repeated="16"/>
          <table:table-cell office:value-type="float" office:value="-46796" calcext:value-type="float">
            <text:p>-46796</text:p>
          </table:table-cell>
          <table:table-cell table:number-columns-repeated="2" office:value-type="float" office:value="6595.96" calcext:value-type="float">
            <text:p>6595.96</text:p>
          </table:table-cell>
          <table:table-cell office:value-type="float" office:value="10355.9" calcext:value-type="float">
            <text:p>10355.9</text:p>
          </table:table-cell>
        </table:table-row>
        <table:table-row table:style-name="ro1">
          <table:table-cell table:number-columns-repeated="16"/>
          <table:table-cell office:value-type="float" office:value="-46822.9" calcext:value-type="float">
            <text:p>-46822.9</text:p>
          </table:table-cell>
          <table:table-cell table:number-columns-repeated="2" office:value-type="float" office:value="6580.05" calcext:value-type="float">
            <text:p>6580.05</text:p>
          </table:table-cell>
          <table:table-cell office:value-type="float" office:value="10340.5" calcext:value-type="float">
            <text:p>10340.5</text:p>
          </table:table-cell>
        </table:table-row>
        <table:table-row table:style-name="ro1">
          <table:table-cell table:number-columns-repeated="16"/>
          <table:table-cell office:value-type="float" office:value="-46849.7" calcext:value-type="float">
            <text:p>-46849.7</text:p>
          </table:table-cell>
          <table:table-cell table:number-columns-repeated="2" office:value-type="float" office:value="6564.15" calcext:value-type="float">
            <text:p>6564.15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table:number-columns-repeated="16"/>
          <table:table-cell office:value-type="float" office:value="-46876.5" calcext:value-type="float">
            <text:p>-46876.5</text:p>
          </table:table-cell>
          <table:table-cell table:number-columns-repeated="2" office:value-type="float" office:value="6548.24" calcext:value-type="float">
            <text:p>6548.24</text:p>
          </table:table-cell>
          <table:table-cell office:value-type="float" office:value="10309.6" calcext:value-type="float">
            <text:p>10309.6</text:p>
          </table:table-cell>
        </table:table-row>
        <table:table-row table:style-name="ro1">
          <table:table-cell table:number-columns-repeated="16"/>
          <table:table-cell office:value-type="float" office:value="-46903.4" calcext:value-type="float">
            <text:p>-46903.4</text:p>
          </table:table-cell>
          <table:table-cell table:number-columns-repeated="2" office:value-type="float" office:value="6532.33" calcext:value-type="float">
            <text:p>6532.33</text:p>
          </table:table-cell>
          <table:table-cell office:value-type="float" office:value="10294.2" calcext:value-type="float">
            <text:p>10294.2</text:p>
          </table:table-cell>
        </table:table-row>
        <table:table-row table:style-name="ro1">
          <table:table-cell table:number-columns-repeated="16"/>
          <table:table-cell office:value-type="float" office:value="-46930.2" calcext:value-type="float">
            <text:p>-46930.2</text:p>
          </table:table-cell>
          <table:table-cell table:number-columns-repeated="2" office:value-type="float" office:value="6516.42" calcext:value-type="float">
            <text:p>6516.42</text:p>
          </table:table-cell>
          <table:table-cell office:value-type="float" office:value="10278.7" calcext:value-type="float">
            <text:p>10278.7</text:p>
          </table:table-cell>
        </table:table-row>
        <table:table-row table:style-name="ro1">
          <table:table-cell table:number-columns-repeated="16"/>
          <table:table-cell office:value-type="float" office:value="-46957" calcext:value-type="float">
            <text:p>-46957</text:p>
          </table:table-cell>
          <table:table-cell table:number-columns-repeated="2" office:value-type="float" office:value="6500.51" calcext:value-type="float">
            <text:p>6500.51</text:p>
          </table:table-cell>
          <table:table-cell office:value-type="float" office:value="10263.3" calcext:value-type="float">
            <text:p>10263.3</text:p>
          </table:table-cell>
        </table:table-row>
        <table:table-row table:style-name="ro1">
          <table:table-cell table:number-columns-repeated="16"/>
          <table:table-cell office:value-type="float" office:value="-46983.9" calcext:value-type="float">
            <text:p>-46983.9</text:p>
          </table:table-cell>
          <table:table-cell table:number-columns-repeated="2" office:value-type="float" office:value="6484.6" calcext:value-type="float">
            <text:p>6484.6</text:p>
          </table:table-cell>
          <table:table-cell office:value-type="float" office:value="10247.8" calcext:value-type="float">
            <text:p>10247.8</text:p>
          </table:table-cell>
        </table:table-row>
        <table:table-row table:style-name="ro1">
          <table:table-cell table:number-columns-repeated="16"/>
          <table:table-cell office:value-type="float" office:value="-47010.7" calcext:value-type="float">
            <text:p>-47010.7</text:p>
          </table:table-cell>
          <table:table-cell table:number-columns-repeated="2" office:value-type="float" office:value="6468.69" calcext:value-type="float">
            <text:p>6468.69</text:p>
          </table:table-cell>
          <table:table-cell office:value-type="float" office:value="10232.4" calcext:value-type="float">
            <text:p>10232.4</text:p>
          </table:table-cell>
        </table:table-row>
        <table:table-row table:style-name="ro1">
          <table:table-cell table:number-columns-repeated="16"/>
          <table:table-cell office:value-type="float" office:value="-47037.5" calcext:value-type="float">
            <text:p>-47037.5</text:p>
          </table:table-cell>
          <table:table-cell table:number-columns-repeated="2" office:value-type="float" office:value="6452.78" calcext:value-type="float">
            <text:p>6452.78</text:p>
          </table:table-cell>
          <table:table-cell office:value-type="float" office:value="10216.9" calcext:value-type="float">
            <text:p>10216.9</text:p>
          </table:table-cell>
        </table:table-row>
        <table:table-row table:style-name="ro1">
          <table:table-cell table:number-columns-repeated="16"/>
          <table:table-cell office:value-type="float" office:value="-47064.3" calcext:value-type="float">
            <text:p>-47064.3</text:p>
          </table:table-cell>
          <table:table-cell table:number-columns-repeated="2" office:value-type="float" office:value="6436.87" calcext:value-type="float">
            <text:p>6436.87</text:p>
          </table:table-cell>
          <table:table-cell office:value-type="float" office:value="10201.5" calcext:value-type="float">
            <text:p>10201.5</text:p>
          </table:table-cell>
        </table:table-row>
        <table:table-row table:style-name="ro1">
          <table:table-cell table:number-columns-repeated="16"/>
          <table:table-cell office:value-type="float" office:value="-47091.2" calcext:value-type="float">
            <text:p>-47091.2</text:p>
          </table:table-cell>
          <table:table-cell table:number-columns-repeated="2" office:value-type="float" office:value="6420.96" calcext:value-type="float">
            <text:p>6420.96</text:p>
          </table:table-cell>
          <table:table-cell office:value-type="float" office:value="10186.1" calcext:value-type="float">
            <text:p>10186.1</text:p>
          </table:table-cell>
        </table:table-row>
        <table:table-row table:style-name="ro1">
          <table:table-cell table:number-columns-repeated="16"/>
          <table:table-cell office:value-type="float" office:value="-47118" calcext:value-type="float">
            <text:p>-47118</text:p>
          </table:table-cell>
          <table:table-cell table:number-columns-repeated="2" office:value-type="float" office:value="6405.05" calcext:value-type="float">
            <text:p>6405.05</text:p>
          </table:table-cell>
          <table:table-cell office:value-type="float" office:value="10170.6" calcext:value-type="float">
            <text:p>10170.6</text:p>
          </table:table-cell>
        </table:table-row>
        <table:table-row table:style-name="ro1">
          <table:table-cell table:number-columns-repeated="16"/>
          <table:table-cell office:value-type="float" office:value="-47144.8" calcext:value-type="float">
            <text:p>-47144.8</text:p>
          </table:table-cell>
          <table:table-cell table:number-columns-repeated="2" office:value-type="float" office:value="6389.15" calcext:value-type="float">
            <text:p>6389.15</text:p>
          </table:table-cell>
          <table:table-cell office:value-type="float" office:value="10155.2" calcext:value-type="float">
            <text:p>10155.2</text:p>
          </table:table-cell>
        </table:table-row>
        <table:table-row table:style-name="ro1">
          <table:table-cell table:number-columns-repeated="16"/>
          <table:table-cell office:value-type="float" office:value="-47171.7" calcext:value-type="float">
            <text:p>-47171.7</text:p>
          </table:table-cell>
          <table:table-cell table:number-columns-repeated="2" office:value-type="float" office:value="6373.24" calcext:value-type="float">
            <text:p>6373.24</text:p>
          </table:table-cell>
          <table:table-cell office:value-type="float" office:value="10139.7" calcext:value-type="float">
            <text:p>10139.7</text:p>
          </table:table-cell>
        </table:table-row>
        <table:table-row table:style-name="ro1">
          <table:table-cell table:number-columns-repeated="16"/>
          <table:table-cell office:value-type="float" office:value="-47198.5" calcext:value-type="float">
            <text:p>-47198.5</text:p>
          </table:table-cell>
          <table:table-cell table:number-columns-repeated="2" office:value-type="float" office:value="6357.33" calcext:value-type="float">
            <text:p>6357.33</text:p>
          </table:table-cell>
          <table:table-cell office:value-type="float" office:value="10124.3" calcext:value-type="float">
            <text:p>10124.3</text:p>
          </table:table-cell>
        </table:table-row>
        <table:table-row table:style-name="ro1">
          <table:table-cell table:number-columns-repeated="16"/>
          <table:table-cell office:value-type="float" office:value="-47225.3" calcext:value-type="float">
            <text:p>-47225.3</text:p>
          </table:table-cell>
          <table:table-cell table:number-columns-repeated="2" office:value-type="float" office:value="6341.42" calcext:value-type="float">
            <text:p>6341.42</text:p>
          </table:table-cell>
          <table:table-cell office:value-type="float" office:value="10108.8" calcext:value-type="float">
            <text:p>10108.8</text:p>
          </table:table-cell>
        </table:table-row>
        <table:table-row table:style-name="ro1">
          <table:table-cell table:number-columns-repeated="16"/>
          <table:table-cell office:value-type="float" office:value="-47252.2" calcext:value-type="float">
            <text:p>-47252.2</text:p>
          </table:table-cell>
          <table:table-cell table:number-columns-repeated="2" office:value-type="float" office:value="6325.51" calcext:value-type="float">
            <text:p>6325.51</text:p>
          </table:table-cell>
          <table:table-cell office:value-type="float" office:value="10093.4" calcext:value-type="float">
            <text:p>10093.4</text:p>
          </table:table-cell>
        </table:table-row>
        <table:table-row table:style-name="ro1">
          <table:table-cell table:number-columns-repeated="16"/>
          <table:table-cell office:value-type="float" office:value="-47279" calcext:value-type="float">
            <text:p>-47279</text:p>
          </table:table-cell>
          <table:table-cell table:number-columns-repeated="2" office:value-type="float" office:value="6309.6" calcext:value-type="float">
            <text:p>6309.6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table:number-columns-repeated="16"/>
          <table:table-cell office:value-type="float" office:value="-47305.8" calcext:value-type="float">
            <text:p>-47305.8</text:p>
          </table:table-cell>
          <table:table-cell table:number-columns-repeated="2" office:value-type="float" office:value="6293.69" calcext:value-type="float">
            <text:p>6293.69</text:p>
          </table:table-cell>
          <table:table-cell office:value-type="float" office:value="10062.5" calcext:value-type="float">
            <text:p>10062.5</text:p>
          </table:table-cell>
        </table:table-row>
        <table:table-row table:style-name="ro1">
          <table:table-cell table:number-columns-repeated="16"/>
          <table:table-cell office:value-type="float" office:value="-47332.6" calcext:value-type="float">
            <text:p>-47332.6</text:p>
          </table:table-cell>
          <table:table-cell table:number-columns-repeated="2" office:value-type="float" office:value="6277.78" calcext:value-type="float">
            <text:p>6277.78</text:p>
          </table:table-cell>
          <table:table-cell office:value-type="float" office:value="10047.1" calcext:value-type="float">
            <text:p>10047.1</text:p>
          </table:table-cell>
        </table:table-row>
        <table:table-row table:style-name="ro1">
          <table:table-cell table:number-columns-repeated="16"/>
          <table:table-cell office:value-type="float" office:value="-47359.5" calcext:value-type="float">
            <text:p>-47359.5</text:p>
          </table:table-cell>
          <table:table-cell table:number-columns-repeated="2" office:value-type="float" office:value="6261.87" calcext:value-type="float">
            <text:p>6261.87</text:p>
          </table:table-cell>
          <table:table-cell office:value-type="float" office:value="10031.6" calcext:value-type="float">
            <text:p>10031.6</text:p>
          </table:table-cell>
        </table:table-row>
        <table:table-row table:style-name="ro1">
          <table:table-cell table:number-columns-repeated="16"/>
          <table:table-cell office:value-type="float" office:value="-47386.3" calcext:value-type="float">
            <text:p>-47386.3</text:p>
          </table:table-cell>
          <table:table-cell table:number-columns-repeated="2" office:value-type="float" office:value="6245.96" calcext:value-type="float">
            <text:p>6245.96</text:p>
          </table:table-cell>
          <table:table-cell office:value-type="float" office:value="10016.2" calcext:value-type="float">
            <text:p>10016.2</text:p>
          </table:table-cell>
        </table:table-row>
        <table:table-row table:style-name="ro1">
          <table:table-cell table:number-columns-repeated="16"/>
          <table:table-cell office:value-type="float" office:value="-47413.1" calcext:value-type="float">
            <text:p>-47413.1</text:p>
          </table:table-cell>
          <table:table-cell table:number-columns-repeated="2" office:value-type="float" office:value="6230.06" calcext:value-type="float">
            <text:p>6230.06</text:p>
          </table:table-cell>
          <table:table-cell office:value-type="float" office:value="10000.7" calcext:value-type="float">
            <text:p>10000.7</text:p>
          </table:table-cell>
        </table:table-row>
        <table:table-row table:style-name="ro1">
          <table:table-cell table:number-columns-repeated="16"/>
          <table:table-cell office:value-type="float" office:value="-47440" calcext:value-type="float">
            <text:p>-47440</text:p>
          </table:table-cell>
          <table:table-cell table:number-columns-repeated="2" office:value-type="float" office:value="6214.15" calcext:value-type="float">
            <text:p>6214.15</text:p>
          </table:table-cell>
          <table:table-cell office:value-type="float" office:value="9985.3" calcext:value-type="float">
            <text:p>9985.3</text:p>
          </table:table-cell>
        </table:table-row>
        <table:table-row table:style-name="ro1">
          <table:table-cell table:number-columns-repeated="16"/>
          <table:table-cell office:value-type="float" office:value="-47466.8" calcext:value-type="float">
            <text:p>-47466.8</text:p>
          </table:table-cell>
          <table:table-cell table:number-columns-repeated="2" office:value-type="float" office:value="6198.24" calcext:value-type="float">
            <text:p>6198.24</text:p>
          </table:table-cell>
          <table:table-cell office:value-type="float" office:value="9969.86" calcext:value-type="float">
            <text:p>9969.86</text:p>
          </table:table-cell>
        </table:table-row>
        <table:table-row table:style-name="ro1">
          <table:table-cell table:number-columns-repeated="16"/>
          <table:table-cell office:value-type="float" office:value="-47493.6" calcext:value-type="float">
            <text:p>-47493.6</text:p>
          </table:table-cell>
          <table:table-cell table:number-columns-repeated="2" office:value-type="float" office:value="6182.33" calcext:value-type="float">
            <text:p>6182.33</text:p>
          </table:table-cell>
          <table:table-cell office:value-type="float" office:value="9954.41" calcext:value-type="float">
            <text:p>9954.41</text:p>
          </table:table-cell>
        </table:table-row>
        <table:table-row table:style-name="ro1">
          <table:table-cell table:number-columns-repeated="16"/>
          <table:table-cell office:value-type="float" office:value="-47520.5" calcext:value-type="float">
            <text:p>-47520.5</text:p>
          </table:table-cell>
          <table:table-cell table:number-columns-repeated="2" office:value-type="float" office:value="6166.42" calcext:value-type="float">
            <text:p>6166.42</text:p>
          </table:table-cell>
          <table:table-cell office:value-type="float" office:value="9938.97" calcext:value-type="float">
            <text:p>9938.97</text:p>
          </table:table-cell>
        </table:table-row>
        <table:table-row table:style-name="ro1">
          <table:table-cell table:number-columns-repeated="16"/>
          <table:table-cell office:value-type="float" office:value="-47547.3" calcext:value-type="float">
            <text:p>-47547.3</text:p>
          </table:table-cell>
          <table:table-cell table:number-columns-repeated="2" office:value-type="float" office:value="6150.51" calcext:value-type="float">
            <text:p>6150.51</text:p>
          </table:table-cell>
          <table:table-cell office:value-type="float" office:value="9923.53" calcext:value-type="float">
            <text:p>9923.53</text:p>
          </table:table-cell>
        </table:table-row>
        <table:table-row table:style-name="ro1">
          <table:table-cell table:number-columns-repeated="16"/>
          <table:table-cell office:value-type="float" office:value="-47574.1" calcext:value-type="float">
            <text:p>-47574.1</text:p>
          </table:table-cell>
          <table:table-cell table:number-columns-repeated="2" office:value-type="float" office:value="6134.6" calcext:value-type="float">
            <text:p>6134.6</text:p>
          </table:table-cell>
          <table:table-cell office:value-type="float" office:value="9908.09" calcext:value-type="float">
            <text:p>9908.09</text:p>
          </table:table-cell>
        </table:table-row>
        <table:table-row table:style-name="ro1">
          <table:table-cell table:number-columns-repeated="16"/>
          <table:table-cell office:value-type="float" office:value="-47601" calcext:value-type="float">
            <text:p>-47601</text:p>
          </table:table-cell>
          <table:table-cell table:number-columns-repeated="2" office:value-type="float" office:value="6118.69" calcext:value-type="float">
            <text:p>6118.69</text:p>
          </table:table-cell>
          <table:table-cell office:value-type="float" office:value="9892.64" calcext:value-type="float">
            <text:p>9892.64</text:p>
          </table:table-cell>
        </table:table-row>
        <table:table-row table:style-name="ro1">
          <table:table-cell table:number-columns-repeated="16"/>
          <table:table-cell office:value-type="float" office:value="-47635.5" calcext:value-type="float">
            <text:p>-47635.5</text:p>
          </table:table-cell>
          <table:table-cell table:number-columns-repeated="2" office:value-type="float" office:value="6100.68" calcext:value-type="float">
            <text:p>6100.68</text:p>
          </table:table-cell>
          <table:table-cell office:value-type="float" office:value="9874.79" calcext:value-type="float">
            <text:p>9874.79</text:p>
          </table:table-cell>
        </table:table-row>
        <table:table-row table:style-name="ro1">
          <table:table-cell table:number-columns-repeated="16"/>
          <table:table-cell office:value-type="float" office:value="-47674" calcext:value-type="float">
            <text:p>-47674</text:p>
          </table:table-cell>
          <table:table-cell table:number-columns-repeated="2" office:value-type="float" office:value="6081.61" calcext:value-type="float">
            <text:p>6081.61</text:p>
          </table:table-cell>
          <table:table-cell office:value-type="float" office:value="9855.73" calcext:value-type="float">
            <text:p>9855.73</text:p>
          </table:table-cell>
        </table:table-row>
        <table:table-row table:style-name="ro1">
          <table:table-cell table:number-columns-repeated="16"/>
          <table:table-cell office:value-type="float" office:value="-47712.5" calcext:value-type="float">
            <text:p>-47712.5</text:p>
          </table:table-cell>
          <table:table-cell table:number-columns-repeated="2" office:value-type="float" office:value="6062.55" calcext:value-type="float">
            <text:p>6062.55</text:p>
          </table:table-cell>
          <table:table-cell office:value-type="float" office:value="9836.68" calcext:value-type="float">
            <text:p>9836.68</text:p>
          </table:table-cell>
        </table:table-row>
        <table:table-row table:style-name="ro1">
          <table:table-cell table:number-columns-repeated="16"/>
          <table:table-cell office:value-type="float" office:value="-47750.9" calcext:value-type="float">
            <text:p>-47750.9</text:p>
          </table:table-cell>
          <table:table-cell table:number-columns-repeated="2" office:value-type="float" office:value="6043.48" calcext:value-type="float">
            <text:p>6043.48</text:p>
          </table:table-cell>
          <table:table-cell office:value-type="float" office:value="9817.62" calcext:value-type="float">
            <text:p>9817.62</text:p>
          </table:table-cell>
        </table:table-row>
        <table:table-row table:style-name="ro1">
          <table:table-cell table:number-columns-repeated="16"/>
          <table:table-cell office:value-type="float" office:value="-47789.4" calcext:value-type="float">
            <text:p>-47789.4</text:p>
          </table:table-cell>
          <table:table-cell table:number-columns-repeated="2" office:value-type="float" office:value="6024.41" calcext:value-type="float">
            <text:p>6024.41</text:p>
          </table:table-cell>
          <table:table-cell office:value-type="float" office:value="9798.56" calcext:value-type="float">
            <text:p>9798.56</text:p>
          </table:table-cell>
        </table:table-row>
        <table:table-row table:style-name="ro1">
          <table:table-cell table:number-columns-repeated="16"/>
          <table:table-cell office:value-type="float" office:value="-47827.8" calcext:value-type="float">
            <text:p>-47827.8</text:p>
          </table:table-cell>
          <table:table-cell table:number-columns-repeated="2" office:value-type="float" office:value="6005.35" calcext:value-type="float">
            <text:p>6005.35</text:p>
          </table:table-cell>
          <table:table-cell office:value-type="float" office:value="9779.5" calcext:value-type="float">
            <text:p>9779.5</text:p>
          </table:table-cell>
        </table:table-row>
        <table:table-row table:style-name="ro1">
          <table:table-cell table:number-columns-repeated="16"/>
          <table:table-cell office:value-type="float" office:value="-47866.3" calcext:value-type="float">
            <text:p>-47866.3</text:p>
          </table:table-cell>
          <table:table-cell table:number-columns-repeated="2" office:value-type="float" office:value="5986.28" calcext:value-type="float">
            <text:p>5986.28</text:p>
          </table:table-cell>
          <table:table-cell office:value-type="float" office:value="9760.45" calcext:value-type="float">
            <text:p>9760.45</text:p>
          </table:table-cell>
        </table:table-row>
        <table:table-row table:style-name="ro1">
          <table:table-cell table:number-columns-repeated="16"/>
          <table:table-cell office:value-type="float" office:value="-47904.8" calcext:value-type="float">
            <text:p>-47904.8</text:p>
          </table:table-cell>
          <table:table-cell table:number-columns-repeated="2" office:value-type="float" office:value="5967.21" calcext:value-type="float">
            <text:p>5967.21</text:p>
          </table:table-cell>
          <table:table-cell office:value-type="float" office:value="9741.39" calcext:value-type="float">
            <text:p>9741.39</text:p>
          </table:table-cell>
        </table:table-row>
        <table:table-row table:style-name="ro1">
          <table:table-cell table:number-columns-repeated="16"/>
          <table:table-cell office:value-type="float" office:value="-47943.2" calcext:value-type="float">
            <text:p>-47943.2</text:p>
          </table:table-cell>
          <table:table-cell table:number-columns-repeated="2" office:value-type="float" office:value="5948.15" calcext:value-type="float">
            <text:p>5948.15</text:p>
          </table:table-cell>
          <table:table-cell office:value-type="float" office:value="9722.33" calcext:value-type="float">
            <text:p>9722.33</text:p>
          </table:table-cell>
        </table:table-row>
        <table:table-row table:style-name="ro1">
          <table:table-cell table:number-columns-repeated="16"/>
          <table:table-cell office:value-type="float" office:value="-47981.7" calcext:value-type="float">
            <text:p>-47981.7</text:p>
          </table:table-cell>
          <table:table-cell table:number-columns-repeated="2" office:value-type="float" office:value="5929.08" calcext:value-type="float">
            <text:p>5929.08</text:p>
          </table:table-cell>
          <table:table-cell office:value-type="float" office:value="9703.28" calcext:value-type="float">
            <text:p>9703.28</text:p>
          </table:table-cell>
        </table:table-row>
        <table:table-row table:style-name="ro1">
          <table:table-cell table:number-columns-repeated="16"/>
          <table:table-cell office:value-type="float" office:value="-48020.2" calcext:value-type="float">
            <text:p>-48020.2</text:p>
          </table:table-cell>
          <table:table-cell table:number-columns-repeated="2" office:value-type="float" office:value="5910.01" calcext:value-type="float">
            <text:p>5910.01</text:p>
          </table:table-cell>
          <table:table-cell office:value-type="float" office:value="9684.22" calcext:value-type="float">
            <text:p>9684.22</text:p>
          </table:table-cell>
        </table:table-row>
        <table:table-row table:style-name="ro1">
          <table:table-cell table:number-columns-repeated="16"/>
          <table:table-cell office:value-type="float" office:value="-48058.6" calcext:value-type="float">
            <text:p>-48058.6</text:p>
          </table:table-cell>
          <table:table-cell table:number-columns-repeated="2" office:value-type="float" office:value="5890.95" calcext:value-type="float">
            <text:p>5890.95</text:p>
          </table:table-cell>
          <table:table-cell office:value-type="float" office:value="9665.16" calcext:value-type="float">
            <text:p>9665.16</text:p>
          </table:table-cell>
        </table:table-row>
        <table:table-row table:style-name="ro1">
          <table:table-cell table:number-columns-repeated="16"/>
          <table:table-cell office:value-type="float" office:value="-48097.1" calcext:value-type="float">
            <text:p>-48097.1</text:p>
          </table:table-cell>
          <table:table-cell table:number-columns-repeated="2" office:value-type="float" office:value="5871.88" calcext:value-type="float">
            <text:p>5871.88</text:p>
          </table:table-cell>
          <table:table-cell office:value-type="float" office:value="9646.1" calcext:value-type="float">
            <text:p>9646.1</text:p>
          </table:table-cell>
        </table:table-row>
        <table:table-row table:style-name="ro1">
          <table:table-cell table:number-columns-repeated="16"/>
          <table:table-cell office:value-type="float" office:value="-48135.5" calcext:value-type="float">
            <text:p>-48135.5</text:p>
          </table:table-cell>
          <table:table-cell table:number-columns-repeated="2" office:value-type="float" office:value="5852.81" calcext:value-type="float">
            <text:p>5852.81</text:p>
          </table:table-cell>
          <table:table-cell office:value-type="float" office:value="9627.05" calcext:value-type="float">
            <text:p>9627.05</text:p>
          </table:table-cell>
        </table:table-row>
        <table:table-row table:style-name="ro1">
          <table:table-cell table:number-columns-repeated="16"/>
          <table:table-cell office:value-type="float" office:value="-48174" calcext:value-type="float">
            <text:p>-48174</text:p>
          </table:table-cell>
          <table:table-cell table:number-columns-repeated="2" office:value-type="float" office:value="5833.75" calcext:value-type="float">
            <text:p>5833.75</text:p>
          </table:table-cell>
          <table:table-cell office:value-type="float" office:value="9607.99" calcext:value-type="float">
            <text:p>9607.99</text:p>
          </table:table-cell>
        </table:table-row>
        <table:table-row table:style-name="ro1">
          <table:table-cell table:number-columns-repeated="16"/>
          <table:table-cell office:value-type="float" office:value="-48212.5" calcext:value-type="float">
            <text:p>-48212.5</text:p>
          </table:table-cell>
          <table:table-cell table:number-columns-repeated="2" office:value-type="float" office:value="5814.68" calcext:value-type="float">
            <text:p>5814.68</text:p>
          </table:table-cell>
          <table:table-cell office:value-type="float" office:value="9588.93" calcext:value-type="float">
            <text:p>9588.93</text:p>
          </table:table-cell>
        </table:table-row>
        <table:table-row table:style-name="ro1">
          <table:table-cell table:number-columns-repeated="16"/>
          <table:table-cell office:value-type="float" office:value="-48250.9" calcext:value-type="float">
            <text:p>-48250.9</text:p>
          </table:table-cell>
          <table:table-cell table:number-columns-repeated="2" office:value-type="float" office:value="5795.61" calcext:value-type="float">
            <text:p>5795.61</text:p>
          </table:table-cell>
          <table:table-cell office:value-type="float" office:value="9569.88" calcext:value-type="float">
            <text:p>9569.88</text:p>
          </table:table-cell>
        </table:table-row>
        <table:table-row table:style-name="ro1">
          <table:table-cell table:number-columns-repeated="16"/>
          <table:table-cell office:value-type="float" office:value="-48289.4" calcext:value-type="float">
            <text:p>-48289.4</text:p>
          </table:table-cell>
          <table:table-cell table:number-columns-repeated="2" office:value-type="float" office:value="5776.55" calcext:value-type="float">
            <text:p>5776.55</text:p>
          </table:table-cell>
          <table:table-cell office:value-type="float" office:value="9550.82" calcext:value-type="float">
            <text:p>9550.82</text:p>
          </table:table-cell>
        </table:table-row>
        <table:table-row table:style-name="ro1">
          <table:table-cell table:number-columns-repeated="16"/>
          <table:table-cell office:value-type="float" office:value="-48327.8" calcext:value-type="float">
            <text:p>-48327.8</text:p>
          </table:table-cell>
          <table:table-cell table:number-columns-repeated="2" office:value-type="float" office:value="5757.48" calcext:value-type="float">
            <text:p>5757.48</text:p>
          </table:table-cell>
          <table:table-cell office:value-type="float" office:value="9531.76" calcext:value-type="float">
            <text:p>9531.76</text:p>
          </table:table-cell>
        </table:table-row>
        <table:table-row table:style-name="ro1">
          <table:table-cell table:number-columns-repeated="16"/>
          <table:table-cell office:value-type="float" office:value="-48366.3" calcext:value-type="float">
            <text:p>-48366.3</text:p>
          </table:table-cell>
          <table:table-cell table:number-columns-repeated="2" office:value-type="float" office:value="5738.41" calcext:value-type="float">
            <text:p>5738.41</text:p>
          </table:table-cell>
          <table:table-cell office:value-type="float" office:value="9512.7" calcext:value-type="float">
            <text:p>9512.7</text:p>
          </table:table-cell>
        </table:table-row>
        <table:table-row table:style-name="ro1">
          <table:table-cell table:number-columns-repeated="16"/>
          <table:table-cell office:value-type="float" office:value="-48404.8" calcext:value-type="float">
            <text:p>-48404.8</text:p>
          </table:table-cell>
          <table:table-cell table:number-columns-repeated="2" office:value-type="float" office:value="5719.35" calcext:value-type="float">
            <text:p>5719.35</text:p>
          </table:table-cell>
          <table:table-cell office:value-type="float" office:value="9493.65" calcext:value-type="float">
            <text:p>9493.65</text:p>
          </table:table-cell>
        </table:table-row>
        <table:table-row table:style-name="ro1">
          <table:table-cell table:number-columns-repeated="16"/>
          <table:table-cell office:value-type="float" office:value="-48443.2" calcext:value-type="float">
            <text:p>-48443.2</text:p>
          </table:table-cell>
          <table:table-cell table:number-columns-repeated="2" office:value-type="float" office:value="5700.28" calcext:value-type="float">
            <text:p>5700.28</text:p>
          </table:table-cell>
          <table:table-cell office:value-type="float" office:value="9474.59" calcext:value-type="float">
            <text:p>9474.59</text:p>
          </table:table-cell>
        </table:table-row>
        <table:table-row table:style-name="ro1">
          <table:table-cell table:number-columns-repeated="16"/>
          <table:table-cell office:value-type="float" office:value="-48481.7" calcext:value-type="float">
            <text:p>-48481.7</text:p>
          </table:table-cell>
          <table:table-cell table:number-columns-repeated="2" office:value-type="float" office:value="5681.21" calcext:value-type="float">
            <text:p>5681.21</text:p>
          </table:table-cell>
          <table:table-cell office:value-type="float" office:value="9455.53" calcext:value-type="float">
            <text:p>9455.53</text:p>
          </table:table-cell>
        </table:table-row>
        <table:table-row table:style-name="ro1">
          <table:table-cell table:number-columns-repeated="16"/>
          <table:table-cell office:value-type="float" office:value="-48520.2" calcext:value-type="float">
            <text:p>-48520.2</text:p>
          </table:table-cell>
          <table:table-cell table:number-columns-repeated="2" office:value-type="float" office:value="5662.15" calcext:value-type="float">
            <text:p>5662.15</text:p>
          </table:table-cell>
          <table:table-cell office:value-type="float" office:value="9436.47" calcext:value-type="float">
            <text:p>9436.47</text:p>
          </table:table-cell>
        </table:table-row>
        <table:table-row table:style-name="ro1">
          <table:table-cell table:number-columns-repeated="16"/>
          <table:table-cell office:value-type="float" office:value="-48558.6" calcext:value-type="float">
            <text:p>-48558.6</text:p>
          </table:table-cell>
          <table:table-cell table:number-columns-repeated="2" office:value-type="float" office:value="5643.08" calcext:value-type="float">
            <text:p>5643.08</text:p>
          </table:table-cell>
          <table:table-cell office:value-type="float" office:value="9417.42" calcext:value-type="float">
            <text:p>9417.42</text:p>
          </table:table-cell>
        </table:table-row>
        <table:table-row table:style-name="ro1">
          <table:table-cell table:number-columns-repeated="16"/>
          <table:table-cell office:value-type="float" office:value="-48597.1" calcext:value-type="float">
            <text:p>-48597.1</text:p>
          </table:table-cell>
          <table:table-cell table:number-columns-repeated="2" office:value-type="float" office:value="5624.01" calcext:value-type="float">
            <text:p>5624.01</text:p>
          </table:table-cell>
          <table:table-cell office:value-type="float" office:value="9398.36" calcext:value-type="float">
            <text:p>9398.36</text:p>
          </table:table-cell>
        </table:table-row>
        <table:table-row table:style-name="ro1">
          <table:table-cell table:number-columns-repeated="16"/>
          <table:table-cell office:value-type="float" office:value="-48635.5" calcext:value-type="float">
            <text:p>-48635.5</text:p>
          </table:table-cell>
          <table:table-cell table:number-columns-repeated="2" office:value-type="float" office:value="5604.95" calcext:value-type="float">
            <text:p>5604.95</text:p>
          </table:table-cell>
          <table:table-cell office:value-type="float" office:value="9379.3" calcext:value-type="float">
            <text:p>9379.3</text:p>
          </table:table-cell>
        </table:table-row>
        <table:table-row table:style-name="ro1">
          <table:table-cell table:number-columns-repeated="16"/>
          <table:table-cell office:value-type="float" office:value="-48674" calcext:value-type="float">
            <text:p>-48674</text:p>
          </table:table-cell>
          <table:table-cell table:number-columns-repeated="2" office:value-type="float" office:value="5585.88" calcext:value-type="float">
            <text:p>5585.88</text:p>
          </table:table-cell>
          <table:table-cell office:value-type="float" office:value="9360.25" calcext:value-type="float">
            <text:p>9360.25</text:p>
          </table:table-cell>
        </table:table-row>
        <table:table-row table:style-name="ro1">
          <table:table-cell table:number-columns-repeated="16"/>
          <table:table-cell office:value-type="float" office:value="-48712.5" calcext:value-type="float">
            <text:p>-48712.5</text:p>
          </table:table-cell>
          <table:table-cell table:number-columns-repeated="2" office:value-type="float" office:value="5566.81" calcext:value-type="float">
            <text:p>5566.81</text:p>
          </table:table-cell>
          <table:table-cell office:value-type="float" office:value="9341.19" calcext:value-type="float">
            <text:p>9341.19</text:p>
          </table:table-cell>
        </table:table-row>
        <table:table-row table:style-name="ro1">
          <table:table-cell table:number-columns-repeated="16"/>
          <table:table-cell office:value-type="float" office:value="-48750.9" calcext:value-type="float">
            <text:p>-48750.9</text:p>
          </table:table-cell>
          <table:table-cell table:number-columns-repeated="2" office:value-type="float" office:value="5547.75" calcext:value-type="float">
            <text:p>5547.75</text:p>
          </table:table-cell>
          <table:table-cell office:value-type="float" office:value="9322.13" calcext:value-type="float">
            <text:p>9322.13</text:p>
          </table:table-cell>
        </table:table-row>
        <table:table-row table:style-name="ro1">
          <table:table-cell table:number-columns-repeated="16"/>
          <table:table-cell office:value-type="float" office:value="-48789.4" calcext:value-type="float">
            <text:p>-48789.4</text:p>
          </table:table-cell>
          <table:table-cell table:number-columns-repeated="2" office:value-type="float" office:value="5528.68" calcext:value-type="float">
            <text:p>5528.68</text:p>
          </table:table-cell>
          <table:table-cell office:value-type="float" office:value="9303.08" calcext:value-type="float">
            <text:p>9303.08</text:p>
          </table:table-cell>
        </table:table-row>
        <table:table-row table:style-name="ro1">
          <table:table-cell table:number-columns-repeated="16"/>
          <table:table-cell office:value-type="float" office:value="-48827.8" calcext:value-type="float">
            <text:p>-48827.8</text:p>
          </table:table-cell>
          <table:table-cell table:number-columns-repeated="2" office:value-type="float" office:value="5509.61" calcext:value-type="float">
            <text:p>5509.61</text:p>
          </table:table-cell>
          <table:table-cell office:value-type="float" office:value="9284.02" calcext:value-type="float">
            <text:p>9284.02</text:p>
          </table:table-cell>
        </table:table-row>
        <table:table-row table:style-name="ro1">
          <table:table-cell table:number-columns-repeated="16"/>
          <table:table-cell office:value-type="float" office:value="-48866.3" calcext:value-type="float">
            <text:p>-48866.3</text:p>
          </table:table-cell>
          <table:table-cell table:number-columns-repeated="2" office:value-type="float" office:value="5490.54" calcext:value-type="float">
            <text:p>5490.54</text:p>
          </table:table-cell>
          <table:table-cell office:value-type="float" office:value="9264.96" calcext:value-type="float">
            <text:p>9264.96</text:p>
          </table:table-cell>
        </table:table-row>
        <table:table-row table:style-name="ro1">
          <table:table-cell table:number-columns-repeated="16"/>
          <table:table-cell office:value-type="float" office:value="-48899.9" calcext:value-type="float">
            <text:p>-48899.9</text:p>
          </table:table-cell>
          <table:table-cell table:number-columns-repeated="2" office:value-type="float" office:value="5474.02" calcext:value-type="float">
            <text:p>5474.02</text:p>
          </table:table-cell>
          <table:table-cell office:value-type="float" office:value="9248.77" calcext:value-type="float">
            <text:p>9248.77</text:p>
          </table:table-cell>
        </table:table-row>
        <table:table-row table:style-name="ro1">
          <table:table-cell table:number-columns-repeated="16"/>
          <table:table-cell office:value-type="float" office:value="-48923.6" calcext:value-type="float">
            <text:p>-48923.6</text:p>
          </table:table-cell>
          <table:table-cell table:number-columns-repeated="2" office:value-type="float" office:value="5462.56" calcext:value-type="float">
            <text:p>5462.56</text:p>
          </table:table-cell>
          <table:table-cell office:value-type="float" office:value="9238.3" calcext:value-type="float">
            <text:p>9238.3</text:p>
          </table:table-cell>
        </table:table-row>
        <table:table-row table:style-name="ro1">
          <table:table-cell table:number-columns-repeated="16"/>
          <table:table-cell office:value-type="float" office:value="-48947.4" calcext:value-type="float">
            <text:p>-48947.4</text:p>
          </table:table-cell>
          <table:table-cell table:number-columns-repeated="2" office:value-type="float" office:value="5451.11" calcext:value-type="float">
            <text:p>5451.11</text:p>
          </table:table-cell>
          <table:table-cell office:value-type="float" office:value="9227.83" calcext:value-type="float">
            <text:p>9227.83</text:p>
          </table:table-cell>
        </table:table-row>
        <table:table-row table:style-name="ro1">
          <table:table-cell table:number-columns-repeated="16"/>
          <table:table-cell office:value-type="float" office:value="-48971.1" calcext:value-type="float">
            <text:p>-48971.1</text:p>
          </table:table-cell>
          <table:table-cell table:number-columns-repeated="2" office:value-type="float" office:value="5439.66" calcext:value-type="float">
            <text:p>5439.66</text:p>
          </table:table-cell>
          <table:table-cell office:value-type="float" office:value="9217.36" calcext:value-type="float">
            <text:p>9217.36</text:p>
          </table:table-cell>
        </table:table-row>
        <table:table-row table:style-name="ro1">
          <table:table-cell table:number-columns-repeated="16"/>
          <table:table-cell office:value-type="float" office:value="-48994.9" calcext:value-type="float">
            <text:p>-48994.9</text:p>
          </table:table-cell>
          <table:table-cell table:number-columns-repeated="2" office:value-type="float" office:value="5428.21" calcext:value-type="float">
            <text:p>5428.21</text:p>
          </table:table-cell>
          <table:table-cell office:value-type="float" office:value="9206.89" calcext:value-type="float">
            <text:p>9206.89</text:p>
          </table:table-cell>
        </table:table-row>
        <table:table-row table:style-name="ro1">
          <table:table-cell table:number-columns-repeated="16"/>
          <table:table-cell office:value-type="float" office:value="-49018.6" calcext:value-type="float">
            <text:p>-49018.6</text:p>
          </table:table-cell>
          <table:table-cell table:number-columns-repeated="2" office:value-type="float" office:value="5416.76" calcext:value-type="float">
            <text:p>5416.76</text:p>
          </table:table-cell>
          <table:table-cell office:value-type="float" office:value="9196.43" calcext:value-type="float">
            <text:p>9196.43</text:p>
          </table:table-cell>
        </table:table-row>
        <table:table-row table:style-name="ro1">
          <table:table-cell table:number-columns-repeated="16"/>
          <table:table-cell office:value-type="float" office:value="-49042.4" calcext:value-type="float">
            <text:p>-49042.4</text:p>
          </table:table-cell>
          <table:table-cell table:number-columns-repeated="2" office:value-type="float" office:value="5405.3" calcext:value-type="float">
            <text:p>5405.3</text:p>
          </table:table-cell>
          <table:table-cell office:value-type="float" office:value="9185.96" calcext:value-type="float">
            <text:p>9185.96</text:p>
          </table:table-cell>
        </table:table-row>
        <table:table-row table:style-name="ro1">
          <table:table-cell table:number-columns-repeated="16"/>
          <table:table-cell office:value-type="float" office:value="-49066.1" calcext:value-type="float">
            <text:p>-49066.1</text:p>
          </table:table-cell>
          <table:table-cell table:number-columns-repeated="2" office:value-type="float" office:value="5393.85" calcext:value-type="float">
            <text:p>5393.85</text:p>
          </table:table-cell>
          <table:table-cell office:value-type="float" office:value="9175.49" calcext:value-type="float">
            <text:p>9175.49</text:p>
          </table:table-cell>
        </table:table-row>
        <table:table-row table:style-name="ro1">
          <table:table-cell table:number-columns-repeated="16"/>
          <table:table-cell office:value-type="float" office:value="-49089.9" calcext:value-type="float">
            <text:p>-49089.9</text:p>
          </table:table-cell>
          <table:table-cell table:number-columns-repeated="2" office:value-type="float" office:value="5382.4" calcext:value-type="float">
            <text:p>5382.4</text:p>
          </table:table-cell>
          <table:table-cell office:value-type="float" office:value="9165.02" calcext:value-type="float">
            <text:p>9165.02</text:p>
          </table:table-cell>
        </table:table-row>
        <table:table-row table:style-name="ro1">
          <table:table-cell table:number-columns-repeated="16"/>
          <table:table-cell office:value-type="float" office:value="-49113.6" calcext:value-type="float">
            <text:p>-49113.6</text:p>
          </table:table-cell>
          <table:table-cell table:number-columns-repeated="2" office:value-type="float" office:value="5370.95" calcext:value-type="float">
            <text:p>5370.95</text:p>
          </table:table-cell>
          <table:table-cell office:value-type="float" office:value="9154.55" calcext:value-type="float">
            <text:p>9154.55</text:p>
          </table:table-cell>
        </table:table-row>
        <table:table-row table:style-name="ro1">
          <table:table-cell table:number-columns-repeated="16"/>
          <table:table-cell office:value-type="float" office:value="-49137.4" calcext:value-type="float">
            <text:p>-49137.4</text:p>
          </table:table-cell>
          <table:table-cell table:number-columns-repeated="2" office:value-type="float" office:value="5359.49" calcext:value-type="float">
            <text:p>5359.49</text:p>
          </table:table-cell>
          <table:table-cell office:value-type="float" office:value="9144.09" calcext:value-type="float">
            <text:p>9144.09</text:p>
          </table:table-cell>
        </table:table-row>
        <table:table-row table:style-name="ro1">
          <table:table-cell table:number-columns-repeated="16"/>
          <table:table-cell office:value-type="float" office:value="-49161.1" calcext:value-type="float">
            <text:p>-49161.1</text:p>
          </table:table-cell>
          <table:table-cell table:number-columns-repeated="2" office:value-type="float" office:value="5348.04" calcext:value-type="float">
            <text:p>5348.04</text:p>
          </table:table-cell>
          <table:table-cell office:value-type="float" office:value="9133.62" calcext:value-type="float">
            <text:p>9133.62</text:p>
          </table:table-cell>
        </table:table-row>
        <table:table-row table:style-name="ro1">
          <table:table-cell table:number-columns-repeated="16"/>
          <table:table-cell office:value-type="float" office:value="-49184.9" calcext:value-type="float">
            <text:p>-49184.9</text:p>
          </table:table-cell>
          <table:table-cell table:number-columns-repeated="2" office:value-type="float" office:value="5336.59" calcext:value-type="float">
            <text:p>5336.59</text:p>
          </table:table-cell>
          <table:table-cell office:value-type="float" office:value="9123.15" calcext:value-type="float">
            <text:p>9123.15</text:p>
          </table:table-cell>
        </table:table-row>
        <table:table-row table:style-name="ro1">
          <table:table-cell table:number-columns-repeated="16"/>
          <table:table-cell office:value-type="float" office:value="-49208.6" calcext:value-type="float">
            <text:p>-49208.6</text:p>
          </table:table-cell>
          <table:table-cell table:number-columns-repeated="2" office:value-type="float" office:value="5325.14" calcext:value-type="float">
            <text:p>5325.14</text:p>
          </table:table-cell>
          <table:table-cell office:value-type="float" office:value="9112.68" calcext:value-type="float">
            <text:p>9112.68</text:p>
          </table:table-cell>
        </table:table-row>
        <table:table-row table:style-name="ro1">
          <table:table-cell table:number-columns-repeated="16"/>
          <table:table-cell office:value-type="float" office:value="-49232.4" calcext:value-type="float">
            <text:p>-49232.4</text:p>
          </table:table-cell>
          <table:table-cell table:number-columns-repeated="2" office:value-type="float" office:value="5313.68" calcext:value-type="float">
            <text:p>5313.68</text:p>
          </table:table-cell>
          <table:table-cell office:value-type="float" office:value="9102.21" calcext:value-type="float">
            <text:p>9102.21</text:p>
          </table:table-cell>
        </table:table-row>
        <table:table-row table:style-name="ro1">
          <table:table-cell table:number-columns-repeated="16"/>
          <table:table-cell office:value-type="float" office:value="-49256.2" calcext:value-type="float">
            <text:p>-49256.2</text:p>
          </table:table-cell>
          <table:table-cell table:number-columns-repeated="2" office:value-type="float" office:value="5302.23" calcext:value-type="float">
            <text:p>5302.23</text:p>
          </table:table-cell>
          <table:table-cell office:value-type="float" office:value="9091.75" calcext:value-type="float">
            <text:p>9091.75</text:p>
          </table:table-cell>
        </table:table-row>
        <table:table-row table:style-name="ro1">
          <table:table-cell table:number-columns-repeated="16"/>
          <table:table-cell office:value-type="float" office:value="-49279.9" calcext:value-type="float">
            <text:p>-49279.9</text:p>
          </table:table-cell>
          <table:table-cell table:number-columns-repeated="2" office:value-type="float" office:value="5290.78" calcext:value-type="float">
            <text:p>5290.78</text:p>
          </table:table-cell>
          <table:table-cell office:value-type="float" office:value="9081.28" calcext:value-type="float">
            <text:p>9081.28</text:p>
          </table:table-cell>
        </table:table-row>
        <table:table-row table:style-name="ro1">
          <table:table-cell table:number-columns-repeated="16"/>
          <table:table-cell office:value-type="float" office:value="-49303.7" calcext:value-type="float">
            <text:p>-49303.7</text:p>
          </table:table-cell>
          <table:table-cell table:number-columns-repeated="2" office:value-type="float" office:value="5279.33" calcext:value-type="float">
            <text:p>5279.33</text:p>
          </table:table-cell>
          <table:table-cell office:value-type="float" office:value="9070.81" calcext:value-type="float">
            <text:p>9070.81</text:p>
          </table:table-cell>
        </table:table-row>
        <table:table-row table:style-name="ro1">
          <table:table-cell table:number-columns-repeated="16"/>
          <table:table-cell office:value-type="float" office:value="-49327.4" calcext:value-type="float">
            <text:p>-49327.4</text:p>
          </table:table-cell>
          <table:table-cell table:number-columns-repeated="2" office:value-type="float" office:value="5267.88" calcext:value-type="float">
            <text:p>5267.88</text:p>
          </table:table-cell>
          <table:table-cell office:value-type="float" office:value="9060.34" calcext:value-type="float">
            <text:p>9060.34</text:p>
          </table:table-cell>
        </table:table-row>
        <table:table-row table:style-name="ro1">
          <table:table-cell table:number-columns-repeated="16"/>
          <table:table-cell office:value-type="float" office:value="-49351.2" calcext:value-type="float">
            <text:p>-49351.2</text:p>
          </table:table-cell>
          <table:table-cell table:number-columns-repeated="2" office:value-type="float" office:value="5256.42" calcext:value-type="float">
            <text:p>5256.42</text:p>
          </table:table-cell>
          <table:table-cell office:value-type="float" office:value="9049.87" calcext:value-type="float">
            <text:p>9049.87</text:p>
          </table:table-cell>
        </table:table-row>
        <table:table-row table:style-name="ro1">
          <table:table-cell table:number-columns-repeated="16"/>
          <table:table-cell office:value-type="float" office:value="-49374.9" calcext:value-type="float">
            <text:p>-49374.9</text:p>
          </table:table-cell>
          <table:table-cell table:number-columns-repeated="2" office:value-type="float" office:value="5244.97" calcext:value-type="float">
            <text:p>5244.97</text:p>
          </table:table-cell>
          <table:table-cell office:value-type="float" office:value="9039.41" calcext:value-type="float">
            <text:p>9039.41</text:p>
          </table:table-cell>
        </table:table-row>
        <table:table-row table:style-name="ro1">
          <table:table-cell table:number-columns-repeated="16"/>
          <table:table-cell office:value-type="float" office:value="-49398.7" calcext:value-type="float">
            <text:p>-49398.7</text:p>
          </table:table-cell>
          <table:table-cell table:number-columns-repeated="2" office:value-type="float" office:value="5233.52" calcext:value-type="float">
            <text:p>5233.52</text:p>
          </table:table-cell>
          <table:table-cell office:value-type="float" office:value="9028.94" calcext:value-type="float">
            <text:p>9028.94</text:p>
          </table:table-cell>
        </table:table-row>
        <table:table-row table:style-name="ro1">
          <table:table-cell table:number-columns-repeated="16"/>
          <table:table-cell office:value-type="float" office:value="-49422.4" calcext:value-type="float">
            <text:p>-49422.4</text:p>
          </table:table-cell>
          <table:table-cell table:number-columns-repeated="2" office:value-type="float" office:value="5222.07" calcext:value-type="float">
            <text:p>5222.07</text:p>
          </table:table-cell>
          <table:table-cell office:value-type="float" office:value="9018.47" calcext:value-type="float">
            <text:p>9018.47</text:p>
          </table:table-cell>
        </table:table-row>
        <table:table-row table:style-name="ro1">
          <table:table-cell table:number-columns-repeated="16"/>
          <table:table-cell office:value-type="float" office:value="-49446.2" calcext:value-type="float">
            <text:p>-49446.2</text:p>
          </table:table-cell>
          <table:table-cell table:number-columns-repeated="2" office:value-type="float" office:value="5210.61" calcext:value-type="float">
            <text:p>5210.61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table:number-columns-repeated="16"/>
          <table:table-cell office:value-type="float" office:value="-49469.9" calcext:value-type="float">
            <text:p>-49469.9</text:p>
          </table:table-cell>
          <table:table-cell table:number-columns-repeated="2" office:value-type="float" office:value="5199.16" calcext:value-type="float">
            <text:p>5199.16</text:p>
          </table:table-cell>
          <table:table-cell office:value-type="float" office:value="8997.53" calcext:value-type="float">
            <text:p>8997.53</text:p>
          </table:table-cell>
        </table:table-row>
        <table:table-row table:style-name="ro1">
          <table:table-cell table:number-columns-repeated="16"/>
          <table:table-cell office:value-type="float" office:value="-49493.7" calcext:value-type="float">
            <text:p>-49493.7</text:p>
          </table:table-cell>
          <table:table-cell table:number-columns-repeated="2" office:value-type="float" office:value="5187.71" calcext:value-type="float">
            <text:p>5187.71</text:p>
          </table:table-cell>
          <table:table-cell office:value-type="float" office:value="8987.07" calcext:value-type="float">
            <text:p>8987.07</text:p>
          </table:table-cell>
        </table:table-row>
        <table:table-row table:style-name="ro1">
          <table:table-cell table:number-columns-repeated="16"/>
          <table:table-cell office:value-type="float" office:value="-49517.4" calcext:value-type="float">
            <text:p>-49517.4</text:p>
          </table:table-cell>
          <table:table-cell table:number-columns-repeated="2" office:value-type="float" office:value="5176.26" calcext:value-type="float">
            <text:p>5176.26</text:p>
          </table:table-cell>
          <table:table-cell office:value-type="float" office:value="8976.6" calcext:value-type="float">
            <text:p>8976.6</text:p>
          </table:table-cell>
        </table:table-row>
        <table:table-row table:style-name="ro1">
          <table:table-cell table:number-columns-repeated="16"/>
          <table:table-cell office:value-type="float" office:value="-49541.2" calcext:value-type="float">
            <text:p>-49541.2</text:p>
          </table:table-cell>
          <table:table-cell table:number-columns-repeated="2" office:value-type="float" office:value="5164.8" calcext:value-type="float">
            <text:p>5164.8</text:p>
          </table:table-cell>
          <table:table-cell office:value-type="float" office:value="8966.13" calcext:value-type="float">
            <text:p>8966.13</text:p>
          </table:table-cell>
        </table:table-row>
        <table:table-row table:style-name="ro1">
          <table:table-cell table:number-columns-repeated="16"/>
          <table:table-cell office:value-type="float" office:value="-49564.9" calcext:value-type="float">
            <text:p>-49564.9</text:p>
          </table:table-cell>
          <table:table-cell table:number-columns-repeated="2" office:value-type="float" office:value="5153.35" calcext:value-type="float">
            <text:p>5153.35</text:p>
          </table:table-cell>
          <table:table-cell office:value-type="float" office:value="8955.66" calcext:value-type="float">
            <text:p>8955.66</text:p>
          </table:table-cell>
        </table:table-row>
        <table:table-row table:style-name="ro1">
          <table:table-cell table:number-columns-repeated="16"/>
          <table:table-cell office:value-type="float" office:value="-49588.7" calcext:value-type="float">
            <text:p>-49588.7</text:p>
          </table:table-cell>
          <table:table-cell table:number-columns-repeated="2" office:value-type="float" office:value="5141.9" calcext:value-type="float">
            <text:p>5141.9</text:p>
          </table:table-cell>
          <table:table-cell office:value-type="float" office:value="8945.19" calcext:value-type="float">
            <text:p>8945.19</text:p>
          </table:table-cell>
        </table:table-row>
        <table:table-row table:style-name="ro1">
          <table:table-cell table:number-columns-repeated="16"/>
          <table:table-cell office:value-type="float" office:value="-49612.4" calcext:value-type="float">
            <text:p>-49612.4</text:p>
          </table:table-cell>
          <table:table-cell table:number-columns-repeated="2" office:value-type="float" office:value="5130.45" calcext:value-type="float">
            <text:p>5130.45</text:p>
          </table:table-cell>
          <table:table-cell office:value-type="float" office:value="8934.72" calcext:value-type="float">
            <text:p>8934.72</text:p>
          </table:table-cell>
        </table:table-row>
        <table:table-row table:style-name="ro1">
          <table:table-cell table:number-columns-repeated="16"/>
          <table:table-cell office:value-type="float" office:value="-49636.2" calcext:value-type="float">
            <text:p>-49636.2</text:p>
          </table:table-cell>
          <table:table-cell table:number-columns-repeated="2" office:value-type="float" office:value="5118.99" calcext:value-type="float">
            <text:p>5118.99</text:p>
          </table:table-cell>
          <table:table-cell office:value-type="float" office:value="8924.26" calcext:value-type="float">
            <text:p>8924.26</text:p>
          </table:table-cell>
        </table:table-row>
        <table:table-row table:style-name="ro1">
          <table:table-cell table:number-columns-repeated="16"/>
          <table:table-cell office:value-type="float" office:value="-49659.9" calcext:value-type="float">
            <text:p>-49659.9</text:p>
          </table:table-cell>
          <table:table-cell table:number-columns-repeated="2" office:value-type="float" office:value="5107.54" calcext:value-type="float">
            <text:p>5107.54</text:p>
          </table:table-cell>
          <table:table-cell office:value-type="float" office:value="8913.79" calcext:value-type="float">
            <text:p>8913.79</text:p>
          </table:table-cell>
        </table:table-row>
        <table:table-row table:style-name="ro1">
          <table:table-cell table:number-columns-repeated="16"/>
          <table:table-cell office:value-type="float" office:value="35517.8" calcext:value-type="float">
            <text:p>35517.8</text:p>
          </table:table-cell>
          <table:table-cell table:number-columns-repeated="3" office:value-type="float" office:value="8903.32" calcext:value-type="float">
            <text:p>8903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15:19:21.26860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1:08:45.358175093</meta:creation-date>
    <dc:date>2023-08-04T15:22:18.215662712</dc:date>
    <meta:editing-duration>PT2H38M47S</meta:editing-duration>
    <meta:editing-cycles>13</meta:editing-cycles>
    <meta:generator>LibreOffice/6.4.7.2$Linux_X86_64 LibreOffice_project/40$Build-2</meta:generator>
    <meta:document-statistic meta:table-count="1" meta:cell-count="4442" meta:object-count="0"/>
  </office:meta>
</office:document-meta>
</file>